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01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5028in"/>
    </style:style>
    <style:style style:name="co9" style:family="table-column">
      <style:table-column-properties fo:break-before="auto" style:column-width="0.7528in"/>
    </style:style>
    <style:style style:name="co10" style:family="table-column">
      <style:table-column-properties fo:break-before="auto" style:column-width="0.9382in"/>
    </style:style>
    <style:style style:name="co11" style:family="table-column">
      <style:table-column-properties fo:break-before="auto" style:column-width="0.8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_2" table:style-name="ta1">
        <table:shapes>
          <draw:frame draw:z-index="0" draw:style-name="gr1" draw:text-style-name="P1" svg:width="9.1016in" svg:height="5.5138in" svg:x="0.7677in" svg:y="0.2276in">
            <draw:object draw:notify-on-update-of-ranges="data_2.A2:data_2.A129 data_2.J1:data_2.J1 data_2.J2:data_2.J129 data_2.A2:data_2.A129 data_2.K1:data_2.K1 data_2.K2:data_2.K129 data_2.A2:data_2.A129 data_2.L1:data_2.L1 data_2.L2:data_2.L129 data_2.A2:data_2.A129 data_2.M1:data_2.M1 data_2.M2:data_2.M129 data_2.A2:data_2.A129 data_2.N1:data_2.N1 data_2.N2:data_2.N129 data_2.A2:data_2.A129 data_2.O1:data_2.O1 data_2.O2:data_2.O129 data_2.A2:data_2.A129 data_2.P1:data_2.P1 data_2.P2:data_2.P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blocksize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/>
          <table:table-cell table:style-name="Default" office:value-type="string" calcext:value-type="string">
            <text:p>N=1000</text:p>
          </table:table-cell>
          <table:table-cell table:style-name="Default" office:value-type="string" calcext:value-type="string">
            <text:p>N=2000</text:p>
          </table:table-cell>
          <table:table-cell table:style-name="Default" office:value-type="string" calcext:value-type="string">
            <text:p>N=3000</text:p>
          </table:table-cell>
          <table:table-cell table:style-name="Default" office:value-type="string" calcext:value-type="string">
            <text:p>N=4000</text:p>
          </table:table-cell>
          <table:table-cell table:style-name="Default" office:value-type="string" calcext:value-type="string">
            <text:p>N=5000</text:p>
          </table:table-cell>
          <table:table-cell table:style-name="Default" office:value-type="string" calcext:value-type="string">
            <text:p>N=10000</text:p>
          </table:table-cell>
          <table:table-cell table:style-name="Default" office:value-type="string" calcext:value-type="string">
            <text:p>N=2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9456" calcext:value-type="float">
            <text:p>0.969456</text:p>
          </table:table-cell>
          <table:table-cell office:value-type="float" office:value="3.848704" calcext:value-type="float">
            <text:p>3.848704</text:p>
          </table:table-cell>
          <table:table-cell office:value-type="float" office:value="8.619504" calcext:value-type="float">
            <text:p>8.619504</text:p>
          </table:table-cell>
          <table:table-cell office:value-type="float" office:value="13.792257" calcext:value-type="float">
            <text:p>13.792257</text:p>
          </table:table-cell>
          <table:table-cell office:value-type="float" office:value="23.835632" calcext:value-type="float">
            <text:p>23.835632</text:p>
          </table:table-cell>
          <table:table-cell office:value-type="float" office:value="88.507912" calcext:value-type="float">
            <text:p>88.507912</text:p>
          </table:table-cell>
          <table:table-cell office:value-type="float" office:value="339.450378" calcext:value-type="float">
            <text:p>339.450378</text:p>
          </table:table-cell>
          <table:table-cell/>
          <table:table-cell table:formula="of:=[.B2]/([.B$1]*([.B$1]+1))*1000000" office:value-type="float" office:value="0.968487512487513" calcext:value-type="float">
            <text:p>0.9685</text:p>
          </table:table-cell>
          <table:table-cell table:formula="of:=[.C2]/([.C$1]*([.C$1]+1))*1000000" office:value-type="float" office:value="0.961695152423788" calcext:value-type="float">
            <text:p>0.9617</text:p>
          </table:table-cell>
          <table:table-cell table:formula="of:=[.D2]/([.D$1]*([.D$1]+1))*1000000" office:value-type="float" office:value="0.957403532155948" calcext:value-type="float">
            <text:p>0.9574</text:p>
          </table:table-cell>
          <table:table-cell table:formula="of:=[.E2]/([.E$1]*([.E$1]+1))*1000000" office:value-type="float" office:value="0.861800612346913" calcext:value-type="float">
            <text:p>0.8618</text:p>
          </table:table-cell>
          <table:table-cell table:formula="of:=[.F2]/([.F$1]*([.F$1]+1))*1000000" office:value-type="float" office:value="0.953234633073385" calcext:value-type="float">
            <text:p>0.9532</text:p>
          </table:table-cell>
          <table:table-cell table:formula="of:=[.G2]/([.G$1]*([.G$1]+1))*1000000" office:value-type="float" office:value="0.884990620937906" calcext:value-type="float">
            <text:p>0.8850</text:p>
          </table:table-cell>
          <table:table-cell table:formula="of:=[.H2]/([.H$1]*([.H$1]+1))*1000000" office:value-type="float" office:value="0.848583515824209" calcext:value-type="float">
            <text:p>0.84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7544" calcext:value-type="float">
            <text:p>0.727544</text:p>
          </table:table-cell>
          <table:table-cell office:value-type="float" office:value="1.926136" calcext:value-type="float">
            <text:p>1.926136</text:p>
          </table:table-cell>
          <table:table-cell office:value-type="float" office:value="5.030928" calcext:value-type="float">
            <text:p>5.030928</text:p>
          </table:table-cell>
          <table:table-cell office:value-type="float" office:value="6.993664" calcext:value-type="float">
            <text:p>6.993664</text:p>
          </table:table-cell>
          <table:table-cell office:value-type="float" office:value="13.084433" calcext:value-type="float">
            <text:p>13.084433</text:p>
          </table:table-cell>
          <table:table-cell office:value-type="float" office:value="42.525696" calcext:value-type="float">
            <text:p>42.525696</text:p>
          </table:table-cell>
          <table:table-cell office:value-type="float" office:value="168.423691" calcext:value-type="float">
            <text:p>168.423691</text:p>
          </table:table-cell>
          <table:table-cell/>
          <table:table-cell table:formula="of:=[.B3]/([.B$1]*([.B$1]+1))*1000000" office:value-type="float" office:value="0.726817182817183" calcext:value-type="float">
            <text:p>0.7268</text:p>
          </table:table-cell>
          <table:table-cell table:formula="of:=[.C3]/([.C$1]*([.C$1]+1))*1000000" office:value-type="float" office:value="0.481293353323338" calcext:value-type="float">
            <text:p>0.4813</text:p>
          </table:table-cell>
          <table:table-cell table:formula="of:=[.D3]/([.D$1]*([.D$1]+1))*1000000" office:value-type="float" office:value="0.558805731422859" calcext:value-type="float">
            <text:p>0.5588</text:p>
          </table:table-cell>
          <table:table-cell table:formula="of:=[.E3]/([.E$1]*([.E$1]+1))*1000000" office:value-type="float" office:value="0.436994751312172" calcext:value-type="float">
            <text:p>0.4370</text:p>
          </table:table-cell>
          <table:table-cell table:formula="of:=[.F3]/([.F$1]*([.F$1]+1))*1000000" office:value-type="float" office:value="0.523272665466907" calcext:value-type="float">
            <text:p>0.5233</text:p>
          </table:table-cell>
          <table:table-cell table:formula="of:=[.G3]/([.G$1]*([.G$1]+1))*1000000" office:value-type="float" office:value="0.425214438556144" calcext:value-type="float">
            <text:p>0.4252</text:p>
          </table:table-cell>
          <table:table-cell table:formula="of:=[.H3]/([.H$1]*([.H$1]+1))*1000000" office:value-type="float" office:value="0.42103817559122" calcext:value-type="float">
            <text:p>0.42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25496" calcext:value-type="float">
            <text:p>0.725496</text:p>
          </table:table-cell>
          <table:table-cell office:value-type="float" office:value="1.610776" calcext:value-type="float">
            <text:p>1.610776</text:p>
          </table:table-cell>
          <table:table-cell office:value-type="float" office:value="2.889208" calcext:value-type="float">
            <text:p>2.889208</text:p>
          </table:table-cell>
          <table:table-cell office:value-type="float" office:value="6.023169" calcext:value-type="float">
            <text:p>6.023169</text:p>
          </table:table-cell>
          <table:table-cell office:value-type="float" office:value="8.106497" calcext:value-type="float">
            <text:p>8.106497</text:p>
          </table:table-cell>
          <table:table-cell office:value-type="float" office:value="31.961601" calcext:value-type="float">
            <text:p>31.961601</text:p>
          </table:table-cell>
          <table:table-cell office:value-type="float" office:value="115.548668" calcext:value-type="float">
            <text:p>115.548668</text:p>
          </table:table-cell>
          <table:table-cell/>
          <table:table-cell table:formula="of:=[.B4]/([.B$1]*([.B$1]+1))*1000000" office:value-type="float" office:value="0.724771228771229" calcext:value-type="float">
            <text:p>0.7248</text:p>
          </table:table-cell>
          <table:table-cell table:formula="of:=[.C4]/([.C$1]*([.C$1]+1))*1000000" office:value-type="float" office:value="0.402492753623188" calcext:value-type="float">
            <text:p>0.4025</text:p>
          </table:table-cell>
          <table:table-cell table:formula="of:=[.D4]/([.D$1]*([.D$1]+1))*1000000" office:value-type="float" office:value="0.320916139064756" calcext:value-type="float">
            <text:p>0.3209</text:p>
          </table:table-cell>
          <table:table-cell table:formula="of:=[.E4]/([.E$1]*([.E$1]+1))*1000000" office:value-type="float" office:value="0.376353974006498" calcext:value-type="float">
            <text:p>0.3764</text:p>
          </table:table-cell>
          <table:table-cell table:formula="of:=[.F4]/([.F$1]*([.F$1]+1))*1000000" office:value-type="float" office:value="0.324195040991802" calcext:value-type="float">
            <text:p>0.3242</text:p>
          </table:table-cell>
          <table:table-cell table:formula="of:=[.G4]/([.G$1]*([.G$1]+1))*1000000" office:value-type="float" office:value="0.319584051594841" calcext:value-type="float">
            <text:p>0.3196</text:p>
          </table:table-cell>
          <table:table-cell table:formula="of:=[.H4]/([.H$1]*([.H$1]+1))*1000000" office:value-type="float" office:value="0.288857227138643" calcext:value-type="float">
            <text:p>0.28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2208" calcext:value-type="float">
            <text:p>0.712208</text:p>
          </table:table-cell>
          <table:table-cell office:value-type="float" office:value="1.464328" calcext:value-type="float">
            <text:p>1.464328</text:p>
          </table:table-cell>
          <table:table-cell office:value-type="float" office:value="2.414088" calcext:value-type="float">
            <text:p>2.414088</text:p>
          </table:table-cell>
          <table:table-cell office:value-type="float" office:value="3.46496" calcext:value-type="float">
            <text:p>3.46496</text:p>
          </table:table-cell>
          <table:table-cell office:value-type="float" office:value="7.486208" calcext:value-type="float">
            <text:p>7.486208</text:p>
          </table:table-cell>
          <table:table-cell office:value-type="float" office:value="23.578625" calcext:value-type="float">
            <text:p>23.578625</text:p>
          </table:table-cell>
          <table:table-cell office:value-type="float" office:value="85.376251" calcext:value-type="float">
            <text:p>85.376251</text:p>
          </table:table-cell>
          <table:table-cell/>
          <table:table-cell table:formula="of:=[.B5]/([.B$1]*([.B$1]+1))*1000000" office:value-type="float" office:value="0.711496503496503" calcext:value-type="float">
            <text:p>0.7115</text:p>
          </table:table-cell>
          <table:table-cell table:formula="of:=[.C5]/([.C$1]*([.C$1]+1))*1000000" office:value-type="float" office:value="0.365899050474763" calcext:value-type="float">
            <text:p>0.3659</text:p>
          </table:table-cell>
          <table:table-cell table:formula="of:=[.D5]/([.D$1]*([.D$1]+1))*1000000" office:value-type="float" office:value="0.268142619126958" calcext:value-type="float">
            <text:p>0.2681</text:p>
          </table:table-cell>
          <table:table-cell table:formula="of:=[.E5]/([.E$1]*([.E$1]+1))*1000000" office:value-type="float" office:value="0.216505873531617" calcext:value-type="float">
            <text:p>0.2165</text:p>
          </table:table-cell>
          <table:table-cell table:formula="of:=[.F5]/([.F$1]*([.F$1]+1))*1000000" office:value-type="float" office:value="0.299388442311538" calcext:value-type="float">
            <text:p>0.2994</text:p>
          </table:table-cell>
          <table:table-cell table:formula="of:=[.G5]/([.G$1]*([.G$1]+1))*1000000" office:value-type="float" office:value="0.235762673732627" calcext:value-type="float">
            <text:p>0.2358</text:p>
          </table:table-cell>
          <table:table-cell table:formula="of:=[.H5]/([.H$1]*([.H$1]+1))*1000000" office:value-type="float" office:value="0.2134299560022" calcext:value-type="float">
            <text:p>0.2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3804" calcext:value-type="float">
            <text:p>0.73804</text:p>
          </table:table-cell>
          <table:table-cell office:value-type="float" office:value="1.755112" calcext:value-type="float">
            <text:p>1.755112</text:p>
          </table:table-cell>
          <table:table-cell office:value-type="float" office:value="3.581456" calcext:value-type="float">
            <text:p>3.581456</text:p>
          </table:table-cell>
          <table:table-cell office:value-type="float" office:value="5.7472" calcext:value-type="float">
            <text:p>5.7472</text:p>
          </table:table-cell>
          <table:table-cell office:value-type="float" office:value="8.584192" calcext:value-type="float">
            <text:p>8.584192</text:p>
          </table:table-cell>
          <table:table-cell office:value-type="float" office:value="33.554688" calcext:value-type="float">
            <text:p>33.554688</text:p>
          </table:table-cell>
          <table:table-cell office:value-type="float" office:value="133.218552" calcext:value-type="float">
            <text:p>133.218552</text:p>
          </table:table-cell>
          <table:table-cell/>
          <table:table-cell table:formula="of:=[.B6]/([.B$1]*([.B$1]+1))*1000000" office:value-type="float" office:value="0.737302697302697" calcext:value-type="float">
            <text:p>0.7373</text:p>
          </table:table-cell>
          <table:table-cell table:formula="of:=[.C6]/([.C$1]*([.C$1]+1))*1000000" office:value-type="float" office:value="0.43855872063968" calcext:value-type="float">
            <text:p>0.4386</text:p>
          </table:table-cell>
          <table:table-cell table:formula="of:=[.D6]/([.D$1]*([.D$1]+1))*1000000" office:value-type="float" office:value="0.39780695323781" calcext:value-type="float">
            <text:p>0.3978</text:p>
          </table:table-cell>
          <table:table-cell table:formula="of:=[.E6]/([.E$1]*([.E$1]+1))*1000000" office:value-type="float" office:value="0.359110222444389" calcext:value-type="float">
            <text:p>0.3591</text:p>
          </table:table-cell>
          <table:table-cell table:formula="of:=[.F6]/([.F$1]*([.F$1]+1))*1000000" office:value-type="float" office:value="0.343299020195961" calcext:value-type="float">
            <text:p>0.3433</text:p>
          </table:table-cell>
          <table:table-cell table:formula="of:=[.G6]/([.G$1]*([.G$1]+1))*1000000" office:value-type="float" office:value="0.335513328667133" calcext:value-type="float">
            <text:p>0.3355</text:p>
          </table:table-cell>
          <table:table-cell table:formula="of:=[.H6]/([.H$1]*([.H$1]+1))*1000000" office:value-type="float" office:value="0.333029728513574" calcext:value-type="float">
            <text:p>0.33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25232" calcext:value-type="float">
            <text:p>0.725232</text:p>
          </table:table-cell>
          <table:table-cell office:value-type="float" office:value="1.609496" calcext:value-type="float">
            <text:p>1.609496</text:p>
          </table:table-cell>
          <table:table-cell office:value-type="float" office:value="2.888696" calcext:value-type="float">
            <text:p>2.888696</text:p>
          </table:table-cell>
          <table:table-cell office:value-type="float" office:value="4.783104" calcext:value-type="float">
            <text:p>4.783104</text:p>
          </table:table-cell>
          <table:table-cell office:value-type="float" office:value="7.567616" calcext:value-type="float">
            <text:p>7.567616</text:p>
          </table:table-cell>
          <table:table-cell office:value-type="float" office:value="30.311682" calcext:value-type="float">
            <text:p>30.311682</text:p>
          </table:table-cell>
          <table:table-cell office:value-type="float" office:value="113.424904" calcext:value-type="float">
            <text:p>113.424904</text:p>
          </table:table-cell>
          <table:table-cell/>
          <table:table-cell table:formula="of:=[.B7]/([.B$1]*([.B$1]+1))*1000000" office:value-type="float" office:value="0.724507492507492" calcext:value-type="float">
            <text:p>0.7245</text:p>
          </table:table-cell>
          <table:table-cell table:formula="of:=[.C7]/([.C$1]*([.C$1]+1))*1000000" office:value-type="float" office:value="0.402172913543228" calcext:value-type="float">
            <text:p>0.4022</text:p>
          </table:table-cell>
          <table:table-cell table:formula="of:=[.D7]/([.D$1]*([.D$1]+1))*1000000" office:value-type="float" office:value="0.320859269132511" calcext:value-type="float">
            <text:p>0.3209</text:p>
          </table:table-cell>
          <table:table-cell table:formula="of:=[.E7]/([.E$1]*([.E$1]+1))*1000000" office:value-type="float" office:value="0.29886928267933" calcext:value-type="float">
            <text:p>0.2989</text:p>
          </table:table-cell>
          <table:table-cell table:formula="of:=[.F7]/([.F$1]*([.F$1]+1))*1000000" office:value-type="float" office:value="0.302644111177764" calcext:value-type="float">
            <text:p>0.3026</text:p>
          </table:table-cell>
          <table:table-cell table:formula="of:=[.G7]/([.G$1]*([.G$1]+1))*1000000" office:value-type="float" office:value="0.303086511348865" calcext:value-type="float">
            <text:p>0.3031</text:p>
          </table:table-cell>
          <table:table-cell table:formula="of:=[.H7]/([.H$1]*([.H$1]+1))*1000000" office:value-type="float" office:value="0.28354808259587" calcext:value-type="float">
            <text:p>0.28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24216" calcext:value-type="float">
            <text:p>0.724216</text:p>
          </table:table-cell>
          <table:table-cell office:value-type="float" office:value="1.512976" calcext:value-type="float">
            <text:p>1.512976</text:p>
          </table:table-cell>
          <table:table-cell office:value-type="float" office:value="2.63296" calcext:value-type="float">
            <text:p>2.63296</text:p>
          </table:table-cell>
          <table:table-cell office:value-type="float" office:value="3.864064" calcext:value-type="float">
            <text:p>3.864064</text:p>
          </table:table-cell>
          <table:table-cell office:value-type="float" office:value="6.587648" calcext:value-type="float">
            <text:p>6.587648</text:p>
          </table:table-cell>
          <table:table-cell office:value-type="float" office:value="24.721409" calcext:value-type="float">
            <text:p>24.721409</text:p>
          </table:table-cell>
          <table:table-cell office:value-type="float" office:value="98.29657" calcext:value-type="float">
            <text:p>98.29657</text:p>
          </table:table-cell>
          <table:table-cell/>
          <table:table-cell table:formula="of:=[.B8]/([.B$1]*([.B$1]+1))*1000000" office:value-type="float" office:value="0.723492507492507" calcext:value-type="float">
            <text:p>0.7235</text:p>
          </table:table-cell>
          <table:table-cell table:formula="of:=[.C8]/([.C$1]*([.C$1]+1))*1000000" office:value-type="float" office:value="0.378054972513743" calcext:value-type="float">
            <text:p>0.3781</text:p>
          </table:table-cell>
          <table:table-cell table:formula="of:=[.D8]/([.D$1]*([.D$1]+1))*1000000" office:value-type="float" office:value="0.292453626568921" calcext:value-type="float">
            <text:p>0.2925</text:p>
          </table:table-cell>
          <table:table-cell table:formula="of:=[.E8]/([.E$1]*([.E$1]+1))*1000000" office:value-type="float" office:value="0.241443639090227" calcext:value-type="float">
            <text:p>0.2414</text:p>
          </table:table-cell>
          <table:table-cell table:formula="of:=[.F8]/([.F$1]*([.F$1]+1))*1000000" office:value-type="float" office:value="0.263453229354129" calcext:value-type="float">
            <text:p>0.2635</text:p>
          </table:table-cell>
          <table:table-cell table:formula="of:=[.G8]/([.G$1]*([.G$1]+1))*1000000" office:value-type="float" office:value="0.247189371062894" calcext:value-type="float">
            <text:p>0.2472</text:p>
          </table:table-cell>
          <table:table-cell table:formula="of:=[.H8]/([.H$1]*([.H$1]+1))*1000000" office:value-type="float" office:value="0.245729138543073" calcext:value-type="float">
            <text:p>0.24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12696" calcext:value-type="float">
            <text:p>0.712696</text:p>
          </table:table-cell>
          <table:table-cell office:value-type="float" office:value="1.465872" calcext:value-type="float">
            <text:p>1.465872</text:p>
          </table:table-cell>
          <table:table-cell office:value-type="float" office:value="2.41332" calcext:value-type="float">
            <text:p>2.41332</text:p>
          </table:table-cell>
          <table:table-cell office:value-type="float" office:value="3.468544" calcext:value-type="float">
            <text:p>3.468544</text:p>
          </table:table-cell>
          <table:table-cell office:value-type="float" office:value="5.365761" calcext:value-type="float">
            <text:p>5.365761</text:p>
          </table:table-cell>
          <table:table-cell office:value-type="float" office:value="23.288065" calcext:value-type="float">
            <text:p>23.288065</text:p>
          </table:table-cell>
          <table:table-cell office:value-type="float" office:value="83.88839" calcext:value-type="float">
            <text:p>83.88839</text:p>
          </table:table-cell>
          <table:table-cell/>
          <table:table-cell table:formula="of:=[.B9]/([.B$1]*([.B$1]+1))*1000000" office:value-type="float" office:value="0.711984015984016" calcext:value-type="float">
            <text:p>0.7120</text:p>
          </table:table-cell>
          <table:table-cell table:formula="of:=[.C9]/([.C$1]*([.C$1]+1))*1000000" office:value-type="float" office:value="0.366284857571214" calcext:value-type="float">
            <text:p>0.3663</text:p>
          </table:table-cell>
          <table:table-cell table:formula="of:=[.D9]/([.D$1]*([.D$1]+1))*1000000" office:value-type="float" office:value="0.268057314228591" calcext:value-type="float">
            <text:p>0.2681</text:p>
          </table:table-cell>
          <table:table-cell table:formula="of:=[.E9]/([.E$1]*([.E$1]+1))*1000000" office:value-type="float" office:value="0.216729817545614" calcext:value-type="float">
            <text:p>0.2167</text:p>
          </table:table-cell>
          <table:table-cell table:formula="of:=[.F9]/([.F$1]*([.F$1]+1))*1000000" office:value-type="float" office:value="0.214587522495501" calcext:value-type="float">
            <text:p>0.2146</text:p>
          </table:table-cell>
          <table:table-cell table:formula="of:=[.G9]/([.G$1]*([.G$1]+1))*1000000" office:value-type="float" office:value="0.232857364263574" calcext:value-type="float">
            <text:p>0.2329</text:p>
          </table:table-cell>
          <table:table-cell table:formula="of:=[.H9]/([.H$1]*([.H$1]+1))*1000000" office:value-type="float" office:value="0.209710489475526" calcext:value-type="float">
            <text:p>0.20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27296" calcext:value-type="float">
            <text:p>0.727296</text:p>
          </table:table-cell>
          <table:table-cell office:value-type="float" office:value="1.614328" calcext:value-type="float">
            <text:p>1.614328</text:p>
          </table:table-cell>
          <table:table-cell office:value-type="float" office:value="3.187976" calcext:value-type="float">
            <text:p>3.187976</text:p>
          </table:table-cell>
          <table:table-cell office:value-type="float" office:value="4.768512" calcext:value-type="float">
            <text:p>4.768512</text:p>
          </table:table-cell>
          <table:table-cell office:value-type="float" office:value="7.648768" calcext:value-type="float">
            <text:p>7.648768</text:p>
          </table:table-cell>
          <table:table-cell office:value-type="float" office:value="28.516609" calcext:value-type="float">
            <text:p>28.516609</text:p>
          </table:table-cell>
          <table:table-cell office:value-type="float" office:value="113.60614" calcext:value-type="float">
            <text:p>113.60614</text:p>
          </table:table-cell>
          <table:table-cell/>
          <table:table-cell table:formula="of:=[.B10]/([.B$1]*([.B$1]+1))*1000000" office:value-type="float" office:value="0.726569430569431" calcext:value-type="float">
            <text:p>0.7266</text:p>
          </table:table-cell>
          <table:table-cell table:formula="of:=[.C10]/([.C$1]*([.C$1]+1))*1000000" office:value-type="float" office:value="0.403380309845077" calcext:value-type="float">
            <text:p>0.4034</text:p>
          </table:table-cell>
          <table:table-cell table:formula="of:=[.D10]/([.D$1]*([.D$1]+1))*1000000" office:value-type="float" office:value="0.354101521714984" calcext:value-type="float">
            <text:p>0.3541</text:p>
          </table:table-cell>
          <table:table-cell table:formula="of:=[.E10]/([.E$1]*([.E$1]+1))*1000000" office:value-type="float" office:value="0.297957510622344" calcext:value-type="float">
            <text:p>0.2980</text:p>
          </table:table-cell>
          <table:table-cell table:formula="of:=[.F10]/([.F$1]*([.F$1]+1))*1000000" office:value-type="float" office:value="0.305889542091582" calcext:value-type="float">
            <text:p>0.3059</text:p>
          </table:table-cell>
          <table:table-cell table:formula="of:=[.G10]/([.G$1]*([.G$1]+1))*1000000" office:value-type="float" office:value="0.285137576242376" calcext:value-type="float">
            <text:p>0.2851</text:p>
          </table:table-cell>
          <table:table-cell table:formula="of:=[.H10]/([.H$1]*([.H$1]+1))*1000000" office:value-type="float" office:value="0.284001149942503" calcext:value-type="float">
            <text:p>0.28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27032" calcext:value-type="float">
            <text:p>0.727032</text:p>
          </table:table-cell>
          <table:table-cell office:value-type="float" office:value="1.610496" calcext:value-type="float">
            <text:p>1.610496</text:p>
          </table:table-cell>
          <table:table-cell office:value-type="float" office:value="2.878736" calcext:value-type="float">
            <text:p>2.878736</text:p>
          </table:table-cell>
          <table:table-cell office:value-type="float" office:value="4.293888" calcext:value-type="float">
            <text:p>4.293888</text:p>
          </table:table-cell>
          <table:table-cell office:value-type="float" office:value="6.56768" calcext:value-type="float">
            <text:p>6.56768</text:p>
          </table:table-cell>
          <table:table-cell office:value-type="float" office:value="25.772289" calcext:value-type="float">
            <text:p>25.772289</text:p>
          </table:table-cell>
          <table:table-cell office:value-type="float" office:value="100.276733" calcext:value-type="float">
            <text:p>100.276733</text:p>
          </table:table-cell>
          <table:table-cell/>
          <table:table-cell table:formula="of:=[.B11]/([.B$1]*([.B$1]+1))*1000000" office:value-type="float" office:value="0.726305694305694" calcext:value-type="float">
            <text:p>0.7263</text:p>
          </table:table-cell>
          <table:table-cell table:formula="of:=[.C11]/([.C$1]*([.C$1]+1))*1000000" office:value-type="float" office:value="0.402422788605697" calcext:value-type="float">
            <text:p>0.4024</text:p>
          </table:table-cell>
          <table:table-cell table:formula="of:=[.D11]/([.D$1]*([.D$1]+1))*1000000" office:value-type="float" office:value="0.319752971231812" calcext:value-type="float">
            <text:p>0.3198</text:p>
          </table:table-cell>
          <table:table-cell table:formula="of:=[.E11]/([.E$1]*([.E$1]+1))*1000000" office:value-type="float" office:value="0.268300924768808" calcext:value-type="float">
            <text:p>0.2683</text:p>
          </table:table-cell>
          <table:table-cell table:formula="of:=[.F11]/([.F$1]*([.F$1]+1))*1000000" office:value-type="float" office:value="0.262654669066187" calcext:value-type="float">
            <text:p>0.2627</text:p>
          </table:table-cell>
          <table:table-cell table:formula="of:=[.G11]/([.G$1]*([.G$1]+1))*1000000" office:value-type="float" office:value="0.257697120287971" calcext:value-type="float">
            <text:p>0.2577</text:p>
          </table:table-cell>
          <table:table-cell table:formula="of:=[.H11]/([.H$1]*([.H$1]+1))*1000000" office:value-type="float" office:value="0.250679298535073" calcext:value-type="float">
            <text:p>0.25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2552" calcext:value-type="float">
            <text:p>0.72552</text:p>
          </table:table-cell>
          <table:table-cell office:value-type="float" office:value="1.511424" calcext:value-type="float">
            <text:p>1.511424</text:p>
          </table:table-cell>
          <table:table-cell office:value-type="float" office:value="2.668032" calcext:value-type="float">
            <text:p>2.668032</text:p>
          </table:table-cell>
          <table:table-cell office:value-type="float" office:value="3.8592" calcext:value-type="float">
            <text:p>3.8592</text:p>
          </table:table-cell>
          <table:table-cell office:value-type="float" office:value="6.564352" calcext:value-type="float">
            <text:p>6.564352</text:p>
          </table:table-cell>
          <table:table-cell office:value-type="float" office:value="24.531969" calcext:value-type="float">
            <text:p>24.531969</text:p>
          </table:table-cell>
          <table:table-cell office:value-type="float" office:value="92.444679" calcext:value-type="float">
            <text:p>92.444679</text:p>
          </table:table-cell>
          <table:table-cell/>
          <table:table-cell table:formula="of:=[.B12]/([.B$1]*([.B$1]+1))*1000000" office:value-type="float" office:value="0.724795204795205" calcext:value-type="float">
            <text:p>0.7248</text:p>
          </table:table-cell>
          <table:table-cell table:formula="of:=[.C12]/([.C$1]*([.C$1]+1))*1000000" office:value-type="float" office:value="0.377667166416792" calcext:value-type="float">
            <text:p>0.3777</text:p>
          </table:table-cell>
          <table:table-cell table:formula="of:=[.D12]/([.D$1]*([.D$1]+1))*1000000" office:value-type="float" office:value="0.296349216927691" calcext:value-type="float">
            <text:p>0.2963</text:p>
          </table:table-cell>
          <table:table-cell table:formula="of:=[.E12]/([.E$1]*([.E$1]+1))*1000000" office:value-type="float" office:value="0.241139715071232" calcext:value-type="float">
            <text:p>0.2411</text:p>
          </table:table-cell>
          <table:table-cell table:formula="of:=[.F12]/([.F$1]*([.F$1]+1))*1000000" office:value-type="float" office:value="0.262521575684863" calcext:value-type="float">
            <text:p>0.2625</text:p>
          </table:table-cell>
          <table:table-cell table:formula="of:=[.G12]/([.G$1]*([.G$1]+1))*1000000" office:value-type="float" office:value="0.245295160483952" calcext:value-type="float">
            <text:p>0.2453</text:p>
          </table:table-cell>
          <table:table-cell table:formula="of:=[.H12]/([.H$1]*([.H$1]+1))*1000000" office:value-type="float" office:value="0.231100142492875" calcext:value-type="float">
            <text:p>0.23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25008" calcext:value-type="float">
            <text:p>0.725008</text:p>
          </table:table-cell>
          <table:table-cell office:value-type="float" office:value="1.508344" calcext:value-type="float">
            <text:p>1.508344</text:p>
          </table:table-cell>
          <table:table-cell office:value-type="float" office:value="2.415624" calcext:value-type="float">
            <text:p>2.415624</text:p>
          </table:table-cell>
          <table:table-cell office:value-type="float" office:value="3.846912" calcext:value-type="float">
            <text:p>3.846912</text:p>
          </table:table-cell>
          <table:table-cell office:value-type="float" office:value="6.006272" calcext:value-type="float">
            <text:p>6.006272</text:p>
          </table:table-cell>
          <table:table-cell office:value-type="float" office:value="23.368704" calcext:value-type="float">
            <text:p>23.368704</text:p>
          </table:table-cell>
          <table:table-cell office:value-type="float" office:value="85.168381" calcext:value-type="float">
            <text:p>85.168381</text:p>
          </table:table-cell>
          <table:table-cell/>
          <table:table-cell table:formula="of:=[.B13]/([.B$1]*([.B$1]+1))*1000000" office:value-type="float" office:value="0.724283716283716" calcext:value-type="float">
            <text:p>0.7243</text:p>
          </table:table-cell>
          <table:table-cell table:formula="of:=[.C13]/([.C$1]*([.C$1]+1))*1000000" office:value-type="float" office:value="0.376897551224388" calcext:value-type="float">
            <text:p>0.3769</text:p>
          </table:table-cell>
          <table:table-cell table:formula="of:=[.D13]/([.D$1]*([.D$1]+1))*1000000" office:value-type="float" office:value="0.268313228923692" calcext:value-type="float">
            <text:p>0.2683</text:p>
          </table:table-cell>
          <table:table-cell table:formula="of:=[.E13]/([.E$1]*([.E$1]+1))*1000000" office:value-type="float" office:value="0.240371907023244" calcext:value-type="float">
            <text:p>0.2404</text:p>
          </table:table-cell>
          <table:table-cell table:formula="of:=[.F13]/([.F$1]*([.F$1]+1))*1000000" office:value-type="float" office:value="0.240202839432114" calcext:value-type="float">
            <text:p>0.2402</text:p>
          </table:table-cell>
          <table:table-cell table:formula="of:=[.G13]/([.G$1]*([.G$1]+1))*1000000" office:value-type="float" office:value="0.233663673632637" calcext:value-type="float">
            <text:p>0.2337</text:p>
          </table:table-cell>
          <table:table-cell table:formula="of:=[.H13]/([.H$1]*([.H$1]+1))*1000000" office:value-type="float" office:value="0.212910306984651" calcext:value-type="float">
            <text:p>0.21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25752" calcext:value-type="float">
            <text:p>0.725752</text:p>
          </table:table-cell>
          <table:table-cell office:value-type="float" office:value="1.51576" calcext:value-type="float">
            <text:p>1.51576</text:p>
          </table:table-cell>
          <table:table-cell office:value-type="float" office:value="2.888944" calcext:value-type="float">
            <text:p>2.888944</text:p>
          </table:table-cell>
          <table:table-cell office:value-type="float" office:value="4.260608" calcext:value-type="float">
            <text:p>4.260608</text:p>
          </table:table-cell>
          <table:table-cell office:value-type="float" office:value="7.018752" calcext:value-type="float">
            <text:p>7.018752</text:p>
          </table:table-cell>
          <table:table-cell office:value-type="float" office:value="26.514177" calcext:value-type="float">
            <text:p>26.514177</text:p>
          </table:table-cell>
          <table:table-cell office:value-type="float" office:value="108.961029" calcext:value-type="float">
            <text:p>108.961029</text:p>
          </table:table-cell>
          <table:table-cell/>
          <table:table-cell table:formula="of:=[.B14]/([.B$1]*([.B$1]+1))*1000000" office:value-type="float" office:value="0.725026973026973" calcext:value-type="float">
            <text:p>0.7250</text:p>
          </table:table-cell>
          <table:table-cell table:formula="of:=[.C14]/([.C$1]*([.C$1]+1))*1000000" office:value-type="float" office:value="0.378750624687656" calcext:value-type="float">
            <text:p>0.3788</text:p>
          </table:table-cell>
          <table:table-cell table:formula="of:=[.D14]/([.D$1]*([.D$1]+1))*1000000" office:value-type="float" office:value="0.320886815505942" calcext:value-type="float">
            <text:p>0.3209</text:p>
          </table:table-cell>
          <table:table-cell table:formula="of:=[.E14]/([.E$1]*([.E$1]+1))*1000000" office:value-type="float" office:value="0.26622144463884" calcext:value-type="float">
            <text:p>0.2662</text:p>
          </table:table-cell>
          <table:table-cell table:formula="of:=[.F14]/([.F$1]*([.F$1]+1))*1000000" office:value-type="float" office:value="0.280693941211758" calcext:value-type="float">
            <text:p>0.2807</text:p>
          </table:table-cell>
          <table:table-cell table:formula="of:=[.G14]/([.G$1]*([.G$1]+1))*1000000" office:value-type="float" office:value="0.265115258474153" calcext:value-type="float">
            <text:p>0.2651</text:p>
          </table:table-cell>
          <table:table-cell table:formula="of:=[.H14]/([.H$1]*([.H$1]+1))*1000000" office:value-type="float" office:value="0.272388953052347" calcext:value-type="float">
            <text:p>0.27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725744" calcext:value-type="float">
            <text:p>0.725744</text:p>
          </table:table-cell>
          <table:table-cell office:value-type="float" office:value="1.50988" calcext:value-type="float">
            <text:p>1.50988</text:p>
          </table:table-cell>
          <table:table-cell office:value-type="float" office:value="2.633216" calcext:value-type="float">
            <text:p>2.633216</text:p>
          </table:table-cell>
          <table:table-cell office:value-type="float" office:value="3.877376" calcext:value-type="float">
            <text:p>3.877376</text:p>
          </table:table-cell>
          <table:table-cell office:value-type="float" office:value="6.467584" calcext:value-type="float">
            <text:p>6.467584</text:p>
          </table:table-cell>
          <table:table-cell office:value-type="float" office:value="24.739841" calcext:value-type="float">
            <text:p>24.739841</text:p>
          </table:table-cell>
          <table:table-cell office:value-type="float" office:value="96.688904" calcext:value-type="float">
            <text:p>96.688904</text:p>
          </table:table-cell>
          <table:table-cell/>
          <table:table-cell table:formula="of:=[.B15]/([.B$1]*([.B$1]+1))*1000000" office:value-type="float" office:value="0.725018981018981" calcext:value-type="float">
            <text:p>0.7250</text:p>
          </table:table-cell>
          <table:table-cell table:formula="of:=[.C15]/([.C$1]*([.C$1]+1))*1000000" office:value-type="float" office:value="0.37728135932034" calcext:value-type="float">
            <text:p>0.3773</text:p>
          </table:table-cell>
          <table:table-cell table:formula="of:=[.D15]/([.D$1]*([.D$1]+1))*1000000" office:value-type="float" office:value="0.292482061535044" calcext:value-type="float">
            <text:p>0.2925</text:p>
          </table:table-cell>
          <table:table-cell table:formula="of:=[.E15]/([.E$1]*([.E$1]+1))*1000000" office:value-type="float" office:value="0.242275431142214" calcext:value-type="float">
            <text:p>0.2423</text:p>
          </table:table-cell>
          <table:table-cell table:formula="of:=[.F15]/([.F$1]*([.F$1]+1))*1000000" office:value-type="float" office:value="0.258651629674065" calcext:value-type="float">
            <text:p>0.2587</text:p>
          </table:table-cell>
          <table:table-cell table:formula="of:=[.G15]/([.G$1]*([.G$1]+1))*1000000" office:value-type="float" office:value="0.247373672632737" calcext:value-type="float">
            <text:p>0.2474</text:p>
          </table:table-cell>
          <table:table-cell table:formula="of:=[.H15]/([.H$1]*([.H$1]+1))*1000000" office:value-type="float" office:value="0.241710174491275" calcext:value-type="float">
            <text:p>0.24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25488" calcext:value-type="float">
            <text:p>0.725488</text:p>
          </table:table-cell>
          <table:table-cell office:value-type="float" office:value="1.508104" calcext:value-type="float">
            <text:p>1.508104</text:p>
          </table:table-cell>
          <table:table-cell office:value-type="float" office:value="2.630632" calcext:value-type="float">
            <text:p>2.630632</text:p>
          </table:table-cell>
          <table:table-cell office:value-type="float" office:value="3.840512" calcext:value-type="float">
            <text:p>3.840512</text:p>
          </table:table-cell>
          <table:table-cell office:value-type="float" office:value="5.895424" calcext:value-type="float">
            <text:p>5.895424</text:p>
          </table:table-cell>
          <table:table-cell office:value-type="float" office:value="23.204865" calcext:value-type="float">
            <text:p>23.204865</text:p>
          </table:table-cell>
          <table:table-cell office:value-type="float" office:value="90.378242" calcext:value-type="float">
            <text:p>90.378242</text:p>
          </table:table-cell>
          <table:table-cell/>
          <table:table-cell table:formula="of:=[.B16]/([.B$1]*([.B$1]+1))*1000000" office:value-type="float" office:value="0.724763236763237" calcext:value-type="float">
            <text:p>0.7248</text:p>
          </table:table-cell>
          <table:table-cell table:formula="of:=[.C16]/([.C$1]*([.C$1]+1))*1000000" office:value-type="float" office:value="0.376837581209395" calcext:value-type="float">
            <text:p>0.3768</text:p>
          </table:table-cell>
          <table:table-cell table:formula="of:=[.D16]/([.D$1]*([.D$1]+1))*1000000" office:value-type="float" office:value="0.292195046095746" calcext:value-type="float">
            <text:p>0.2922</text:p>
          </table:table-cell>
          <table:table-cell table:formula="of:=[.E16]/([.E$1]*([.E$1]+1))*1000000" office:value-type="float" office:value="0.23997200699825" calcext:value-type="float">
            <text:p>0.2400</text:p>
          </table:table-cell>
          <table:table-cell table:formula="of:=[.F16]/([.F$1]*([.F$1]+1))*1000000" office:value-type="float" office:value="0.235769806038792" calcext:value-type="float">
            <text:p>0.2358</text:p>
          </table:table-cell>
          <table:table-cell table:formula="of:=[.G16]/([.G$1]*([.G$1]+1))*1000000" office:value-type="float" office:value="0.232025447455254" calcext:value-type="float">
            <text:p>0.2320</text:p>
          </table:table-cell>
          <table:table-cell table:formula="of:=[.H16]/([.H$1]*([.H$1]+1))*1000000" office:value-type="float" office:value="0.225934308284586" calcext:value-type="float">
            <text:p>0.22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13472" calcext:value-type="float">
            <text:p>0.713472</text:p>
          </table:table-cell>
          <table:table-cell office:value-type="float" office:value="1.466864" calcext:value-type="float">
            <text:p>1.466864</text:p>
          </table:table-cell>
          <table:table-cell office:value-type="float" office:value="2.415864" calcext:value-type="float">
            <text:p>2.415864</text:p>
          </table:table-cell>
          <table:table-cell office:value-type="float" office:value="3.4752" calcext:value-type="float">
            <text:p>3.4752</text:p>
          </table:table-cell>
          <table:table-cell office:value-type="float" office:value="5.320704" calcext:value-type="float">
            <text:p>5.320704</text:p>
          </table:table-cell>
          <table:table-cell office:value-type="float" office:value="22.939905" calcext:value-type="float">
            <text:p>22.939905</text:p>
          </table:table-cell>
          <table:table-cell office:value-type="float" office:value="84.175613" calcext:value-type="float">
            <text:p>84.175613</text:p>
          </table:table-cell>
          <table:table-cell/>
          <table:table-cell table:formula="of:=[.B17]/([.B$1]*([.B$1]+1))*1000000" office:value-type="float" office:value="0.712759240759241" calcext:value-type="float">
            <text:p>0.7128</text:p>
          </table:table-cell>
          <table:table-cell table:formula="of:=[.C17]/([.C$1]*([.C$1]+1))*1000000" office:value-type="float" office:value="0.366532733633183" calcext:value-type="float">
            <text:p>0.3665</text:p>
          </table:table-cell>
          <table:table-cell table:formula="of:=[.D17]/([.D$1]*([.D$1]+1))*1000000" office:value-type="float" office:value="0.268339886704432" calcext:value-type="float">
            <text:p>0.2683</text:p>
          </table:table-cell>
          <table:table-cell table:formula="of:=[.E17]/([.E$1]*([.E$1]+1))*1000000" office:value-type="float" office:value="0.217145713571607" calcext:value-type="float">
            <text:p>0.2171</text:p>
          </table:table-cell>
          <table:table-cell table:formula="of:=[.F17]/([.F$1]*([.F$1]+1))*1000000" office:value-type="float" office:value="0.212785602879424" calcext:value-type="float">
            <text:p>0.2128</text:p>
          </table:table-cell>
          <table:table-cell table:formula="of:=[.G17]/([.G$1]*([.G$1]+1))*1000000" office:value-type="float" office:value="0.229376112388761" calcext:value-type="float">
            <text:p>0.2294</text:p>
          </table:table-cell>
          <table:table-cell table:formula="of:=[.H17]/([.H$1]*([.H$1]+1))*1000000" office:value-type="float" office:value="0.210428511074446" calcext:value-type="float">
            <text:p>0.21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26776" calcext:value-type="float">
            <text:p>0.726776</text:p>
          </table:table-cell>
          <table:table-cell office:value-type="float" office:value="1.515784" calcext:value-type="float">
            <text:p>1.515784</text:p>
          </table:table-cell>
          <table:table-cell office:value-type="float" office:value="2.8918" calcext:value-type="float">
            <text:p>2.8918</text:p>
          </table:table-cell>
          <table:table-cell office:value-type="float" office:value="4.315648" calcext:value-type="float">
            <text:p>4.315648</text:p>
          </table:table-cell>
          <table:table-cell office:value-type="float" office:value="7.066112" calcext:value-type="float">
            <text:p>7.066112</text:p>
          </table:table-cell>
          <table:table-cell office:value-type="float" office:value="25.547007" calcext:value-type="float">
            <text:p>25.547007</text:p>
          </table:table-cell>
          <table:table-cell office:value-type="float" office:value="104.279808" calcext:value-type="float">
            <text:p>104.279808</text:p>
          </table:table-cell>
          <table:table-cell/>
          <table:table-cell table:formula="of:=[.B18]/([.B$1]*([.B$1]+1))*1000000" office:value-type="float" office:value="0.72604995004995" calcext:value-type="float">
            <text:p>0.7260</text:p>
          </table:table-cell>
          <table:table-cell table:formula="of:=[.C18]/([.C$1]*([.C$1]+1))*1000000" office:value-type="float" office:value="0.378756621689155" calcext:value-type="float">
            <text:p>0.3788</text:p>
          </table:table-cell>
          <table:table-cell table:formula="of:=[.D18]/([.D$1]*([.D$1]+1))*1000000" office:value-type="float" office:value="0.321204043096745" calcext:value-type="float">
            <text:p>0.3212</text:p>
          </table:table-cell>
          <table:table-cell table:formula="of:=[.E18]/([.E$1]*([.E$1]+1))*1000000" office:value-type="float" office:value="0.269660584853787" calcext:value-type="float">
            <text:p>0.2697</text:p>
          </table:table-cell>
          <table:table-cell table:formula="of:=[.F18]/([.F$1]*([.F$1]+1))*1000000" office:value-type="float" office:value="0.282587962407519" calcext:value-type="float">
            <text:p>0.2826</text:p>
          </table:table-cell>
          <table:table-cell table:formula="of:=[.G18]/([.G$1]*([.G$1]+1))*1000000" office:value-type="float" office:value="0.255444525547445" calcext:value-type="float">
            <text:p>0.2554</text:p>
          </table:table-cell>
          <table:table-cell table:formula="of:=[.H18]/([.H$1]*([.H$1]+1))*1000000" office:value-type="float" office:value="0.260686485675716" calcext:value-type="float">
            <text:p>0.26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26528" calcext:value-type="float">
            <text:p>0.726528</text:p>
          </table:table-cell>
          <table:table-cell office:value-type="float" office:value="1.512176" calcext:value-type="float">
            <text:p>1.512176</text:p>
          </table:table-cell>
          <table:table-cell office:value-type="float" office:value="2.886392" calcext:value-type="float">
            <text:p>2.886392</text:p>
          </table:table-cell>
          <table:table-cell office:value-type="float" office:value="3.869952" calcext:value-type="float">
            <text:p>3.869952</text:p>
          </table:table-cell>
          <table:table-cell office:value-type="float" office:value="6.43968" calcext:value-type="float">
            <text:p>6.43968</text:p>
          </table:table-cell>
          <table:table-cell office:value-type="float" office:value="24.367617" calcext:value-type="float">
            <text:p>24.367617</text:p>
          </table:table-cell>
          <table:table-cell office:value-type="float" office:value="94.306046" calcext:value-type="float">
            <text:p>94.306046</text:p>
          </table:table-cell>
          <table:table-cell/>
          <table:table-cell table:formula="of:=[.B19]/([.B$1]*([.B$1]+1))*1000000" office:value-type="float" office:value="0.725802197802198" calcext:value-type="float">
            <text:p>0.7258</text:p>
          </table:table-cell>
          <table:table-cell table:formula="of:=[.C19]/([.C$1]*([.C$1]+1))*1000000" office:value-type="float" office:value="0.377855072463768" calcext:value-type="float">
            <text:p>0.3779</text:p>
          </table:table-cell>
          <table:table-cell table:formula="of:=[.D19]/([.D$1]*([.D$1]+1))*1000000" office:value-type="float" office:value="0.32060335443741" calcext:value-type="float">
            <text:p>0.3206</text:p>
          </table:table-cell>
          <table:table-cell table:formula="of:=[.E19]/([.E$1]*([.E$1]+1))*1000000" office:value-type="float" office:value="0.241811547113222" calcext:value-type="float">
            <text:p>0.2418</text:p>
          </table:table-cell>
          <table:table-cell table:formula="of:=[.F19]/([.F$1]*([.F$1]+1))*1000000" office:value-type="float" office:value="0.257535692861428" calcext:value-type="float">
            <text:p>0.2575</text:p>
          </table:table-cell>
          <table:table-cell table:formula="of:=[.G19]/([.G$1]*([.G$1]+1))*1000000" office:value-type="float" office:value="0.243651804819518" calcext:value-type="float">
            <text:p>0.2437</text:p>
          </table:table-cell>
          <table:table-cell table:formula="of:=[.H19]/([.H$1]*([.H$1]+1))*1000000" office:value-type="float" office:value="0.235753327333633" calcext:value-type="float">
            <text:p>0.23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725512" calcext:value-type="float">
            <text:p>0.725512</text:p>
          </table:table-cell>
          <table:table-cell office:value-type="float" office:value="1.507304" calcext:value-type="float">
            <text:p>1.507304</text:p>
          </table:table-cell>
          <table:table-cell office:value-type="float" office:value="2.631184" calcext:value-type="float">
            <text:p>2.631184</text:p>
          </table:table-cell>
          <table:table-cell office:value-type="float" office:value="3.859456" calcext:value-type="float">
            <text:p>3.859456</text:p>
          </table:table-cell>
          <table:table-cell office:value-type="float" office:value="6.413056" calcext:value-type="float">
            <text:p>6.413056</text:p>
          </table:table-cell>
          <table:table-cell office:value-type="float" office:value="23.339264" calcext:value-type="float">
            <text:p>23.339264</text:p>
          </table:table-cell>
          <table:table-cell office:value-type="float" office:value="89.477119" calcext:value-type="float">
            <text:p>89.477119</text:p>
          </table:table-cell>
          <table:table-cell/>
          <table:table-cell table:formula="of:=[.B20]/([.B$1]*([.B$1]+1))*1000000" office:value-type="float" office:value="0.724787212787213" calcext:value-type="float">
            <text:p>0.7248</text:p>
          </table:table-cell>
          <table:table-cell table:formula="of:=[.C20]/([.C$1]*([.C$1]+1))*1000000" office:value-type="float" office:value="0.37663768115942" calcext:value-type="float">
            <text:p>0.3766</text:p>
          </table:table-cell>
          <table:table-cell table:formula="of:=[.D20]/([.D$1]*([.D$1]+1))*1000000" office:value-type="float" office:value="0.292256358991447" calcext:value-type="float">
            <text:p>0.2923</text:p>
          </table:table-cell>
          <table:table-cell table:formula="of:=[.E20]/([.E$1]*([.E$1]+1))*1000000" office:value-type="float" office:value="0.241155711072232" calcext:value-type="float">
            <text:p>0.2412</text:p>
          </table:table-cell>
          <table:table-cell table:formula="of:=[.F20]/([.F$1]*([.F$1]+1))*1000000" office:value-type="float" office:value="0.256470945810838" calcext:value-type="float">
            <text:p>0.2565</text:p>
          </table:table-cell>
          <table:table-cell table:formula="of:=[.G20]/([.G$1]*([.G$1]+1))*1000000" office:value-type="float" office:value="0.233369303069693" calcext:value-type="float">
            <text:p>0.2334</text:p>
          </table:table-cell>
          <table:table-cell table:formula="of:=[.H20]/([.H$1]*([.H$1]+1))*1000000" office:value-type="float" office:value="0.223681613419329" calcext:value-type="float">
            <text:p>0.22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26752" calcext:value-type="float">
            <text:p>0.726752</text:p>
          </table:table-cell>
          <table:table-cell office:value-type="float" office:value="1.508344" calcext:value-type="float">
            <text:p>1.508344</text:p>
          </table:table-cell>
          <table:table-cell office:value-type="float" office:value="2.627064" calcext:value-type="float">
            <text:p>2.627064</text:p>
          </table:table-cell>
          <table:table-cell office:value-type="float" office:value="3.856128" calcext:value-type="float">
            <text:p>3.856128</text:p>
          </table:table-cell>
          <table:table-cell office:value-type="float" office:value="5.384192" calcext:value-type="float">
            <text:p>5.384192</text:p>
          </table:table-cell>
          <table:table-cell office:value-type="float" office:value="22.788607" calcext:value-type="float">
            <text:p>22.788607</text:p>
          </table:table-cell>
          <table:table-cell office:value-type="float" office:value="85.508606" calcext:value-type="float">
            <text:p>85.508606</text:p>
          </table:table-cell>
          <table:table-cell/>
          <table:table-cell table:formula="of:=[.B21]/([.B$1]*([.B$1]+1))*1000000" office:value-type="float" office:value="0.726025974025974" calcext:value-type="float">
            <text:p>0.7260</text:p>
          </table:table-cell>
          <table:table-cell table:formula="of:=[.C21]/([.C$1]*([.C$1]+1))*1000000" office:value-type="float" office:value="0.376897551224388" calcext:value-type="float">
            <text:p>0.3769</text:p>
          </table:table-cell>
          <table:table-cell table:formula="of:=[.D21]/([.D$1]*([.D$1]+1))*1000000" office:value-type="float" office:value="0.291798733755415" calcext:value-type="float">
            <text:p>0.2918</text:p>
          </table:table-cell>
          <table:table-cell table:formula="of:=[.E21]/([.E$1]*([.E$1]+1))*1000000" office:value-type="float" office:value="0.240947763059235" calcext:value-type="float">
            <text:p>0.2409</text:p>
          </table:table-cell>
          <table:table-cell table:formula="of:=[.F21]/([.F$1]*([.F$1]+1))*1000000" office:value-type="float" office:value="0.215324615076985" calcext:value-type="float">
            <text:p>0.2153</text:p>
          </table:table-cell>
          <table:table-cell table:formula="of:=[.G21]/([.G$1]*([.G$1]+1))*1000000" office:value-type="float" office:value="0.227863283671633" calcext:value-type="float">
            <text:p>0.2279</text:p>
          </table:table-cell>
          <table:table-cell table:formula="of:=[.H21]/([.H$1]*([.H$1]+1))*1000000" office:value-type="float" office:value="0.213760826958652" calcext:value-type="float">
            <text:p>0.21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1.516048" calcext:value-type="float">
            <text:p>1.516048</text:p>
          </table:table-cell>
          <table:table-cell office:value-type="float" office:value="2.884872" calcext:value-type="float">
            <text:p>2.884872</text:p>
          </table:table-cell>
          <table:table-cell office:value-type="float" office:value="3.857408" calcext:value-type="float">
            <text:p>3.857408</text:p>
          </table:table-cell>
          <table:table-cell office:value-type="float" office:value="6.495488" calcext:value-type="float">
            <text:p>6.495488</text:p>
          </table:table-cell>
          <table:table-cell office:value-type="float" office:value="25.249792" calcext:value-type="float">
            <text:p>25.249792</text:p>
          </table:table-cell>
          <table:table-cell office:value-type="float" office:value="95.492355" calcext:value-type="float">
            <text:p>95.492355</text:p>
          </table:table-cell>
          <table:table-cell/>
          <table:table-cell table:formula="of:=[.B22]/([.B$1]*([.B$1]+1))*1000000" office:value-type="float" office:value="0.725034965034965" calcext:value-type="float">
            <text:p>0.7250</text:p>
          </table:table-cell>
          <table:table-cell table:formula="of:=[.C22]/([.C$1]*([.C$1]+1))*1000000" office:value-type="float" office:value="0.378822588705647" calcext:value-type="float">
            <text:p>0.3788</text:p>
          </table:table-cell>
          <table:table-cell table:formula="of:=[.D22]/([.D$1]*([.D$1]+1))*1000000" office:value-type="float" office:value="0.320434521826058" calcext:value-type="float">
            <text:p>0.3204</text:p>
          </table:table-cell>
          <table:table-cell table:formula="of:=[.E22]/([.E$1]*([.E$1]+1))*1000000" office:value-type="float" office:value="0.241027743064234" calcext:value-type="float">
            <text:p>0.2410</text:p>
          </table:table-cell>
          <table:table-cell table:formula="of:=[.F22]/([.F$1]*([.F$1]+1))*1000000" office:value-type="float" office:value="0.259767566486703" calcext:value-type="float">
            <text:p>0.2598</text:p>
          </table:table-cell>
          <table:table-cell table:formula="of:=[.G22]/([.G$1]*([.G$1]+1))*1000000" office:value-type="float" office:value="0.252472672732727" calcext:value-type="float">
            <text:p>0.2525</text:p>
          </table:table-cell>
          <table:table-cell table:formula="of:=[.H22]/([.H$1]*([.H$1]+1))*1000000" office:value-type="float" office:value="0.238718951552422" calcext:value-type="float">
            <text:p>0.23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72628" calcext:value-type="float">
            <text:p>0.72628</text:p>
          </table:table-cell>
          <table:table-cell office:value-type="float" office:value="1.516536" calcext:value-type="float">
            <text:p>1.516536</text:p>
          </table:table-cell>
          <table:table-cell office:value-type="float" office:value="2.886672" calcext:value-type="float">
            <text:p>2.886672</text:p>
          </table:table-cell>
          <table:table-cell office:value-type="float" office:value="3.855104" calcext:value-type="float">
            <text:p>3.855104</text:p>
          </table:table-cell>
          <table:table-cell office:value-type="float" office:value="6.491904" calcext:value-type="float">
            <text:p>6.491904</text:p>
          </table:table-cell>
          <table:table-cell office:value-type="float" office:value="24.286465" calcext:value-type="float">
            <text:p>24.286465</text:p>
          </table:table-cell>
          <table:table-cell office:value-type="float" office:value="91.828995" calcext:value-type="float">
            <text:p>91.828995</text:p>
          </table:table-cell>
          <table:table-cell/>
          <table:table-cell table:formula="of:=[.B23]/([.B$1]*([.B$1]+1))*1000000" office:value-type="float" office:value="0.725554445554446" calcext:value-type="float">
            <text:p>0.7256</text:p>
          </table:table-cell>
          <table:table-cell table:formula="of:=[.C23]/([.C$1]*([.C$1]+1))*1000000" office:value-type="float" office:value="0.378944527736132" calcext:value-type="float">
            <text:p>0.3789</text:p>
          </table:table-cell>
          <table:table-cell table:formula="of:=[.D23]/([.D$1]*([.D$1]+1))*1000000" office:value-type="float" office:value="0.320634455181606" calcext:value-type="float">
            <text:p>0.3206</text:p>
          </table:table-cell>
          <table:table-cell table:formula="of:=[.E23]/([.E$1]*([.E$1]+1))*1000000" office:value-type="float" office:value="0.240883779055236" calcext:value-type="float">
            <text:p>0.2409</text:p>
          </table:table-cell>
          <table:table-cell table:formula="of:=[.F23]/([.F$1]*([.F$1]+1))*1000000" office:value-type="float" office:value="0.259624235152969" calcext:value-type="float">
            <text:p>0.2596</text:p>
          </table:table-cell>
          <table:table-cell table:formula="of:=[.G23]/([.G$1]*([.G$1]+1))*1000000" office:value-type="float" office:value="0.242840365963404" calcext:value-type="float">
            <text:p>0.2428</text:p>
          </table:table-cell>
          <table:table-cell table:formula="of:=[.H23]/([.H$1]*([.H$1]+1))*1000000" office:value-type="float" office:value="0.229561009449527" calcext:value-type="float">
            <text:p>0.22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724968" calcext:value-type="float">
            <text:p>0.724968</text:p>
          </table:table-cell>
          <table:table-cell office:value-type="float" office:value="1.509112" calcext:value-type="float">
            <text:p>1.509112</text:p>
          </table:table-cell>
          <table:table-cell office:value-type="float" office:value="2.918144" calcext:value-type="float">
            <text:p>2.918144</text:p>
          </table:table-cell>
          <table:table-cell office:value-type="float" office:value="3.854336" calcext:value-type="float">
            <text:p>3.854336</text:p>
          </table:table-cell>
          <table:table-cell office:value-type="float" office:value="5.935872" calcext:value-type="float">
            <text:p>5.935872</text:p>
          </table:table-cell>
          <table:table-cell office:value-type="float" office:value="22.794752" calcext:value-type="float">
            <text:p>22.794752</text:p>
          </table:table-cell>
          <table:table-cell office:value-type="float" office:value="88.878342" calcext:value-type="float">
            <text:p>88.878342</text:p>
          </table:table-cell>
          <table:table-cell/>
          <table:table-cell table:formula="of:=[.B24]/([.B$1]*([.B$1]+1))*1000000" office:value-type="float" office:value="0.724243756243756" calcext:value-type="float">
            <text:p>0.7242</text:p>
          </table:table-cell>
          <table:table-cell table:formula="of:=[.C24]/([.C$1]*([.C$1]+1))*1000000" office:value-type="float" office:value="0.377089455272364" calcext:value-type="float">
            <text:p>0.3771</text:p>
          </table:table-cell>
          <table:table-cell table:formula="of:=[.D24]/([.D$1]*([.D$1]+1))*1000000" office:value-type="float" office:value="0.324130178829279" calcext:value-type="float">
            <text:p>0.3241</text:p>
          </table:table-cell>
          <table:table-cell table:formula="of:=[.E24]/([.E$1]*([.E$1]+1))*1000000" office:value-type="float" office:value="0.240835791052237" calcext:value-type="float">
            <text:p>0.2408</text:p>
          </table:table-cell>
          <table:table-cell table:formula="of:=[.F24]/([.F$1]*([.F$1]+1))*1000000" office:value-type="float" office:value="0.237387402519496" calcext:value-type="float">
            <text:p>0.2374</text:p>
          </table:table-cell>
          <table:table-cell table:formula="of:=[.G24]/([.G$1]*([.G$1]+1))*1000000" office:value-type="float" office:value="0.227924727527247" calcext:value-type="float">
            <text:p>0.2279</text:p>
          </table:table-cell>
          <table:table-cell table:formula="of:=[.H24]/([.H$1]*([.H$1]+1))*1000000" office:value-type="float" office:value="0.222184745762712" calcext:value-type="float">
            <text:p>0.22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724224" calcext:value-type="float">
            <text:p>0.724224</text:p>
          </table:table-cell>
          <table:table-cell office:value-type="float" office:value="1.50836" calcext:value-type="float">
            <text:p>1.50836</text:p>
          </table:table-cell>
          <table:table-cell office:value-type="float" office:value="2.41384" calcext:value-type="float">
            <text:p>2.41384</text:p>
          </table:table-cell>
          <table:table-cell office:value-type="float" office:value="3.856128" calcext:value-type="float">
            <text:p>3.856128</text:p>
          </table:table-cell>
          <table:table-cell office:value-type="float" office:value="5.9712" calcext:value-type="float">
            <text:p>5.9712</text:p>
          </table:table-cell>
          <table:table-cell office:value-type="float" office:value="22.752769" calcext:value-type="float">
            <text:p>22.752769</text:p>
          </table:table-cell>
          <table:table-cell office:value-type="float" office:value="85.464325" calcext:value-type="float">
            <text:p>85.464325</text:p>
          </table:table-cell>
          <table:table-cell/>
          <table:table-cell table:formula="of:=[.B25]/([.B$1]*([.B$1]+1))*1000000" office:value-type="float" office:value="0.723500499500499" calcext:value-type="float">
            <text:p>0.7235</text:p>
          </table:table-cell>
          <table:table-cell table:formula="of:=[.C25]/([.C$1]*([.C$1]+1))*1000000" office:value-type="float" office:value="0.376901549225387" calcext:value-type="float">
            <text:p>0.3769</text:p>
          </table:table-cell>
          <table:table-cell table:formula="of:=[.D25]/([.D$1]*([.D$1]+1))*1000000" office:value-type="float" office:value="0.268115072753527" calcext:value-type="float">
            <text:p>0.2681</text:p>
          </table:table-cell>
          <table:table-cell table:formula="of:=[.E25]/([.E$1]*([.E$1]+1))*1000000" office:value-type="float" office:value="0.240947763059235" calcext:value-type="float">
            <text:p>0.2409</text:p>
          </table:table-cell>
          <table:table-cell table:formula="of:=[.F25]/([.F$1]*([.F$1]+1))*1000000" office:value-type="float" office:value="0.23880023995201" calcext:value-type="float">
            <text:p>0.2388</text:p>
          </table:table-cell>
          <table:table-cell table:formula="of:=[.G25]/([.G$1]*([.G$1]+1))*1000000" office:value-type="float" office:value="0.227504939506049" calcext:value-type="float">
            <text:p>0.2275</text:p>
          </table:table-cell>
          <table:table-cell table:formula="of:=[.H25]/([.H$1]*([.H$1]+1))*1000000" office:value-type="float" office:value="0.2136501299935" calcext:value-type="float">
            <text:p>0.21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38552" calcext:value-type="float">
            <text:p>0.738552</text:p>
          </table:table-cell>
          <table:table-cell office:value-type="float" office:value="1.610736" calcext:value-type="float">
            <text:p>1.610736</text:p>
          </table:table-cell>
          <table:table-cell office:value-type="float" office:value="2.636552" calcext:value-type="float">
            <text:p>2.636552</text:p>
          </table:table-cell>
          <table:table-cell office:value-type="float" office:value="3.860224" calcext:value-type="float">
            <text:p>3.860224</text:p>
          </table:table-cell>
          <table:table-cell office:value-type="float" office:value="7.067136" calcext:value-type="float">
            <text:p>7.067136</text:p>
          </table:table-cell>
          <table:table-cell office:value-type="float" office:value="24.930304" calcext:value-type="float">
            <text:p>24.930304</text:p>
          </table:table-cell>
          <table:table-cell office:value-type="float" office:value="94.377472" calcext:value-type="float">
            <text:p>94.377472</text:p>
          </table:table-cell>
          <table:table-cell/>
          <table:table-cell table:formula="of:=[.B26]/([.B$1]*([.B$1]+1))*1000000" office:value-type="float" office:value="0.737814185814186" calcext:value-type="float">
            <text:p>0.7378</text:p>
          </table:table-cell>
          <table:table-cell table:formula="of:=[.C26]/([.C$1]*([.C$1]+1))*1000000" office:value-type="float" office:value="0.40248275862069" calcext:value-type="float">
            <text:p>0.4025</text:p>
          </table:table-cell>
          <table:table-cell table:formula="of:=[.D26]/([.D$1]*([.D$1]+1))*1000000" office:value-type="float" office:value="0.292852604687326" calcext:value-type="float">
            <text:p>0.2929</text:p>
          </table:table-cell>
          <table:table-cell table:formula="of:=[.E26]/([.E$1]*([.E$1]+1))*1000000" office:value-type="float" office:value="0.241203699075231" calcext:value-type="float">
            <text:p>0.2412</text:p>
          </table:table-cell>
          <table:table-cell table:formula="of:=[.F26]/([.F$1]*([.F$1]+1))*1000000" office:value-type="float" office:value="0.282628914217157" calcext:value-type="float">
            <text:p>0.2826</text:p>
          </table:table-cell>
          <table:table-cell table:formula="of:=[.G26]/([.G$1]*([.G$1]+1))*1000000" office:value-type="float" office:value="0.249278112188781" calcext:value-type="float">
            <text:p>0.2493</text:p>
          </table:table-cell>
          <table:table-cell table:formula="of:=[.H26]/([.H$1]*([.H$1]+1))*1000000" office:value-type="float" office:value="0.23593188340583" calcext:value-type="float">
            <text:p>0.23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738584" calcext:value-type="float">
            <text:p>0.738584</text:p>
          </table:table-cell>
          <table:table-cell office:value-type="float" office:value="1.61072" calcext:value-type="float">
            <text:p>1.61072</text:p>
          </table:table-cell>
          <table:table-cell office:value-type="float" office:value="2.63552" calcext:value-type="float">
            <text:p>2.63552</text:p>
          </table:table-cell>
          <table:table-cell office:value-type="float" office:value="3.895552" calcext:value-type="float">
            <text:p>3.895552</text:p>
          </table:table-cell>
          <table:table-cell office:value-type="float" office:value="7.073536" calcext:value-type="float">
            <text:p>7.073536</text:p>
          </table:table-cell>
          <table:table-cell office:value-type="float" office:value="24.559103" calcext:value-type="float">
            <text:p>24.559103</text:p>
          </table:table-cell>
          <table:table-cell office:value-type="float" office:value="92.009476" calcext:value-type="float">
            <text:p>92.009476</text:p>
          </table:table-cell>
          <table:table-cell/>
          <table:table-cell table:formula="of:=[.B27]/([.B$1]*([.B$1]+1))*1000000" office:value-type="float" office:value="0.737846153846154" calcext:value-type="float">
            <text:p>0.7378</text:p>
          </table:table-cell>
          <table:table-cell table:formula="of:=[.C27]/([.C$1]*([.C$1]+1))*1000000" office:value-type="float" office:value="0.40247876061969" calcext:value-type="float">
            <text:p>0.4025</text:p>
          </table:table-cell>
          <table:table-cell table:formula="of:=[.D27]/([.D$1]*([.D$1]+1))*1000000" office:value-type="float" office:value="0.292737976230145" calcext:value-type="float">
            <text:p>0.2927</text:p>
          </table:table-cell>
          <table:table-cell table:formula="of:=[.E27]/([.E$1]*([.E$1]+1))*1000000" office:value-type="float" office:value="0.243411147213197" calcext:value-type="float">
            <text:p>0.2434</text:p>
          </table:table-cell>
          <table:table-cell table:formula="of:=[.F27]/([.F$1]*([.F$1]+1))*1000000" office:value-type="float" office:value="0.282884863027394" calcext:value-type="float">
            <text:p>0.2829</text:p>
          </table:table-cell>
          <table:table-cell table:formula="of:=[.G27]/([.G$1]*([.G$1]+1))*1000000" office:value-type="float" office:value="0.245566473352665" calcext:value-type="float">
            <text:p>0.2456</text:p>
          </table:table-cell>
          <table:table-cell table:formula="of:=[.H27]/([.H$1]*([.H$1]+1))*1000000" office:value-type="float" office:value="0.23001218939053" calcext:value-type="float">
            <text:p>0.23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738048" calcext:value-type="float">
            <text:p>0.738048</text:p>
          </table:table-cell>
          <table:table-cell office:value-type="float" office:value="1.61072" calcext:value-type="float">
            <text:p>1.61072</text:p>
          </table:table-cell>
          <table:table-cell office:value-type="float" office:value="2.634232" calcext:value-type="float">
            <text:p>2.634232</text:p>
          </table:table-cell>
          <table:table-cell office:value-type="float" office:value="3.871488" calcext:value-type="float">
            <text:p>3.871488</text:p>
          </table:table-cell>
          <table:table-cell office:value-type="float" office:value="5.916928" calcext:value-type="float">
            <text:p>5.916928</text:p>
          </table:table-cell>
          <table:table-cell office:value-type="float" office:value="23.109121" calcext:value-type="float">
            <text:p>23.109121</text:p>
          </table:table-cell>
          <table:table-cell office:value-type="float" office:value="88.757256" calcext:value-type="float">
            <text:p>88.757256</text:p>
          </table:table-cell>
          <table:table-cell/>
          <table:table-cell table:formula="of:=[.B28]/([.B$1]*([.B$1]+1))*1000000" office:value-type="float" office:value="0.737310689310689" calcext:value-type="float">
            <text:p>0.7373</text:p>
          </table:table-cell>
          <table:table-cell table:formula="of:=[.C28]/([.C$1]*([.C$1]+1))*1000000" office:value-type="float" office:value="0.40247876061969" calcext:value-type="float">
            <text:p>0.4025</text:p>
          </table:table-cell>
          <table:table-cell table:formula="of:=[.D28]/([.D$1]*([.D$1]+1))*1000000" office:value-type="float" office:value="0.292594912806842" calcext:value-type="float">
            <text:p>0.2926</text:p>
          </table:table-cell>
          <table:table-cell table:formula="of:=[.E28]/([.E$1]*([.E$1]+1))*1000000" office:value-type="float" office:value="0.24190752311922" calcext:value-type="float">
            <text:p>0.2419</text:p>
          </table:table-cell>
          <table:table-cell table:formula="of:=[.F28]/([.F$1]*([.F$1]+1))*1000000" office:value-type="float" office:value="0.236629794041192" calcext:value-type="float">
            <text:p>0.2366</text:p>
          </table:table-cell>
          <table:table-cell table:formula="of:=[.G28]/([.G$1]*([.G$1]+1))*1000000" office:value-type="float" office:value="0.231068103189681" calcext:value-type="float">
            <text:p>0.2311</text:p>
          </table:table-cell>
          <table:table-cell table:formula="of:=[.H28]/([.H$1]*([.H$1]+1))*1000000" office:value-type="float" office:value="0.221882045897705" calcext:value-type="float">
            <text:p>0.22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38576" calcext:value-type="float">
            <text:p>0.738576</text:p>
          </table:table-cell>
          <table:table-cell office:value-type="float" office:value="1.608712" calcext:value-type="float">
            <text:p>1.608712</text:p>
          </table:table-cell>
          <table:table-cell office:value-type="float" office:value="2.63628" calcext:value-type="float">
            <text:p>2.63628</text:p>
          </table:table-cell>
          <table:table-cell office:value-type="float" office:value="3.871744" calcext:value-type="float">
            <text:p>3.871744</text:p>
          </table:table-cell>
          <table:table-cell office:value-type="float" office:value="5.92" calcext:value-type="float">
            <text:p>5.92</text:p>
          </table:table-cell>
          <table:table-cell office:value-type="float" office:value="23.110401" calcext:value-type="float">
            <text:p>23.110401</text:p>
          </table:table-cell>
          <table:table-cell office:value-type="float" office:value="85.446144" calcext:value-type="float">
            <text:p>85.446144</text:p>
          </table:table-cell>
          <table:table-cell/>
          <table:table-cell table:formula="of:=[.B29]/([.B$1]*([.B$1]+1))*1000000" office:value-type="float" office:value="0.737838161838162" calcext:value-type="float">
            <text:p>0.7378</text:p>
          </table:table-cell>
          <table:table-cell table:formula="of:=[.C29]/([.C$1]*([.C$1]+1))*1000000" office:value-type="float" office:value="0.401977011494253" calcext:value-type="float">
            <text:p>0.4020</text:p>
          </table:table-cell>
          <table:table-cell table:formula="of:=[.D29]/([.D$1]*([.D$1]+1))*1000000" office:value-type="float" office:value="0.292822392535821" calcext:value-type="float">
            <text:p>0.2928</text:p>
          </table:table-cell>
          <table:table-cell table:formula="of:=[.E29]/([.E$1]*([.E$1]+1))*1000000" office:value-type="float" office:value="0.24192351912022" calcext:value-type="float">
            <text:p>0.2419</text:p>
          </table:table-cell>
          <table:table-cell table:formula="of:=[.F29]/([.F$1]*([.F$1]+1))*1000000" office:value-type="float" office:value="0.236752649470106" calcext:value-type="float">
            <text:p>0.2368</text:p>
          </table:table-cell>
          <table:table-cell table:formula="of:=[.G29]/([.G$1]*([.G$1]+1))*1000000" office:value-type="float" office:value="0.231080901909809" calcext:value-type="float">
            <text:p>0.2311</text:p>
          </table:table-cell>
          <table:table-cell table:formula="of:=[.H29]/([.H$1]*([.H$1]+1))*1000000" office:value-type="float" office:value="0.213604679766012" calcext:value-type="float">
            <text:p>0.21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1.612808" calcext:value-type="float">
            <text:p>1.612808</text:p>
          </table:table-cell>
          <table:table-cell office:value-type="float" office:value="2.90356" calcext:value-type="float">
            <text:p>2.90356</text:p>
          </table:table-cell>
          <table:table-cell office:value-type="float" office:value="4.29696" calcext:value-type="float">
            <text:p>4.29696</text:p>
          </table:table-cell>
          <table:table-cell office:value-type="float" office:value="6.42176" calcext:value-type="float">
            <text:p>6.42176</text:p>
          </table:table-cell>
          <table:table-cell office:value-type="float" office:value="25.369087" calcext:value-type="float">
            <text:p>25.369087</text:p>
          </table:table-cell>
          <table:table-cell office:value-type="float" office:value="93.913345" calcext:value-type="float">
            <text:p>93.913345</text:p>
          </table:table-cell>
          <table:table-cell/>
          <table:table-cell table:formula="of:=[.B30]/([.B$1]*([.B$1]+1))*1000000" office:value-type="float" office:value="0.738341658341658" calcext:value-type="float">
            <text:p>0.7383</text:p>
          </table:table-cell>
          <table:table-cell table:formula="of:=[.C30]/([.C$1]*([.C$1]+1))*1000000" office:value-type="float" office:value="0.403000499750125" calcext:value-type="float">
            <text:p>0.4030</text:p>
          </table:table-cell>
          <table:table-cell table:formula="of:=[.D30]/([.D$1]*([.D$1]+1))*1000000" office:value-type="float" office:value="0.322510274352993" calcext:value-type="float">
            <text:p>0.3225</text:p>
          </table:table-cell>
          <table:table-cell table:formula="of:=[.E30]/([.E$1]*([.E$1]+1))*1000000" office:value-type="float" office:value="0.268492876780805" calcext:value-type="float">
            <text:p>0.2685</text:p>
          </table:table-cell>
          <table:table-cell table:formula="of:=[.F30]/([.F$1]*([.F$1]+1))*1000000" office:value-type="float" office:value="0.256819036192761" calcext:value-type="float">
            <text:p>0.2568</text:p>
          </table:table-cell>
          <table:table-cell table:formula="of:=[.G30]/([.G$1]*([.G$1]+1))*1000000" office:value-type="float" office:value="0.253665503449655" calcext:value-type="float">
            <text:p>0.2537</text:p>
          </table:table-cell>
          <table:table-cell table:formula="of:=[.H30]/([.H$1]*([.H$1]+1))*1000000" office:value-type="float" office:value="0.234771623918804" calcext:value-type="float">
            <text:p>0.23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39096" calcext:value-type="float">
            <text:p>0.739096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2.895872" calcext:value-type="float">
            <text:p>2.895872</text:p>
          </table:table-cell>
          <table:table-cell office:value-type="float" office:value="4.29952" calcext:value-type="float">
            <text:p>4.29952</text:p>
          </table:table-cell>
          <table:table-cell office:value-type="float" office:value="6.422527" calcext:value-type="float">
            <text:p>6.422527</text:p>
          </table:table-cell>
          <table:table-cell office:value-type="float" office:value="25.365759" calcext:value-type="float">
            <text:p>25.365759</text:p>
          </table:table-cell>
          <table:table-cell office:value-type="float" office:value="91.616768" calcext:value-type="float">
            <text:p>91.616768</text:p>
          </table:table-cell>
          <table:table-cell/>
          <table:table-cell table:formula="of:=[.B31]/([.B$1]*([.B$1]+1))*1000000" office:value-type="float" office:value="0.738357642357642" calcext:value-type="float">
            <text:p>0.7384</text:p>
          </table:table-cell>
          <table:table-cell table:formula="of:=[.C31]/([.C$1]*([.C$1]+1))*1000000" office:value-type="float" office:value="0.402742628685657" calcext:value-type="float">
            <text:p>0.4027</text:p>
          </table:table-cell>
          <table:table-cell table:formula="of:=[.D31]/([.D$1]*([.D$1]+1))*1000000" office:value-type="float" office:value="0.32165633677663" calcext:value-type="float">
            <text:p>0.3217</text:p>
          </table:table-cell>
          <table:table-cell table:formula="of:=[.E31]/([.E$1]*([.E$1]+1))*1000000" office:value-type="float" office:value="0.268652836790802" calcext:value-type="float">
            <text:p>0.2687</text:p>
          </table:table-cell>
          <table:table-cell table:formula="of:=[.F31]/([.F$1]*([.F$1]+1))*1000000" office:value-type="float" office:value="0.256849710057988" calcext:value-type="float">
            <text:p>0.2568</text:p>
          </table:table-cell>
          <table:table-cell table:formula="of:=[.G31]/([.G$1]*([.G$1]+1))*1000000" office:value-type="float" office:value="0.253632226777322" calcext:value-type="float">
            <text:p>0.2536</text:p>
          </table:table-cell>
          <table:table-cell table:formula="of:=[.H31]/([.H$1]*([.H$1]+1))*1000000" office:value-type="float" office:value="0.229030468476576" calcext:value-type="float">
            <text:p>0.229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39328" calcext:value-type="float">
            <text:p>0.739328</text:p>
          </table:table-cell>
          <table:table-cell office:value-type="float" office:value="1.610744" calcext:value-type="float">
            <text:p>1.610744</text:p>
          </table:table-cell>
          <table:table-cell office:value-type="float" office:value="2.892536" calcext:value-type="float">
            <text:p>2.892536</text:p>
          </table:table-cell>
          <table:table-cell office:value-type="float" office:value="4.295424" calcext:value-type="float">
            <text:p>4.295424</text:p>
          </table:table-cell>
          <table:table-cell office:value-type="float" office:value="6.414336" calcext:value-type="float">
            <text:p>6.414336</text:p>
          </table:table-cell>
          <table:table-cell office:value-type="float" office:value="25.270271" calcext:value-type="float">
            <text:p>25.270271</text:p>
          </table:table-cell>
          <table:table-cell office:value-type="float" office:value="87.438583" calcext:value-type="float">
            <text:p>87.438583</text:p>
          </table:table-cell>
          <table:table-cell/>
          <table:table-cell table:formula="of:=[.B32]/([.B$1]*([.B$1]+1))*1000000" office:value-type="float" office:value="0.73858941058941" calcext:value-type="float">
            <text:p>0.7386</text:p>
          </table:table-cell>
          <table:table-cell table:formula="of:=[.C32]/([.C$1]*([.C$1]+1))*1000000" office:value-type="float" office:value="0.402484757621189" calcext:value-type="float">
            <text:p>0.4025</text:p>
          </table:table-cell>
          <table:table-cell table:formula="of:=[.D32]/([.D$1]*([.D$1]+1))*1000000" office:value-type="float" office:value="0.321285793624347" calcext:value-type="float">
            <text:p>0.3213</text:p>
          </table:table-cell>
          <table:table-cell table:formula="of:=[.E32]/([.E$1]*([.E$1]+1))*1000000" office:value-type="float" office:value="0.268396900774806" calcext:value-type="float">
            <text:p>0.2684</text:p>
          </table:table-cell>
          <table:table-cell table:formula="of:=[.F32]/([.F$1]*([.F$1]+1))*1000000" office:value-type="float" office:value="0.256522135572885" calcext:value-type="float">
            <text:p>0.2565</text:p>
          </table:table-cell>
          <table:table-cell table:formula="of:=[.G32]/([.G$1]*([.G$1]+1))*1000000" office:value-type="float" office:value="0.252677442255774" calcext:value-type="float">
            <text:p>0.2527</text:p>
          </table:table-cell>
          <table:table-cell table:formula="of:=[.H32]/([.H$1]*([.H$1]+1))*1000000" office:value-type="float" office:value="0.218585528223589" calcext:value-type="float">
            <text:p>0.21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13456" calcext:value-type="float">
            <text:p>0.713456</text:p>
          </table:table-cell>
          <table:table-cell office:value-type="float" office:value="1.467896" calcext:value-type="float">
            <text:p>1.467896</text:p>
          </table:table-cell>
          <table:table-cell office:value-type="float" office:value="2.414592" calcext:value-type="float">
            <text:p>2.414592</text:p>
          </table:table-cell>
          <table:table-cell office:value-type="float" office:value="3.490304" calcext:value-type="float">
            <text:p>3.490304</text:p>
          </table:table-cell>
          <table:table-cell office:value-type="float" office:value="5.372672" calcext:value-type="float">
            <text:p>5.372672</text:p>
          </table:table-cell>
          <table:table-cell office:value-type="float" office:value="24.986626" calcext:value-type="float">
            <text:p>24.986626</text:p>
          </table:table-cell>
          <table:table-cell office:value-type="float" office:value="84.630783" calcext:value-type="float">
            <text:p>84.630783</text:p>
          </table:table-cell>
          <table:table-cell/>
          <table:table-cell table:formula="of:=[.B33]/([.B$1]*([.B$1]+1))*1000000" office:value-type="float" office:value="0.712743256743257" calcext:value-type="float">
            <text:p>0.7127</text:p>
          </table:table-cell>
          <table:table-cell table:formula="of:=[.C33]/([.C$1]*([.C$1]+1))*1000000" office:value-type="float" office:value="0.366790604697651" calcext:value-type="float">
            <text:p>0.3668</text:p>
          </table:table-cell>
          <table:table-cell table:formula="of:=[.D33]/([.D$1]*([.D$1]+1))*1000000" office:value-type="float" office:value="0.268198600466511" calcext:value-type="float">
            <text:p>0.2682</text:p>
          </table:table-cell>
          <table:table-cell table:formula="of:=[.E33]/([.E$1]*([.E$1]+1))*1000000" office:value-type="float" office:value="0.218089477630592" calcext:value-type="float">
            <text:p>0.2181</text:p>
          </table:table-cell>
          <table:table-cell table:formula="of:=[.F33]/([.F$1]*([.F$1]+1))*1000000" office:value-type="float" office:value="0.214863907218556" calcext:value-type="float">
            <text:p>0.2149</text:p>
          </table:table-cell>
          <table:table-cell table:formula="of:=[.G33]/([.G$1]*([.G$1]+1))*1000000" office:value-type="float" office:value="0.249841275872413" calcext:value-type="float">
            <text:p>0.2498</text:p>
          </table:table-cell>
          <table:table-cell table:formula="of:=[.H33]/([.H$1]*([.H$1]+1))*1000000" office:value-type="float" office:value="0.211566379181041" calcext:value-type="float">
            <text:p>0.21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2704" calcext:value-type="float">
            <text:p>0.72704</text:p>
          </table:table-cell>
          <table:table-cell office:value-type="float" office:value="1.511432" calcext:value-type="float">
            <text:p>1.511432</text:p>
          </table:table-cell>
          <table:table-cell office:value-type="float" office:value="2.636296" calcext:value-type="float">
            <text:p>2.636296</text:p>
          </table:table-cell>
          <table:table-cell office:value-type="float" office:value="3.907328" calcext:value-type="float">
            <text:p>3.907328</text:p>
          </table:table-cell>
          <table:table-cell office:value-type="float" office:value="6.562816" calcext:value-type="float">
            <text:p>6.562816</text:p>
          </table:table-cell>
          <table:table-cell office:value-type="float" office:value="25.484545" calcext:value-type="float">
            <text:p>25.484545</text:p>
          </table:table-cell>
          <table:table-cell office:value-type="float" office:value="92.262146" calcext:value-type="float">
            <text:p>92.262146</text:p>
          </table:table-cell>
          <table:table-cell/>
          <table:table-cell table:formula="of:=[.B34]/([.B$1]*([.B$1]+1))*1000000" office:value-type="float" office:value="0.726313686313686" calcext:value-type="float">
            <text:p>0.7263</text:p>
          </table:table-cell>
          <table:table-cell table:formula="of:=[.C34]/([.C$1]*([.C$1]+1))*1000000" office:value-type="float" office:value="0.377669165417291" calcext:value-type="float">
            <text:p>0.3777</text:p>
          </table:table-cell>
          <table:table-cell table:formula="of:=[.D34]/([.D$1]*([.D$1]+1))*1000000" office:value-type="float" office:value="0.292824169721204" calcext:value-type="float">
            <text:p>0.2928</text:p>
          </table:table-cell>
          <table:table-cell table:formula="of:=[.E34]/([.E$1]*([.E$1]+1))*1000000" office:value-type="float" office:value="0.244146963259185" calcext:value-type="float">
            <text:p>0.2441</text:p>
          </table:table-cell>
          <table:table-cell table:formula="of:=[.F34]/([.F$1]*([.F$1]+1))*1000000" office:value-type="float" office:value="0.262460147970406" calcext:value-type="float">
            <text:p>0.2625</text:p>
          </table:table-cell>
          <table:table-cell table:formula="of:=[.G34]/([.G$1]*([.G$1]+1))*1000000" office:value-type="float" office:value="0.2548199680032" calcext:value-type="float">
            <text:p>0.2548</text:p>
          </table:table-cell>
          <table:table-cell table:formula="of:=[.H34]/([.H$1]*([.H$1]+1))*1000000" office:value-type="float" office:value="0.23064383280836" calcext:value-type="float">
            <text:p>0.230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726544" calcext:value-type="float">
            <text:p>0.726544</text:p>
          </table:table-cell>
          <table:table-cell office:value-type="float" office:value="1.5122" calcext:value-type="float">
            <text:p>1.5122</text:p>
          </table:table-cell>
          <table:table-cell office:value-type="float" office:value="2.637816" calcext:value-type="float">
            <text:p>2.637816</text:p>
          </table:table-cell>
          <table:table-cell office:value-type="float" office:value="3.906816" calcext:value-type="float">
            <text:p>3.906816</text:p>
          </table:table-cell>
          <table:table-cell office:value-type="float" office:value="6.563072" calcext:value-type="float">
            <text:p>6.563072</text:p>
          </table:table-cell>
          <table:table-cell office:value-type="float" office:value="24.326145" calcext:value-type="float">
            <text:p>24.326145</text:p>
          </table:table-cell>
          <table:table-cell office:value-type="float" office:value="90.158073" calcext:value-type="float">
            <text:p>90.158073</text:p>
          </table:table-cell>
          <table:table-cell/>
          <table:table-cell table:formula="of:=[.B35]/([.B$1]*([.B$1]+1))*1000000" office:value-type="float" office:value="0.725818181818182" calcext:value-type="float">
            <text:p>0.7258</text:p>
          </table:table-cell>
          <table:table-cell table:formula="of:=[.C35]/([.C$1]*([.C$1]+1))*1000000" office:value-type="float" office:value="0.377861069465267" calcext:value-type="float">
            <text:p>0.3779</text:p>
          </table:table-cell>
          <table:table-cell table:formula="of:=[.D35]/([.D$1]*([.D$1]+1))*1000000" office:value-type="float" office:value="0.292993002332556" calcext:value-type="float">
            <text:p>0.2930</text:p>
          </table:table-cell>
          <table:table-cell table:formula="of:=[.E35]/([.E$1]*([.E$1]+1))*1000000" office:value-type="float" office:value="0.244114971257186" calcext:value-type="float">
            <text:p>0.2441</text:p>
          </table:table-cell>
          <table:table-cell table:formula="of:=[.F35]/([.F$1]*([.F$1]+1))*1000000" office:value-type="float" office:value="0.262470385922815" calcext:value-type="float">
            <text:p>0.2625</text:p>
          </table:table-cell>
          <table:table-cell table:formula="of:=[.G35]/([.G$1]*([.G$1]+1))*1000000" office:value-type="float" office:value="0.243237126287371" calcext:value-type="float">
            <text:p>0.2432</text:p>
          </table:table-cell>
          <table:table-cell table:formula="of:=[.H35]/([.H$1]*([.H$1]+1))*1000000" office:value-type="float" office:value="0.225383913304335" calcext:value-type="float">
            <text:p>0.22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2552" calcext:value-type="float">
            <text:p>0.72552</text:p>
          </table:table-cell>
          <table:table-cell office:value-type="float" office:value="1.507328" calcext:value-type="float">
            <text:p>1.507328</text:p>
          </table:table-cell>
          <table:table-cell office:value-type="float" office:value="2.67364" calcext:value-type="float">
            <text:p>2.67364</text:p>
          </table:table-cell>
          <table:table-cell office:value-type="float" office:value="3.90656" calcext:value-type="float">
            <text:p>3.90656</text:p>
          </table:table-cell>
          <table:table-cell office:value-type="float" office:value="6.541568" calcext:value-type="float">
            <text:p>6.541568</text:p>
          </table:table-cell>
          <table:table-cell office:value-type="float" office:value="24.336897" calcext:value-type="float">
            <text:p>24.336897</text:p>
          </table:table-cell>
          <table:table-cell office:value-type="float" office:value="88.732414" calcext:value-type="float">
            <text:p>88.732414</text:p>
          </table:table-cell>
          <table:table-cell/>
          <table:table-cell table:formula="of:=[.B36]/([.B$1]*([.B$1]+1))*1000000" office:value-type="float" office:value="0.724795204795205" calcext:value-type="float">
            <text:p>0.7248</text:p>
          </table:table-cell>
          <table:table-cell table:formula="of:=[.C36]/([.C$1]*([.C$1]+1))*1000000" office:value-type="float" office:value="0.37664367816092" calcext:value-type="float">
            <text:p>0.3766</text:p>
          </table:table-cell>
          <table:table-cell table:formula="of:=[.D36]/([.D$1]*([.D$1]+1))*1000000" office:value-type="float" office:value="0.29697212040431" calcext:value-type="float">
            <text:p>0.2970</text:p>
          </table:table-cell>
          <table:table-cell table:formula="of:=[.E36]/([.E$1]*([.E$1]+1))*1000000" office:value-type="float" office:value="0.244098975256186" calcext:value-type="float">
            <text:p>0.2441</text:p>
          </table:table-cell>
          <table:table-cell table:formula="of:=[.F36]/([.F$1]*([.F$1]+1))*1000000" office:value-type="float" office:value="0.261610397920416" calcext:value-type="float">
            <text:p>0.2616</text:p>
          </table:table-cell>
          <table:table-cell table:formula="of:=[.G36]/([.G$1]*([.G$1]+1))*1000000" office:value-type="float" office:value="0.243344635536446" calcext:value-type="float">
            <text:p>0.2433</text:p>
          </table:table-cell>
          <table:table-cell table:formula="of:=[.H36]/([.H$1]*([.H$1]+1))*1000000" office:value-type="float" office:value="0.2218199440028" calcext:value-type="float">
            <text:p>0.22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25248" calcext:value-type="float">
            <text:p>0.725248</text:p>
          </table:table-cell>
          <table:table-cell office:value-type="float" office:value="1.506032" calcext:value-type="float">
            <text:p>1.506032</text:p>
          </table:table-cell>
          <table:table-cell office:value-type="float" office:value="2.635776" calcext:value-type="float">
            <text:p>2.635776</text:p>
          </table:table-cell>
          <table:table-cell office:value-type="float" office:value="3.908608" calcext:value-type="float">
            <text:p>3.908608</text:p>
          </table:table-cell>
          <table:table-cell office:value-type="float" office:value="6.575872" calcext:value-type="float">
            <text:p>6.575872</text:p>
          </table:table-cell>
          <table:table-cell office:value-type="float" office:value="24.338177" calcext:value-type="float">
            <text:p>24.338177</text:p>
          </table:table-cell>
          <table:table-cell office:value-type="float" office:value="86.693634" calcext:value-type="float">
            <text:p>86.693634</text:p>
          </table:table-cell>
          <table:table-cell/>
          <table:table-cell table:formula="of:=[.B37]/([.B$1]*([.B$1]+1))*1000000" office:value-type="float" office:value="0.724523476523477" calcext:value-type="float">
            <text:p>0.7245</text:p>
          </table:table-cell>
          <table:table-cell table:formula="of:=[.C37]/([.C$1]*([.C$1]+1))*1000000" office:value-type="float" office:value="0.37631984007996" calcext:value-type="float">
            <text:p>0.3763</text:p>
          </table:table-cell>
          <table:table-cell table:formula="of:=[.D37]/([.D$1]*([.D$1]+1))*1000000" office:value-type="float" office:value="0.292766411196268" calcext:value-type="float">
            <text:p>0.2928</text:p>
          </table:table-cell>
          <table:table-cell table:formula="of:=[.E37]/([.E$1]*([.E$1]+1))*1000000" office:value-type="float" office:value="0.244226943264184" calcext:value-type="float">
            <text:p>0.2442</text:p>
          </table:table-cell>
          <table:table-cell table:formula="of:=[.F37]/([.F$1]*([.F$1]+1))*1000000" office:value-type="float" office:value="0.262982283543291" calcext:value-type="float">
            <text:p>0.2630</text:p>
          </table:table-cell>
          <table:table-cell table:formula="of:=[.G37]/([.G$1]*([.G$1]+1))*1000000" office:value-type="float" office:value="0.243357434256574" calcext:value-type="float">
            <text:p>0.2434</text:p>
          </table:table-cell>
          <table:table-cell table:formula="of:=[.H37]/([.H$1]*([.H$1]+1))*1000000" office:value-type="float" office:value="0.216723248837558" calcext:value-type="float">
            <text:p>0.21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726784" calcext:value-type="float">
            <text:p>0.726784</text:p>
          </table:table-cell>
          <table:table-cell office:value-type="float" office:value="1.510424" calcext:value-type="float">
            <text:p>1.510424</text:p>
          </table:table-cell>
          <table:table-cell office:value-type="float" office:value="2.90148" calcext:value-type="float">
            <text:p>2.90148</text:p>
          </table:table-cell>
          <table:table-cell office:value-type="float" office:value="4.365824" calcext:value-type="float">
            <text:p>4.365824</text:p>
          </table:table-cell>
          <table:table-cell office:value-type="float" office:value="7.01184" calcext:value-type="float">
            <text:p>7.01184</text:p>
          </table:table-cell>
          <table:table-cell office:value-type="float" office:value="25.009151" calcext:value-type="float">
            <text:p>25.009151</text:p>
          </table:table-cell>
          <table:table-cell office:value-type="float" office:value="93.0112" calcext:value-type="float">
            <text:p>93.0112</text:p>
          </table:table-cell>
          <table:table-cell/>
          <table:table-cell table:formula="of:=[.B38]/([.B$1]*([.B$1]+1))*1000000" office:value-type="float" office:value="0.726057942057942" calcext:value-type="float">
            <text:p>0.7261</text:p>
          </table:table-cell>
          <table:table-cell table:formula="of:=[.C38]/([.C$1]*([.C$1]+1))*1000000" office:value-type="float" office:value="0.377417291354323" calcext:value-type="float">
            <text:p>0.3774</text:p>
          </table:table-cell>
          <table:table-cell table:formula="of:=[.D38]/([.D$1]*([.D$1]+1))*1000000" office:value-type="float" office:value="0.322279240253249" calcext:value-type="float">
            <text:p>0.3223</text:p>
          </table:table-cell>
          <table:table-cell table:formula="of:=[.E38]/([.E$1]*([.E$1]+1))*1000000" office:value-type="float" office:value="0.272795801049738" calcext:value-type="float">
            <text:p>0.2728</text:p>
          </table:table-cell>
          <table:table-cell table:formula="of:=[.F38]/([.F$1]*([.F$1]+1))*1000000" office:value-type="float" office:value="0.280417516496701" calcext:value-type="float">
            <text:p>0.2804</text:p>
          </table:table-cell>
          <table:table-cell table:formula="of:=[.G38]/([.G$1]*([.G$1]+1))*1000000" office:value-type="float" office:value="0.250066503349665" calcext:value-type="float">
            <text:p>0.2501</text:p>
          </table:table-cell>
          <table:table-cell table:formula="of:=[.H38]/([.H$1]*([.H$1]+1))*1000000" office:value-type="float" office:value="0.232516374181291" calcext:value-type="float">
            <text:p>0.23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72652" calcext:value-type="float">
            <text:p>0.72652</text:p>
          </table:table-cell>
          <table:table-cell office:value-type="float" office:value="1.511192" calcext:value-type="float">
            <text:p>1.511192</text:p>
          </table:table-cell>
          <table:table-cell office:value-type="float" office:value="2.899192" calcext:value-type="float">
            <text:p>2.899192</text:p>
          </table:table-cell>
          <table:table-cell office:value-type="float" office:value="4.401152" calcext:value-type="float">
            <text:p>4.401152</text:p>
          </table:table-cell>
          <table:table-cell office:value-type="float" office:value="7.035648" calcext:value-type="float">
            <text:p>7.035648</text:p>
          </table:table-cell>
          <table:table-cell office:value-type="float" office:value="24.091391" calcext:value-type="float">
            <text:p>24.091391</text:p>
          </table:table-cell>
          <table:table-cell office:value-type="float" office:value="90.97139" calcext:value-type="float">
            <text:p>90.97139</text:p>
          </table:table-cell>
          <table:table-cell/>
          <table:table-cell table:formula="of:=[.B39]/([.B$1]*([.B$1]+1))*1000000" office:value-type="float" office:value="0.725794205794206" calcext:value-type="float">
            <text:p>0.7258</text:p>
          </table:table-cell>
          <table:table-cell table:formula="of:=[.C39]/([.C$1]*([.C$1]+1))*1000000" office:value-type="float" office:value="0.377609195402299" calcext:value-type="float">
            <text:p>0.3776</text:p>
          </table:table-cell>
          <table:table-cell table:formula="of:=[.D39]/([.D$1]*([.D$1]+1))*1000000" office:value-type="float" office:value="0.32202510274353" calcext:value-type="float">
            <text:p>0.3220</text:p>
          </table:table-cell>
          <table:table-cell table:formula="of:=[.E39]/([.E$1]*([.E$1]+1))*1000000" office:value-type="float" office:value="0.275003249187703" calcext:value-type="float">
            <text:p>0.2750</text:p>
          </table:table-cell>
          <table:table-cell table:formula="of:=[.F39]/([.F$1]*([.F$1]+1))*1000000" office:value-type="float" office:value="0.281369646070786" calcext:value-type="float">
            <text:p>0.2814</text:p>
          </table:table-cell>
          <table:table-cell table:formula="of:=[.G39]/([.G$1]*([.G$1]+1))*1000000" office:value-type="float" office:value="0.240889821017898" calcext:value-type="float">
            <text:p>0.2409</text:p>
          </table:table-cell>
          <table:table-cell table:formula="of:=[.H39]/([.H$1]*([.H$1]+1))*1000000" office:value-type="float" office:value="0.227417104144793" calcext:value-type="float">
            <text:p>0.22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726032" calcext:value-type="float">
            <text:p>0.726032</text:p>
          </table:table-cell>
          <table:table-cell office:value-type="float" office:value="1.506568" calcext:value-type="float">
            <text:p>1.506568</text:p>
          </table:table-cell>
          <table:table-cell office:value-type="float" office:value="2.903064" calcext:value-type="float">
            <text:p>2.903064</text:p>
          </table:table-cell>
          <table:table-cell office:value-type="float" office:value="4.342016" calcext:value-type="float">
            <text:p>4.342016</text:p>
          </table:table-cell>
          <table:table-cell office:value-type="float" office:value="7.057664" calcext:value-type="float">
            <text:p>7.057664</text:p>
          </table:table-cell>
          <table:table-cell office:value-type="float" office:value="26.45632" calcext:value-type="float">
            <text:p>26.45632</text:p>
          </table:table-cell>
          <table:table-cell office:value-type="float" office:value="90.465279" calcext:value-type="float">
            <text:p>90.465279</text:p>
          </table:table-cell>
          <table:table-cell/>
          <table:table-cell table:formula="of:=[.B40]/([.B$1]*([.B$1]+1))*1000000" office:value-type="float" office:value="0.725306693306693" calcext:value-type="float">
            <text:p>0.7253</text:p>
          </table:table-cell>
          <table:table-cell table:formula="of:=[.C40]/([.C$1]*([.C$1]+1))*1000000" office:value-type="float" office:value="0.376453773113443" calcext:value-type="float">
            <text:p>0.3765</text:p>
          </table:table-cell>
          <table:table-cell table:formula="of:=[.D40]/([.D$1]*([.D$1]+1))*1000000" office:value-type="float" office:value="0.322455181606131" calcext:value-type="float">
            <text:p>0.3225</text:p>
          </table:table-cell>
          <table:table-cell table:formula="of:=[.E40]/([.E$1]*([.E$1]+1))*1000000" office:value-type="float" office:value="0.271308172956761" calcext:value-type="float">
            <text:p>0.2713</text:p>
          </table:table-cell>
          <table:table-cell table:formula="of:=[.F40]/([.F$1]*([.F$1]+1))*1000000" office:value-type="float" office:value="0.282250109978004" calcext:value-type="float">
            <text:p>0.2823</text:p>
          </table:table-cell>
          <table:table-cell table:formula="of:=[.G40]/([.G$1]*([.G$1]+1))*1000000" office:value-type="float" office:value="0.264536746325367" calcext:value-type="float">
            <text:p>0.2645</text:p>
          </table:table-cell>
          <table:table-cell table:formula="of:=[.H40]/([.H$1]*([.H$1]+1))*1000000" office:value-type="float" office:value="0.226151889905505" calcext:value-type="float">
            <text:p>0.22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726008" calcext:value-type="float">
            <text:p>0.726008</text:p>
          </table:table-cell>
          <table:table-cell office:value-type="float" office:value="1.5058" calcext:value-type="float">
            <text:p>1.5058</text:p>
          </table:table-cell>
          <table:table-cell office:value-type="float" office:value="2.905864" calcext:value-type="float">
            <text:p>2.905864</text:p>
          </table:table-cell>
          <table:table-cell office:value-type="float" office:value="4.360704" calcext:value-type="float">
            <text:p>4.360704</text:p>
          </table:table-cell>
          <table:table-cell office:value-type="float" office:value="5.466368" calcext:value-type="float">
            <text:p>5.466368</text:p>
          </table:table-cell>
          <table:table-cell office:value-type="float" office:value="24.716545" calcext:value-type="float">
            <text:p>24.716545</text:p>
          </table:table-cell>
          <table:table-cell office:value-type="float" office:value="90.419968" calcext:value-type="float">
            <text:p>90.419968</text:p>
          </table:table-cell>
          <table:table-cell/>
          <table:table-cell table:formula="of:=[.B41]/([.B$1]*([.B$1]+1))*1000000" office:value-type="float" office:value="0.725282717282717" calcext:value-type="float">
            <text:p>0.7253</text:p>
          </table:table-cell>
          <table:table-cell table:formula="of:=[.C41]/([.C$1]*([.C$1]+1))*1000000" office:value-type="float" office:value="0.376261869065467" calcext:value-type="float">
            <text:p>0.3763</text:p>
          </table:table-cell>
          <table:table-cell table:formula="of:=[.D41]/([.D$1]*([.D$1]+1))*1000000" office:value-type="float" office:value="0.322766189048095" calcext:value-type="float">
            <text:p>0.3228</text:p>
          </table:table-cell>
          <table:table-cell table:formula="of:=[.E41]/([.E$1]*([.E$1]+1))*1000000" office:value-type="float" office:value="0.272475881029743" calcext:value-type="float">
            <text:p>0.2725</text:p>
          </table:table-cell>
          <table:table-cell table:formula="of:=[.F41]/([.F$1]*([.F$1]+1))*1000000" office:value-type="float" office:value="0.21861099780044" calcext:value-type="float">
            <text:p>0.2186</text:p>
          </table:table-cell>
          <table:table-cell table:formula="of:=[.G41]/([.G$1]*([.G$1]+1))*1000000" office:value-type="float" office:value="0.247140735926407" calcext:value-type="float">
            <text:p>0.2471</text:p>
          </table:table-cell>
          <table:table-cell table:formula="of:=[.H41]/([.H$1]*([.H$1]+1))*1000000" office:value-type="float" office:value="0.226038618069097" calcext:value-type="float">
            <text:p>0.22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72628" calcext:value-type="float">
            <text:p>0.72628</text:p>
          </table:table-cell>
          <table:table-cell office:value-type="float" office:value="1.611264" calcext:value-type="float">
            <text:p>1.611264</text:p>
          </table:table-cell>
          <table:table-cell office:value-type="float" office:value="3.222552" calcext:value-type="float">
            <text:p>3.222552</text:p>
          </table:table-cell>
          <table:table-cell office:value-type="float" office:value="4.883712" calcext:value-type="float">
            <text:p>4.883712</text:p>
          </table:table-cell>
          <table:table-cell office:value-type="float" office:value="6.121984" calcext:value-type="float">
            <text:p>6.121984</text:p>
          </table:table-cell>
          <table:table-cell office:value-type="float" office:value="23.319296" calcext:value-type="float">
            <text:p>23.319296</text:p>
          </table:table-cell>
          <table:table-cell office:value-type="float" office:value="96.824066" calcext:value-type="float">
            <text:p>96.824066</text:p>
          </table:table-cell>
          <table:table-cell/>
          <table:table-cell table:formula="of:=[.B42]/([.B$1]*([.B$1]+1))*1000000" office:value-type="float" office:value="0.725554445554446" calcext:value-type="float">
            <text:p>0.7256</text:p>
          </table:table-cell>
          <table:table-cell table:formula="of:=[.C42]/([.C$1]*([.C$1]+1))*1000000" office:value-type="float" office:value="0.402614692653673" calcext:value-type="float">
            <text:p>0.4026</text:p>
          </table:table-cell>
          <table:table-cell table:formula="of:=[.D42]/([.D$1]*([.D$1]+1))*1000000" office:value-type="float" office:value="0.357942019326891" calcext:value-type="float">
            <text:p>0.3579</text:p>
          </table:table-cell>
          <table:table-cell table:formula="of:=[.E42]/([.E$1]*([.E$1]+1))*1000000" office:value-type="float" office:value="0.305155711072232" calcext:value-type="float">
            <text:p>0.3052</text:p>
          </table:table-cell>
          <table:table-cell table:formula="of:=[.F42]/([.F$1]*([.F$1]+1))*1000000" office:value-type="float" office:value="0.244830393921216" calcext:value-type="float">
            <text:p>0.2448</text:p>
          </table:table-cell>
          <table:table-cell table:formula="of:=[.G42]/([.G$1]*([.G$1]+1))*1000000" office:value-type="float" office:value="0.233169643035696" calcext:value-type="float">
            <text:p>0.2332</text:p>
          </table:table-cell>
          <table:table-cell table:formula="of:=[.H42]/([.H$1]*([.H$1]+1))*1000000" office:value-type="float" office:value="0.24204806259687" calcext:value-type="float">
            <text:p>0.24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726528" calcext:value-type="float">
            <text:p>0.726528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3.220752" calcext:value-type="float">
            <text:p>3.220752</text:p>
          </table:table-cell>
          <table:table-cell office:value-type="float" office:value="3.877376" calcext:value-type="float">
            <text:p>3.877376</text:p>
          </table:table-cell>
          <table:table-cell office:value-type="float" office:value="6.106112" calcext:value-type="float">
            <text:p>6.106112</text:p>
          </table:table-cell>
          <table:table-cell office:value-type="float" office:value="23.320065" calcext:value-type="float">
            <text:p>23.320065</text:p>
          </table:table-cell>
          <table:table-cell office:value-type="float" office:value="88.668159" calcext:value-type="float">
            <text:p>88.668159</text:p>
          </table:table-cell>
          <table:table-cell/>
          <table:table-cell table:formula="of:=[.B43]/([.B$1]*([.B$1]+1))*1000000" office:value-type="float" office:value="0.725802197802198" calcext:value-type="float">
            <text:p>0.7258</text:p>
          </table:table-cell>
          <table:table-cell table:formula="of:=[.C43]/([.C$1]*([.C$1]+1))*1000000" office:value-type="float" office:value="0.402742628685657" calcext:value-type="float">
            <text:p>0.4027</text:p>
          </table:table-cell>
          <table:table-cell table:formula="of:=[.D43]/([.D$1]*([.D$1]+1))*1000000" office:value-type="float" office:value="0.357742085971343" calcext:value-type="float">
            <text:p>0.3577</text:p>
          </table:table-cell>
          <table:table-cell table:formula="of:=[.E43]/([.E$1]*([.E$1]+1))*1000000" office:value-type="float" office:value="0.242275431142214" calcext:value-type="float">
            <text:p>0.2423</text:p>
          </table:table-cell>
          <table:table-cell table:formula="of:=[.F43]/([.F$1]*([.F$1]+1))*1000000" office:value-type="float" office:value="0.244195640871826" calcext:value-type="float">
            <text:p>0.2442</text:p>
          </table:table-cell>
          <table:table-cell table:formula="of:=[.G43]/([.G$1]*([.G$1]+1))*1000000" office:value-type="float" office:value="0.233177332266773" calcext:value-type="float">
            <text:p>0.2332</text:p>
          </table:table-cell>
          <table:table-cell table:formula="of:=[.H43]/([.H$1]*([.H$1]+1))*1000000" office:value-type="float" office:value="0.221659314534273" calcext:value-type="float">
            <text:p>0.22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726008" calcext:value-type="float">
            <text:p>0.726008</text:p>
          </table:table-cell>
          <table:table-cell office:value-type="float" office:value="1.611008" calcext:value-type="float">
            <text:p>1.611008</text:p>
          </table:table-cell>
          <table:table-cell office:value-type="float" office:value="3.22868" calcext:value-type="float">
            <text:p>3.22868</text:p>
          </table:table-cell>
          <table:table-cell office:value-type="float" office:value="3.909632" calcext:value-type="float">
            <text:p>3.909632</text:p>
          </table:table-cell>
          <table:table-cell office:value-type="float" office:value="6.10944" calcext:value-type="float">
            <text:p>6.10944</text:p>
          </table:table-cell>
          <table:table-cell office:value-type="float" office:value="23.371008" calcext:value-type="float">
            <text:p>23.371008</text:p>
          </table:table-cell>
          <table:table-cell office:value-type="float" office:value="88.046593" calcext:value-type="float">
            <text:p>88.046593</text:p>
          </table:table-cell>
          <table:table-cell/>
          <table:table-cell table:formula="of:=[.B44]/([.B$1]*([.B$1]+1))*1000000" office:value-type="float" office:value="0.725282717282717" calcext:value-type="float">
            <text:p>0.7253</text:p>
          </table:table-cell>
          <table:table-cell table:formula="of:=[.C44]/([.C$1]*([.C$1]+1))*1000000" office:value-type="float" office:value="0.402550724637681" calcext:value-type="float">
            <text:p>0.4026</text:p>
          </table:table-cell>
          <table:table-cell table:formula="of:=[.D44]/([.D$1]*([.D$1]+1))*1000000" office:value-type="float" office:value="0.358622681328446" calcext:value-type="float">
            <text:p>0.3586</text:p>
          </table:table-cell>
          <table:table-cell table:formula="of:=[.E44]/([.E$1]*([.E$1]+1))*1000000" office:value-type="float" office:value="0.244290927268183" calcext:value-type="float">
            <text:p>0.2443</text:p>
          </table:table-cell>
          <table:table-cell table:formula="of:=[.F44]/([.F$1]*([.F$1]+1))*1000000" office:value-type="float" office:value="0.244328734253149" calcext:value-type="float">
            <text:p>0.2443</text:p>
          </table:table-cell>
          <table:table-cell table:formula="of:=[.G44]/([.G$1]*([.G$1]+1))*1000000" office:value-type="float" office:value="0.233686711328867" calcext:value-type="float">
            <text:p>0.2337</text:p>
          </table:table-cell>
          <table:table-cell table:formula="of:=[.H44]/([.H$1]*([.H$1]+1))*1000000" office:value-type="float" office:value="0.220105477226139" calcext:value-type="float">
            <text:p>0.22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25784" calcext:value-type="float">
            <text:p>0.725784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3.240952" calcext:value-type="float">
            <text:p>3.240952</text:p>
          </table:table-cell>
          <table:table-cell office:value-type="float" office:value="3.907328" calcext:value-type="float">
            <text:p>3.907328</text:p>
          </table:table-cell>
          <table:table-cell office:value-type="float" office:value="6.108928" calcext:value-type="float">
            <text:p>6.108928</text:p>
          </table:table-cell>
          <table:table-cell office:value-type="float" office:value="23.374081" calcext:value-type="float">
            <text:p>23.374081</text:p>
          </table:table-cell>
          <table:table-cell office:value-type="float" office:value="87.892471" calcext:value-type="float">
            <text:p>87.892471</text:p>
          </table:table-cell>
          <table:table-cell/>
          <table:table-cell table:formula="of:=[.B45]/([.B$1]*([.B$1]+1))*1000000" office:value-type="float" office:value="0.725058941058941" calcext:value-type="float">
            <text:p>0.7251</text:p>
          </table:table-cell>
          <table:table-cell table:formula="of:=[.C45]/([.C$1]*([.C$1]+1))*1000000" office:value-type="float" office:value="0.402742628685657" calcext:value-type="float">
            <text:p>0.4027</text:p>
          </table:table-cell>
          <table:table-cell table:formula="of:=[.D45]/([.D$1]*([.D$1]+1))*1000000" office:value-type="float" office:value="0.359985782516939" calcext:value-type="float">
            <text:p>0.3600</text:p>
          </table:table-cell>
          <table:table-cell table:formula="of:=[.E45]/([.E$1]*([.E$1]+1))*1000000" office:value-type="float" office:value="0.244146963259185" calcext:value-type="float">
            <text:p>0.2441</text:p>
          </table:table-cell>
          <table:table-cell table:formula="of:=[.F45]/([.F$1]*([.F$1]+1))*1000000" office:value-type="float" office:value="0.24430825834833" calcext:value-type="float">
            <text:p>0.2443</text:p>
          </table:table-cell>
          <table:table-cell table:formula="of:=[.G45]/([.G$1]*([.G$1]+1))*1000000" office:value-type="float" office:value="0.233717438256174" calcext:value-type="float">
            <text:p>0.2337</text:p>
          </table:table-cell>
          <table:table-cell table:formula="of:=[.H45]/([.H$1]*([.H$1]+1))*1000000" office:value-type="float" office:value="0.219720191490425" calcext:value-type="float">
            <text:p>0.219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26264" calcext:value-type="float">
            <text:p>0.726264</text:p>
          </table:table-cell>
          <table:table-cell office:value-type="float" office:value="1.612792" calcext:value-type="float">
            <text:p>1.612792</text:p>
          </table:table-cell>
          <table:table-cell office:value-type="float" office:value="3.256312" calcext:value-type="float">
            <text:p>3.256312</text:p>
          </table:table-cell>
          <table:table-cell office:value-type="float" office:value="3.926272" calcext:value-type="float">
            <text:p>3.926272</text:p>
          </table:table-cell>
          <table:table-cell office:value-type="float" office:value="6.647808" calcext:value-type="float">
            <text:p>6.647808</text:p>
          </table:table-cell>
          <table:table-cell office:value-type="float" office:value="22.797056" calcext:value-type="float">
            <text:p>22.797056</text:p>
          </table:table-cell>
          <table:table-cell office:value-type="float" office:value="89.900543" calcext:value-type="float">
            <text:p>89.900543</text:p>
          </table:table-cell>
          <table:table-cell/>
          <table:table-cell table:formula="of:=[.B46]/([.B$1]*([.B$1]+1))*1000000" office:value-type="float" office:value="0.725538461538462" calcext:value-type="float">
            <text:p>0.7255</text:p>
          </table:table-cell>
          <table:table-cell table:formula="of:=[.C46]/([.C$1]*([.C$1]+1))*1000000" office:value-type="float" office:value="0.402996501749125" calcext:value-type="float">
            <text:p>0.4030</text:p>
          </table:table-cell>
          <table:table-cell table:formula="of:=[.D46]/([.D$1]*([.D$1]+1))*1000000" office:value-type="float" office:value="0.361691880484283" calcext:value-type="float">
            <text:p>0.3617</text:p>
          </table:table-cell>
          <table:table-cell table:formula="of:=[.E46]/([.E$1]*([.E$1]+1))*1000000" office:value-type="float" office:value="0.245330667333167" calcext:value-type="float">
            <text:p>0.2453</text:p>
          </table:table-cell>
          <table:table-cell table:formula="of:=[.F46]/([.F$1]*([.F$1]+1))*1000000" office:value-type="float" office:value="0.265859148170366" calcext:value-type="float">
            <text:p>0.2659</text:p>
          </table:table-cell>
          <table:table-cell table:formula="of:=[.G46]/([.G$1]*([.G$1]+1))*1000000" office:value-type="float" office:value="0.227947765223478" calcext:value-type="float">
            <text:p>0.2279</text:p>
          </table:table-cell>
          <table:table-cell table:formula="of:=[.H46]/([.H$1]*([.H$1]+1))*1000000" office:value-type="float" office:value="0.224740120493975" calcext:value-type="float">
            <text:p>0.22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26256" calcext:value-type="float">
            <text:p>0.726256</text:p>
          </table:table-cell>
          <table:table-cell office:value-type="float" office:value="1.612024" calcext:value-type="float">
            <text:p>1.612024</text:p>
          </table:table-cell>
          <table:table-cell office:value-type="float" office:value="3.256048" calcext:value-type="float">
            <text:p>3.256048</text:p>
          </table:table-cell>
          <table:table-cell office:value-type="float" office:value="3.92448" calcext:value-type="float">
            <text:p>3.92448</text:p>
          </table:table-cell>
          <table:table-cell office:value-type="float" office:value="6.644736" calcext:value-type="float">
            <text:p>6.644736</text:p>
          </table:table-cell>
          <table:table-cell office:value-type="float" office:value="22.715904" calcext:value-type="float">
            <text:p>22.715904</text:p>
          </table:table-cell>
          <table:table-cell office:value-type="float" office:value="89.988617" calcext:value-type="float">
            <text:p>89.988617</text:p>
          </table:table-cell>
          <table:table-cell/>
          <table:table-cell table:formula="of:=[.B47]/([.B$1]*([.B$1]+1))*1000000" office:value-type="float" office:value="0.725530469530469" calcext:value-type="float">
            <text:p>0.7255</text:p>
          </table:table-cell>
          <table:table-cell table:formula="of:=[.C47]/([.C$1]*([.C$1]+1))*1000000" office:value-type="float" office:value="0.402804597701149" calcext:value-type="float">
            <text:p>0.4028</text:p>
          </table:table-cell>
          <table:table-cell table:formula="of:=[.D47]/([.D$1]*([.D$1]+1))*1000000" office:value-type="float" office:value="0.361662556925469" calcext:value-type="float">
            <text:p>0.3617</text:p>
          </table:table-cell>
          <table:table-cell table:formula="of:=[.E47]/([.E$1]*([.E$1]+1))*1000000" office:value-type="float" office:value="0.245218695326168" calcext:value-type="float">
            <text:p>0.2452</text:p>
          </table:table-cell>
          <table:table-cell table:formula="of:=[.F47]/([.F$1]*([.F$1]+1))*1000000" office:value-type="float" office:value="0.265736292741452" calcext:value-type="float">
            <text:p>0.2657</text:p>
          </table:table-cell>
          <table:table-cell table:formula="of:=[.G47]/([.G$1]*([.G$1]+1))*1000000" office:value-type="float" office:value="0.227136326367363" calcext:value-type="float">
            <text:p>0.2271</text:p>
          </table:table-cell>
          <table:table-cell table:formula="of:=[.H47]/([.H$1]*([.H$1]+1))*1000000" office:value-type="float" office:value="0.224960294485276" calcext:value-type="float">
            <text:p>0.225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1.612024" calcext:value-type="float">
            <text:p>1.612024</text:p>
          </table:table-cell>
          <table:table-cell office:value-type="float" office:value="2.45172" calcext:value-type="float">
            <text:p>2.45172</text:p>
          </table:table-cell>
          <table:table-cell office:value-type="float" office:value="3.921408" calcext:value-type="float">
            <text:p>3.921408</text:p>
          </table:table-cell>
          <table:table-cell office:value-type="float" office:value="6.642432" calcext:value-type="float">
            <text:p>6.642432</text:p>
          </table:table-cell>
          <table:table-cell office:value-type="float" office:value="22.703615" calcext:value-type="float">
            <text:p>22.703615</text:p>
          </table:table-cell>
          <table:table-cell office:value-type="float" office:value="88.856323" calcext:value-type="float">
            <text:p>88.856323</text:p>
          </table:table-cell>
          <table:table-cell/>
          <table:table-cell table:formula="of:=[.B48]/([.B$1]*([.B$1]+1))*1000000" office:value-type="float" office:value="0.725034965034965" calcext:value-type="float">
            <text:p>0.7250</text:p>
          </table:table-cell>
          <table:table-cell table:formula="of:=[.C48]/([.C$1]*([.C$1]+1))*1000000" office:value-type="float" office:value="0.402804597701149" calcext:value-type="float">
            <text:p>0.4028</text:p>
          </table:table-cell>
          <table:table-cell table:formula="of:=[.D48]/([.D$1]*([.D$1]+1))*1000000" office:value-type="float" office:value="0.272322559146951" calcext:value-type="float">
            <text:p>0.2723</text:p>
          </table:table-cell>
          <table:table-cell table:formula="of:=[.E48]/([.E$1]*([.E$1]+1))*1000000" office:value-type="float" office:value="0.245026743314171" calcext:value-type="float">
            <text:p>0.2450</text:p>
          </table:table-cell>
          <table:table-cell table:formula="of:=[.F48]/([.F$1]*([.F$1]+1))*1000000" office:value-type="float" office:value="0.265644151169766" calcext:value-type="float">
            <text:p>0.2656</text:p>
          </table:table-cell>
          <table:table-cell table:formula="of:=[.G48]/([.G$1]*([.G$1]+1))*1000000" office:value-type="float" office:value="0.227013448655134" calcext:value-type="float">
            <text:p>0.2270</text:p>
          </table:table-cell>
          <table:table-cell table:formula="of:=[.H48]/([.H$1]*([.H$1]+1))*1000000" office:value-type="float" office:value="0.222129701014949" calcext:value-type="float">
            <text:p>0.222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726256" calcext:value-type="float">
            <text:p>0.726256</text:p>
          </table:table-cell>
          <table:table-cell office:value-type="float" office:value="1.612552" calcext:value-type="float">
            <text:p>1.612552</text:p>
          </table:table-cell>
          <table:table-cell office:value-type="float" office:value="2.412824" calcext:value-type="float">
            <text:p>2.412824</text:p>
          </table:table-cell>
          <table:table-cell office:value-type="float" office:value="3.921152" calcext:value-type="float">
            <text:p>3.921152</text:p>
          </table:table-cell>
          <table:table-cell office:value-type="float" office:value="6.679296" calcext:value-type="float">
            <text:p>6.679296</text:p>
          </table:table-cell>
          <table:table-cell office:value-type="float" office:value="22.709248" calcext:value-type="float">
            <text:p>22.709248</text:p>
          </table:table-cell>
          <table:table-cell office:value-type="float" office:value="88.572159" calcext:value-type="float">
            <text:p>88.572159</text:p>
          </table:table-cell>
          <table:table-cell/>
          <table:table-cell table:formula="of:=[.B49]/([.B$1]*([.B$1]+1))*1000000" office:value-type="float" office:value="0.725530469530469" calcext:value-type="float">
            <text:p>0.7255</text:p>
          </table:table-cell>
          <table:table-cell table:formula="of:=[.C49]/([.C$1]*([.C$1]+1))*1000000" office:value-type="float" office:value="0.402936531734133" calcext:value-type="float">
            <text:p>0.4029</text:p>
          </table:table-cell>
          <table:table-cell table:formula="of:=[.D49]/([.D$1]*([.D$1]+1))*1000000" office:value-type="float" office:value="0.268002221481728" calcext:value-type="float">
            <text:p>0.2680</text:p>
          </table:table-cell>
          <table:table-cell table:formula="of:=[.E49]/([.E$1]*([.E$1]+1))*1000000" office:value-type="float" office:value="0.245010747313172" calcext:value-type="float">
            <text:p>0.2450</text:p>
          </table:table-cell>
          <table:table-cell table:formula="of:=[.F49]/([.F$1]*([.F$1]+1))*1000000" office:value-type="float" office:value="0.267118416316737" calcext:value-type="float">
            <text:p>0.2671</text:p>
          </table:table-cell>
          <table:table-cell table:formula="of:=[.G49]/([.G$1]*([.G$1]+1))*1000000" office:value-type="float" office:value="0.227069773022698" calcext:value-type="float">
            <text:p>0.2271</text:p>
          </table:table-cell>
          <table:table-cell table:formula="of:=[.H49]/([.H$1]*([.H$1]+1))*1000000" office:value-type="float" office:value="0.221419326533673" calcext:value-type="float">
            <text:p>0.221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739048" calcext:value-type="float">
            <text:p>0.739048</text:p>
          </table:table-cell>
          <table:table-cell office:value-type="float" office:value="1.761032" calcext:value-type="float">
            <text:p>1.761032</text:p>
          </table:table-cell>
          <table:table-cell office:value-type="float" office:value="2.635528" calcext:value-type="float">
            <text:p>2.635528</text:p>
          </table:table-cell>
          <table:table-cell office:value-type="float" office:value="4.397056" calcext:value-type="float">
            <text:p>4.397056</text:p>
          </table:table-cell>
          <table:table-cell office:value-type="float" office:value="7.195904" calcext:value-type="float">
            <text:p>7.195904</text:p>
          </table:table-cell>
          <table:table-cell office:value-type="float" office:value="24.333822" calcext:value-type="float">
            <text:p>24.333822</text:p>
          </table:table-cell>
          <table:table-cell office:value-type="float" office:value="98.096893" calcext:value-type="float">
            <text:p>98.096893</text:p>
          </table:table-cell>
          <table:table-cell/>
          <table:table-cell table:formula="of:=[.B50]/([.B$1]*([.B$1]+1))*1000000" office:value-type="float" office:value="0.73830969030969" calcext:value-type="float">
            <text:p>0.7383</text:p>
          </table:table-cell>
          <table:table-cell table:formula="of:=[.C50]/([.C$1]*([.C$1]+1))*1000000" office:value-type="float" office:value="0.440037981009495" calcext:value-type="float">
            <text:p>0.4400</text:p>
          </table:table-cell>
          <table:table-cell table:formula="of:=[.D50]/([.D$1]*([.D$1]+1))*1000000" office:value-type="float" office:value="0.292738864822837" calcext:value-type="float">
            <text:p>0.2927</text:p>
          </table:table-cell>
          <table:table-cell table:formula="of:=[.E50]/([.E$1]*([.E$1]+1))*1000000" office:value-type="float" office:value="0.274747313171707" calcext:value-type="float">
            <text:p>0.2747</text:p>
          </table:table-cell>
          <table:table-cell table:formula="of:=[.F50]/([.F$1]*([.F$1]+1))*1000000" office:value-type="float" office:value="0.287778604279144" calcext:value-type="float">
            <text:p>0.2878</text:p>
          </table:table-cell>
          <table:table-cell table:formula="of:=[.G50]/([.G$1]*([.G$1]+1))*1000000" office:value-type="float" office:value="0.243313888611139" calcext:value-type="float">
            <text:p>0.2433</text:p>
          </table:table-cell>
          <table:table-cell table:formula="of:=[.H50]/([.H$1]*([.H$1]+1))*1000000" office:value-type="float" office:value="0.24522997100145" calcext:value-type="float">
            <text:p>0.24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38328" calcext:value-type="float">
            <text:p>0.738328</text:p>
          </table:table-cell>
          <table:table-cell office:value-type="float" office:value="1.76128" calcext:value-type="float">
            <text:p>1.76128</text:p>
          </table:table-cell>
          <table:table-cell office:value-type="float" office:value="2.637056" calcext:value-type="float">
            <text:p>2.637056</text:p>
          </table:table-cell>
          <table:table-cell office:value-type="float" office:value="4.434432" calcext:value-type="float">
            <text:p>4.434432</text:p>
          </table:table-cell>
          <table:table-cell office:value-type="float" office:value="7.200511" calcext:value-type="float">
            <text:p>7.200511</text:p>
          </table:table-cell>
          <table:table-cell office:value-type="float" office:value="24.343807" calcext:value-type="float">
            <text:p>24.343807</text:p>
          </table:table-cell>
          <table:table-cell office:value-type="float" office:value="95.780098" calcext:value-type="float">
            <text:p>95.780098</text:p>
          </table:table-cell>
          <table:table-cell/>
          <table:table-cell table:formula="of:=[.B51]/([.B$1]*([.B$1]+1))*1000000" office:value-type="float" office:value="0.73759040959041" calcext:value-type="float">
            <text:p>0.7376</text:p>
          </table:table-cell>
          <table:table-cell table:formula="of:=[.C51]/([.C$1]*([.C$1]+1))*1000000" office:value-type="float" office:value="0.440099950024988" calcext:value-type="float">
            <text:p>0.4401</text:p>
          </table:table-cell>
          <table:table-cell table:formula="of:=[.D51]/([.D$1]*([.D$1]+1))*1000000" office:value-type="float" office:value="0.29290858602688" calcext:value-type="float">
            <text:p>0.2929</text:p>
          </table:table-cell>
          <table:table-cell table:formula="of:=[.E51]/([.E$1]*([.E$1]+1))*1000000" office:value-type="float" office:value="0.277082729317671" calcext:value-type="float">
            <text:p>0.2771</text:p>
          </table:table-cell>
          <table:table-cell table:formula="of:=[.F51]/([.F$1]*([.F$1]+1))*1000000" office:value-type="float" office:value="0.287962847430514" calcext:value-type="float">
            <text:p>0.2880</text:p>
          </table:table-cell>
          <table:table-cell table:formula="of:=[.G51]/([.G$1]*([.G$1]+1))*1000000" office:value-type="float" office:value="0.243413728627137" calcext:value-type="float">
            <text:p>0.2434</text:p>
          </table:table-cell>
          <table:table-cell table:formula="of:=[.H51]/([.H$1]*([.H$1]+1))*1000000" office:value-type="float" office:value="0.239438273086346" calcext:value-type="float">
            <text:p>0.239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38312" calcext:value-type="float">
            <text:p>0.738312</text:p>
          </table:table-cell>
          <table:table-cell office:value-type="float" office:value="1.757456" calcext:value-type="float">
            <text:p>1.757456</text:p>
          </table:table-cell>
          <table:table-cell office:value-type="float" office:value="2.637568" calcext:value-type="float">
            <text:p>2.637568</text:p>
          </table:table-cell>
          <table:table-cell office:value-type="float" office:value="4.398848" calcext:value-type="float">
            <text:p>4.398848</text:p>
          </table:table-cell>
          <table:table-cell office:value-type="float" office:value="7.212032" calcext:value-type="float">
            <text:p>7.212032</text:p>
          </table:table-cell>
          <table:table-cell office:value-type="float" office:value="24.379135" calcext:value-type="float">
            <text:p>24.379135</text:p>
          </table:table-cell>
          <table:table-cell office:value-type="float" office:value="96.568069" calcext:value-type="float">
            <text:p>96.568069</text:p>
          </table:table-cell>
          <table:table-cell/>
          <table:table-cell table:formula="of:=[.B52]/([.B$1]*([.B$1]+1))*1000000" office:value-type="float" office:value="0.737574425574426" calcext:value-type="float">
            <text:p>0.7376</text:p>
          </table:table-cell>
          <table:table-cell table:formula="of:=[.C52]/([.C$1]*([.C$1]+1))*1000000" office:value-type="float" office:value="0.439144427786107" calcext:value-type="float">
            <text:p>0.4391</text:p>
          </table:table-cell>
          <table:table-cell table:formula="of:=[.D52]/([.D$1]*([.D$1]+1))*1000000" office:value-type="float" office:value="0.292965455959125" calcext:value-type="float">
            <text:p>0.2930</text:p>
          </table:table-cell>
          <table:table-cell table:formula="of:=[.E52]/([.E$1]*([.E$1]+1))*1000000" office:value-type="float" office:value="0.274859285178705" calcext:value-type="float">
            <text:p>0.2749</text:p>
          </table:table-cell>
          <table:table-cell table:formula="of:=[.F52]/([.F$1]*([.F$1]+1))*1000000" office:value-type="float" office:value="0.288423595280944" calcext:value-type="float">
            <text:p>0.2884</text:p>
          </table:table-cell>
          <table:table-cell table:formula="of:=[.G52]/([.G$1]*([.G$1]+1))*1000000" office:value-type="float" office:value="0.24376697330267" calcext:value-type="float">
            <text:p>0.2438</text:p>
          </table:table-cell>
          <table:table-cell table:formula="of:=[.H52]/([.H$1]*([.H$1]+1))*1000000" office:value-type="float" office:value="0.241408102094895" calcext:value-type="float">
            <text:p>0.24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1.759744" calcext:value-type="float">
            <text:p>1.759744</text:p>
          </table:table-cell>
          <table:table-cell office:value-type="float" office:value="2.640656" calcext:value-type="float">
            <text:p>2.640656</text:p>
          </table:table-cell>
          <table:table-cell office:value-type="float" office:value="4.40192" calcext:value-type="float">
            <text:p>4.40192</text:p>
          </table:table-cell>
          <table:table-cell office:value-type="float" office:value="7.204864" calcext:value-type="float">
            <text:p>7.204864</text:p>
          </table:table-cell>
          <table:table-cell office:value-type="float" office:value="24.394241" calcext:value-type="float">
            <text:p>24.394241</text:p>
          </table:table-cell>
          <table:table-cell office:value-type="float" office:value="92.711166" calcext:value-type="float">
            <text:p>92.711166</text:p>
          </table:table-cell>
          <table:table-cell/>
          <table:table-cell table:formula="of:=[.B53]/([.B$1]*([.B$1]+1))*1000000" office:value-type="float" office:value="0.738341658341658" calcext:value-type="float">
            <text:p>0.7383</text:p>
          </table:table-cell>
          <table:table-cell table:formula="of:=[.C53]/([.C$1]*([.C$1]+1))*1000000" office:value-type="float" office:value="0.439716141929035" calcext:value-type="float">
            <text:p>0.4397</text:p>
          </table:table-cell>
          <table:table-cell table:formula="of:=[.D53]/([.D$1]*([.D$1]+1))*1000000" office:value-type="float" office:value="0.293308452737976" calcext:value-type="float">
            <text:p>0.2933</text:p>
          </table:table-cell>
          <table:table-cell table:formula="of:=[.E53]/([.E$1]*([.E$1]+1))*1000000" office:value-type="float" office:value="0.275051237190702" calcext:value-type="float">
            <text:p>0.2751</text:p>
          </table:table-cell>
          <table:table-cell table:formula="of:=[.F53]/([.F$1]*([.F$1]+1))*1000000" office:value-type="float" office:value="0.288136932613477" calcext:value-type="float">
            <text:p>0.2881</text:p>
          </table:table-cell>
          <table:table-cell table:formula="of:=[.G53]/([.G$1]*([.G$1]+1))*1000000" office:value-type="float" office:value="0.24391801819818" calcext:value-type="float">
            <text:p>0.2439</text:p>
          </table:table-cell>
          <table:table-cell table:formula="of:=[.H53]/([.H$1]*([.H$1]+1))*1000000" office:value-type="float" office:value="0.231766326683666" calcext:value-type="float">
            <text:p>0.23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73984" calcext:value-type="float">
            <text:p>0.73984</text:p>
          </table:table-cell>
          <table:table-cell office:value-type="float" office:value="1.761816" calcext:value-type="float">
            <text:p>1.761816</text:p>
          </table:table-cell>
          <table:table-cell office:value-type="float" office:value="2.641152" calcext:value-type="float">
            <text:p>2.641152</text:p>
          </table:table-cell>
          <table:table-cell office:value-type="float" office:value="4.826624" calcext:value-type="float">
            <text:p>4.826624</text:p>
          </table:table-cell>
          <table:table-cell office:value-type="float" office:value="6.03264" calcext:value-type="float">
            <text:p>6.03264</text:p>
          </table:table-cell>
          <table:table-cell office:value-type="float" office:value="22.392063" calcext:value-type="float">
            <text:p>22.392063</text:p>
          </table:table-cell>
          <table:table-cell office:value-type="float" office:value="88.870651" calcext:value-type="float">
            <text:p>88.870651</text:p>
          </table:table-cell>
          <table:table-cell/>
          <table:table-cell table:formula="of:=[.B54]/([.B$1]*([.B$1]+1))*1000000" office:value-type="float" office:value="0.739100899100899" calcext:value-type="float">
            <text:p>0.7391</text:p>
          </table:table-cell>
          <table:table-cell table:formula="of:=[.C54]/([.C$1]*([.C$1]+1))*1000000" office:value-type="float" office:value="0.440233883058471" calcext:value-type="float">
            <text:p>0.4402</text:p>
          </table:table-cell>
          <table:table-cell table:formula="of:=[.D54]/([.D$1]*([.D$1]+1))*1000000" office:value-type="float" office:value="0.293363545484838" calcext:value-type="float">
            <text:p>0.2934</text:p>
          </table:table-cell>
          <table:table-cell table:formula="of:=[.E54]/([.E$1]*([.E$1]+1))*1000000" office:value-type="float" office:value="0.301588602849288" calcext:value-type="float">
            <text:p>0.3016</text:p>
          </table:table-cell>
          <table:table-cell table:formula="of:=[.F54]/([.F$1]*([.F$1]+1))*1000000" office:value-type="float" office:value="0.241257348530294" calcext:value-type="float">
            <text:p>0.2413</text:p>
          </table:table-cell>
          <table:table-cell table:formula="of:=[.G54]/([.G$1]*([.G$1]+1))*1000000" office:value-type="float" office:value="0.223898240175982" calcext:value-type="float">
            <text:p>0.2239</text:p>
          </table:table-cell>
          <table:table-cell table:formula="of:=[.H54]/([.H$1]*([.H$1]+1))*1000000" office:value-type="float" office:value="0.222165519224039" calcext:value-type="float">
            <text:p>0.22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739056" calcext:value-type="float">
            <text:p>0.739056</text:p>
          </table:table-cell>
          <table:table-cell office:value-type="float" office:value="1.762056" calcext:value-type="float">
            <text:p>1.762056</text:p>
          </table:table-cell>
          <table:table-cell office:value-type="float" office:value="2.643456" calcext:value-type="float">
            <text:p>2.643456</text:p>
          </table:table-cell>
          <table:table-cell office:value-type="float" office:value="4.820736" calcext:value-type="float">
            <text:p>4.820736</text:p>
          </table:table-cell>
          <table:table-cell office:value-type="float" office:value="6.030335" calcext:value-type="float">
            <text:p>6.030335</text:p>
          </table:table-cell>
          <table:table-cell office:value-type="float" office:value="22.39616" calcext:value-type="float">
            <text:p>22.39616</text:p>
          </table:table-cell>
          <table:table-cell office:value-type="float" office:value="88.485886" calcext:value-type="float">
            <text:p>88.485886</text:p>
          </table:table-cell>
          <table:table-cell/>
          <table:table-cell table:formula="of:=[.B55]/([.B$1]*([.B$1]+1))*1000000" office:value-type="float" office:value="0.738317682317682" calcext:value-type="float">
            <text:p>0.7383</text:p>
          </table:table-cell>
          <table:table-cell table:formula="of:=[.C55]/([.C$1]*([.C$1]+1))*1000000" office:value-type="float" office:value="0.440293853073463" calcext:value-type="float">
            <text:p>0.4403</text:p>
          </table:table-cell>
          <table:table-cell table:formula="of:=[.D55]/([.D$1]*([.D$1]+1))*1000000" office:value-type="float" office:value="0.29361946017994" calcext:value-type="float">
            <text:p>0.2936</text:p>
          </table:table-cell>
          <table:table-cell table:formula="of:=[.E55]/([.E$1]*([.E$1]+1))*1000000" office:value-type="float" office:value="0.301220694826293" calcext:value-type="float">
            <text:p>0.3012</text:p>
          </table:table-cell>
          <table:table-cell table:formula="of:=[.F55]/([.F$1]*([.F$1]+1))*1000000" office:value-type="float" office:value="0.241165166966607" calcext:value-type="float">
            <text:p>0.2412</text:p>
          </table:table-cell>
          <table:table-cell table:formula="of:=[.G55]/([.G$1]*([.G$1]+1))*1000000" office:value-type="float" office:value="0.223939206079392" calcext:value-type="float">
            <text:p>0.2239</text:p>
          </table:table-cell>
          <table:table-cell table:formula="of:=[.H55]/([.H$1]*([.H$1]+1))*1000000" office:value-type="float" office:value="0.221203654817259" calcext:value-type="float">
            <text:p>0.22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738584" calcext:value-type="float">
            <text:p>0.738584</text:p>
          </table:table-cell>
          <table:table-cell office:value-type="float" office:value="1.760272" calcext:value-type="float">
            <text:p>1.760272</text:p>
          </table:table-cell>
          <table:table-cell office:value-type="float" office:value="2.640912" calcext:value-type="float">
            <text:p>2.640912</text:p>
          </table:table-cell>
          <table:table-cell office:value-type="float" office:value="4.831488" calcext:value-type="float">
            <text:p>4.831488</text:p>
          </table:table-cell>
          <table:table-cell office:value-type="float" office:value="6.04032" calcext:value-type="float">
            <text:p>6.04032</text:p>
          </table:table-cell>
          <table:table-cell office:value-type="float" office:value="22.395393" calcext:value-type="float">
            <text:p>22.395393</text:p>
          </table:table-cell>
          <table:table-cell office:value-type="float" office:value="88.555008" calcext:value-type="float">
            <text:p>88.555008</text:p>
          </table:table-cell>
          <table:table-cell/>
          <table:table-cell table:formula="of:=[.B56]/([.B$1]*([.B$1]+1))*1000000" office:value-type="float" office:value="0.737846153846154" calcext:value-type="float">
            <text:p>0.7378</text:p>
          </table:table-cell>
          <table:table-cell table:formula="of:=[.C56]/([.C$1]*([.C$1]+1))*1000000" office:value-type="float" office:value="0.439848075962019" calcext:value-type="float">
            <text:p>0.4398</text:p>
          </table:table-cell>
          <table:table-cell table:formula="of:=[.D56]/([.D$1]*([.D$1]+1))*1000000" office:value-type="float" office:value="0.293336887704099" calcext:value-type="float">
            <text:p>0.2933</text:p>
          </table:table-cell>
          <table:table-cell table:formula="of:=[.E56]/([.E$1]*([.E$1]+1))*1000000" office:value-type="float" office:value="0.301892526868283" calcext:value-type="float">
            <text:p>0.3019</text:p>
          </table:table-cell>
          <table:table-cell table:formula="of:=[.F56]/([.F$1]*([.F$1]+1))*1000000" office:value-type="float" office:value="0.241564487102579" calcext:value-type="float">
            <text:p>0.2416</text:p>
          </table:table-cell>
          <table:table-cell table:formula="of:=[.G56]/([.G$1]*([.G$1]+1))*1000000" office:value-type="float" office:value="0.223931536846315" calcext:value-type="float">
            <text:p>0.2239</text:p>
          </table:table-cell>
          <table:table-cell table:formula="of:=[.H56]/([.H$1]*([.H$1]+1))*1000000" office:value-type="float" office:value="0.221376451177441" calcext:value-type="float">
            <text:p>0.22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739344" calcext:value-type="float">
            <text:p>0.739344</text:p>
          </table:table-cell>
          <table:table-cell office:value-type="float" office:value="1.762328" calcext:value-type="float">
            <text:p>1.762328</text:p>
          </table:table-cell>
          <table:table-cell office:value-type="float" office:value="2.64344" calcext:value-type="float">
            <text:p>2.64344</text:p>
          </table:table-cell>
          <table:table-cell office:value-type="float" office:value="4.826112" calcext:value-type="float">
            <text:p>4.826112</text:p>
          </table:table-cell>
          <table:table-cell office:value-type="float" office:value="6.04032" calcext:value-type="float">
            <text:p>6.04032</text:p>
          </table:table-cell>
          <table:table-cell office:value-type="float" office:value="22.385408" calcext:value-type="float">
            <text:p>22.385408</text:p>
          </table:table-cell>
          <table:table-cell office:value-type="float" office:value="88.606972" calcext:value-type="float">
            <text:p>88.606972</text:p>
          </table:table-cell>
          <table:table-cell/>
          <table:table-cell table:formula="of:=[.B57]/([.B$1]*([.B$1]+1))*1000000" office:value-type="float" office:value="0.738605394605395" calcext:value-type="float">
            <text:p>0.7386</text:p>
          </table:table-cell>
          <table:table-cell table:formula="of:=[.C57]/([.C$1]*([.C$1]+1))*1000000" office:value-type="float" office:value="0.440361819090455" calcext:value-type="float">
            <text:p>0.4404</text:p>
          </table:table-cell>
          <table:table-cell table:formula="of:=[.D57]/([.D$1]*([.D$1]+1))*1000000" office:value-type="float" office:value="0.293617682994557" calcext:value-type="float">
            <text:p>0.2936</text:p>
          </table:table-cell>
          <table:table-cell table:formula="of:=[.E57]/([.E$1]*([.E$1]+1))*1000000" office:value-type="float" office:value="0.301556610847288" calcext:value-type="float">
            <text:p>0.3016</text:p>
          </table:table-cell>
          <table:table-cell table:formula="of:=[.F57]/([.F$1]*([.F$1]+1))*1000000" office:value-type="float" office:value="0.241564487102579" calcext:value-type="float">
            <text:p>0.2416</text:p>
          </table:table-cell>
          <table:table-cell table:formula="of:=[.G57]/([.G$1]*([.G$1]+1))*1000000" office:value-type="float" office:value="0.223831696830317" calcext:value-type="float">
            <text:p>0.2238</text:p>
          </table:table-cell>
          <table:table-cell table:formula="of:=[.H57]/([.H$1]*([.H$1]+1))*1000000" office:value-type="float" office:value="0.221506354682266" calcext:value-type="float">
            <text:p>0.22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739584" calcext:value-type="float">
            <text:p>0.739584</text:p>
          </table:table-cell>
          <table:table-cell office:value-type="float" office:value="1.94328" calcext:value-type="float">
            <text:p>1.94328</text:p>
          </table:table-cell>
          <table:table-cell office:value-type="float" office:value="2.925056" calcext:value-type="float">
            <text:p>2.925056</text:p>
          </table:table-cell>
          <table:table-cell office:value-type="float" office:value="5.238272" calcext:value-type="float">
            <text:p>5.238272</text:p>
          </table:table-cell>
          <table:table-cell office:value-type="float" office:value="6.508544" calcext:value-type="float">
            <text:p>6.508544</text:p>
          </table:table-cell>
          <table:table-cell office:value-type="float" office:value="24.302082" calcext:value-type="float">
            <text:p>24.302082</text:p>
          </table:table-cell>
          <table:table-cell office:value-type="float" office:value="94.603775" calcext:value-type="float">
            <text:p>94.603775</text:p>
          </table:table-cell>
          <table:table-cell/>
          <table:table-cell table:formula="of:=[.B58]/([.B$1]*([.B$1]+1))*1000000" office:value-type="float" office:value="0.738845154845155" calcext:value-type="float">
            <text:p>0.7388</text:p>
          </table:table-cell>
          <table:table-cell table:formula="of:=[.C58]/([.C$1]*([.C$1]+1))*1000000" office:value-type="float" office:value="0.485577211394303" calcext:value-type="float">
            <text:p>0.4856</text:p>
          </table:table-cell>
          <table:table-cell table:formula="of:=[.D58]/([.D$1]*([.D$1]+1))*1000000" office:value-type="float" office:value="0.324897922914584" calcext:value-type="float">
            <text:p>0.3249</text:p>
          </table:table-cell>
          <table:table-cell table:formula="of:=[.E58]/([.E$1]*([.E$1]+1))*1000000" office:value-type="float" office:value="0.327310172456886" calcext:value-type="float">
            <text:p>0.3273</text:p>
          </table:table-cell>
          <table:table-cell table:formula="of:=[.F58]/([.F$1]*([.F$1]+1))*1000000" office:value-type="float" office:value="0.260289702059588" calcext:value-type="float">
            <text:p>0.2603</text:p>
          </table:table-cell>
          <table:table-cell table:formula="of:=[.G58]/([.G$1]*([.G$1]+1))*1000000" office:value-type="float" office:value="0.242996520347965" calcext:value-type="float">
            <text:p>0.2430</text:p>
          </table:table-cell>
          <table:table-cell table:formula="of:=[.H58]/([.H$1]*([.H$1]+1))*1000000" office:value-type="float" office:value="0.236497612619369" calcext:value-type="float">
            <text:p>0.23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738536" calcext:value-type="float">
            <text:p>0.738536</text:p>
          </table:table-cell>
          <table:table-cell office:value-type="float" office:value="1.9428" calcext:value-type="float">
            <text:p>1.9428</text:p>
          </table:table-cell>
          <table:table-cell office:value-type="float" office:value="2.920448" calcext:value-type="float">
            <text:p>2.920448</text:p>
          </table:table-cell>
          <table:table-cell office:value-type="float" office:value="5.22496" calcext:value-type="float">
            <text:p>5.22496</text:p>
          </table:table-cell>
          <table:table-cell office:value-type="float" office:value="6.514176" calcext:value-type="float">
            <text:p>6.514176</text:p>
          </table:table-cell>
          <table:table-cell office:value-type="float" office:value="24.32819" calcext:value-type="float">
            <text:p>24.32819</text:p>
          </table:table-cell>
          <table:table-cell office:value-type="float" office:value="91.322624" calcext:value-type="float">
            <text:p>91.322624</text:p>
          </table:table-cell>
          <table:table-cell/>
          <table:table-cell table:formula="of:=[.B59]/([.B$1]*([.B$1]+1))*1000000" office:value-type="float" office:value="0.737798201798202" calcext:value-type="float">
            <text:p>0.7378</text:p>
          </table:table-cell>
          <table:table-cell table:formula="of:=[.C59]/([.C$1]*([.C$1]+1))*1000000" office:value-type="float" office:value="0.485457271364318" calcext:value-type="float">
            <text:p>0.4855</text:p>
          </table:table-cell>
          <table:table-cell table:formula="of:=[.D59]/([.D$1]*([.D$1]+1))*1000000" office:value-type="float" office:value="0.324386093524381" calcext:value-type="float">
            <text:p>0.3244</text:p>
          </table:table-cell>
          <table:table-cell table:formula="of:=[.E59]/([.E$1]*([.E$1]+1))*1000000" office:value-type="float" office:value="0.326478380404899" calcext:value-type="float">
            <text:p>0.3265</text:p>
          </table:table-cell>
          <table:table-cell table:formula="of:=[.F59]/([.F$1]*([.F$1]+1))*1000000" office:value-type="float" office:value="0.260514937012597" calcext:value-type="float">
            <text:p>0.2605</text:p>
          </table:table-cell>
          <table:table-cell table:formula="of:=[.G59]/([.G$1]*([.G$1]+1))*1000000" office:value-type="float" office:value="0.243257574242576" calcext:value-type="float">
            <text:p>0.2433</text:p>
          </table:table-cell>
          <table:table-cell table:formula="of:=[.H59]/([.H$1]*([.H$1]+1))*1000000" office:value-type="float" office:value="0.228295145242738" calcext:value-type="float">
            <text:p>0.228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739592" calcext:value-type="float">
            <text:p>0.739592</text:p>
          </table:table-cell>
          <table:table-cell office:value-type="float" office:value="1.946624" calcext:value-type="float">
            <text:p>1.946624</text:p>
          </table:table-cell>
          <table:table-cell office:value-type="float" office:value="2.966512" calcext:value-type="float">
            <text:p>2.966512</text:p>
          </table:table-cell>
          <table:table-cell office:value-type="float" office:value="5.236224" calcext:value-type="float">
            <text:p>5.236224</text:p>
          </table:table-cell>
          <table:table-cell office:value-type="float" office:value="6.52672" calcext:value-type="float">
            <text:p>6.52672</text:p>
          </table:table-cell>
          <table:table-cell office:value-type="float" office:value="24.324863" calcext:value-type="float">
            <text:p>24.324863</text:p>
          </table:table-cell>
          <table:table-cell office:value-type="float" office:value="91.159294" calcext:value-type="float">
            <text:p>91.159294</text:p>
          </table:table-cell>
          <table:table-cell/>
          <table:table-cell table:formula="of:=[.B60]/([.B$1]*([.B$1]+1))*1000000" office:value-type="float" office:value="0.738853146853147" calcext:value-type="float">
            <text:p>0.7389</text:p>
          </table:table-cell>
          <table:table-cell table:formula="of:=[.C60]/([.C$1]*([.C$1]+1))*1000000" office:value-type="float" office:value="0.486412793603198" calcext:value-type="float">
            <text:p>0.4864</text:p>
          </table:table-cell>
          <table:table-cell table:formula="of:=[.D60]/([.D$1]*([.D$1]+1))*1000000" office:value-type="float" office:value="0.329502610241031" calcext:value-type="float">
            <text:p>0.3295</text:p>
          </table:table-cell>
          <table:table-cell table:formula="of:=[.E60]/([.E$1]*([.E$1]+1))*1000000" office:value-type="float" office:value="0.327182204448888" calcext:value-type="float">
            <text:p>0.3272</text:p>
          </table:table-cell>
          <table:table-cell table:formula="of:=[.F60]/([.F$1]*([.F$1]+1))*1000000" office:value-type="float" office:value="0.261016596680664" calcext:value-type="float">
            <text:p>0.2610</text:p>
          </table:table-cell>
          <table:table-cell table:formula="of:=[.G60]/([.G$1]*([.G$1]+1))*1000000" office:value-type="float" office:value="0.243224307569243" calcext:value-type="float">
            <text:p>0.2432</text:p>
          </table:table-cell>
          <table:table-cell table:formula="of:=[.H60]/([.H$1]*([.H$1]+1))*1000000" office:value-type="float" office:value="0.227886840657967" calcext:value-type="float">
            <text:p>0.22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39328" calcext:value-type="float">
            <text:p>0.739328</text:p>
          </table:table-cell>
          <table:table-cell office:value-type="float" office:value="1.947624" calcext:value-type="float">
            <text:p>1.947624</text:p>
          </table:table-cell>
          <table:table-cell office:value-type="float" office:value="2.931448" calcext:value-type="float">
            <text:p>2.931448</text:p>
          </table:table-cell>
          <table:table-cell office:value-type="float" office:value="5.244928" calcext:value-type="float">
            <text:p>5.244928</text:p>
          </table:table-cell>
          <table:table-cell office:value-type="float" office:value="6.56256" calcext:value-type="float">
            <text:p>6.56256</text:p>
          </table:table-cell>
          <table:table-cell office:value-type="float" office:value="24.327936" calcext:value-type="float">
            <text:p>24.327936</text:p>
          </table:table-cell>
          <table:table-cell office:value-type="float" office:value="88.745987" calcext:value-type="float">
            <text:p>88.745987</text:p>
          </table:table-cell>
          <table:table-cell/>
          <table:table-cell table:formula="of:=[.B61]/([.B$1]*([.B$1]+1))*1000000" office:value-type="float" office:value="0.73858941058941" calcext:value-type="float">
            <text:p>0.7386</text:p>
          </table:table-cell>
          <table:table-cell table:formula="of:=[.C61]/([.C$1]*([.C$1]+1))*1000000" office:value-type="float" office:value="0.486662668665667" calcext:value-type="float">
            <text:p>0.4867</text:p>
          </table:table-cell>
          <table:table-cell table:formula="of:=[.D61]/([.D$1]*([.D$1]+1))*1000000" office:value-type="float" office:value="0.325607908474953" calcext:value-type="float">
            <text:p>0.3256</text:p>
          </table:table-cell>
          <table:table-cell table:formula="of:=[.E61]/([.E$1]*([.E$1]+1))*1000000" office:value-type="float" office:value="0.327726068482879" calcext:value-type="float">
            <text:p>0.3277</text:p>
          </table:table-cell>
          <table:table-cell table:formula="of:=[.F61]/([.F$1]*([.F$1]+1))*1000000" office:value-type="float" office:value="0.262449910017996" calcext:value-type="float">
            <text:p>0.2624</text:p>
          </table:table-cell>
          <table:table-cell table:formula="of:=[.G61]/([.G$1]*([.G$1]+1))*1000000" office:value-type="float" office:value="0.24325503449655" calcext:value-type="float">
            <text:p>0.2433</text:p>
          </table:table-cell>
          <table:table-cell table:formula="of:=[.H61]/([.H$1]*([.H$1]+1))*1000000" office:value-type="float" office:value="0.22185387480626" calcext:value-type="float">
            <text:p>0.221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739592" calcext:value-type="float">
            <text:p>0.739592</text:p>
          </table:table-cell>
          <table:table-cell office:value-type="float" office:value="1.94892" calcext:value-type="float">
            <text:p>1.94892</text:p>
          </table:table-cell>
          <table:table-cell office:value-type="float" office:value="2.93504" calcext:value-type="float">
            <text:p>2.93504</text:p>
          </table:table-cell>
          <table:table-cell office:value-type="float" office:value="5.3056" calcext:value-type="float">
            <text:p>5.3056</text:p>
          </table:table-cell>
          <table:table-cell office:value-type="float" office:value="6.561024" calcext:value-type="float">
            <text:p>6.561024</text:p>
          </table:table-cell>
          <table:table-cell office:value-type="float" office:value="25.36397" calcext:value-type="float">
            <text:p>25.36397</text:p>
          </table:table-cell>
          <table:table-cell office:value-type="float" office:value="93.269249" calcext:value-type="float">
            <text:p>93.269249</text:p>
          </table:table-cell>
          <table:table-cell/>
          <table:table-cell table:formula="of:=[.B62]/([.B$1]*([.B$1]+1))*1000000" office:value-type="float" office:value="0.738853146853147" calcext:value-type="float">
            <text:p>0.7389</text:p>
          </table:table-cell>
          <table:table-cell table:formula="of:=[.C62]/([.C$1]*([.C$1]+1))*1000000" office:value-type="float" office:value="0.486986506746627" calcext:value-type="float">
            <text:p>0.4870</text:p>
          </table:table-cell>
          <table:table-cell table:formula="of:=[.D62]/([.D$1]*([.D$1]+1))*1000000" office:value-type="float" office:value="0.326006886593358" calcext:value-type="float">
            <text:p>0.3260</text:p>
          </table:table-cell>
          <table:table-cell table:formula="of:=[.E62]/([.E$1]*([.E$1]+1))*1000000" office:value-type="float" office:value="0.33151712071982" calcext:value-type="float">
            <text:p>0.3315</text:p>
          </table:table-cell>
          <table:table-cell table:formula="of:=[.F62]/([.F$1]*([.F$1]+1))*1000000" office:value-type="float" office:value="0.262388482303539" calcext:value-type="float">
            <text:p>0.2624</text:p>
          </table:table-cell>
          <table:table-cell table:formula="of:=[.G62]/([.G$1]*([.G$1]+1))*1000000" office:value-type="float" office:value="0.253614338566143" calcext:value-type="float">
            <text:p>0.2536</text:p>
          </table:table-cell>
          <table:table-cell table:formula="of:=[.H62]/([.H$1]*([.H$1]+1))*1000000" office:value-type="float" office:value="0.233161464426779" calcext:value-type="float">
            <text:p>0.233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1.952232" calcext:value-type="float">
            <text:p>1.952232</text:p>
          </table:table-cell>
          <table:table-cell office:value-type="float" office:value="2.932992" calcext:value-type="float">
            <text:p>2.932992</text:p>
          </table:table-cell>
          <table:table-cell office:value-type="float" office:value="5.340928" calcext:value-type="float">
            <text:p>5.340928</text:p>
          </table:table-cell>
          <table:table-cell office:value-type="float" office:value="6.560512" calcext:value-type="float">
            <text:p>6.560512</text:p>
          </table:table-cell>
          <table:table-cell office:value-type="float" office:value="25.349632" calcext:value-type="float">
            <text:p>25.349632</text:p>
          </table:table-cell>
          <table:table-cell office:value-type="float" office:value="92.764671" calcext:value-type="float">
            <text:p>92.764671</text:p>
          </table:table-cell>
          <table:table-cell/>
          <table:table-cell table:formula="of:=[.B63]/([.B$1]*([.B$1]+1))*1000000" office:value-type="float" office:value="0.738341658341658" calcext:value-type="float">
            <text:p>0.7383</text:p>
          </table:table-cell>
          <table:table-cell table:formula="of:=[.C63]/([.C$1]*([.C$1]+1))*1000000" office:value-type="float" office:value="0.487814092953523" calcext:value-type="float">
            <text:p>0.4878</text:p>
          </table:table-cell>
          <table:table-cell table:formula="of:=[.D63]/([.D$1]*([.D$1]+1))*1000000" office:value-type="float" office:value="0.325779406864379" calcext:value-type="float">
            <text:p>0.3258</text:p>
          </table:table-cell>
          <table:table-cell table:formula="of:=[.E63]/([.E$1]*([.E$1]+1))*1000000" office:value-type="float" office:value="0.333724568857786" calcext:value-type="float">
            <text:p>0.3337</text:p>
          </table:table-cell>
          <table:table-cell table:formula="of:=[.F63]/([.F$1]*([.F$1]+1))*1000000" office:value-type="float" office:value="0.26236800639872" calcext:value-type="float">
            <text:p>0.2624</text:p>
          </table:table-cell>
          <table:table-cell table:formula="of:=[.G63]/([.G$1]*([.G$1]+1))*1000000" office:value-type="float" office:value="0.25347097290271" calcext:value-type="float">
            <text:p>0.2535</text:p>
          </table:table-cell>
          <table:table-cell table:formula="of:=[.H63]/([.H$1]*([.H$1]+1))*1000000" office:value-type="float" office:value="0.231900082495875" calcext:value-type="float">
            <text:p>0.231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73856" calcext:value-type="float">
            <text:p>0.73856</text:p>
          </table:table-cell>
          <table:table-cell office:value-type="float" office:value="1.465848" calcext:value-type="float">
            <text:p>1.465848</text:p>
          </table:table-cell>
          <table:table-cell office:value-type="float" office:value="2.932992" calcext:value-type="float">
            <text:p>2.932992</text:p>
          </table:table-cell>
          <table:table-cell office:value-type="float" office:value="3.525888" calcext:value-type="float">
            <text:p>3.525888</text:p>
          </table:table-cell>
          <table:table-cell office:value-type="float" office:value="6.557952" calcext:value-type="float">
            <text:p>6.557952</text:p>
          </table:table-cell>
          <table:table-cell office:value-type="float" office:value="22.544897" calcext:value-type="float">
            <text:p>22.544897</text:p>
          </table:table-cell>
          <table:table-cell office:value-type="float" office:value="84.912895" calcext:value-type="float">
            <text:p>84.912895</text:p>
          </table:table-cell>
          <table:table-cell/>
          <table:table-cell table:formula="of:=[.B64]/([.B$1]*([.B$1]+1))*1000000" office:value-type="float" office:value="0.737822177822178" calcext:value-type="float">
            <text:p>0.7378</text:p>
          </table:table-cell>
          <table:table-cell table:formula="of:=[.C64]/([.C$1]*([.C$1]+1))*1000000" office:value-type="float" office:value="0.366278860569715" calcext:value-type="float">
            <text:p>0.3663</text:p>
          </table:table-cell>
          <table:table-cell table:formula="of:=[.D64]/([.D$1]*([.D$1]+1))*1000000" office:value-type="float" office:value="0.325779406864379" calcext:value-type="float">
            <text:p>0.3258</text:p>
          </table:table-cell>
          <table:table-cell table:formula="of:=[.E64]/([.E$1]*([.E$1]+1))*1000000" office:value-type="float" office:value="0.220312921769558" calcext:value-type="float">
            <text:p>0.2203</text:p>
          </table:table-cell>
          <table:table-cell table:formula="of:=[.F64]/([.F$1]*([.F$1]+1))*1000000" office:value-type="float" office:value="0.262265626874625" calcext:value-type="float">
            <text:p>0.2623</text:p>
          </table:table-cell>
          <table:table-cell table:formula="of:=[.G64]/([.G$1]*([.G$1]+1))*1000000" office:value-type="float" office:value="0.225426427357264" calcext:value-type="float">
            <text:p>0.2254</text:p>
          </table:table-cell>
          <table:table-cell table:formula="of:=[.H64]/([.H$1]*([.H$1]+1))*1000000" office:value-type="float" office:value="0.212271623918804" calcext:value-type="float">
            <text:p>0.21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38824" calcext:value-type="float">
            <text:p>0.738824</text:p>
          </table:table-cell>
          <table:table-cell office:value-type="float" office:value="1.46636" calcext:value-type="float">
            <text:p>1.46636</text:p>
          </table:table-cell>
          <table:table-cell office:value-type="float" office:value="2.932472" calcext:value-type="float">
            <text:p>2.932472</text:p>
          </table:table-cell>
          <table:table-cell office:value-type="float" office:value="3.524352" calcext:value-type="float">
            <text:p>3.524352</text:p>
          </table:table-cell>
          <table:table-cell office:value-type="float" office:value="6.55744" calcext:value-type="float">
            <text:p>6.55744</text:p>
          </table:table-cell>
          <table:table-cell office:value-type="float" office:value="22.539776" calcext:value-type="float">
            <text:p>22.539776</text:p>
          </table:table-cell>
          <table:table-cell office:value-type="float" office:value="85.080833" calcext:value-type="float">
            <text:p>85.080833</text:p>
          </table:table-cell>
          <table:table-cell/>
          <table:table-cell table:formula="of:=[.B65]/([.B$1]*([.B$1]+1))*1000000" office:value-type="float" office:value="0.738085914085914" calcext:value-type="float">
            <text:p>0.7381</text:p>
          </table:table-cell>
          <table:table-cell table:formula="of:=[.C65]/([.C$1]*([.C$1]+1))*1000000" office:value-type="float" office:value="0.366406796601699" calcext:value-type="float">
            <text:p>0.3664</text:p>
          </table:table-cell>
          <table:table-cell table:formula="of:=[.D65]/([.D$1]*([.D$1]+1))*1000000" office:value-type="float" office:value="0.325721648339442" calcext:value-type="float">
            <text:p>0.3257</text:p>
          </table:table-cell>
          <table:table-cell table:formula="of:=[.E65]/([.E$1]*([.E$1]+1))*1000000" office:value-type="float" office:value="0.220216945763559" calcext:value-type="float">
            <text:p>0.2202</text:p>
          </table:table-cell>
          <table:table-cell table:formula="of:=[.F65]/([.F$1]*([.F$1]+1))*1000000" office:value-type="float" office:value="0.262245150969806" calcext:value-type="float">
            <text:p>0.2622</text:p>
          </table:table-cell>
          <table:table-cell table:formula="of:=[.G65]/([.G$1]*([.G$1]+1))*1000000" office:value-type="float" office:value="0.225375222477752" calcext:value-type="float">
            <text:p>0.2254</text:p>
          </table:table-cell>
          <table:table-cell table:formula="of:=[.H65]/([.H$1]*([.H$1]+1))*1000000" office:value-type="float" office:value="0.212691447927604" calcext:value-type="float">
            <text:p>0.21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761096" calcext:value-type="float">
            <text:p>0.761096</text:p>
          </table:table-cell>
          <table:table-cell office:value-type="float" office:value="1.505808" calcext:value-type="float">
            <text:p>1.505808</text:p>
          </table:table-cell>
          <table:table-cell office:value-type="float" office:value="3.297016" calcext:value-type="float">
            <text:p>3.297016</text:p>
          </table:table-cell>
          <table:table-cell office:value-type="float" office:value="3.96544" calcext:value-type="float">
            <text:p>3.96544</text:p>
          </table:table-cell>
          <table:table-cell office:value-type="float" office:value="7.137024" calcext:value-type="float">
            <text:p>7.137024</text:p>
          </table:table-cell>
          <table:table-cell office:value-type="float" office:value="23.343872" calcext:value-type="float">
            <text:p>23.343872</text:p>
          </table:table-cell>
          <table:table-cell office:value-type="float" office:value="98.153473" calcext:value-type="float">
            <text:p>98.153473</text:p>
          </table:table-cell>
          <table:table-cell/>
          <table:table-cell table:formula="of:=[.B66]/([.B$1]*([.B$1]+1))*1000000" office:value-type="float" office:value="0.760335664335664" calcext:value-type="float">
            <text:p>0.7603</text:p>
          </table:table-cell>
          <table:table-cell table:formula="of:=[.C66]/([.C$1]*([.C$1]+1))*1000000" office:value-type="float" office:value="0.376263868065967" calcext:value-type="float">
            <text:p>0.3763</text:p>
          </table:table-cell>
          <table:table-cell table:formula="of:=[.D66]/([.D$1]*([.D$1]+1))*1000000" office:value-type="float" office:value="0.366213040097745" calcext:value-type="float">
            <text:p>0.3662</text:p>
          </table:table-cell>
          <table:table-cell table:formula="of:=[.E66]/([.E$1]*([.E$1]+1))*1000000" office:value-type="float" office:value="0.247778055486128" calcext:value-type="float">
            <text:p>0.2478</text:p>
          </table:table-cell>
          <table:table-cell table:formula="of:=[.F66]/([.F$1]*([.F$1]+1))*1000000" office:value-type="float" office:value="0.285423875224955" calcext:value-type="float">
            <text:p>0.2854</text:p>
          </table:table-cell>
          <table:table-cell table:formula="of:=[.G66]/([.G$1]*([.G$1]+1))*1000000" office:value-type="float" office:value="0.233415378462154" calcext:value-type="float">
            <text:p>0.2334</text:p>
          </table:table-cell>
          <table:table-cell table:formula="of:=[.H66]/([.H$1]*([.H$1]+1))*1000000" office:value-type="float" office:value="0.245371413929303" calcext:value-type="float">
            <text:p>0.245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760592" calcext:value-type="float">
            <text:p>0.760592</text:p>
          </table:table-cell>
          <table:table-cell office:value-type="float" office:value="1.505776" calcext:value-type="float">
            <text:p>1.505776</text:p>
          </table:table-cell>
          <table:table-cell office:value-type="float" office:value="3.299088" calcext:value-type="float">
            <text:p>3.299088</text:p>
          </table:table-cell>
          <table:table-cell office:value-type="float" office:value="3.968256" calcext:value-type="float">
            <text:p>3.968256</text:p>
          </table:table-cell>
          <table:table-cell office:value-type="float" office:value="7.138824" calcext:value-type="float">
            <text:p>7.138824</text:p>
          </table:table-cell>
          <table:table-cell office:value-type="float" office:value="25.17581" calcext:value-type="float">
            <text:p>25.17581</text:p>
          </table:table-cell>
          <table:table-cell office:value-type="float" office:value="92.482811" calcext:value-type="float">
            <text:p>92.482811</text:p>
          </table:table-cell>
          <table:table-cell/>
          <table:table-cell table:formula="of:=[.B67]/([.B$1]*([.B$1]+1))*1000000" office:value-type="float" office:value="0.759832167832168" calcext:value-type="float">
            <text:p>0.7598</text:p>
          </table:table-cell>
          <table:table-cell table:formula="of:=[.C67]/([.C$1]*([.C$1]+1))*1000000" office:value-type="float" office:value="0.376255872063968" calcext:value-type="float">
            <text:p>0.3763</text:p>
          </table:table-cell>
          <table:table-cell table:formula="of:=[.D67]/([.D$1]*([.D$1]+1))*1000000" office:value-type="float" office:value="0.366443185604798" calcext:value-type="float">
            <text:p>0.3664</text:p>
          </table:table-cell>
          <table:table-cell table:formula="of:=[.E67]/([.E$1]*([.E$1]+1))*1000000" office:value-type="float" office:value="0.247954011497126" calcext:value-type="float">
            <text:p>0.2480</text:p>
          </table:table-cell>
          <table:table-cell table:formula="of:=[.F67]/([.F$1]*([.F$1]+1))*1000000" office:value-type="float" office:value="0.285495860827834" calcext:value-type="float">
            <text:p>0.2855</text:p>
          </table:table-cell>
          <table:table-cell table:formula="of:=[.G67]/([.G$1]*([.G$1]+1))*1000000" office:value-type="float" office:value="0.251732926707329" calcext:value-type="float">
            <text:p>0.2517</text:p>
          </table:table-cell>
          <table:table-cell table:formula="of:=[.H67]/([.H$1]*([.H$1]+1))*1000000" office:value-type="float" office:value="0.231195467726614" calcext:value-type="float">
            <text:p>0.231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758264" calcext:value-type="float">
            <text:p>0.758264</text:p>
          </table:table-cell>
          <table:table-cell office:value-type="float" office:value="1.498888" calcext:value-type="float">
            <text:p>1.498888</text:p>
          </table:table-cell>
          <table:table-cell office:value-type="float" office:value="3.312112" calcext:value-type="float">
            <text:p>3.312112</text:p>
          </table:table-cell>
          <table:table-cell office:value-type="float" office:value="3.984384" calcext:value-type="float">
            <text:p>3.984384</text:p>
          </table:table-cell>
          <table:table-cell office:value-type="float" office:value="7.149056" calcext:value-type="float">
            <text:p>7.149056</text:p>
          </table:table-cell>
          <table:table-cell office:value-type="float" office:value="23.400192" calcext:value-type="float">
            <text:p>23.400192</text:p>
          </table:table-cell>
          <table:table-cell office:value-type="float" office:value="93.585922" calcext:value-type="float">
            <text:p>93.585922</text:p>
          </table:table-cell>
          <table:table-cell/>
          <table:table-cell table:formula="of:=[.B68]/([.B$1]*([.B$1]+1))*1000000" office:value-type="float" office:value="0.757506493506493" calcext:value-type="float">
            <text:p>0.7575</text:p>
          </table:table-cell>
          <table:table-cell table:formula="of:=[.C68]/([.C$1]*([.C$1]+1))*1000000" office:value-type="float" office:value="0.374534732633683" calcext:value-type="float">
            <text:p>0.3745</text:p>
          </table:table-cell>
          <table:table-cell table:formula="of:=[.D68]/([.D$1]*([.D$1]+1))*1000000" office:value-type="float" office:value="0.367889814506276" calcext:value-type="float">
            <text:p>0.3679</text:p>
          </table:table-cell>
          <table:table-cell table:formula="of:=[.E68]/([.E$1]*([.E$1]+1))*1000000" office:value-type="float" office:value="0.24896175956011" calcext:value-type="float">
            <text:p>0.2490</text:p>
          </table:table-cell>
          <table:table-cell table:formula="of:=[.F68]/([.F$1]*([.F$1]+1))*1000000" office:value-type="float" office:value="0.285905058988202" calcext:value-type="float">
            <text:p>0.2859</text:p>
          </table:table-cell>
          <table:table-cell table:formula="of:=[.G68]/([.G$1]*([.G$1]+1))*1000000" office:value-type="float" office:value="0.233978522147785" calcext:value-type="float">
            <text:p>0.2340</text:p>
          </table:table-cell>
          <table:table-cell table:formula="of:=[.H68]/([.H$1]*([.H$1]+1))*1000000" office:value-type="float" office:value="0.233953107344633" calcext:value-type="float">
            <text:p>0.234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758264" calcext:value-type="float">
            <text:p>0.758264</text:p>
          </table:table-cell>
          <table:table-cell office:value-type="float" office:value="1.499904" calcext:value-type="float">
            <text:p>1.499904</text:p>
          </table:table-cell>
          <table:table-cell office:value-type="float" office:value="3.309056" calcext:value-type="float">
            <text:p>3.309056</text:p>
          </table:table-cell>
          <table:table-cell office:value-type="float" office:value="3.983104" calcext:value-type="float">
            <text:p>3.983104</text:p>
          </table:table-cell>
          <table:table-cell office:value-type="float" office:value="7.162624" calcext:value-type="float">
            <text:p>7.162624</text:p>
          </table:table-cell>
          <table:table-cell office:value-type="float" office:value="23.360512" calcext:value-type="float">
            <text:p>23.360512</text:p>
          </table:table-cell>
          <table:table-cell office:value-type="float" office:value="91.7929" calcext:value-type="float">
            <text:p>91.7929</text:p>
          </table:table-cell>
          <table:table-cell/>
          <table:table-cell table:formula="of:=[.B69]/([.B$1]*([.B$1]+1))*1000000" office:value-type="float" office:value="0.757506493506493" calcext:value-type="float">
            <text:p>0.7575</text:p>
          </table:table-cell>
          <table:table-cell table:formula="of:=[.C69]/([.C$1]*([.C$1]+1))*1000000" office:value-type="float" office:value="0.374788605697151" calcext:value-type="float">
            <text:p>0.3748</text:p>
          </table:table-cell>
          <table:table-cell table:formula="of:=[.D69]/([.D$1]*([.D$1]+1))*1000000" office:value-type="float" office:value="0.367550372098189" calcext:value-type="float">
            <text:p>0.3676</text:p>
          </table:table-cell>
          <table:table-cell table:formula="of:=[.E69]/([.E$1]*([.E$1]+1))*1000000" office:value-type="float" office:value="0.248881779555111" calcext:value-type="float">
            <text:p>0.2489</text:p>
          </table:table-cell>
          <table:table-cell table:formula="of:=[.F69]/([.F$1]*([.F$1]+1))*1000000" office:value-type="float" office:value="0.286447670465907" calcext:value-type="float">
            <text:p>0.2864</text:p>
          </table:table-cell>
          <table:table-cell table:formula="of:=[.G69]/([.G$1]*([.G$1]+1))*1000000" office:value-type="float" office:value="0.233581761823818" calcext:value-type="float">
            <text:p>0.2336</text:p>
          </table:table-cell>
          <table:table-cell table:formula="of:=[.H69]/([.H$1]*([.H$1]+1))*1000000" office:value-type="float" office:value="0.229470776461177" calcext:value-type="float">
            <text:p>0.229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761608" calcext:value-type="float">
            <text:p>0.761608</text:p>
          </table:table-cell>
          <table:table-cell office:value-type="float" office:value="1.50528" calcext:value-type="float">
            <text:p>1.50528</text:p>
          </table:table-cell>
          <table:table-cell office:value-type="float" office:value="3.312376" calcext:value-type="float">
            <text:p>3.312376</text:p>
          </table:table-cell>
          <table:table-cell office:value-type="float" office:value="3.985152" calcext:value-type="float">
            <text:p>3.985152</text:p>
          </table:table-cell>
          <table:table-cell office:value-type="float" office:value="7.604735" calcext:value-type="float">
            <text:p>7.604735</text:p>
          </table:table-cell>
          <table:table-cell office:value-type="float" office:value="24.447489" calcext:value-type="float">
            <text:p>24.447489</text:p>
          </table:table-cell>
          <table:table-cell office:value-type="float" office:value="96.15847" calcext:value-type="float">
            <text:p>96.15847</text:p>
          </table:table-cell>
          <table:table-cell/>
          <table:table-cell table:formula="of:=[.B70]/([.B$1]*([.B$1]+1))*1000000" office:value-type="float" office:value="0.760847152847153" calcext:value-type="float">
            <text:p>0.7608</text:p>
          </table:table-cell>
          <table:table-cell table:formula="of:=[.C70]/([.C$1]*([.C$1]+1))*1000000" office:value-type="float" office:value="0.376131934032983" calcext:value-type="float">
            <text:p>0.3761</text:p>
          </table:table-cell>
          <table:table-cell table:formula="of:=[.D70]/([.D$1]*([.D$1]+1))*1000000" office:value-type="float" office:value="0.367919138065089" calcext:value-type="float">
            <text:p>0.3679</text:p>
          </table:table-cell>
          <table:table-cell table:formula="of:=[.E70]/([.E$1]*([.E$1]+1))*1000000" office:value-type="float" office:value="0.249009747563109" calcext:value-type="float">
            <text:p>0.2490</text:p>
          </table:table-cell>
          <table:table-cell table:formula="of:=[.F70]/([.F$1]*([.F$1]+1))*1000000" office:value-type="float" office:value="0.304128574285143" calcext:value-type="float">
            <text:p>0.3041</text:p>
          </table:table-cell>
          <table:table-cell table:formula="of:=[.G70]/([.G$1]*([.G$1]+1))*1000000" office:value-type="float" office:value="0.244450444955504" calcext:value-type="float">
            <text:p>0.2445</text:p>
          </table:table-cell>
          <table:table-cell table:formula="of:=[.H70]/([.H$1]*([.H$1]+1))*1000000" office:value-type="float" office:value="0.24038415579221" calcext:value-type="float">
            <text:p>0.240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7606" calcext:value-type="float">
            <text:p>0.7606</text:p>
          </table:table-cell>
          <table:table-cell office:value-type="float" office:value="1.504008" calcext:value-type="float">
            <text:p>1.504008</text:p>
          </table:table-cell>
          <table:table-cell office:value-type="float" office:value="3.313664" calcext:value-type="float">
            <text:p>3.313664</text:p>
          </table:table-cell>
          <table:table-cell office:value-type="float" office:value="3.986432" calcext:value-type="float">
            <text:p>3.986432</text:p>
          </table:table-cell>
          <table:table-cell office:value-type="float" office:value="7.607296" calcext:value-type="float">
            <text:p>7.607296</text:p>
          </table:table-cell>
          <table:table-cell office:value-type="float" office:value="24.453632" calcext:value-type="float">
            <text:p>24.453632</text:p>
          </table:table-cell>
          <table:table-cell office:value-type="float" office:value="86.922752" calcext:value-type="float">
            <text:p>86.922752</text:p>
          </table:table-cell>
          <table:table-cell/>
          <table:table-cell table:formula="of:=[.B71]/([.B$1]*([.B$1]+1))*1000000" office:value-type="float" office:value="0.75984015984016" calcext:value-type="float">
            <text:p>0.7598</text:p>
          </table:table-cell>
          <table:table-cell table:formula="of:=[.C71]/([.C$1]*([.C$1]+1))*1000000" office:value-type="float" office:value="0.375814092953523" calcext:value-type="float">
            <text:p>0.3758</text:p>
          </table:table-cell>
          <table:table-cell table:formula="of:=[.D71]/([.D$1]*([.D$1]+1))*1000000" office:value-type="float" office:value="0.368062201488393" calcext:value-type="float">
            <text:p>0.3681</text:p>
          </table:table-cell>
          <table:table-cell table:formula="of:=[.E71]/([.E$1]*([.E$1]+1))*1000000" office:value-type="float" office:value="0.249089727568108" calcext:value-type="float">
            <text:p>0.2491</text:p>
          </table:table-cell>
          <table:table-cell table:formula="of:=[.F71]/([.F$1]*([.F$1]+1))*1000000" office:value-type="float" office:value="0.30423099380124" calcext:value-type="float">
            <text:p>0.3042</text:p>
          </table:table-cell>
          <table:table-cell table:formula="of:=[.G71]/([.G$1]*([.G$1]+1))*1000000" office:value-type="float" office:value="0.244511868813119" calcext:value-type="float">
            <text:p>0.2445</text:p>
          </table:table-cell>
          <table:table-cell table:formula="of:=[.H71]/([.H$1]*([.H$1]+1))*1000000" office:value-type="float" office:value="0.21729601519924" calcext:value-type="float">
            <text:p>0.217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58528" calcext:value-type="float">
            <text:p>0.758528</text:p>
          </table:table-cell>
          <table:table-cell office:value-type="float" office:value="1.502712" calcext:value-type="float">
            <text:p>1.502712</text:p>
          </table:table-cell>
          <table:table-cell office:value-type="float" office:value="3.3572" calcext:value-type="float">
            <text:p>3.3572</text:p>
          </table:table-cell>
          <table:table-cell office:value-type="float" office:value="3.992832" calcext:value-type="float">
            <text:p>3.992832</text:p>
          </table:table-cell>
          <table:table-cell office:value-type="float" office:value="7.602176" calcext:value-type="float">
            <text:p>7.602176</text:p>
          </table:table-cell>
          <table:table-cell office:value-type="float" office:value="24.455423" calcext:value-type="float">
            <text:p>24.455423</text:p>
          </table:table-cell>
          <table:table-cell office:value-type="float" office:value="86.99955" calcext:value-type="float">
            <text:p>86.99955</text:p>
          </table:table-cell>
          <table:table-cell/>
          <table:table-cell table:formula="of:=[.B72]/([.B$1]*([.B$1]+1))*1000000" office:value-type="float" office:value="0.75777022977023" calcext:value-type="float">
            <text:p>0.7578</text:p>
          </table:table-cell>
          <table:table-cell table:formula="of:=[.C72]/([.C$1]*([.C$1]+1))*1000000" office:value-type="float" office:value="0.375490254872564" calcext:value-type="float">
            <text:p>0.3755</text:p>
          </table:table-cell>
          <table:table-cell table:formula="of:=[.D72]/([.D$1]*([.D$1]+1))*1000000" office:value-type="float" office:value="0.372897922914584" calcext:value-type="float">
            <text:p>0.3729</text:p>
          </table:table-cell>
          <table:table-cell table:formula="of:=[.E72]/([.E$1]*([.E$1]+1))*1000000" office:value-type="float" office:value="0.249489627593102" calcext:value-type="float">
            <text:p>0.2495</text:p>
          </table:table-cell>
          <table:table-cell table:formula="of:=[.F72]/([.F$1]*([.F$1]+1))*1000000" office:value-type="float" office:value="0.304026234753049" calcext:value-type="float">
            <text:p>0.3040</text:p>
          </table:table-cell>
          <table:table-cell table:formula="of:=[.G72]/([.G$1]*([.G$1]+1))*1000000" office:value-type="float" office:value="0.244529777022298" calcext:value-type="float">
            <text:p>0.2445</text:p>
          </table:table-cell>
          <table:table-cell table:formula="of:=[.H72]/([.H$1]*([.H$1]+1))*1000000" office:value-type="float" office:value="0.21748800059997" calcext:value-type="float">
            <text:p>0.21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759288" calcext:value-type="float">
            <text:p>0.759288</text:p>
          </table:table-cell>
          <table:table-cell office:value-type="float" office:value="1.502224" calcext:value-type="float">
            <text:p>1.502224</text:p>
          </table:table-cell>
          <table:table-cell office:value-type="float" office:value="3.32008" calcext:value-type="float">
            <text:p>3.32008</text:p>
          </table:table-cell>
          <table:table-cell office:value-type="float" office:value="3.992576" calcext:value-type="float">
            <text:p>3.992576</text:p>
          </table:table-cell>
          <table:table-cell office:value-type="float" office:value="7.63648" calcext:value-type="float">
            <text:p>7.63648</text:p>
          </table:table-cell>
          <table:table-cell office:value-type="float" office:value="24.452864" calcext:value-type="float">
            <text:p>24.452864</text:p>
          </table:table-cell>
          <table:table-cell office:value-type="float" office:value="87.018494" calcext:value-type="float">
            <text:p>87.018494</text:p>
          </table:table-cell>
          <table:table-cell/>
          <table:table-cell table:formula="of:=[.B73]/([.B$1]*([.B$1]+1))*1000000" office:value-type="float" office:value="0.75852947052947" calcext:value-type="float">
            <text:p>0.7585</text:p>
          </table:table-cell>
          <table:table-cell table:formula="of:=[.C73]/([.C$1]*([.C$1]+1))*1000000" office:value-type="float" office:value="0.375368315842079" calcext:value-type="float">
            <text:p>0.3754</text:p>
          </table:table-cell>
          <table:table-cell table:formula="of:=[.D73]/([.D$1]*([.D$1]+1))*1000000" office:value-type="float" office:value="0.368774852826836" calcext:value-type="float">
            <text:p>0.3688</text:p>
          </table:table-cell>
          <table:table-cell table:formula="of:=[.E73]/([.E$1]*([.E$1]+1))*1000000" office:value-type="float" office:value="0.249473631592102" calcext:value-type="float">
            <text:p>0.2495</text:p>
          </table:table-cell>
          <table:table-cell table:formula="of:=[.F73]/([.F$1]*([.F$1]+1))*1000000" office:value-type="float" office:value="0.305398120375925" calcext:value-type="float">
            <text:p>0.3054</text:p>
          </table:table-cell>
          <table:table-cell table:formula="of:=[.G73]/([.G$1]*([.G$1]+1))*1000000" office:value-type="float" office:value="0.244504189581042" calcext:value-type="float">
            <text:p>0.2445</text:p>
          </table:table-cell>
          <table:table-cell table:formula="of:=[.H73]/([.H$1]*([.H$1]+1))*1000000" office:value-type="float" office:value="0.217535358232088" calcext:value-type="float">
            <text:p>0.217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760048" calcext:value-type="float">
            <text:p>0.760048</text:p>
          </table:table-cell>
          <table:table-cell office:value-type="float" office:value="1.504776" calcext:value-type="float">
            <text:p>1.504776</text:p>
          </table:table-cell>
          <table:table-cell office:value-type="float" office:value="3.715304" calcext:value-type="float">
            <text:p>3.715304</text:p>
          </table:table-cell>
          <table:table-cell office:value-type="float" office:value="4.465664" calcext:value-type="float">
            <text:p>4.465664</text:p>
          </table:table-cell>
          <table:table-cell office:value-type="float" office:value="8.098048" calcext:value-type="float">
            <text:p>8.098048</text:p>
          </table:table-cell>
          <table:table-cell office:value-type="float" office:value="26.221825" calcext:value-type="float">
            <text:p>26.221825</text:p>
          </table:table-cell>
          <table:table-cell office:value-type="float" office:value="92.125435" calcext:value-type="float">
            <text:p>92.125435</text:p>
          </table:table-cell>
          <table:table-cell/>
          <table:table-cell table:formula="of:=[.B74]/([.B$1]*([.B$1]+1))*1000000" office:value-type="float" office:value="0.759288711288711" calcext:value-type="float">
            <text:p>0.7593</text:p>
          </table:table-cell>
          <table:table-cell table:formula="of:=[.C74]/([.C$1]*([.C$1]+1))*1000000" office:value-type="float" office:value="0.376005997001499" calcext:value-type="float">
            <text:p>0.3760</text:p>
          </table:table-cell>
          <table:table-cell table:formula="of:=[.D74]/([.D$1]*([.D$1]+1))*1000000" office:value-type="float" office:value="0.41267399755637" calcext:value-type="float">
            <text:p>0.4127</text:p>
          </table:table-cell>
          <table:table-cell table:formula="of:=[.E74]/([.E$1]*([.E$1]+1))*1000000" office:value-type="float" office:value="0.27903424143964" calcext:value-type="float">
            <text:p>0.2790</text:p>
          </table:table-cell>
          <table:table-cell table:formula="of:=[.F74]/([.F$1]*([.F$1]+1))*1000000" office:value-type="float" office:value="0.323857148570286" calcext:value-type="float">
            <text:p>0.3239</text:p>
          </table:table-cell>
          <table:table-cell table:formula="of:=[.G74]/([.G$1]*([.G$1]+1))*1000000" office:value-type="float" office:value="0.26219203079692" calcext:value-type="float">
            <text:p>0.2622</text:p>
          </table:table-cell>
          <table:table-cell table:formula="of:=[.H74]/([.H$1]*([.H$1]+1))*1000000" office:value-type="float" office:value="0.23030207239638" calcext:value-type="float">
            <text:p>0.230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76032" calcext:value-type="float">
            <text:p>0.76032</text:p>
          </table:table-cell>
          <table:table-cell office:value-type="float" office:value="1.504504" calcext:value-type="float">
            <text:p>1.504504</text:p>
          </table:table-cell>
          <table:table-cell office:value-type="float" office:value="3.719408" calcext:value-type="float">
            <text:p>3.719408</text:p>
          </table:table-cell>
          <table:table-cell office:value-type="float" office:value="4.507392" calcext:value-type="float">
            <text:p>4.507392</text:p>
          </table:table-cell>
          <table:table-cell office:value-type="float" office:value="8.089088" calcext:value-type="float">
            <text:p>8.089088</text:p>
          </table:table-cell>
          <table:table-cell office:value-type="float" office:value="25.981951" calcext:value-type="float">
            <text:p>25.981951</text:p>
          </table:table-cell>
          <table:table-cell office:value-type="float" office:value="91.504639" calcext:value-type="float">
            <text:p>91.504639</text:p>
          </table:table-cell>
          <table:table-cell/>
          <table:table-cell table:formula="of:=[.B75]/([.B$1]*([.B$1]+1))*1000000" office:value-type="float" office:value="0.75956043956044" calcext:value-type="float">
            <text:p>0.7596</text:p>
          </table:table-cell>
          <table:table-cell table:formula="of:=[.C75]/([.C$1]*([.C$1]+1))*1000000" office:value-type="float" office:value="0.375938030984508" calcext:value-type="float">
            <text:p>0.3759</text:p>
          </table:table-cell>
          <table:table-cell table:formula="of:=[.D75]/([.D$1]*([.D$1]+1))*1000000" office:value-type="float" office:value="0.41312984560702" calcext:value-type="float">
            <text:p>0.4131</text:p>
          </table:table-cell>
          <table:table-cell table:formula="of:=[.E75]/([.E$1]*([.E$1]+1))*1000000" office:value-type="float" office:value="0.281641589602599" calcext:value-type="float">
            <text:p>0.2816</text:p>
          </table:table-cell>
          <table:table-cell table:formula="of:=[.F75]/([.F$1]*([.F$1]+1))*1000000" office:value-type="float" office:value="0.323498820235953" calcext:value-type="float">
            <text:p>0.3235</text:p>
          </table:table-cell>
          <table:table-cell table:formula="of:=[.G75]/([.G$1]*([.G$1]+1))*1000000" office:value-type="float" office:value="0.259793530646935" calcext:value-type="float">
            <text:p>0.2598</text:p>
          </table:table-cell>
          <table:table-cell table:formula="of:=[.H75]/([.H$1]*([.H$1]+1))*1000000" office:value-type="float" office:value="0.228750159992" calcext:value-type="float">
            <text:p>0.228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59048" calcext:value-type="float">
            <text:p>0.759048</text:p>
          </table:table-cell>
          <table:table-cell office:value-type="float" office:value="1.501968" calcext:value-type="float">
            <text:p>1.501968</text:p>
          </table:table-cell>
          <table:table-cell office:value-type="float" office:value="3.722752" calcext:value-type="float">
            <text:p>3.722752</text:p>
          </table:table-cell>
          <table:table-cell office:value-type="float" office:value="4.475136" calcext:value-type="float">
            <text:p>4.475136</text:p>
          </table:table-cell>
          <table:table-cell office:value-type="float" office:value="8.083968" calcext:value-type="float">
            <text:p>8.083968</text:p>
          </table:table-cell>
          <table:table-cell office:value-type="float" office:value="26.114561" calcext:value-type="float">
            <text:p>26.114561</text:p>
          </table:table-cell>
          <table:table-cell office:value-type="float" office:value="92.219391" calcext:value-type="float">
            <text:p>92.219391</text:p>
          </table:table-cell>
          <table:table-cell/>
          <table:table-cell table:formula="of:=[.B76]/([.B$1]*([.B$1]+1))*1000000" office:value-type="float" office:value="0.75828971028971" calcext:value-type="float">
            <text:p>0.7583</text:p>
          </table:table-cell>
          <table:table-cell table:formula="of:=[.C76]/([.C$1]*([.C$1]+1))*1000000" office:value-type="float" office:value="0.375304347826087" calcext:value-type="float">
            <text:p>0.3753</text:p>
          </table:table-cell>
          <table:table-cell table:formula="of:=[.D76]/([.D$1]*([.D$1]+1))*1000000" office:value-type="float" office:value="0.413501277351994" calcext:value-type="float">
            <text:p>0.4135</text:p>
          </table:table-cell>
          <table:table-cell table:formula="of:=[.E76]/([.E$1]*([.E$1]+1))*1000000" office:value-type="float" office:value="0.279626093476631" calcext:value-type="float">
            <text:p>0.2796</text:p>
          </table:table-cell>
          <table:table-cell table:formula="of:=[.F76]/([.F$1]*([.F$1]+1))*1000000" office:value-type="float" office:value="0.323294061187762" calcext:value-type="float">
            <text:p>0.3233</text:p>
          </table:table-cell>
          <table:table-cell table:formula="of:=[.G76]/([.G$1]*([.G$1]+1))*1000000" office:value-type="float" office:value="0.261119498050195" calcext:value-type="float">
            <text:p>0.2611</text:p>
          </table:table-cell>
          <table:table-cell table:formula="of:=[.H76]/([.H$1]*([.H$1]+1))*1000000" office:value-type="float" office:value="0.230536950652467" calcext:value-type="float">
            <text:p>0.230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759296" calcext:value-type="float">
            <text:p>0.759296</text:p>
          </table:table-cell>
          <table:table-cell office:value-type="float" office:value="1.502472" calcext:value-type="float">
            <text:p>1.502472</text:p>
          </table:table-cell>
          <table:table-cell office:value-type="float" office:value="3.715352" calcext:value-type="float">
            <text:p>3.715352</text:p>
          </table:table-cell>
          <table:table-cell office:value-type="float" office:value="4.47616" calcext:value-type="float">
            <text:p>4.47616</text:p>
          </table:table-cell>
          <table:table-cell office:value-type="float" office:value="8.082944" calcext:value-type="float">
            <text:p>8.082944</text:p>
          </table:table-cell>
          <table:table-cell office:value-type="float" office:value="26.12352" calcext:value-type="float">
            <text:p>26.12352</text:p>
          </table:table-cell>
          <table:table-cell office:value-type="float" office:value="91.632126" calcext:value-type="float">
            <text:p>91.632126</text:p>
          </table:table-cell>
          <table:table-cell/>
          <table:table-cell table:formula="of:=[.B77]/([.B$1]*([.B$1]+1))*1000000" office:value-type="float" office:value="0.758537462537462" calcext:value-type="float">
            <text:p>0.7585</text:p>
          </table:table-cell>
          <table:table-cell table:formula="of:=[.C77]/([.C$1]*([.C$1]+1))*1000000" office:value-type="float" office:value="0.375430284857571" calcext:value-type="float">
            <text:p>0.3754</text:p>
          </table:table-cell>
          <table:table-cell table:formula="of:=[.D77]/([.D$1]*([.D$1]+1))*1000000" office:value-type="float" office:value="0.412679329112518" calcext:value-type="float">
            <text:p>0.4127</text:p>
          </table:table-cell>
          <table:table-cell table:formula="of:=[.E77]/([.E$1]*([.E$1]+1))*1000000" office:value-type="float" office:value="0.27969007748063" calcext:value-type="float">
            <text:p>0.2797</text:p>
          </table:table-cell>
          <table:table-cell table:formula="of:=[.F77]/([.F$1]*([.F$1]+1))*1000000" office:value-type="float" office:value="0.323253109378124" calcext:value-type="float">
            <text:p>0.3233</text:p>
          </table:table-cell>
          <table:table-cell table:formula="of:=[.G77]/([.G$1]*([.G$1]+1))*1000000" office:value-type="float" office:value="0.261209079092091" calcext:value-type="float">
            <text:p>0.2612</text:p>
          </table:table-cell>
          <table:table-cell table:formula="of:=[.H77]/([.H$1]*([.H$1]+1))*1000000" office:value-type="float" office:value="0.229068861556922" calcext:value-type="float">
            <text:p>0.229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62104" calcext:value-type="float">
            <text:p>0.762104</text:p>
          </table:table-cell>
          <table:table-cell office:value-type="float" office:value="1.504792" calcext:value-type="float">
            <text:p>1.504792</text:p>
          </table:table-cell>
          <table:table-cell office:value-type="float" office:value="3.7166" calcext:value-type="float">
            <text:p>3.7166</text:p>
          </table:table-cell>
          <table:table-cell office:value-type="float" office:value="4.476672" calcext:value-type="float">
            <text:p>4.476672</text:p>
          </table:table-cell>
          <table:table-cell office:value-type="float" office:value="8.077568" calcext:value-type="float">
            <text:p>8.077568</text:p>
          </table:table-cell>
          <table:table-cell office:value-type="float" office:value="26.746624" calcext:value-type="float">
            <text:p>26.746624</text:p>
          </table:table-cell>
          <table:table-cell office:value-type="float" office:value="95.133186" calcext:value-type="float">
            <text:p>95.133186</text:p>
          </table:table-cell>
          <table:table-cell/>
          <table:table-cell table:formula="of:=[.B78]/([.B$1]*([.B$1]+1))*1000000" office:value-type="float" office:value="0.761342657342657" calcext:value-type="float">
            <text:p>0.7613</text:p>
          </table:table-cell>
          <table:table-cell table:formula="of:=[.C78]/([.C$1]*([.C$1]+1))*1000000" office:value-type="float" office:value="0.376009995002499" calcext:value-type="float">
            <text:p>0.3760</text:p>
          </table:table-cell>
          <table:table-cell table:formula="of:=[.D78]/([.D$1]*([.D$1]+1))*1000000" office:value-type="float" office:value="0.412817949572365" calcext:value-type="float">
            <text:p>0.4128</text:p>
          </table:table-cell>
          <table:table-cell table:formula="of:=[.E78]/([.E$1]*([.E$1]+1))*1000000" office:value-type="float" office:value="0.279722069482629" calcext:value-type="float">
            <text:p>0.2797</text:p>
          </table:table-cell>
          <table:table-cell table:formula="of:=[.F78]/([.F$1]*([.F$1]+1))*1000000" office:value-type="float" office:value="0.323038112377524" calcext:value-type="float">
            <text:p>0.3230</text:p>
          </table:table-cell>
          <table:table-cell table:formula="of:=[.G78]/([.G$1]*([.G$1]+1))*1000000" office:value-type="float" office:value="0.267439496050395" calcext:value-type="float">
            <text:p>0.2674</text:p>
          </table:table-cell>
          <table:table-cell table:formula="of:=[.H78]/([.H$1]*([.H$1]+1))*1000000" office:value-type="float" office:value="0.237821073946303" calcext:value-type="float">
            <text:p>0.237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760544" calcext:value-type="float">
            <text:p>0.760544</text:p>
          </table:table-cell>
          <table:table-cell office:value-type="float" office:value="1.504512" calcext:value-type="float">
            <text:p>1.504512</text:p>
          </table:table-cell>
          <table:table-cell office:value-type="float" office:value="3.715824" calcext:value-type="float">
            <text:p>3.715824</text:p>
          </table:table-cell>
          <table:table-cell office:value-type="float" office:value="4.479488" calcext:value-type="float">
            <text:p>4.479488</text:p>
          </table:table-cell>
          <table:table-cell office:value-type="float" office:value="8.077056" calcext:value-type="float">
            <text:p>8.077056</text:p>
          </table:table-cell>
          <table:table-cell office:value-type="float" office:value="26.789886" calcext:value-type="float">
            <text:p>26.789886</text:p>
          </table:table-cell>
          <table:table-cell office:value-type="float" office:value="95.034882" calcext:value-type="float">
            <text:p>95.034882</text:p>
          </table:table-cell>
          <table:table-cell/>
          <table:table-cell table:formula="of:=[.B79]/([.B$1]*([.B$1]+1))*1000000" office:value-type="float" office:value="0.759784215784216" calcext:value-type="float">
            <text:p>0.7598</text:p>
          </table:table-cell>
          <table:table-cell table:formula="of:=[.C79]/([.C$1]*([.C$1]+1))*1000000" office:value-type="float" office:value="0.375940029985008" calcext:value-type="float">
            <text:p>0.3759</text:p>
          </table:table-cell>
          <table:table-cell table:formula="of:=[.D79]/([.D$1]*([.D$1]+1))*1000000" office:value-type="float" office:value="0.412731756081306" calcext:value-type="float">
            <text:p>0.4127</text:p>
          </table:table-cell>
          <table:table-cell table:formula="of:=[.E79]/([.E$1]*([.E$1]+1))*1000000" office:value-type="float" office:value="0.279898025493627" calcext:value-type="float">
            <text:p>0.2799</text:p>
          </table:table-cell>
          <table:table-cell table:formula="of:=[.F79]/([.F$1]*([.F$1]+1))*1000000" office:value-type="float" office:value="0.323017636472705" calcext:value-type="float">
            <text:p>0.3230</text:p>
          </table:table-cell>
          <table:table-cell table:formula="of:=[.G79]/([.G$1]*([.G$1]+1))*1000000" office:value-type="float" office:value="0.267872072792721" calcext:value-type="float">
            <text:p>0.2679</text:p>
          </table:table-cell>
          <table:table-cell table:formula="of:=[.H79]/([.H$1]*([.H$1]+1))*1000000" office:value-type="float" office:value="0.237575326233688" calcext:value-type="float">
            <text:p>0.237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759032" calcext:value-type="float">
            <text:p>0.759032</text:p>
          </table:table-cell>
          <table:table-cell office:value-type="float" office:value="1.502976" calcext:value-type="float">
            <text:p>1.502976</text:p>
          </table:table-cell>
          <table:table-cell office:value-type="float" office:value="3.714816" calcext:value-type="float">
            <text:p>3.714816</text:p>
          </table:table-cell>
          <table:table-cell office:value-type="float" office:value="4.476416" calcext:value-type="float">
            <text:p>4.476416</text:p>
          </table:table-cell>
          <table:table-cell office:value-type="float" office:value="5.594624" calcext:value-type="float">
            <text:p>5.594624</text:p>
          </table:table-cell>
          <table:table-cell office:value-type="float" office:value="26.742783" calcext:value-type="float">
            <text:p>26.742783</text:p>
          </table:table-cell>
          <table:table-cell office:value-type="float" office:value="84.749054" calcext:value-type="float">
            <text:p>84.749054</text:p>
          </table:table-cell>
          <table:table-cell/>
          <table:table-cell table:formula="of:=[.B80]/([.B$1]*([.B$1]+1))*1000000" office:value-type="float" office:value="0.758273726273726" calcext:value-type="float">
            <text:p>0.7583</text:p>
          </table:table-cell>
          <table:table-cell table:formula="of:=[.C80]/([.C$1]*([.C$1]+1))*1000000" office:value-type="float" office:value="0.375556221889055" calcext:value-type="float">
            <text:p>0.3756</text:p>
          </table:table-cell>
          <table:table-cell table:formula="of:=[.D80]/([.D$1]*([.D$1]+1))*1000000" office:value-type="float" office:value="0.412619793402199" calcext:value-type="float">
            <text:p>0.4126</text:p>
          </table:table-cell>
          <table:table-cell table:formula="of:=[.E80]/([.E$1]*([.E$1]+1))*1000000" office:value-type="float" office:value="0.27970607348163" calcext:value-type="float">
            <text:p>0.2797</text:p>
          </table:table-cell>
          <table:table-cell table:formula="of:=[.F80]/([.F$1]*([.F$1]+1))*1000000" office:value-type="float" office:value="0.223740211957608" calcext:value-type="float">
            <text:p>0.2237</text:p>
          </table:table-cell>
          <table:table-cell table:formula="of:=[.G80]/([.G$1]*([.G$1]+1))*1000000" office:value-type="float" office:value="0.267401089891011" calcext:value-type="float">
            <text:p>0.2674</text:p>
          </table:table-cell>
          <table:table-cell table:formula="of:=[.H80]/([.H$1]*([.H$1]+1))*1000000" office:value-type="float" office:value="0.211862041897905" calcext:value-type="float">
            <text:p>0.211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759808" calcext:value-type="float">
            <text:p>0.759808</text:p>
          </table:table-cell>
          <table:table-cell office:value-type="float" office:value="1.50348" calcext:value-type="float">
            <text:p>1.50348</text:p>
          </table:table-cell>
          <table:table-cell office:value-type="float" office:value="3.713792" calcext:value-type="float">
            <text:p>3.713792</text:p>
          </table:table-cell>
          <table:table-cell office:value-type="float" office:value="4.478208" calcext:value-type="float">
            <text:p>4.478208</text:p>
          </table:table-cell>
          <table:table-cell office:value-type="float" office:value="5.595904" calcext:value-type="float">
            <text:p>5.595904</text:p>
          </table:table-cell>
          <table:table-cell office:value-type="float" office:value="26.764801" calcext:value-type="float">
            <text:p>26.764801</text:p>
          </table:table-cell>
          <table:table-cell office:value-type="float" office:value="84.824577" calcext:value-type="float">
            <text:p>84.824577</text:p>
          </table:table-cell>
          <table:table-cell/>
          <table:table-cell table:formula="of:=[.B81]/([.B$1]*([.B$1]+1))*1000000" office:value-type="float" office:value="0.759048951048951" calcext:value-type="float">
            <text:p>0.7590</text:p>
          </table:table-cell>
          <table:table-cell table:formula="of:=[.C81]/([.C$1]*([.C$1]+1))*1000000" office:value-type="float" office:value="0.37568215892054" calcext:value-type="float">
            <text:p>0.3757</text:p>
          </table:table-cell>
          <table:table-cell table:formula="of:=[.D81]/([.D$1]*([.D$1]+1))*1000000" office:value-type="float" office:value="0.41250605353771" calcext:value-type="float">
            <text:p>0.4125</text:p>
          </table:table-cell>
          <table:table-cell table:formula="of:=[.E81]/([.E$1]*([.E$1]+1))*1000000" office:value-type="float" office:value="0.279818045488628" calcext:value-type="float">
            <text:p>0.2798</text:p>
          </table:table-cell>
          <table:table-cell table:formula="of:=[.F81]/([.F$1]*([.F$1]+1))*1000000" office:value-type="float" office:value="0.223791401719656" calcext:value-type="float">
            <text:p>0.2238</text:p>
          </table:table-cell>
          <table:table-cell table:formula="of:=[.G81]/([.G$1]*([.G$1]+1))*1000000" office:value-type="float" office:value="0.267621247875212" calcext:value-type="float">
            <text:p>0.2676</text:p>
          </table:table-cell>
          <table:table-cell table:formula="of:=[.H81]/([.H$1]*([.H$1]+1))*1000000" office:value-type="float" office:value="0.212050839958002" calcext:value-type="float">
            <text:p>0.212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813312" calcext:value-type="float">
            <text:p>0.813312</text:p>
          </table:table-cell>
          <table:table-cell office:value-type="float" office:value="1.606656" calcext:value-type="float">
            <text:p>1.606656</text:p>
          </table:table-cell>
          <table:table-cell office:value-type="float" office:value="4.096016" calcext:value-type="float">
            <text:p>4.096016</text:p>
          </table:table-cell>
          <table:table-cell office:value-type="float" office:value="4.930304" calcext:value-type="float">
            <text:p>4.930304</text:p>
          </table:table-cell>
          <table:table-cell office:value-type="float" office:value="6.17472" calcext:value-type="float">
            <text:p>6.17472</text:p>
          </table:table-cell>
          <table:table-cell office:value-type="float" office:value="28.812033" calcext:value-type="float">
            <text:p>28.812033</text:p>
          </table:table-cell>
          <table:table-cell office:value-type="float" office:value="90.489594" calcext:value-type="float">
            <text:p>90.489594</text:p>
          </table:table-cell>
          <table:table-cell/>
          <table:table-cell table:formula="of:=[.B82]/([.B$1]*([.B$1]+1))*1000000" office:value-type="float" office:value="0.8124995004995" calcext:value-type="float">
            <text:p>0.8125</text:p>
          </table:table-cell>
          <table:table-cell table:formula="of:=[.C82]/([.C$1]*([.C$1]+1))*1000000" office:value-type="float" office:value="0.401463268365817" calcext:value-type="float">
            <text:p>0.4015</text:p>
          </table:table-cell>
          <table:table-cell table:formula="of:=[.D82]/([.D$1]*([.D$1]+1))*1000000" office:value-type="float" office:value="0.454961235143841" calcext:value-type="float">
            <text:p>0.4550</text:p>
          </table:table-cell>
          <table:table-cell table:formula="of:=[.E82]/([.E$1]*([.E$1]+1))*1000000" office:value-type="float" office:value="0.308066983254186" calcext:value-type="float">
            <text:p>0.3081</text:p>
          </table:table-cell>
          <table:table-cell table:formula="of:=[.F82]/([.F$1]*([.F$1]+1))*1000000" office:value-type="float" office:value="0.246939412117576" calcext:value-type="float">
            <text:p>0.2469</text:p>
          </table:table-cell>
          <table:table-cell table:formula="of:=[.G82]/([.G$1]*([.G$1]+1))*1000000" office:value-type="float" office:value="0.288091520847915" calcext:value-type="float">
            <text:p>0.2881</text:p>
          </table:table-cell>
          <table:table-cell table:formula="of:=[.H82]/([.H$1]*([.H$1]+1))*1000000" office:value-type="float" office:value="0.226212674366282" calcext:value-type="float">
            <text:p>0.226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812312" calcext:value-type="float">
            <text:p>0.812312</text:p>
          </table:table-cell>
          <table:table-cell office:value-type="float" office:value="1.607432" calcext:value-type="float">
            <text:p>1.607432</text:p>
          </table:table-cell>
          <table:table-cell office:value-type="float" office:value="4.091904" calcext:value-type="float">
            <text:p>4.091904</text:p>
          </table:table-cell>
          <table:table-cell office:value-type="float" office:value="4.941056" calcext:value-type="float">
            <text:p>4.941056</text:p>
          </table:table-cell>
          <table:table-cell office:value-type="float" office:value="6.178816" calcext:value-type="float">
            <text:p>6.178816</text:p>
          </table:table-cell>
          <table:table-cell office:value-type="float" office:value="28.904448" calcext:value-type="float">
            <text:p>28.904448</text:p>
          </table:table-cell>
          <table:table-cell office:value-type="float" office:value="89.695236" calcext:value-type="float">
            <text:p>89.695236</text:p>
          </table:table-cell>
          <table:table-cell/>
          <table:table-cell table:formula="of:=[.B83]/([.B$1]*([.B$1]+1))*1000000" office:value-type="float" office:value="0.811500499500499" calcext:value-type="float">
            <text:p>0.8115</text:p>
          </table:table-cell>
          <table:table-cell table:formula="of:=[.C83]/([.C$1]*([.C$1]+1))*1000000" office:value-type="float" office:value="0.401657171414293" calcext:value-type="float">
            <text:p>0.4017</text:p>
          </table:table-cell>
          <table:table-cell table:formula="of:=[.D83]/([.D$1]*([.D$1]+1))*1000000" office:value-type="float" office:value="0.4545044985005" calcext:value-type="float">
            <text:p>0.4545</text:p>
          </table:table-cell>
          <table:table-cell table:formula="of:=[.E83]/([.E$1]*([.E$1]+1))*1000000" office:value-type="float" office:value="0.308738815296176" calcext:value-type="float">
            <text:p>0.3087</text:p>
          </table:table-cell>
          <table:table-cell table:formula="of:=[.F83]/([.F$1]*([.F$1]+1))*1000000" office:value-type="float" office:value="0.247103219356129" calcext:value-type="float">
            <text:p>0.2471</text:p>
          </table:table-cell>
          <table:table-cell table:formula="of:=[.G83]/([.G$1]*([.G$1]+1))*1000000" office:value-type="float" office:value="0.289015578442156" calcext:value-type="float">
            <text:p>0.2890</text:p>
          </table:table-cell>
          <table:table-cell table:formula="of:=[.H83]/([.H$1]*([.H$1]+1))*1000000" office:value-type="float" office:value="0.224226878656067" calcext:value-type="float">
            <text:p>0.224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812304" calcext:value-type="float">
            <text:p>0.812304</text:p>
          </table:table-cell>
          <table:table-cell office:value-type="float" office:value="1.603592" calcext:value-type="float">
            <text:p>1.603592</text:p>
          </table:table-cell>
          <table:table-cell office:value-type="float" office:value="4.098296" calcext:value-type="float">
            <text:p>4.098296</text:p>
          </table:table-cell>
          <table:table-cell office:value-type="float" office:value="4.955904" calcext:value-type="float">
            <text:p>4.955904</text:p>
          </table:table-cell>
          <table:table-cell office:value-type="float" office:value="6.1888" calcext:value-type="float">
            <text:p>6.1888</text:p>
          </table:table-cell>
          <table:table-cell office:value-type="float" office:value="28.937984" calcext:value-type="float">
            <text:p>28.937984</text:p>
          </table:table-cell>
          <table:table-cell office:value-type="float" office:value="89.936386" calcext:value-type="float">
            <text:p>89.936386</text:p>
          </table:table-cell>
          <table:table-cell/>
          <table:table-cell table:formula="of:=[.B84]/([.B$1]*([.B$1]+1))*1000000" office:value-type="float" office:value="0.811492507492507" calcext:value-type="float">
            <text:p>0.8115</text:p>
          </table:table-cell>
          <table:table-cell table:formula="of:=[.C84]/([.C$1]*([.C$1]+1))*1000000" office:value-type="float" office:value="0.400697651174413" calcext:value-type="float">
            <text:p>0.4007</text:p>
          </table:table-cell>
          <table:table-cell table:formula="of:=[.D84]/([.D$1]*([.D$1]+1))*1000000" office:value-type="float" office:value="0.455214484060869" calcext:value-type="float">
            <text:p>0.4552</text:p>
          </table:table-cell>
          <table:table-cell table:formula="of:=[.E84]/([.E$1]*([.E$1]+1))*1000000" office:value-type="float" office:value="0.309666583354161" calcext:value-type="float">
            <text:p>0.3097</text:p>
          </table:table-cell>
          <table:table-cell table:formula="of:=[.F84]/([.F$1]*([.F$1]+1))*1000000" office:value-type="float" office:value="0.2475024995001" calcext:value-type="float">
            <text:p>0.2475</text:p>
          </table:table-cell>
          <table:table-cell table:formula="of:=[.G84]/([.G$1]*([.G$1]+1))*1000000" office:value-type="float" office:value="0.289350904909509" calcext:value-type="float">
            <text:p>0.2894</text:p>
          </table:table-cell>
          <table:table-cell table:formula="of:=[.H84]/([.H$1]*([.H$1]+1))*1000000" office:value-type="float" office:value="0.224829723513824" calcext:value-type="float">
            <text:p>0.224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812288" calcext:value-type="float">
            <text:p>0.812288</text:p>
          </table:table-cell>
          <table:table-cell office:value-type="float" office:value="1.605376" calcext:value-type="float">
            <text:p>1.605376</text:p>
          </table:table-cell>
          <table:table-cell office:value-type="float" office:value="4.091648" calcext:value-type="float">
            <text:p>4.091648</text:p>
          </table:table-cell>
          <table:table-cell office:value-type="float" office:value="4.942848" calcext:value-type="float">
            <text:p>4.942848</text:p>
          </table:table-cell>
          <table:table-cell office:value-type="float" office:value="6.21952" calcext:value-type="float">
            <text:p>6.21952</text:p>
          </table:table-cell>
          <table:table-cell office:value-type="float" office:value="28.98048" calcext:value-type="float">
            <text:p>28.98048</text:p>
          </table:table-cell>
          <table:table-cell office:value-type="float" office:value="89.983994" calcext:value-type="float">
            <text:p>89.983994</text:p>
          </table:table-cell>
          <table:table-cell/>
          <table:table-cell table:formula="of:=[.B85]/([.B$1]*([.B$1]+1))*1000000" office:value-type="float" office:value="0.811476523476524" calcext:value-type="float">
            <text:p>0.8115</text:p>
          </table:table-cell>
          <table:table-cell table:formula="of:=[.C85]/([.C$1]*([.C$1]+1))*1000000" office:value-type="float" office:value="0.401143428285857" calcext:value-type="float">
            <text:p>0.4011</text:p>
          </table:table-cell>
          <table:table-cell table:formula="of:=[.D85]/([.D$1]*([.D$1]+1))*1000000" office:value-type="float" office:value="0.454476063534377" calcext:value-type="float">
            <text:p>0.4545</text:p>
          </table:table-cell>
          <table:table-cell table:formula="of:=[.E85]/([.E$1]*([.E$1]+1))*1000000" office:value-type="float" office:value="0.308850787303174" calcext:value-type="float">
            <text:p>0.3089</text:p>
          </table:table-cell>
          <table:table-cell table:formula="of:=[.F85]/([.F$1]*([.F$1]+1))*1000000" office:value-type="float" office:value="0.248731053789242" calcext:value-type="float">
            <text:p>0.2487</text:p>
          </table:table-cell>
          <table:table-cell table:formula="of:=[.G85]/([.G$1]*([.G$1]+1))*1000000" office:value-type="float" office:value="0.289775822417758" calcext:value-type="float">
            <text:p>0.2898</text:p>
          </table:table-cell>
          <table:table-cell table:formula="of:=[.H85]/([.H$1]*([.H$1]+1))*1000000" office:value-type="float" office:value="0.224948737563122" calcext:value-type="float">
            <text:p>0.224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813064" calcext:value-type="float">
            <text:p>0.813064</text:p>
          </table:table-cell>
          <table:table-cell office:value-type="float" office:value="1.60844" calcext:value-type="float">
            <text:p>1.60844</text:p>
          </table:table-cell>
          <table:table-cell office:value-type="float" office:value="4.11544" calcext:value-type="float">
            <text:p>4.11544</text:p>
          </table:table-cell>
          <table:table-cell office:value-type="float" office:value="4.958464" calcext:value-type="float">
            <text:p>4.958464</text:p>
          </table:table-cell>
          <table:table-cell office:value-type="float" office:value="6.204672" calcext:value-type="float">
            <text:p>6.204672</text:p>
          </table:table-cell>
          <table:table-cell office:value-type="float" office:value="24.100351" calcext:value-type="float">
            <text:p>24.100351</text:p>
          </table:table-cell>
          <table:table-cell office:value-type="float" office:value="94.154236" calcext:value-type="float">
            <text:p>94.154236</text:p>
          </table:table-cell>
          <table:table-cell/>
          <table:table-cell table:formula="of:=[.B86]/([.B$1]*([.B$1]+1))*1000000" office:value-type="float" office:value="0.812251748251748" calcext:value-type="float">
            <text:p>0.8123</text:p>
          </table:table-cell>
          <table:table-cell table:formula="of:=[.C86]/([.C$1]*([.C$1]+1))*1000000" office:value-type="float" office:value="0.401909045477261" calcext:value-type="float">
            <text:p>0.4019</text:p>
          </table:table-cell>
          <table:table-cell table:formula="of:=[.D86]/([.D$1]*([.D$1]+1))*1000000" office:value-type="float" office:value="0.457118738198378" calcext:value-type="float">
            <text:p>0.4571</text:p>
          </table:table-cell>
          <table:table-cell table:formula="of:=[.E86]/([.E$1]*([.E$1]+1))*1000000" office:value-type="float" office:value="0.309826543364159" calcext:value-type="float">
            <text:p>0.3098</text:p>
          </table:table-cell>
          <table:table-cell table:formula="of:=[.F86]/([.F$1]*([.F$1]+1))*1000000" office:value-type="float" office:value="0.24813725254949" calcext:value-type="float">
            <text:p>0.2481</text:p>
          </table:table-cell>
          <table:table-cell table:formula="of:=[.G86]/([.G$1]*([.G$1]+1))*1000000" office:value-type="float" office:value="0.240979412058794" calcext:value-type="float">
            <text:p>0.2410</text:p>
          </table:table-cell>
          <table:table-cell table:formula="of:=[.H86]/([.H$1]*([.H$1]+1))*1000000" office:value-type="float" office:value="0.235373821308935" calcext:value-type="float">
            <text:p>0.235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814336" calcext:value-type="float">
            <text:p>0.814336</text:p>
          </table:table-cell>
          <table:table-cell office:value-type="float" office:value="1.608952" calcext:value-type="float">
            <text:p>1.608952</text:p>
          </table:table-cell>
          <table:table-cell office:value-type="float" office:value="4.114704" calcext:value-type="float">
            <text:p>4.114704</text:p>
          </table:table-cell>
          <table:table-cell office:value-type="float" office:value="4.989184" calcext:value-type="float">
            <text:p>4.989184</text:p>
          </table:table-cell>
          <table:table-cell office:value-type="float" office:value="6.208256" calcext:value-type="float">
            <text:p>6.208256</text:p>
          </table:table-cell>
          <table:table-cell office:value-type="float" office:value="24.062208" calcext:value-type="float">
            <text:p>24.062208</text:p>
          </table:table-cell>
          <table:table-cell office:value-type="float" office:value="94.112511" calcext:value-type="float">
            <text:p>94.112511</text:p>
          </table:table-cell>
          <table:table-cell/>
          <table:table-cell table:formula="of:=[.B87]/([.B$1]*([.B$1]+1))*1000000" office:value-type="float" office:value="0.813522477522477" calcext:value-type="float">
            <text:p>0.8135</text:p>
          </table:table-cell>
          <table:table-cell table:formula="of:=[.C87]/([.C$1]*([.C$1]+1))*1000000" office:value-type="float" office:value="0.402036981509245" calcext:value-type="float">
            <text:p>0.4020</text:p>
          </table:table-cell>
          <table:table-cell table:formula="of:=[.D87]/([.D$1]*([.D$1]+1))*1000000" office:value-type="float" office:value="0.457036987670776" calcext:value-type="float">
            <text:p>0.4570</text:p>
          </table:table-cell>
          <table:table-cell table:formula="of:=[.E87]/([.E$1]*([.E$1]+1))*1000000" office:value-type="float" office:value="0.311746063484129" calcext:value-type="float">
            <text:p>0.3117</text:p>
          </table:table-cell>
          <table:table-cell table:formula="of:=[.F87]/([.F$1]*([.F$1]+1))*1000000" office:value-type="float" office:value="0.248280583883223" calcext:value-type="float">
            <text:p>0.2483</text:p>
          </table:table-cell>
          <table:table-cell table:formula="of:=[.G87]/([.G$1]*([.G$1]+1))*1000000" office:value-type="float" office:value="0.24059802019798" calcext:value-type="float">
            <text:p>0.2406</text:p>
          </table:table-cell>
          <table:table-cell table:formula="of:=[.H87]/([.H$1]*([.H$1]+1))*1000000" office:value-type="float" office:value="0.235269514024299" calcext:value-type="float">
            <text:p>0.235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813304" calcext:value-type="float">
            <text:p>0.813304</text:p>
          </table:table-cell>
          <table:table-cell office:value-type="float" office:value="1.605384" calcext:value-type="float">
            <text:p>1.605384</text:p>
          </table:table-cell>
          <table:table-cell office:value-type="float" office:value="4.123392" calcext:value-type="float">
            <text:p>4.123392</text:p>
          </table:table-cell>
          <table:table-cell office:value-type="float" office:value="4.961024" calcext:value-type="float">
            <text:p>4.961024</text:p>
          </table:table-cell>
          <table:table-cell office:value-type="float" office:value="6.20928" calcext:value-type="float">
            <text:p>6.20928</text:p>
          </table:table-cell>
          <table:table-cell office:value-type="float" office:value="24.067329" calcext:value-type="float">
            <text:p>24.067329</text:p>
          </table:table-cell>
          <table:table-cell office:value-type="float" office:value="94.256378" calcext:value-type="float">
            <text:p>94.256378</text:p>
          </table:table-cell>
          <table:table-cell/>
          <table:table-cell table:formula="of:=[.B88]/([.B$1]*([.B$1]+1))*1000000" office:value-type="float" office:value="0.812491508491508" calcext:value-type="float">
            <text:p>0.8125</text:p>
          </table:table-cell>
          <table:table-cell table:formula="of:=[.C88]/([.C$1]*([.C$1]+1))*1000000" office:value-type="float" office:value="0.401145427286357" calcext:value-type="float">
            <text:p>0.4011</text:p>
          </table:table-cell>
          <table:table-cell table:formula="of:=[.D88]/([.D$1]*([.D$1]+1))*1000000" office:value-type="float" office:value="0.458001999333556" calcext:value-type="float">
            <text:p>0.4580</text:p>
          </table:table-cell>
          <table:table-cell table:formula="of:=[.E88]/([.E$1]*([.E$1]+1))*1000000" office:value-type="float" office:value="0.309986503374156" calcext:value-type="float">
            <text:p>0.3100</text:p>
          </table:table-cell>
          <table:table-cell table:formula="of:=[.F88]/([.F$1]*([.F$1]+1))*1000000" office:value-type="float" office:value="0.248321535692861" calcext:value-type="float">
            <text:p>0.2483</text:p>
          </table:table-cell>
          <table:table-cell table:formula="of:=[.G88]/([.G$1]*([.G$1]+1))*1000000" office:value-type="float" office:value="0.240649225077492" calcext:value-type="float">
            <text:p>0.2406</text:p>
          </table:table-cell>
          <table:table-cell table:formula="of:=[.H88]/([.H$1]*([.H$1]+1))*1000000" office:value-type="float" office:value="0.235629163541823" calcext:value-type="float">
            <text:p>0.235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14576" calcext:value-type="float">
            <text:p>0.814576</text:p>
          </table:table-cell>
          <table:table-cell office:value-type="float" office:value="1.605656" calcext:value-type="float">
            <text:p>1.605656</text:p>
          </table:table-cell>
          <table:table-cell office:value-type="float" office:value="4.120576" calcext:value-type="float">
            <text:p>4.120576</text:p>
          </table:table-cell>
          <table:table-cell office:value-type="float" office:value="4.962048" calcext:value-type="float">
            <text:p>4.962048</text:p>
          </table:table-cell>
          <table:table-cell office:value-type="float" office:value="6.21184" calcext:value-type="float">
            <text:p>6.21184</text:p>
          </table:table-cell>
          <table:table-cell office:value-type="float" office:value="24.067072" calcext:value-type="float">
            <text:p>24.067072</text:p>
          </table:table-cell>
          <table:table-cell office:value-type="float" office:value="94.23436" calcext:value-type="float">
            <text:p>94.23436</text:p>
          </table:table-cell>
          <table:table-cell/>
          <table:table-cell table:formula="of:=[.B89]/([.B$1]*([.B$1]+1))*1000000" office:value-type="float" office:value="0.813762237762238" calcext:value-type="float">
            <text:p>0.8138</text:p>
          </table:table-cell>
          <table:table-cell table:formula="of:=[.C89]/([.C$1]*([.C$1]+1))*1000000" office:value-type="float" office:value="0.401213393303348" calcext:value-type="float">
            <text:p>0.4012</text:p>
          </table:table-cell>
          <table:table-cell table:formula="of:=[.D89]/([.D$1]*([.D$1]+1))*1000000" office:value-type="float" office:value="0.457689214706209" calcext:value-type="float">
            <text:p>0.4577</text:p>
          </table:table-cell>
          <table:table-cell table:formula="of:=[.E89]/([.E$1]*([.E$1]+1))*1000000" office:value-type="float" office:value="0.310050487378155" calcext:value-type="float">
            <text:p>0.3101</text:p>
          </table:table-cell>
          <table:table-cell table:formula="of:=[.F89]/([.F$1]*([.F$1]+1))*1000000" office:value-type="float" office:value="0.248423915216957" calcext:value-type="float">
            <text:p>0.2484</text:p>
          </table:table-cell>
          <table:table-cell table:formula="of:=[.G89]/([.G$1]*([.G$1]+1))*1000000" office:value-type="float" office:value="0.240646655334467" calcext:value-type="float">
            <text:p>0.2406</text:p>
          </table:table-cell>
          <table:table-cell table:formula="of:=[.H89]/([.H$1]*([.H$1]+1))*1000000" office:value-type="float" office:value="0.235574121293935" calcext:value-type="float">
            <text:p>0.235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814352" calcext:value-type="float">
            <text:p>0.814352</text:p>
          </table:table-cell>
          <table:table-cell office:value-type="float" office:value="1.607928" calcext:value-type="float">
            <text:p>1.607928</text:p>
          </table:table-cell>
          <table:table-cell office:value-type="float" office:value="4.47388" calcext:value-type="float">
            <text:p>4.47388</text:p>
          </table:table-cell>
          <table:table-cell office:value-type="float" office:value="5.39392" calcext:value-type="float">
            <text:p>5.39392</text:p>
          </table:table-cell>
          <table:table-cell office:value-type="float" office:value="6.745856" calcext:value-type="float">
            <text:p>6.745856</text:p>
          </table:table-cell>
          <table:table-cell office:value-type="float" office:value="25.546753" calcext:value-type="float">
            <text:p>25.546753</text:p>
          </table:table-cell>
          <table:table-cell office:value-type="float" office:value="99.622147" calcext:value-type="float">
            <text:p>99.622147</text:p>
          </table:table-cell>
          <table:table-cell/>
          <table:table-cell table:formula="of:=[.B90]/([.B$1]*([.B$1]+1))*1000000" office:value-type="float" office:value="0.813538461538461" calcext:value-type="float">
            <text:p>0.8135</text:p>
          </table:table-cell>
          <table:table-cell table:formula="of:=[.C90]/([.C$1]*([.C$1]+1))*1000000" office:value-type="float" office:value="0.401781109445277" calcext:value-type="float">
            <text:p>0.4018</text:p>
          </table:table-cell>
          <table:table-cell table:formula="of:=[.D90]/([.D$1]*([.D$1]+1))*1000000" office:value-type="float" office:value="0.4969321337332" calcext:value-type="float">
            <text:p>0.4969</text:p>
          </table:table-cell>
          <table:table-cell table:formula="of:=[.E90]/([.E$1]*([.E$1]+1))*1000000" office:value-type="float" office:value="0.337035741064734" calcext:value-type="float">
            <text:p>0.3370</text:p>
          </table:table-cell>
          <table:table-cell table:formula="of:=[.F90]/([.F$1]*([.F$1]+1))*1000000" office:value-type="float" office:value="0.269780283943211" calcext:value-type="float">
            <text:p>0.2698</text:p>
          </table:table-cell>
          <table:table-cell table:formula="of:=[.G90]/([.G$1]*([.G$1]+1))*1000000" office:value-type="float" office:value="0.25544198580142" calcext:value-type="float">
            <text:p>0.2554</text:p>
          </table:table-cell>
          <table:table-cell table:formula="of:=[.H90]/([.H$1]*([.H$1]+1))*1000000" office:value-type="float" office:value="0.249042915354232" calcext:value-type="float">
            <text:p>0.249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815104" calcext:value-type="float">
            <text:p>0.815104</text:p>
          </table:table-cell>
          <table:table-cell office:value-type="float" office:value="1.607424" calcext:value-type="float">
            <text:p>1.607424</text:p>
          </table:table-cell>
          <table:table-cell office:value-type="float" office:value="4.471808" calcext:value-type="float">
            <text:p>4.471808</text:p>
          </table:table-cell>
          <table:table-cell office:value-type="float" office:value="5.393664" calcext:value-type="float">
            <text:p>5.393664</text:p>
          </table:table-cell>
          <table:table-cell office:value-type="float" office:value="6.75584" calcext:value-type="float">
            <text:p>6.75584</text:p>
          </table:table-cell>
          <table:table-cell office:value-type="float" office:value="25.517311" calcext:value-type="float">
            <text:p>25.517311</text:p>
          </table:table-cell>
          <table:table-cell office:value-type="float" office:value="99.62471" calcext:value-type="float">
            <text:p>99.62471</text:p>
          </table:table-cell>
          <table:table-cell/>
          <table:table-cell table:formula="of:=[.B91]/([.B$1]*([.B$1]+1))*1000000" office:value-type="float" office:value="0.81428971028971" calcext:value-type="float">
            <text:p>0.8143</text:p>
          </table:table-cell>
          <table:table-cell table:formula="of:=[.C91]/([.C$1]*([.C$1]+1))*1000000" office:value-type="float" office:value="0.401655172413793" calcext:value-type="float">
            <text:p>0.4017</text:p>
          </table:table-cell>
          <table:table-cell table:formula="of:=[.D91]/([.D$1]*([.D$1]+1))*1000000" office:value-type="float" office:value="0.496701988226147" calcext:value-type="float">
            <text:p>0.4967</text:p>
          </table:table-cell>
          <table:table-cell table:formula="of:=[.E91]/([.E$1]*([.E$1]+1))*1000000" office:value-type="float" office:value="0.337019745063734" calcext:value-type="float">
            <text:p>0.3370</text:p>
          </table:table-cell>
          <table:table-cell table:formula="of:=[.F91]/([.F$1]*([.F$1]+1))*1000000" office:value-type="float" office:value="0.270179564087183" calcext:value-type="float">
            <text:p>0.2702</text:p>
          </table:table-cell>
          <table:table-cell table:formula="of:=[.G91]/([.G$1]*([.G$1]+1))*1000000" office:value-type="float" office:value="0.255147595240476" calcext:value-type="float">
            <text:p>0.2551</text:p>
          </table:table-cell>
          <table:table-cell table:formula="of:=[.H91]/([.H$1]*([.H$1]+1))*1000000" office:value-type="float" office:value="0.249049322533873" calcext:value-type="float">
            <text:p>0.249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813824" calcext:value-type="float">
            <text:p>0.813824</text:p>
          </table:table-cell>
          <table:table-cell office:value-type="float" office:value="1.604624" calcext:value-type="float">
            <text:p>1.604624</text:p>
          </table:table-cell>
          <table:table-cell office:value-type="float" office:value="4.475888" calcext:value-type="float">
            <text:p>4.475888</text:p>
          </table:table-cell>
          <table:table-cell office:value-type="float" office:value="5.403392" calcext:value-type="float">
            <text:p>5.403392</text:p>
          </table:table-cell>
          <table:table-cell office:value-type="float" office:value="6.752512" calcext:value-type="float">
            <text:p>6.752512</text:p>
          </table:table-cell>
          <table:table-cell office:value-type="float" office:value="25.499647" calcext:value-type="float">
            <text:p>25.499647</text:p>
          </table:table-cell>
          <table:table-cell office:value-type="float" office:value="99.608322" calcext:value-type="float">
            <text:p>99.608322</text:p>
          </table:table-cell>
          <table:table-cell/>
          <table:table-cell table:formula="of:=[.B92]/([.B$1]*([.B$1]+1))*1000000" office:value-type="float" office:value="0.813010989010989" calcext:value-type="float">
            <text:p>0.8130</text:p>
          </table:table-cell>
          <table:table-cell table:formula="of:=[.C92]/([.C$1]*([.C$1]+1))*1000000" office:value-type="float" office:value="0.400955522238881" calcext:value-type="float">
            <text:p>0.4010</text:p>
          </table:table-cell>
          <table:table-cell table:formula="of:=[.D92]/([.D$1]*([.D$1]+1))*1000000" office:value-type="float" office:value="0.497155170498723" calcext:value-type="float">
            <text:p>0.4972</text:p>
          </table:table-cell>
          <table:table-cell table:formula="of:=[.E92]/([.E$1]*([.E$1]+1))*1000000" office:value-type="float" office:value="0.337627593101725" calcext:value-type="float">
            <text:p>0.3376</text:p>
          </table:table-cell>
          <table:table-cell table:formula="of:=[.F92]/([.F$1]*([.F$1]+1))*1000000" office:value-type="float" office:value="0.270046470705859" calcext:value-type="float">
            <text:p>0.2700</text:p>
          </table:table-cell>
          <table:table-cell table:formula="of:=[.G92]/([.G$1]*([.G$1]+1))*1000000" office:value-type="float" office:value="0.25497097290271" calcext:value-type="float">
            <text:p>0.2550</text:p>
          </table:table-cell>
          <table:table-cell table:formula="of:=[.H92]/([.H$1]*([.H$1]+1))*1000000" office:value-type="float" office:value="0.249008354582271" calcext:value-type="float">
            <text:p>0.249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814328" calcext:value-type="float">
            <text:p>0.814328</text:p>
          </table:table-cell>
          <table:table-cell office:value-type="float" office:value="1.606648" calcext:value-type="float">
            <text:p>1.606648</text:p>
          </table:table-cell>
          <table:table-cell office:value-type="float" office:value="4.478488" calcext:value-type="float">
            <text:p>4.478488</text:p>
          </table:table-cell>
          <table:table-cell office:value-type="float" office:value="5.404672" calcext:value-type="float">
            <text:p>5.404672</text:p>
          </table:table-cell>
          <table:table-cell office:value-type="float" office:value="6.756608" calcext:value-type="float">
            <text:p>6.756608</text:p>
          </table:table-cell>
          <table:table-cell office:value-type="float" office:value="25.478912" calcext:value-type="float">
            <text:p>25.478912</text:p>
          </table:table-cell>
          <table:table-cell office:value-type="float" office:value="99.652351" calcext:value-type="float">
            <text:p>99.652351</text:p>
          </table:table-cell>
          <table:table-cell/>
          <table:table-cell table:formula="of:=[.B93]/([.B$1]*([.B$1]+1))*1000000" office:value-type="float" office:value="0.813514485514486" calcext:value-type="float">
            <text:p>0.8135</text:p>
          </table:table-cell>
          <table:table-cell table:formula="of:=[.C93]/([.C$1]*([.C$1]+1))*1000000" office:value-type="float" office:value="0.401461269365317" calcext:value-type="float">
            <text:p>0.4015</text:p>
          </table:table-cell>
          <table:table-cell table:formula="of:=[.D93]/([.D$1]*([.D$1]+1))*1000000" office:value-type="float" office:value="0.497443963123403" calcext:value-type="float">
            <text:p>0.4974</text:p>
          </table:table-cell>
          <table:table-cell table:formula="of:=[.E93]/([.E$1]*([.E$1]+1))*1000000" office:value-type="float" office:value="0.337707573106723" calcext:value-type="float">
            <text:p>0.3377</text:p>
          </table:table-cell>
          <table:table-cell table:formula="of:=[.F93]/([.F$1]*([.F$1]+1))*1000000" office:value-type="float" office:value="0.270210277944411" calcext:value-type="float">
            <text:p>0.2702</text:p>
          </table:table-cell>
          <table:table-cell table:formula="of:=[.G93]/([.G$1]*([.G$1]+1))*1000000" office:value-type="float" office:value="0.254763643635636" calcext:value-type="float">
            <text:p>0.2548</text:p>
          </table:table-cell>
          <table:table-cell table:formula="of:=[.H93]/([.H$1]*([.H$1]+1))*1000000" office:value-type="float" office:value="0.249118421578921" calcext:value-type="float">
            <text:p>0.249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815096" calcext:value-type="float">
            <text:p>0.815096</text:p>
          </table:table-cell>
          <table:table-cell office:value-type="float" office:value="1.607928" calcext:value-type="float">
            <text:p>1.607928</text:p>
          </table:table-cell>
          <table:table-cell office:value-type="float" office:value="4.475632" calcext:value-type="float">
            <text:p>4.475632</text:p>
          </table:table-cell>
          <table:table-cell office:value-type="float" office:value="5.404416" calcext:value-type="float">
            <text:p>5.404416</text:p>
          </table:table-cell>
          <table:table-cell office:value-type="float" office:value="6.76352" calcext:value-type="float">
            <text:p>6.76352</text:p>
          </table:table-cell>
          <table:table-cell office:value-type="float" office:value="25.912321" calcext:value-type="float">
            <text:p>25.912321</text:p>
          </table:table-cell>
          <table:table-cell office:value-type="float" office:value="101.794815" calcext:value-type="float">
            <text:p>101.794815</text:p>
          </table:table-cell>
          <table:table-cell/>
          <table:table-cell table:formula="of:=[.B94]/([.B$1]*([.B$1]+1))*1000000" office:value-type="float" office:value="0.814281718281718" calcext:value-type="float">
            <text:p>0.8143</text:p>
          </table:table-cell>
          <table:table-cell table:formula="of:=[.C94]/([.C$1]*([.C$1]+1))*1000000" office:value-type="float" office:value="0.401781109445277" calcext:value-type="float">
            <text:p>0.4018</text:p>
          </table:table-cell>
          <table:table-cell table:formula="of:=[.D94]/([.D$1]*([.D$1]+1))*1000000" office:value-type="float" office:value="0.4971267355326" calcext:value-type="float">
            <text:p>0.4971</text:p>
          </table:table-cell>
          <table:table-cell table:formula="of:=[.E94]/([.E$1]*([.E$1]+1))*1000000" office:value-type="float" office:value="0.337691577105724" calcext:value-type="float">
            <text:p>0.3377</text:p>
          </table:table-cell>
          <table:table-cell table:formula="of:=[.F94]/([.F$1]*([.F$1]+1))*1000000" office:value-type="float" office:value="0.270486702659468" calcext:value-type="float">
            <text:p>0.2705</text:p>
          </table:table-cell>
          <table:table-cell table:formula="of:=[.G94]/([.G$1]*([.G$1]+1))*1000000" office:value-type="float" office:value="0.259097300269973" calcext:value-type="float">
            <text:p>0.2591</text:p>
          </table:table-cell>
          <table:table-cell table:formula="of:=[.H94]/([.H$1]*([.H$1]+1))*1000000" office:value-type="float" office:value="0.254474313784311" calcext:value-type="float">
            <text:p>0.254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81536" calcext:value-type="float">
            <text:p>0.81536</text:p>
          </table:table-cell>
          <table:table-cell office:value-type="float" office:value="1.60768" calcext:value-type="float">
            <text:p>1.60768</text:p>
          </table:table-cell>
          <table:table-cell office:value-type="float" office:value="2.407936" calcext:value-type="float">
            <text:p>2.407936</text:p>
          </table:table-cell>
          <table:table-cell office:value-type="float" office:value="5.405184" calcext:value-type="float">
            <text:p>5.405184</text:p>
          </table:table-cell>
          <table:table-cell office:value-type="float" office:value="6.761984" calcext:value-type="float">
            <text:p>6.761984</text:p>
          </table:table-cell>
          <table:table-cell office:value-type="float" office:value="25.907455" calcext:value-type="float">
            <text:p>25.907455</text:p>
          </table:table-cell>
          <table:table-cell office:value-type="float" office:value="101.844986" calcext:value-type="float">
            <text:p>101.844986</text:p>
          </table:table-cell>
          <table:table-cell/>
          <table:table-cell table:formula="of:=[.B95]/([.B$1]*([.B$1]+1))*1000000" office:value-type="float" office:value="0.814545454545454" calcext:value-type="float">
            <text:p>0.8145</text:p>
          </table:table-cell>
          <table:table-cell table:formula="of:=[.C95]/([.C$1]*([.C$1]+1))*1000000" office:value-type="float" office:value="0.401719140429785" calcext:value-type="float">
            <text:p>0.4017</text:p>
          </table:table-cell>
          <table:table-cell table:formula="of:=[.D95]/([.D$1]*([.D$1]+1))*1000000" office:value-type="float" office:value="0.267459291347329" calcext:value-type="float">
            <text:p>0.2675</text:p>
          </table:table-cell>
          <table:table-cell table:formula="of:=[.E95]/([.E$1]*([.E$1]+1))*1000000" office:value-type="float" office:value="0.337739565108723" calcext:value-type="float">
            <text:p>0.3377</text:p>
          </table:table-cell>
          <table:table-cell table:formula="of:=[.F95]/([.F$1]*([.F$1]+1))*1000000" office:value-type="float" office:value="0.270425274945011" calcext:value-type="float">
            <text:p>0.2704</text:p>
          </table:table-cell>
          <table:table-cell table:formula="of:=[.G95]/([.G$1]*([.G$1]+1))*1000000" office:value-type="float" office:value="0.259048645135486" calcext:value-type="float">
            <text:p>0.2590</text:p>
          </table:table-cell>
          <table:table-cell table:formula="of:=[.H95]/([.H$1]*([.H$1]+1))*1000000" office:value-type="float" office:value="0.254599735013249" calcext:value-type="float">
            <text:p>0.254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815608" calcext:value-type="float">
            <text:p>0.815608</text:p>
          </table:table-cell>
          <table:table-cell office:value-type="float" office:value="1.60668" calcext:value-type="float">
            <text:p>1.60668</text:p>
          </table:table-cell>
          <table:table-cell office:value-type="float" office:value="2.404592" calcext:value-type="float">
            <text:p>2.404592</text:p>
          </table:table-cell>
          <table:table-cell office:value-type="float" office:value="5.40416" calcext:value-type="float">
            <text:p>5.40416</text:p>
          </table:table-cell>
          <table:table-cell office:value-type="float" office:value="6.762752" calcext:value-type="float">
            <text:p>6.762752</text:p>
          </table:table-cell>
          <table:table-cell office:value-type="float" office:value="25.894144" calcext:value-type="float">
            <text:p>25.894144</text:p>
          </table:table-cell>
          <table:table-cell office:value-type="float" office:value="101.805565" calcext:value-type="float">
            <text:p>101.805565</text:p>
          </table:table-cell>
          <table:table-cell/>
          <table:table-cell table:formula="of:=[.B96]/([.B$1]*([.B$1]+1))*1000000" office:value-type="float" office:value="0.814793206793207" calcext:value-type="float">
            <text:p>0.8148</text:p>
          </table:table-cell>
          <table:table-cell table:formula="of:=[.C96]/([.C$1]*([.C$1]+1))*1000000" office:value-type="float" office:value="0.401469265367316" calcext:value-type="float">
            <text:p>0.4015</text:p>
          </table:table-cell>
          <table:table-cell table:formula="of:=[.D96]/([.D$1]*([.D$1]+1))*1000000" office:value-type="float" office:value="0.267087859602355" calcext:value-type="float">
            <text:p>0.2671</text:p>
          </table:table-cell>
          <table:table-cell table:formula="of:=[.E96]/([.E$1]*([.E$1]+1))*1000000" office:value-type="float" office:value="0.337675581104724" calcext:value-type="float">
            <text:p>0.3377</text:p>
          </table:table-cell>
          <table:table-cell table:formula="of:=[.F96]/([.F$1]*([.F$1]+1))*1000000" office:value-type="float" office:value="0.27045598880224" calcext:value-type="float">
            <text:p>0.2705</text:p>
          </table:table-cell>
          <table:table-cell table:formula="of:=[.G96]/([.G$1]*([.G$1]+1))*1000000" office:value-type="float" office:value="0.258915548445156" calcext:value-type="float">
            <text:p>0.2589</text:p>
          </table:table-cell>
          <table:table-cell table:formula="of:=[.H96]/([.H$1]*([.H$1]+1))*1000000" office:value-type="float" office:value="0.254501187440628" calcext:value-type="float">
            <text:p>0.254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81484" calcext:value-type="float">
            <text:p>0.81484</text:p>
          </table:table-cell>
          <table:table-cell office:value-type="float" office:value="1.606136" calcext:value-type="float">
            <text:p>1.606136</text:p>
          </table:table-cell>
          <table:table-cell office:value-type="float" office:value="2.404376" calcext:value-type="float">
            <text:p>2.404376</text:p>
          </table:table-cell>
          <table:table-cell office:value-type="float" office:value="5.404928" calcext:value-type="float">
            <text:p>5.404928</text:p>
          </table:table-cell>
          <table:table-cell office:value-type="float" office:value="6.798336" calcext:value-type="float">
            <text:p>6.798336</text:p>
          </table:table-cell>
          <table:table-cell office:value-type="float" office:value="25.888767" calcext:value-type="float">
            <text:p>25.888767</text:p>
          </table:table-cell>
          <table:table-cell office:value-type="float" office:value="99.65696" calcext:value-type="float">
            <text:p>99.65696</text:p>
          </table:table-cell>
          <table:table-cell/>
          <table:table-cell table:formula="of:=[.B97]/([.B$1]*([.B$1]+1))*1000000" office:value-type="float" office:value="0.814025974025974" calcext:value-type="float">
            <text:p>0.8140</text:p>
          </table:table-cell>
          <table:table-cell table:formula="of:=[.C97]/([.C$1]*([.C$1]+1))*1000000" office:value-type="float" office:value="0.401333333333333" calcext:value-type="float">
            <text:p>0.4013</text:p>
          </table:table-cell>
          <table:table-cell table:formula="of:=[.D97]/([.D$1]*([.D$1]+1))*1000000" office:value-type="float" office:value="0.267063867599689" calcext:value-type="float">
            <text:p>0.2671</text:p>
          </table:table-cell>
          <table:table-cell table:formula="of:=[.E97]/([.E$1]*([.E$1]+1))*1000000" office:value-type="float" office:value="0.337723569107723" calcext:value-type="float">
            <text:p>0.3377</text:p>
          </table:table-cell>
          <table:table-cell table:formula="of:=[.F97]/([.F$1]*([.F$1]+1))*1000000" office:value-type="float" office:value="0.271879064187163" calcext:value-type="float">
            <text:p>0.2719</text:p>
          </table:table-cell>
          <table:table-cell table:formula="of:=[.G97]/([.G$1]*([.G$1]+1))*1000000" office:value-type="float" office:value="0.258861783821618" calcext:value-type="float">
            <text:p>0.2589</text:p>
          </table:table-cell>
          <table:table-cell table:formula="of:=[.H97]/([.H$1]*([.H$1]+1))*1000000" office:value-type="float" office:value="0.249129943502825" calcext:value-type="float">
            <text:p>0.249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890088" calcext:value-type="float">
            <text:p>0.890088</text:p>
          </table:table-cell>
          <table:table-cell office:value-type="float" office:value="1.76076" calcext:value-type="float">
            <text:p>1.76076</text:p>
          </table:table-cell>
          <table:table-cell office:value-type="float" office:value="2.633456" calcext:value-type="float">
            <text:p>2.633456</text:p>
          </table:table-cell>
          <table:table-cell office:value-type="float" office:value="5.841152" calcext:value-type="float">
            <text:p>5.841152</text:p>
          </table:table-cell>
          <table:table-cell office:value-type="float" office:value="7.312896" calcext:value-type="float">
            <text:p>7.312896</text:p>
          </table:table-cell>
          <table:table-cell office:value-type="float" office:value="27.398401" calcext:value-type="float">
            <text:p>27.398401</text:p>
          </table:table-cell>
          <table:table-cell office:value-type="float" office:value="94.434555" calcext:value-type="float">
            <text:p>94.434555</text:p>
          </table:table-cell>
          <table:table-cell/>
          <table:table-cell table:formula="of:=[.B98]/([.B$1]*([.B$1]+1))*1000000" office:value-type="float" office:value="0.889198801198801" calcext:value-type="float">
            <text:p>0.8892</text:p>
          </table:table-cell>
          <table:table-cell table:formula="of:=[.C98]/([.C$1]*([.C$1]+1))*1000000" office:value-type="float" office:value="0.439970014992504" calcext:value-type="float">
            <text:p>0.4400</text:p>
          </table:table-cell>
          <table:table-cell table:formula="of:=[.D98]/([.D$1]*([.D$1]+1))*1000000" office:value-type="float" office:value="0.292508719315784" calcext:value-type="float">
            <text:p>0.2925</text:p>
          </table:table-cell>
          <table:table-cell table:formula="of:=[.E98]/([.E$1]*([.E$1]+1))*1000000" office:value-type="float" office:value="0.364980754811297" calcext:value-type="float">
            <text:p>0.3650</text:p>
          </table:table-cell>
          <table:table-cell table:formula="of:=[.F98]/([.F$1]*([.F$1]+1))*1000000" office:value-type="float" office:value="0.292457348530294" calcext:value-type="float">
            <text:p>0.2925</text:p>
          </table:table-cell>
          <table:table-cell table:formula="of:=[.G98]/([.G$1]*([.G$1]+1))*1000000" office:value-type="float" office:value="0.273956614338566" calcext:value-type="float">
            <text:p>0.2740</text:p>
          </table:table-cell>
          <table:table-cell table:formula="of:=[.H98]/([.H$1]*([.H$1]+1))*1000000" office:value-type="float" office:value="0.236074583770811" calcext:value-type="float">
            <text:p>0.236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889344" calcext:value-type="float">
            <text:p>0.889344</text:p>
          </table:table-cell>
          <table:table-cell office:value-type="float" office:value="1.76076" calcext:value-type="float">
            <text:p>1.76076</text:p>
          </table:table-cell>
          <table:table-cell office:value-type="float" office:value="2.632704" calcext:value-type="float">
            <text:p>2.632704</text:p>
          </table:table-cell>
          <table:table-cell office:value-type="float" office:value="5.881344" calcext:value-type="float">
            <text:p>5.881344</text:p>
          </table:table-cell>
          <table:table-cell office:value-type="float" office:value="7.313152" calcext:value-type="float">
            <text:p>7.313152</text:p>
          </table:table-cell>
          <table:table-cell office:value-type="float" office:value="27.396862" calcext:value-type="float">
            <text:p>27.396862</text:p>
          </table:table-cell>
          <table:table-cell office:value-type="float" office:value="94.743805" calcext:value-type="float">
            <text:p>94.743805</text:p>
          </table:table-cell>
          <table:table-cell/>
          <table:table-cell table:formula="of:=[.B99]/([.B$1]*([.B$1]+1))*1000000" office:value-type="float" office:value="0.888455544455544" calcext:value-type="float">
            <text:p>0.8885</text:p>
          </table:table-cell>
          <table:table-cell table:formula="of:=[.C99]/([.C$1]*([.C$1]+1))*1000000" office:value-type="float" office:value="0.439970014992504" calcext:value-type="float">
            <text:p>0.4400</text:p>
          </table:table-cell>
          <table:table-cell table:formula="of:=[.D99]/([.D$1]*([.D$1]+1))*1000000" office:value-type="float" office:value="0.292425191602799" calcext:value-type="float">
            <text:p>0.2924</text:p>
          </table:table-cell>
          <table:table-cell table:formula="of:=[.E99]/([.E$1]*([.E$1]+1))*1000000" office:value-type="float" office:value="0.367492126968258" calcext:value-type="float">
            <text:p>0.3675</text:p>
          </table:table-cell>
          <table:table-cell table:formula="of:=[.F99]/([.F$1]*([.F$1]+1))*1000000" office:value-type="float" office:value="0.292467586482703" calcext:value-type="float">
            <text:p>0.2925</text:p>
          </table:table-cell>
          <table:table-cell table:formula="of:=[.G99]/([.G$1]*([.G$1]+1))*1000000" office:value-type="float" office:value="0.273941225877412" calcext:value-type="float">
            <text:p>0.2739</text:p>
          </table:table-cell>
          <table:table-cell table:formula="of:=[.H99]/([.H$1]*([.H$1]+1))*1000000" office:value-type="float" office:value="0.236847670116494" calcext:value-type="float">
            <text:p>0.236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892424" calcext:value-type="float">
            <text:p>0.892424</text:p>
          </table:table-cell>
          <table:table-cell office:value-type="float" office:value="1.765888" calcext:value-type="float">
            <text:p>1.765888</text:p>
          </table:table-cell>
          <table:table-cell office:value-type="float" office:value="2.641928" calcext:value-type="float">
            <text:p>2.641928</text:p>
          </table:table-cell>
          <table:table-cell office:value-type="float" office:value="5.856" calcext:value-type="float">
            <text:p>5.856</text:p>
          </table:table-cell>
          <table:table-cell office:value-type="float" office:value="7.329536" calcext:value-type="float">
            <text:p>7.329536</text:p>
          </table:table-cell>
          <table:table-cell office:value-type="float" office:value="27.434496" calcext:value-type="float">
            <text:p>27.434496</text:p>
          </table:table-cell>
          <table:table-cell office:value-type="float" office:value="95.109375" calcext:value-type="float">
            <text:p>95.109375</text:p>
          </table:table-cell>
          <table:table-cell/>
          <table:table-cell table:formula="of:=[.B100]/([.B$1]*([.B$1]+1))*1000000" office:value-type="float" office:value="0.891532467532467" calcext:value-type="float">
            <text:p>0.8915</text:p>
          </table:table-cell>
          <table:table-cell table:formula="of:=[.C100]/([.C$1]*([.C$1]+1))*1000000" office:value-type="float" office:value="0.441251374312844" calcext:value-type="float">
            <text:p>0.4413</text:p>
          </table:table-cell>
          <table:table-cell table:formula="of:=[.D100]/([.D$1]*([.D$1]+1))*1000000" office:value-type="float" office:value="0.293449738975897" calcext:value-type="float">
            <text:p>0.2934</text:p>
          </table:table-cell>
          <table:table-cell table:formula="of:=[.E100]/([.E$1]*([.E$1]+1))*1000000" office:value-type="float" office:value="0.365908522869283" calcext:value-type="float">
            <text:p>0.3659</text:p>
          </table:table-cell>
          <table:table-cell table:formula="of:=[.F100]/([.F$1]*([.F$1]+1))*1000000" office:value-type="float" office:value="0.293122815436913" calcext:value-type="float">
            <text:p>0.2931</text:p>
          </table:table-cell>
          <table:table-cell table:formula="of:=[.G100]/([.G$1]*([.G$1]+1))*1000000" office:value-type="float" office:value="0.274317528247175" calcext:value-type="float">
            <text:p>0.2743</text:p>
          </table:table-cell>
          <table:table-cell table:formula="of:=[.H100]/([.H$1]*([.H$1]+1))*1000000" office:value-type="float" office:value="0.237761549422529" calcext:value-type="float">
            <text:p>0.23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93952" calcext:value-type="float">
            <text:p>0.893952</text:p>
          </table:table-cell>
          <table:table-cell office:value-type="float" office:value="1.766408" calcext:value-type="float">
            <text:p>1.766408</text:p>
          </table:table-cell>
          <table:table-cell office:value-type="float" office:value="2.644728" calcext:value-type="float">
            <text:p>2.644728</text:p>
          </table:table-cell>
          <table:table-cell office:value-type="float" office:value="5.860096" calcext:value-type="float">
            <text:p>5.860096</text:p>
          </table:table-cell>
          <table:table-cell office:value-type="float" office:value="7.32928" calcext:value-type="float">
            <text:p>7.32928</text:p>
          </table:table-cell>
          <table:table-cell office:value-type="float" office:value="27.426815" calcext:value-type="float">
            <text:p>27.426815</text:p>
          </table:table-cell>
          <table:table-cell office:value-type="float" office:value="94.491646" calcext:value-type="float">
            <text:p>94.491646</text:p>
          </table:table-cell>
          <table:table-cell/>
          <table:table-cell table:formula="of:=[.B101]/([.B$1]*([.B$1]+1))*1000000" office:value-type="float" office:value="0.893058941058941" calcext:value-type="float">
            <text:p>0.8931</text:p>
          </table:table-cell>
          <table:table-cell table:formula="of:=[.C101]/([.C$1]*([.C$1]+1))*1000000" office:value-type="float" office:value="0.441381309345327" calcext:value-type="float">
            <text:p>0.4414</text:p>
          </table:table-cell>
          <table:table-cell table:formula="of:=[.D101]/([.D$1]*([.D$1]+1))*1000000" office:value-type="float" office:value="0.293760746417861" calcext:value-type="float">
            <text:p>0.2938</text:p>
          </table:table-cell>
          <table:table-cell table:formula="of:=[.E101]/([.E$1]*([.E$1]+1))*1000000" office:value-type="float" office:value="0.366164458885279" calcext:value-type="float">
            <text:p>0.3662</text:p>
          </table:table-cell>
          <table:table-cell table:formula="of:=[.F101]/([.F$1]*([.F$1]+1))*1000000" office:value-type="float" office:value="0.293112577484503" calcext:value-type="float">
            <text:p>0.2931</text:p>
          </table:table-cell>
          <table:table-cell table:formula="of:=[.G101]/([.G$1]*([.G$1]+1))*1000000" office:value-type="float" office:value="0.274240725927407" calcext:value-type="float">
            <text:p>0.2742</text:p>
          </table:table-cell>
          <table:table-cell table:formula="of:=[.H101]/([.H$1]*([.H$1]+1))*1000000" office:value-type="float" office:value="0.236217304134793" calcext:value-type="float">
            <text:p>0.236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893456" calcext:value-type="float">
            <text:p>0.893456</text:p>
          </table:table-cell>
          <table:table-cell office:value-type="float" office:value="1.767152" calcext:value-type="float">
            <text:p>1.767152</text:p>
          </table:table-cell>
          <table:table-cell office:value-type="float" office:value="2.643712" calcext:value-type="float">
            <text:p>2.643712</text:p>
          </table:table-cell>
          <table:table-cell office:value-type="float" office:value="5.850624" calcext:value-type="float">
            <text:p>5.850624</text:p>
          </table:table-cell>
          <table:table-cell office:value-type="float" office:value="7.344128" calcext:value-type="float">
            <text:p>7.344128</text:p>
          </table:table-cell>
          <table:table-cell office:value-type="float" office:value="27.951105" calcext:value-type="float">
            <text:p>27.951105</text:p>
          </table:table-cell>
          <table:table-cell office:value-type="float" office:value="97.177094" calcext:value-type="float">
            <text:p>97.177094</text:p>
          </table:table-cell>
          <table:table-cell/>
          <table:table-cell table:formula="of:=[.B102]/([.B$1]*([.B$1]+1))*1000000" office:value-type="float" office:value="0.892563436563436" calcext:value-type="float">
            <text:p>0.8926</text:p>
          </table:table-cell>
          <table:table-cell table:formula="of:=[.C102]/([.C$1]*([.C$1]+1))*1000000" office:value-type="float" office:value="0.441567216391804" calcext:value-type="float">
            <text:p>0.4416</text:p>
          </table:table-cell>
          <table:table-cell table:formula="of:=[.D102]/([.D$1]*([.D$1]+1))*1000000" office:value-type="float" office:value="0.293647895146062" calcext:value-type="float">
            <text:p>0.2936</text:p>
          </table:table-cell>
          <table:table-cell table:formula="of:=[.E102]/([.E$1]*([.E$1]+1))*1000000" office:value-type="float" office:value="0.365572606848288" calcext:value-type="float">
            <text:p>0.3656</text:p>
          </table:table-cell>
          <table:table-cell table:formula="of:=[.F102]/([.F$1]*([.F$1]+1))*1000000" office:value-type="float" office:value="0.293706378724255" calcext:value-type="float">
            <text:p>0.2937</text:p>
          </table:table-cell>
          <table:table-cell table:formula="of:=[.G102]/([.G$1]*([.G$1]+1))*1000000" office:value-type="float" office:value="0.279483101689831" calcext:value-type="float">
            <text:p>0.2795</text:p>
          </table:table-cell>
          <table:table-cell table:formula="of:=[.H102]/([.H$1]*([.H$1]+1))*1000000" office:value-type="float" office:value="0.242930588470576" calcext:value-type="float">
            <text:p>0.242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894224" calcext:value-type="float">
            <text:p>0.894224</text:p>
          </table:table-cell>
          <table:table-cell office:value-type="float" office:value="1.766648" calcext:value-type="float">
            <text:p>1.766648</text:p>
          </table:table-cell>
          <table:table-cell office:value-type="float" office:value="2.64396" calcext:value-type="float">
            <text:p>2.64396</text:p>
          </table:table-cell>
          <table:table-cell office:value-type="float" office:value="5.85728" calcext:value-type="float">
            <text:p>5.85728</text:p>
          </table:table-cell>
          <table:table-cell office:value-type="float" office:value="7.329016" calcext:value-type="float">
            <text:p>7.329016</text:p>
          </table:table-cell>
          <table:table-cell office:value-type="float" office:value="27.982336" calcext:value-type="float">
            <text:p>27.982336</text:p>
          </table:table-cell>
          <table:table-cell office:value-type="float" office:value="96.778496" calcext:value-type="float">
            <text:p>96.778496</text:p>
          </table:table-cell>
          <table:table-cell/>
          <table:table-cell table:formula="of:=[.B103]/([.B$1]*([.B$1]+1))*1000000" office:value-type="float" office:value="0.893330669330669" calcext:value-type="float">
            <text:p>0.8933</text:p>
          </table:table-cell>
          <table:table-cell table:formula="of:=[.C103]/([.C$1]*([.C$1]+1))*1000000" office:value-type="float" office:value="0.44144127936032" calcext:value-type="float">
            <text:p>0.4414</text:p>
          </table:table-cell>
          <table:table-cell table:formula="of:=[.D103]/([.D$1]*([.D$1]+1))*1000000" office:value-type="float" office:value="0.293675441519493" calcext:value-type="float">
            <text:p>0.2937</text:p>
          </table:table-cell>
          <table:table-cell table:formula="of:=[.E103]/([.E$1]*([.E$1]+1))*1000000" office:value-type="float" office:value="0.365988502874281" calcext:value-type="float">
            <text:p>0.3660</text:p>
          </table:table-cell>
          <table:table-cell table:formula="of:=[.F103]/([.F$1]*([.F$1]+1))*1000000" office:value-type="float" office:value="0.293102019596081" calcext:value-type="float">
            <text:p>0.2931</text:p>
          </table:table-cell>
          <table:table-cell table:formula="of:=[.G103]/([.G$1]*([.G$1]+1))*1000000" office:value-type="float" office:value="0.279795380461954" calcext:value-type="float">
            <text:p>0.2798</text:p>
          </table:table-cell>
          <table:table-cell table:formula="of:=[.H103]/([.H$1]*([.H$1]+1))*1000000" office:value-type="float" office:value="0.241934143292835" calcext:value-type="float">
            <text:p>0.241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895504" calcext:value-type="float">
            <text:p>0.895504</text:p>
          </table:table-cell>
          <table:table-cell office:value-type="float" office:value="1.769216" calcext:value-type="float">
            <text:p>1.769216</text:p>
          </table:table-cell>
          <table:table-cell office:value-type="float" office:value="2.647312" calcext:value-type="float">
            <text:p>2.647312</text:p>
          </table:table-cell>
          <table:table-cell office:value-type="float" office:value="5.85984" calcext:value-type="float">
            <text:p>5.85984</text:p>
          </table:table-cell>
          <table:table-cell office:value-type="float" office:value="7.343104" calcext:value-type="float">
            <text:p>7.343104</text:p>
          </table:table-cell>
          <table:table-cell office:value-type="float" office:value="27.980801" calcext:value-type="float">
            <text:p>27.980801</text:p>
          </table:table-cell>
          <table:table-cell office:value-type="float" office:value="96.864517" calcext:value-type="float">
            <text:p>96.864517</text:p>
          </table:table-cell>
          <table:table-cell/>
          <table:table-cell table:formula="of:=[.B104]/([.B$1]*([.B$1]+1))*1000000" office:value-type="float" office:value="0.894609390609391" calcext:value-type="float">
            <text:p>0.8946</text:p>
          </table:table-cell>
          <table:table-cell table:formula="of:=[.C104]/([.C$1]*([.C$1]+1))*1000000" office:value-type="float" office:value="0.44208295852074" calcext:value-type="float">
            <text:p>0.4421</text:p>
          </table:table-cell>
          <table:table-cell table:formula="of:=[.D104]/([.D$1]*([.D$1]+1))*1000000" office:value-type="float" office:value="0.294047761857159" calcext:value-type="float">
            <text:p>0.2940</text:p>
          </table:table-cell>
          <table:table-cell table:formula="of:=[.E104]/([.E$1]*([.E$1]+1))*1000000" office:value-type="float" office:value="0.366148462884279" calcext:value-type="float">
            <text:p>0.3661</text:p>
          </table:table-cell>
          <table:table-cell table:formula="of:=[.F104]/([.F$1]*([.F$1]+1))*1000000" office:value-type="float" office:value="0.293665426914617" calcext:value-type="float">
            <text:p>0.2937</text:p>
          </table:table-cell>
          <table:table-cell table:formula="of:=[.G104]/([.G$1]*([.G$1]+1))*1000000" office:value-type="float" office:value="0.2797800319968" calcext:value-type="float">
            <text:p>0.2798</text:p>
          </table:table-cell>
          <table:table-cell table:formula="of:=[.H104]/([.H$1]*([.H$1]+1))*1000000" office:value-type="float" office:value="0.242149185040748" calcext:value-type="float">
            <text:p>0.242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894728" calcext:value-type="float">
            <text:p>0.894728</text:p>
          </table:table-cell>
          <table:table-cell office:value-type="float" office:value="1.769232" calcext:value-type="float">
            <text:p>1.769232</text:p>
          </table:table-cell>
          <table:table-cell office:value-type="float" office:value="2.649832" calcext:value-type="float">
            <text:p>2.649832</text:p>
          </table:table-cell>
          <table:table-cell office:value-type="float" office:value="5.857792" calcext:value-type="float">
            <text:p>5.857792</text:p>
          </table:table-cell>
          <table:table-cell office:value-type="float" office:value="7.343616" calcext:value-type="float">
            <text:p>7.343616</text:p>
          </table:table-cell>
          <table:table-cell office:value-type="float" office:value="27.980543" calcext:value-type="float">
            <text:p>27.980543</text:p>
          </table:table-cell>
          <table:table-cell office:value-type="float" office:value="97.261307" calcext:value-type="float">
            <text:p>97.261307</text:p>
          </table:table-cell>
          <table:table-cell/>
          <table:table-cell table:formula="of:=[.B105]/([.B$1]*([.B$1]+1))*1000000" office:value-type="float" office:value="0.893834165834166" calcext:value-type="float">
            <text:p>0.8938</text:p>
          </table:table-cell>
          <table:table-cell table:formula="of:=[.C105]/([.C$1]*([.C$1]+1))*1000000" office:value-type="float" office:value="0.442086956521739" calcext:value-type="float">
            <text:p>0.4421</text:p>
          </table:table-cell>
          <table:table-cell table:formula="of:=[.D105]/([.D$1]*([.D$1]+1))*1000000" office:value-type="float" office:value="0.294327668554926" calcext:value-type="float">
            <text:p>0.2943</text:p>
          </table:table-cell>
          <table:table-cell table:formula="of:=[.E105]/([.E$1]*([.E$1]+1))*1000000" office:value-type="float" office:value="0.366020494876281" calcext:value-type="float">
            <text:p>0.3660</text:p>
          </table:table-cell>
          <table:table-cell table:formula="of:=[.F105]/([.F$1]*([.F$1]+1))*1000000" office:value-type="float" office:value="0.293685902819436" calcext:value-type="float">
            <text:p>0.2937</text:p>
          </table:table-cell>
          <table:table-cell table:formula="of:=[.G105]/([.G$1]*([.G$1]+1))*1000000" office:value-type="float" office:value="0.279777452254774" calcext:value-type="float">
            <text:p>0.2798</text:p>
          </table:table-cell>
          <table:table-cell table:formula="of:=[.H105]/([.H$1]*([.H$1]+1))*1000000" office:value-type="float" office:value="0.243141110444478" calcext:value-type="float">
            <text:p>0.243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895488" calcext:value-type="float">
            <text:p>0.895488</text:p>
          </table:table-cell>
          <table:table-cell office:value-type="float" office:value="1.770248" calcext:value-type="float">
            <text:p>1.770248</text:p>
          </table:table-cell>
          <table:table-cell office:value-type="float" office:value="2.64832" calcext:value-type="float">
            <text:p>2.64832</text:p>
          </table:table-cell>
          <table:table-cell office:value-type="float" office:value="6.257664" calcext:value-type="float">
            <text:p>6.257664</text:p>
          </table:table-cell>
          <table:table-cell office:value-type="float" office:value="7.842048" calcext:value-type="float">
            <text:p>7.842048</text:p>
          </table:table-cell>
          <table:table-cell office:value-type="float" office:value="22.388992" calcext:value-type="float">
            <text:p>22.388992</text:p>
          </table:table-cell>
          <table:table-cell office:value-type="float" office:value="86.612991" calcext:value-type="float">
            <text:p>86.612991</text:p>
          </table:table-cell>
          <table:table-cell/>
          <table:table-cell table:formula="of:=[.B106]/([.B$1]*([.B$1]+1))*1000000" office:value-type="float" office:value="0.894593406593407" calcext:value-type="float">
            <text:p>0.8946</text:p>
          </table:table-cell>
          <table:table-cell table:formula="of:=[.C106]/([.C$1]*([.C$1]+1))*1000000" office:value-type="float" office:value="0.442340829585207" calcext:value-type="float">
            <text:p>0.4423</text:p>
          </table:table-cell>
          <table:table-cell table:formula="of:=[.D106]/([.D$1]*([.D$1]+1))*1000000" office:value-type="float" office:value="0.294159724536266" calcext:value-type="float">
            <text:p>0.2942</text:p>
          </table:table-cell>
          <table:table-cell table:formula="of:=[.E106]/([.E$1]*([.E$1]+1))*1000000" office:value-type="float" office:value="0.39100624843789" calcext:value-type="float">
            <text:p>0.3910</text:p>
          </table:table-cell>
          <table:table-cell table:formula="of:=[.F106]/([.F$1]*([.F$1]+1))*1000000" office:value-type="float" office:value="0.313619196160768" calcext:value-type="float">
            <text:p>0.3136</text:p>
          </table:table-cell>
          <table:table-cell table:formula="of:=[.G106]/([.G$1]*([.G$1]+1))*1000000" office:value-type="float" office:value="0.223867533246675" calcext:value-type="float">
            <text:p>0.2239</text:p>
          </table:table-cell>
          <table:table-cell table:formula="of:=[.H106]/([.H$1]*([.H$1]+1))*1000000" office:value-type="float" office:value="0.216521651417429" calcext:value-type="float">
            <text:p>0.216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89524" calcext:value-type="float">
            <text:p>0.89524</text:p>
          </table:table-cell>
          <table:table-cell office:value-type="float" office:value="1.772032" calcext:value-type="float">
            <text:p>1.772032</text:p>
          </table:table-cell>
          <table:table-cell office:value-type="float" office:value="2.651152" calcext:value-type="float">
            <text:p>2.651152</text:p>
          </table:table-cell>
          <table:table-cell office:value-type="float" office:value="6.244864" calcext:value-type="float">
            <text:p>6.244864</text:p>
          </table:table-cell>
          <table:table-cell office:value-type="float" office:value="7.833088" calcext:value-type="float">
            <text:p>7.833088</text:p>
          </table:table-cell>
          <table:table-cell office:value-type="float" office:value="22.388735" calcext:value-type="float">
            <text:p>22.388735</text:p>
          </table:table-cell>
          <table:table-cell office:value-type="float" office:value="87.189507" calcext:value-type="float">
            <text:p>87.189507</text:p>
          </table:table-cell>
          <table:table-cell/>
          <table:table-cell table:formula="of:=[.B107]/([.B$1]*([.B$1]+1))*1000000" office:value-type="float" office:value="0.894345654345654" calcext:value-type="float">
            <text:p>0.8943</text:p>
          </table:table-cell>
          <table:table-cell table:formula="of:=[.C107]/([.C$1]*([.C$1]+1))*1000000" office:value-type="float" office:value="0.442786606696652" calcext:value-type="float">
            <text:p>0.4428</text:p>
          </table:table-cell>
          <table:table-cell table:formula="of:=[.D107]/([.D$1]*([.D$1]+1))*1000000" office:value-type="float" office:value="0.294474286348995" calcext:value-type="float">
            <text:p>0.2945</text:p>
          </table:table-cell>
          <table:table-cell table:formula="of:=[.E107]/([.E$1]*([.E$1]+1))*1000000" office:value-type="float" office:value="0.390206448387903" calcext:value-type="float">
            <text:p>0.3902</text:p>
          </table:table-cell>
          <table:table-cell table:formula="of:=[.F107]/([.F$1]*([.F$1]+1))*1000000" office:value-type="float" office:value="0.313260867826435" calcext:value-type="float">
            <text:p>0.3133</text:p>
          </table:table-cell>
          <table:table-cell table:formula="of:=[.G107]/([.G$1]*([.G$1]+1))*1000000" office:value-type="float" office:value="0.22386496350365" calcext:value-type="float">
            <text:p>0.2239</text:p>
          </table:table-cell>
          <table:table-cell table:formula="of:=[.H107]/([.H$1]*([.H$1]+1))*1000000" office:value-type="float" office:value="0.217962869356532" calcext:value-type="float">
            <text:p>0.218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895216" calcext:value-type="float">
            <text:p>0.895216</text:p>
          </table:table-cell>
          <table:table-cell office:value-type="float" office:value="1.772784" calcext:value-type="float">
            <text:p>1.772784</text:p>
          </table:table-cell>
          <table:table-cell office:value-type="float" office:value="2.650368" calcext:value-type="float">
            <text:p>2.650368</text:p>
          </table:table-cell>
          <table:table-cell office:value-type="float" office:value="6.25792" calcext:value-type="float">
            <text:p>6.25792</text:p>
          </table:table-cell>
          <table:table-cell office:value-type="float" office:value="7.84256" calcext:value-type="float">
            <text:p>7.84256</text:p>
          </table:table-cell>
          <table:table-cell office:value-type="float" office:value="22.435583" calcext:value-type="float">
            <text:p>22.435583</text:p>
          </table:table-cell>
          <table:table-cell office:value-type="float" office:value="86.717438" calcext:value-type="float">
            <text:p>86.717438</text:p>
          </table:table-cell>
          <table:table-cell/>
          <table:table-cell table:formula="of:=[.B108]/([.B$1]*([.B$1]+1))*1000000" office:value-type="float" office:value="0.894321678321678" calcext:value-type="float">
            <text:p>0.8943</text:p>
          </table:table-cell>
          <table:table-cell table:formula="of:=[.C108]/([.C$1]*([.C$1]+1))*1000000" office:value-type="float" office:value="0.442974512743628" calcext:value-type="float">
            <text:p>0.4430</text:p>
          </table:table-cell>
          <table:table-cell table:formula="of:=[.D108]/([.D$1]*([.D$1]+1))*1000000" office:value-type="float" office:value="0.294387204265245" calcext:value-type="float">
            <text:p>0.2944</text:p>
          </table:table-cell>
          <table:table-cell table:formula="of:=[.E108]/([.E$1]*([.E$1]+1))*1000000" office:value-type="float" office:value="0.39102224443889" calcext:value-type="float">
            <text:p>0.3910</text:p>
          </table:table-cell>
          <table:table-cell table:formula="of:=[.F108]/([.F$1]*([.F$1]+1))*1000000" office:value-type="float" office:value="0.313639672065587" calcext:value-type="float">
            <text:p>0.3136</text:p>
          </table:table-cell>
          <table:table-cell table:formula="of:=[.G108]/([.G$1]*([.G$1]+1))*1000000" office:value-type="float" office:value="0.224333396660334" calcext:value-type="float">
            <text:p>0.2243</text:p>
          </table:table-cell>
          <table:table-cell table:formula="of:=[.H108]/([.H$1]*([.H$1]+1))*1000000" office:value-type="float" office:value="0.216782755862207" calcext:value-type="float">
            <text:p>0.216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896024" calcext:value-type="float">
            <text:p>0.896024</text:p>
          </table:table-cell>
          <table:table-cell office:value-type="float" office:value="1.772296" calcext:value-type="float">
            <text:p>1.772296</text:p>
          </table:table-cell>
          <table:table-cell office:value-type="float" office:value="2.651888" calcext:value-type="float">
            <text:p>2.651888</text:p>
          </table:table-cell>
          <table:table-cell office:value-type="float" office:value="6.261249" calcext:value-type="float">
            <text:p>6.261249</text:p>
          </table:table-cell>
          <table:table-cell office:value-type="float" office:value="7.883008" calcext:value-type="float">
            <text:p>7.883008</text:p>
          </table:table-cell>
          <table:table-cell office:value-type="float" office:value="22.436354" calcext:value-type="float">
            <text:p>22.436354</text:p>
          </table:table-cell>
          <table:table-cell office:value-type="float" office:value="87.243271" calcext:value-type="float">
            <text:p>87.243271</text:p>
          </table:table-cell>
          <table:table-cell/>
          <table:table-cell table:formula="of:=[.B109]/([.B$1]*([.B$1]+1))*1000000" office:value-type="float" office:value="0.895128871128871" calcext:value-type="float">
            <text:p>0.8951</text:p>
          </table:table-cell>
          <table:table-cell table:formula="of:=[.C109]/([.C$1]*([.C$1]+1))*1000000" office:value-type="float" office:value="0.442852573713143" calcext:value-type="float">
            <text:p>0.4429</text:p>
          </table:table-cell>
          <table:table-cell table:formula="of:=[.D109]/([.D$1]*([.D$1]+1))*1000000" office:value-type="float" office:value="0.294556036876597" calcext:value-type="float">
            <text:p>0.2946</text:p>
          </table:table-cell>
          <table:table-cell table:formula="of:=[.E109]/([.E$1]*([.E$1]+1))*1000000" office:value-type="float" office:value="0.391230254936266" calcext:value-type="float">
            <text:p>0.3912</text:p>
          </table:table-cell>
          <table:table-cell table:formula="of:=[.F109]/([.F$1]*([.F$1]+1))*1000000" office:value-type="float" office:value="0.315257268546291" calcext:value-type="float">
            <text:p>0.3153</text:p>
          </table:table-cell>
          <table:table-cell table:formula="of:=[.G109]/([.G$1]*([.G$1]+1))*1000000" office:value-type="float" office:value="0.224341105889411" calcext:value-type="float">
            <text:p>0.2243</text:p>
          </table:table-cell>
          <table:table-cell table:formula="of:=[.H109]/([.H$1]*([.H$1]+1))*1000000" office:value-type="float" office:value="0.218097272636368" calcext:value-type="float">
            <text:p>0.218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897552" calcext:value-type="float">
            <text:p>0.897552</text:p>
          </table:table-cell>
          <table:table-cell office:value-type="float" office:value="1.7728" calcext:value-type="float">
            <text:p>1.7728</text:p>
          </table:table-cell>
          <table:table-cell office:value-type="float" office:value="2.652408" calcext:value-type="float">
            <text:p>2.652408</text:p>
          </table:table-cell>
          <table:table-cell office:value-type="float" office:value="6.257664" calcext:value-type="float">
            <text:p>6.257664</text:p>
          </table:table-cell>
          <table:table-cell office:value-type="float" office:value="7.847168" calcext:value-type="float">
            <text:p>7.847168</text:p>
          </table:table-cell>
          <table:table-cell office:value-type="float" office:value="22.454016" calcext:value-type="float">
            <text:p>22.454016</text:p>
          </table:table-cell>
          <table:table-cell office:value-type="float" office:value="88.570114" calcext:value-type="float">
            <text:p>88.570114</text:p>
          </table:table-cell>
          <table:table-cell/>
          <table:table-cell table:formula="of:=[.B110]/([.B$1]*([.B$1]+1))*1000000" office:value-type="float" office:value="0.896655344655345" calcext:value-type="float">
            <text:p>0.8967</text:p>
          </table:table-cell>
          <table:table-cell table:formula="of:=[.C110]/([.C$1]*([.C$1]+1))*1000000" office:value-type="float" office:value="0.442978510744628" calcext:value-type="float">
            <text:p>0.4430</text:p>
          </table:table-cell>
          <table:table-cell table:formula="of:=[.D110]/([.D$1]*([.D$1]+1))*1000000" office:value-type="float" office:value="0.294613795401533" calcext:value-type="float">
            <text:p>0.2946</text:p>
          </table:table-cell>
          <table:table-cell table:formula="of:=[.E110]/([.E$1]*([.E$1]+1))*1000000" office:value-type="float" office:value="0.39100624843789" calcext:value-type="float">
            <text:p>0.3910</text:p>
          </table:table-cell>
          <table:table-cell table:formula="of:=[.F110]/([.F$1]*([.F$1]+1))*1000000" office:value-type="float" office:value="0.313823955208958" calcext:value-type="float">
            <text:p>0.3138</text:p>
          </table:table-cell>
          <table:table-cell table:formula="of:=[.G110]/([.G$1]*([.G$1]+1))*1000000" office:value-type="float" office:value="0.224517708229177" calcext:value-type="float">
            <text:p>0.2245</text:p>
          </table:table-cell>
          <table:table-cell table:formula="of:=[.H110]/([.H$1]*([.H$1]+1))*1000000" office:value-type="float" office:value="0.221414214289286" calcext:value-type="float">
            <text:p>0.22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897544" calcext:value-type="float">
            <text:p>0.897544</text:p>
          </table:table-cell>
          <table:table-cell office:value-type="float" office:value="1.77256" calcext:value-type="float">
            <text:p>1.77256</text:p>
          </table:table-cell>
          <table:table-cell office:value-type="float" office:value="2.65192" calcext:value-type="float">
            <text:p>2.65192</text:p>
          </table:table-cell>
          <table:table-cell office:value-type="float" office:value="6.292992" calcext:value-type="float">
            <text:p>6.292992</text:p>
          </table:table-cell>
          <table:table-cell office:value-type="float" office:value="7.848192" calcext:value-type="float">
            <text:p>7.848192</text:p>
          </table:table-cell>
          <table:table-cell office:value-type="float" office:value="22.452736" calcext:value-type="float">
            <text:p>22.452736</text:p>
          </table:table-cell>
          <table:table-cell office:value-type="float" office:value="88.565758" calcext:value-type="float">
            <text:p>88.565758</text:p>
          </table:table-cell>
          <table:table-cell/>
          <table:table-cell table:formula="of:=[.B111]/([.B$1]*([.B$1]+1))*1000000" office:value-type="float" office:value="0.896647352647353" calcext:value-type="float">
            <text:p>0.8966</text:p>
          </table:table-cell>
          <table:table-cell table:formula="of:=[.C111]/([.C$1]*([.C$1]+1))*1000000" office:value-type="float" office:value="0.442918540729635" calcext:value-type="float">
            <text:p>0.4429</text:p>
          </table:table-cell>
          <table:table-cell table:formula="of:=[.D111]/([.D$1]*([.D$1]+1))*1000000" office:value-type="float" office:value="0.294559591247362" calcext:value-type="float">
            <text:p>0.2946</text:p>
          </table:table-cell>
          <table:table-cell table:formula="of:=[.E111]/([.E$1]*([.E$1]+1))*1000000" office:value-type="float" office:value="0.393213696575856" calcext:value-type="float">
            <text:p>0.3932</text:p>
          </table:table-cell>
          <table:table-cell table:formula="of:=[.F111]/([.F$1]*([.F$1]+1))*1000000" office:value-type="float" office:value="0.313864907018596" calcext:value-type="float">
            <text:p>0.3139</text:p>
          </table:table-cell>
          <table:table-cell table:formula="of:=[.G111]/([.G$1]*([.G$1]+1))*1000000" office:value-type="float" office:value="0.224504909509049" calcext:value-type="float">
            <text:p>0.2245</text:p>
          </table:table-cell>
          <table:table-cell table:formula="of:=[.H111]/([.H$1]*([.H$1]+1))*1000000" office:value-type="float" office:value="0.221403324833758" calcext:value-type="float">
            <text:p>0.221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896528" calcext:value-type="float">
            <text:p>0.896528</text:p>
          </table:table-cell>
          <table:table-cell office:value-type="float" office:value="1.773056" calcext:value-type="float">
            <text:p>1.773056</text:p>
          </table:table-cell>
          <table:table-cell office:value-type="float" office:value="2.653712" calcext:value-type="float">
            <text:p>2.653712</text:p>
          </table:table-cell>
          <table:table-cell office:value-type="float" office:value="6.26048" calcext:value-type="float">
            <text:p>6.26048</text:p>
          </table:table-cell>
          <table:table-cell office:value-type="float" office:value="7.847937" calcext:value-type="float">
            <text:p>7.847937</text:p>
          </table:table-cell>
          <table:table-cell office:value-type="float" office:value="22.454016" calcext:value-type="float">
            <text:p>22.454016</text:p>
          </table:table-cell>
          <table:table-cell office:value-type="float" office:value="89.009918" calcext:value-type="float">
            <text:p>89.009918</text:p>
          </table:table-cell>
          <table:table-cell/>
          <table:table-cell table:formula="of:=[.B112]/([.B$1]*([.B$1]+1))*1000000" office:value-type="float" office:value="0.895632367632368" calcext:value-type="float">
            <text:p>0.8956</text:p>
          </table:table-cell>
          <table:table-cell table:formula="of:=[.C112]/([.C$1]*([.C$1]+1))*1000000" office:value-type="float" office:value="0.44304247876062" calcext:value-type="float">
            <text:p>0.4430</text:p>
          </table:table-cell>
          <table:table-cell table:formula="of:=[.D112]/([.D$1]*([.D$1]+1))*1000000" office:value-type="float" office:value="0.294758636010219" calcext:value-type="float">
            <text:p>0.2948</text:p>
          </table:table-cell>
          <table:table-cell table:formula="of:=[.E112]/([.E$1]*([.E$1]+1))*1000000" office:value-type="float" office:value="0.391182204448888" calcext:value-type="float">
            <text:p>0.3912</text:p>
          </table:table-cell>
          <table:table-cell table:formula="of:=[.F112]/([.F$1]*([.F$1]+1))*1000000" office:value-type="float" office:value="0.313854709058188" calcext:value-type="float">
            <text:p>0.3139</text:p>
          </table:table-cell>
          <table:table-cell table:formula="of:=[.G112]/([.G$1]*([.G$1]+1))*1000000" office:value-type="float" office:value="0.224517708229177" calcext:value-type="float">
            <text:p>0.2245</text:p>
          </table:table-cell>
          <table:table-cell table:formula="of:=[.H112]/([.H$1]*([.H$1]+1))*1000000" office:value-type="float" office:value="0.222513669316534" calcext:value-type="float">
            <text:p>0.222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897552" calcext:value-type="float">
            <text:p>0.897552</text:p>
          </table:table-cell>
          <table:table-cell office:value-type="float" office:value="1.774344" calcext:value-type="float">
            <text:p>1.774344</text:p>
          </table:table-cell>
          <table:table-cell office:value-type="float" office:value="2.653688" calcext:value-type="float">
            <text:p>2.653688</text:p>
          </table:table-cell>
          <table:table-cell office:value-type="float" office:value="6.261504" calcext:value-type="float">
            <text:p>6.261504</text:p>
          </table:table-cell>
          <table:table-cell office:value-type="float" office:value="7.853568" calcext:value-type="float">
            <text:p>7.853568</text:p>
          </table:table-cell>
          <table:table-cell office:value-type="float" office:value="22.456575" calcext:value-type="float">
            <text:p>22.456575</text:p>
          </table:table-cell>
          <table:table-cell office:value-type="float" office:value="88.576508" calcext:value-type="float">
            <text:p>88.576508</text:p>
          </table:table-cell>
          <table:table-cell/>
          <table:table-cell table:formula="of:=[.B113]/([.B$1]*([.B$1]+1))*1000000" office:value-type="float" office:value="0.896655344655345" calcext:value-type="float">
            <text:p>0.8967</text:p>
          </table:table-cell>
          <table:table-cell table:formula="of:=[.C113]/([.C$1]*([.C$1]+1))*1000000" office:value-type="float" office:value="0.443364317841079" calcext:value-type="float">
            <text:p>0.4434</text:p>
          </table:table-cell>
          <table:table-cell table:formula="of:=[.D113]/([.D$1]*([.D$1]+1))*1000000" office:value-type="float" office:value="0.294755970232145" calcext:value-type="float">
            <text:p>0.2948</text:p>
          </table:table-cell>
          <table:table-cell table:formula="of:=[.E113]/([.E$1]*([.E$1]+1))*1000000" office:value-type="float" office:value="0.391246188452887" calcext:value-type="float">
            <text:p>0.3912</text:p>
          </table:table-cell>
          <table:table-cell table:formula="of:=[.F113]/([.F$1]*([.F$1]+1))*1000000" office:value-type="float" office:value="0.314079904019196" calcext:value-type="float">
            <text:p>0.3141</text:p>
          </table:table-cell>
          <table:table-cell table:formula="of:=[.G113]/([.G$1]*([.G$1]+1))*1000000" office:value-type="float" office:value="0.224543295670433" calcext:value-type="float">
            <text:p>0.2245</text:p>
          </table:table-cell>
          <table:table-cell table:formula="of:=[.H113]/([.H$1]*([.H$1]+1))*1000000" office:value-type="float" office:value="0.221430198490075" calcext:value-type="float">
            <text:p>0.221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87144" calcext:value-type="float">
            <text:p>0.987144</text:p>
          </table:table-cell>
          <table:table-cell office:value-type="float" office:value="1.962768" calcext:value-type="float">
            <text:p>1.962768</text:p>
          </table:table-cell>
          <table:table-cell office:value-type="float" office:value="2.9366" calcext:value-type="float">
            <text:p>2.9366</text:p>
          </table:table-cell>
          <table:table-cell office:value-type="float" office:value="6.657024" calcext:value-type="float">
            <text:p>6.657024</text:p>
          </table:table-cell>
          <table:table-cell office:value-type="float" office:value="8.340224" calcext:value-type="float">
            <text:p>8.340224</text:p>
          </table:table-cell>
          <table:table-cell office:value-type="float" office:value="23.598593" calcext:value-type="float">
            <text:p>23.598593</text:p>
          </table:table-cell>
          <table:table-cell office:value-type="float" office:value="93.183235" calcext:value-type="float">
            <text:p>93.183235</text:p>
          </table:table-cell>
          <table:table-cell/>
          <table:table-cell table:formula="of:=[.B114]/([.B$1]*([.B$1]+1))*1000000" office:value-type="float" office:value="0.986157842157842" calcext:value-type="float">
            <text:p>0.9862</text:p>
          </table:table-cell>
          <table:table-cell table:formula="of:=[.C114]/([.C$1]*([.C$1]+1))*1000000" office:value-type="float" office:value="0.490446776611694" calcext:value-type="float">
            <text:p>0.4904</text:p>
          </table:table-cell>
          <table:table-cell table:formula="of:=[.D114]/([.D$1]*([.D$1]+1))*1000000" office:value-type="float" office:value="0.326180162168166" calcext:value-type="float">
            <text:p>0.3262</text:p>
          </table:table-cell>
          <table:table-cell table:formula="of:=[.E114]/([.E$1]*([.E$1]+1))*1000000" office:value-type="float" office:value="0.415960009997501" calcext:value-type="float">
            <text:p>0.4160</text:p>
          </table:table-cell>
          <table:table-cell table:formula="of:=[.F114]/([.F$1]*([.F$1]+1))*1000000" office:value-type="float" office:value="0.33354225154969" calcext:value-type="float">
            <text:p>0.3335</text:p>
          </table:table-cell>
          <table:table-cell table:formula="of:=[.G114]/([.G$1]*([.G$1]+1))*1000000" office:value-type="float" office:value="0.235962333766623" calcext:value-type="float">
            <text:p>0.2360</text:p>
          </table:table-cell>
          <table:table-cell table:formula="of:=[.H114]/([.H$1]*([.H$1]+1))*1000000" office:value-type="float" office:value="0.232946440177991" calcext:value-type="float">
            <text:p>0.232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892" calcext:value-type="float">
            <text:p>0.9892</text:p>
          </table:table-cell>
          <table:table-cell office:value-type="float" office:value="1.965048" calcext:value-type="float">
            <text:p>1.965048</text:p>
          </table:table-cell>
          <table:table-cell office:value-type="float" office:value="2.940672" calcext:value-type="float">
            <text:p>2.940672</text:p>
          </table:table-cell>
          <table:table-cell office:value-type="float" office:value="6.640128" calcext:value-type="float">
            <text:p>6.640128</text:p>
          </table:table-cell>
          <table:table-cell office:value-type="float" office:value="8.335104" calcext:value-type="float">
            <text:p>8.335104</text:p>
          </table:table-cell>
          <table:table-cell office:value-type="float" office:value="23.559935" calcext:value-type="float">
            <text:p>23.559935</text:p>
          </table:table-cell>
          <table:table-cell office:value-type="float" office:value="93.478142" calcext:value-type="float">
            <text:p>93.478142</text:p>
          </table:table-cell>
          <table:table-cell/>
          <table:table-cell table:formula="of:=[.B115]/([.B$1]*([.B$1]+1))*1000000" office:value-type="float" office:value="0.988211788211788" calcext:value-type="float">
            <text:p>0.9882</text:p>
          </table:table-cell>
          <table:table-cell table:formula="of:=[.C115]/([.C$1]*([.C$1]+1))*1000000" office:value-type="float" office:value="0.491016491754123" calcext:value-type="float">
            <text:p>0.4910</text:p>
          </table:table-cell>
          <table:table-cell table:formula="of:=[.D115]/([.D$1]*([.D$1]+1))*1000000" office:value-type="float" office:value="0.326632455848051" calcext:value-type="float">
            <text:p>0.3266</text:p>
          </table:table-cell>
          <table:table-cell table:formula="of:=[.E115]/([.E$1]*([.E$1]+1))*1000000" office:value-type="float" office:value="0.414904273931517" calcext:value-type="float">
            <text:p>0.4149</text:p>
          </table:table-cell>
          <table:table-cell table:formula="of:=[.F115]/([.F$1]*([.F$1]+1))*1000000" office:value-type="float" office:value="0.3333374925015" calcext:value-type="float">
            <text:p>0.3333</text:p>
          </table:table-cell>
          <table:table-cell table:formula="of:=[.G115]/([.G$1]*([.G$1]+1))*1000000" office:value-type="float" office:value="0.235575792420758" calcext:value-type="float">
            <text:p>0.2356</text:p>
          </table:table-cell>
          <table:table-cell table:formula="of:=[.H115]/([.H$1]*([.H$1]+1))*1000000" office:value-type="float" office:value="0.233683670816459" calcext:value-type="float">
            <text:p>0.233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000696" calcext:value-type="float">
            <text:p>1.000696</text:p>
          </table:table-cell>
          <table:table-cell office:value-type="float" office:value="1.980416" calcext:value-type="float">
            <text:p>1.980416</text:p>
          </table:table-cell>
          <table:table-cell office:value-type="float" office:value="2.961912" calcext:value-type="float">
            <text:p>2.961912</text:p>
          </table:table-cell>
          <table:table-cell office:value-type="float" office:value="6.658816" calcext:value-type="float">
            <text:p>6.658816</text:p>
          </table:table-cell>
          <table:table-cell office:value-type="float" office:value="8.362495" calcext:value-type="float">
            <text:p>8.362495</text:p>
          </table:table-cell>
          <table:table-cell office:value-type="float" office:value="23.672319" calcext:value-type="float">
            <text:p>23.672319</text:p>
          </table:table-cell>
          <table:table-cell office:value-type="float" office:value="92.577805" calcext:value-type="float">
            <text:p>92.577805</text:p>
          </table:table-cell>
          <table:table-cell/>
          <table:table-cell table:formula="of:=[.B116]/([.B$1]*([.B$1]+1))*1000000" office:value-type="float" office:value="0.999696303696304" calcext:value-type="float">
            <text:p>0.9997</text:p>
          </table:table-cell>
          <table:table-cell table:formula="of:=[.C116]/([.C$1]*([.C$1]+1))*1000000" office:value-type="float" office:value="0.494856571714143" calcext:value-type="float">
            <text:p>0.4949</text:p>
          </table:table-cell>
          <table:table-cell table:formula="of:=[.D116]/([.D$1]*([.D$1]+1))*1000000" office:value-type="float" office:value="0.328991669443519" calcext:value-type="float">
            <text:p>0.3290</text:p>
          </table:table-cell>
          <table:table-cell table:formula="of:=[.E116]/([.E$1]*([.E$1]+1))*1000000" office:value-type="float" office:value="0.416071982004499" calcext:value-type="float">
            <text:p>0.4161</text:p>
          </table:table-cell>
          <table:table-cell table:formula="of:=[.F116]/([.F$1]*([.F$1]+1))*1000000" office:value-type="float" office:value="0.334432913417317" calcext:value-type="float">
            <text:p>0.3344</text:p>
          </table:table-cell>
          <table:table-cell table:formula="of:=[.G116]/([.G$1]*([.G$1]+1))*1000000" office:value-type="float" office:value="0.236699520047995" calcext:value-type="float">
            <text:p>0.2367</text:p>
          </table:table-cell>
          <table:table-cell table:formula="of:=[.H116]/([.H$1]*([.H$1]+1))*1000000" office:value-type="float" office:value="0.231432940852957" calcext:value-type="float">
            <text:p>0.231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002232" calcext:value-type="float">
            <text:p>1.002232</text:p>
          </table:table-cell>
          <table:table-cell office:value-type="float" office:value="1.983728" calcext:value-type="float">
            <text:p>1.983728</text:p>
          </table:table-cell>
          <table:table-cell office:value-type="float" office:value="2.968328" calcext:value-type="float">
            <text:p>2.968328</text:p>
          </table:table-cell>
          <table:table-cell office:value-type="float" office:value="6.664192" calcext:value-type="float">
            <text:p>6.664192</text:p>
          </table:table-cell>
          <table:table-cell office:value-type="float" office:value="8.376064" calcext:value-type="float">
            <text:p>8.376064</text:p>
          </table:table-cell>
          <table:table-cell office:value-type="float" office:value="23.626751" calcext:value-type="float">
            <text:p>23.626751</text:p>
          </table:table-cell>
          <table:table-cell office:value-type="float" office:value="93.182976" calcext:value-type="float">
            <text:p>93.182976</text:p>
          </table:table-cell>
          <table:table-cell/>
          <table:table-cell table:formula="of:=[.B117]/([.B$1]*([.B$1]+1))*1000000" office:value-type="float" office:value="1.00123076923077" calcext:value-type="float">
            <text:p>1.0012</text:p>
          </table:table-cell>
          <table:table-cell table:formula="of:=[.C117]/([.C$1]*([.C$1]+1))*1000000" office:value-type="float" office:value="0.495684157921039" calcext:value-type="float">
            <text:p>0.4957</text:p>
          </table:table-cell>
          <table:table-cell table:formula="of:=[.D117]/([.D$1]*([.D$1]+1))*1000000" office:value-type="float" office:value="0.329704320781962" calcext:value-type="float">
            <text:p>0.3297</text:p>
          </table:table-cell>
          <table:table-cell table:formula="of:=[.E117]/([.E$1]*([.E$1]+1))*1000000" office:value-type="float" office:value="0.416407898025494" calcext:value-type="float">
            <text:p>0.4164</text:p>
          </table:table-cell>
          <table:table-cell table:formula="of:=[.F117]/([.F$1]*([.F$1]+1))*1000000" office:value-type="float" office:value="0.334975564887023" calcext:value-type="float">
            <text:p>0.3350</text:p>
          </table:table-cell>
          <table:table-cell table:formula="of:=[.G117]/([.G$1]*([.G$1]+1))*1000000" office:value-type="float" office:value="0.236243885611439" calcext:value-type="float">
            <text:p>0.2362</text:p>
          </table:table-cell>
          <table:table-cell table:formula="of:=[.H117]/([.H$1]*([.H$1]+1))*1000000" office:value-type="float" office:value="0.232945792710364" calcext:value-type="float">
            <text:p>0.232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1.981968" calcext:value-type="float">
            <text:p>1.981968</text:p>
          </table:table-cell>
          <table:table-cell office:value-type="float" office:value="2.964992" calcext:value-type="float">
            <text:p>2.964992</text:p>
          </table:table-cell>
          <table:table-cell office:value-type="float" office:value="6.676736" calcext:value-type="float">
            <text:p>6.676736</text:p>
          </table:table-cell>
          <table:table-cell office:value-type="float" office:value="8.380159" calcext:value-type="float">
            <text:p>8.380159</text:p>
          </table:table-cell>
          <table:table-cell office:value-type="float" office:value="24.501503" calcext:value-type="float">
            <text:p>24.501503</text:p>
          </table:table-cell>
          <table:table-cell office:value-type="float" office:value="95.081734" calcext:value-type="float">
            <text:p>95.081734</text:p>
          </table:table-cell>
          <table:table-cell/>
          <table:table-cell table:formula="of:=[.B118]/([.B$1]*([.B$1]+1))*1000000" office:value-type="float" office:value="0.998425574425574" calcext:value-type="float">
            <text:p>0.9984</text:p>
          </table:table-cell>
          <table:table-cell table:formula="of:=[.C118]/([.C$1]*([.C$1]+1))*1000000" office:value-type="float" office:value="0.495244377811094" calcext:value-type="float">
            <text:p>0.4952</text:p>
          </table:table-cell>
          <table:table-cell table:formula="of:=[.D118]/([.D$1]*([.D$1]+1))*1000000" office:value-type="float" office:value="0.329333777629679" calcext:value-type="float">
            <text:p>0.3293</text:p>
          </table:table-cell>
          <table:table-cell table:formula="of:=[.E118]/([.E$1]*([.E$1]+1))*1000000" office:value-type="float" office:value="0.417191702074481" calcext:value-type="float">
            <text:p>0.4172</text:p>
          </table:table-cell>
          <table:table-cell table:formula="of:=[.F118]/([.F$1]*([.F$1]+1))*1000000" office:value-type="float" office:value="0.335139332133573" calcext:value-type="float">
            <text:p>0.3351</text:p>
          </table:table-cell>
          <table:table-cell table:formula="of:=[.G118]/([.G$1]*([.G$1]+1))*1000000" office:value-type="float" office:value="0.244990530946905" calcext:value-type="float">
            <text:p>0.2450</text:p>
          </table:table-cell>
          <table:table-cell table:formula="of:=[.H118]/([.H$1]*([.H$1]+1))*1000000" office:value-type="float" office:value="0.237692450377481" calcext:value-type="float">
            <text:p>0.237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000704" calcext:value-type="float">
            <text:p>1.000704</text:p>
          </table:table-cell>
          <table:table-cell office:value-type="float" office:value="1.97888" calcext:value-type="float">
            <text:p>1.97888</text:p>
          </table:table-cell>
          <table:table-cell office:value-type="float" office:value="2.967544" calcext:value-type="float">
            <text:p>2.967544</text:p>
          </table:table-cell>
          <table:table-cell office:value-type="float" office:value="6.679296" calcext:value-type="float">
            <text:p>6.679296</text:p>
          </table:table-cell>
          <table:table-cell office:value-type="float" office:value="8.388608" calcext:value-type="float">
            <text:p>8.388608</text:p>
          </table:table-cell>
          <table:table-cell office:value-type="float" office:value="24.498432" calcext:value-type="float">
            <text:p>24.498432</text:p>
          </table:table-cell>
          <table:table-cell office:value-type="float" office:value="95.341827" calcext:value-type="float">
            <text:p>95.341827</text:p>
          </table:table-cell>
          <table:table-cell/>
          <table:table-cell table:formula="of:=[.B119]/([.B$1]*([.B$1]+1))*1000000" office:value-type="float" office:value="0.999704295704296" calcext:value-type="float">
            <text:p>0.9997</text:p>
          </table:table-cell>
          <table:table-cell table:formula="of:=[.C119]/([.C$1]*([.C$1]+1))*1000000" office:value-type="float" office:value="0.494472763618191" calcext:value-type="float">
            <text:p>0.4945</text:p>
          </table:table-cell>
          <table:table-cell table:formula="of:=[.D119]/([.D$1]*([.D$1]+1))*1000000" office:value-type="float" office:value="0.329617238698212" calcext:value-type="float">
            <text:p>0.3296</text:p>
          </table:table-cell>
          <table:table-cell table:formula="of:=[.E119]/([.E$1]*([.E$1]+1))*1000000" office:value-type="float" office:value="0.417351662084479" calcext:value-type="float">
            <text:p>0.4174</text:p>
          </table:table-cell>
          <table:table-cell table:formula="of:=[.F119]/([.F$1]*([.F$1]+1))*1000000" office:value-type="float" office:value="0.335477224555089" calcext:value-type="float">
            <text:p>0.3355</text:p>
          </table:table-cell>
          <table:table-cell table:formula="of:=[.G119]/([.G$1]*([.G$1]+1))*1000000" office:value-type="float" office:value="0.244959824017598" calcext:value-type="float">
            <text:p>0.2450</text:p>
          </table:table-cell>
          <table:table-cell table:formula="of:=[.H119]/([.H$1]*([.H$1]+1))*1000000" office:value-type="float" office:value="0.238342650367482" calcext:value-type="float">
            <text:p>0.238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003792" calcext:value-type="float">
            <text:p>1.003792</text:p>
          </table:table-cell>
          <table:table-cell office:value-type="float" office:value="1.9886" calcext:value-type="float">
            <text:p>1.9886</text:p>
          </table:table-cell>
          <table:table-cell office:value-type="float" office:value="2.972688" calcext:value-type="float">
            <text:p>2.972688</text:p>
          </table:table-cell>
          <table:table-cell office:value-type="float" office:value="6.702081" calcext:value-type="float">
            <text:p>6.702081</text:p>
          </table:table-cell>
          <table:table-cell office:value-type="float" office:value="8.399616" calcext:value-type="float">
            <text:p>8.399616</text:p>
          </table:table-cell>
          <table:table-cell office:value-type="float" office:value="24.508928" calcext:value-type="float">
            <text:p>24.508928</text:p>
          </table:table-cell>
          <table:table-cell office:value-type="float" office:value="95.177475" calcext:value-type="float">
            <text:p>95.177475</text:p>
          </table:table-cell>
          <table:table-cell/>
          <table:table-cell table:formula="of:=[.B120]/([.B$1]*([.B$1]+1))*1000000" office:value-type="float" office:value="1.00278921078921" calcext:value-type="float">
            <text:p>1.0028</text:p>
          </table:table-cell>
          <table:table-cell table:formula="of:=[.C120]/([.C$1]*([.C$1]+1))*1000000" office:value-type="float" office:value="0.496901549225387" calcext:value-type="float">
            <text:p>0.4969</text:p>
          </table:table-cell>
          <table:table-cell table:formula="of:=[.D120]/([.D$1]*([.D$1]+1))*1000000" office:value-type="float" office:value="0.330188603798734" calcext:value-type="float">
            <text:p>0.3302</text:p>
          </table:table-cell>
          <table:table-cell table:formula="of:=[.E120]/([.E$1]*([.E$1]+1))*1000000" office:value-type="float" office:value="0.418775368657836" calcext:value-type="float">
            <text:p>0.4188</text:p>
          </table:table-cell>
          <table:table-cell table:formula="of:=[.F120]/([.F$1]*([.F$1]+1))*1000000" office:value-type="float" office:value="0.335917456508698" calcext:value-type="float">
            <text:p>0.3359</text:p>
          </table:table-cell>
          <table:table-cell table:formula="of:=[.G120]/([.G$1]*([.G$1]+1))*1000000" office:value-type="float" office:value="0.245064773522648" calcext:value-type="float">
            <text:p>0.2451</text:p>
          </table:table-cell>
          <table:table-cell table:formula="of:=[.H120]/([.H$1]*([.H$1]+1))*1000000" office:value-type="float" office:value="0.237931790910454" calcext:value-type="float">
            <text:p>0.237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004808" calcext:value-type="float">
            <text:p>1.004808</text:p>
          </table:table-cell>
          <table:table-cell office:value-type="float" office:value="1.987584" calcext:value-type="float">
            <text:p>1.987584</text:p>
          </table:table-cell>
          <table:table-cell office:value-type="float" office:value="2.973944" calcext:value-type="float">
            <text:p>2.973944</text:p>
          </table:table-cell>
          <table:table-cell office:value-type="float" office:value="6.68288" calcext:value-type="float">
            <text:p>6.68288</text:p>
          </table:table-cell>
          <table:table-cell office:value-type="float" office:value="8.4352" calcext:value-type="float">
            <text:p>8.4352</text:p>
          </table:table-cell>
          <table:table-cell office:value-type="float" office:value="24.50688" calcext:value-type="float">
            <text:p>24.50688</text:p>
          </table:table-cell>
          <table:table-cell office:value-type="float" office:value="95.455994" calcext:value-type="float">
            <text:p>95.455994</text:p>
          </table:table-cell>
          <table:table-cell/>
          <table:table-cell table:formula="of:=[.B121]/([.B$1]*([.B$1]+1))*1000000" office:value-type="float" office:value="1.0038041958042" calcext:value-type="float">
            <text:p>1.0038</text:p>
          </table:table-cell>
          <table:table-cell table:formula="of:=[.C121]/([.C$1]*([.C$1]+1))*1000000" office:value-type="float" office:value="0.496647676161919" calcext:value-type="float">
            <text:p>0.4966</text:p>
          </table:table-cell>
          <table:table-cell table:formula="of:=[.D121]/([.D$1]*([.D$1]+1))*1000000" office:value-type="float" office:value="0.330328112851272" calcext:value-type="float">
            <text:p>0.3303</text:p>
          </table:table-cell>
          <table:table-cell table:formula="of:=[.E121]/([.E$1]*([.E$1]+1))*1000000" office:value-type="float" office:value="0.417575606098475" calcext:value-type="float">
            <text:p>0.4176</text:p>
          </table:table-cell>
          <table:table-cell table:formula="of:=[.F121]/([.F$1]*([.F$1]+1))*1000000" office:value-type="float" office:value="0.337340531893621" calcext:value-type="float">
            <text:p>0.3373</text:p>
          </table:table-cell>
          <table:table-cell table:formula="of:=[.G121]/([.G$1]*([.G$1]+1))*1000000" office:value-type="float" office:value="0.245044295570443" calcext:value-type="float">
            <text:p>0.2450</text:p>
          </table:table-cell>
          <table:table-cell table:formula="of:=[.H121]/([.H$1]*([.H$1]+1))*1000000" office:value-type="float" office:value="0.23862805359732" calcext:value-type="float">
            <text:p>0.238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004032" calcext:value-type="float">
            <text:p>1.004032</text:p>
          </table:table-cell>
          <table:table-cell office:value-type="float" office:value="1.989384" calcext:value-type="float">
            <text:p>1.989384</text:p>
          </table:table-cell>
          <table:table-cell office:value-type="float" office:value="2.977544" calcext:value-type="float">
            <text:p>2.977544</text:p>
          </table:table-cell>
          <table:table-cell office:value-type="float" office:value="7.069696" calcext:value-type="float">
            <text:p>7.069696</text:p>
          </table:table-cell>
          <table:table-cell office:value-type="float" office:value="8.837632" calcext:value-type="float">
            <text:p>8.837632</text:p>
          </table:table-cell>
          <table:table-cell office:value-type="float" office:value="25.496832" calcext:value-type="float">
            <text:p>25.496832</text:p>
          </table:table-cell>
          <table:table-cell office:value-type="float" office:value="98.964478" calcext:value-type="float">
            <text:p>98.964478</text:p>
          </table:table-cell>
          <table:table-cell/>
          <table:table-cell table:formula="of:=[.B122]/([.B$1]*([.B$1]+1))*1000000" office:value-type="float" office:value="1.00302897102897" calcext:value-type="float">
            <text:p>1.0030</text:p>
          </table:table-cell>
          <table:table-cell table:formula="of:=[.C122]/([.C$1]*([.C$1]+1))*1000000" office:value-type="float" office:value="0.497097451274363" calcext:value-type="float">
            <text:p>0.4971</text:p>
          </table:table-cell>
          <table:table-cell table:formula="of:=[.D122]/([.D$1]*([.D$1]+1))*1000000" office:value-type="float" office:value="0.330727979562368" calcext:value-type="float">
            <text:p>0.3307</text:p>
          </table:table-cell>
          <table:table-cell table:formula="of:=[.E122]/([.E$1]*([.E$1]+1))*1000000" office:value-type="float" office:value="0.441745563609098" calcext:value-type="float">
            <text:p>0.4417</text:p>
          </table:table-cell>
          <table:table-cell table:formula="of:=[.F122]/([.F$1]*([.F$1]+1))*1000000" office:value-type="float" office:value="0.353434593081384" calcext:value-type="float">
            <text:p>0.3534</text:p>
          </table:table-cell>
          <table:table-cell table:formula="of:=[.G122]/([.G$1]*([.G$1]+1))*1000000" office:value-type="float" office:value="0.254942825717428" calcext:value-type="float">
            <text:p>0.2549</text:p>
          </table:table-cell>
          <table:table-cell table:formula="of:=[.H122]/([.H$1]*([.H$1]+1))*1000000" office:value-type="float" office:value="0.247398825058747" calcext:value-type="float">
            <text:p>0.247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005568" calcext:value-type="float">
            <text:p>1.005568</text:p>
          </table:table-cell>
          <table:table-cell office:value-type="float" office:value="1.989392" calcext:value-type="float">
            <text:p>1.989392</text:p>
          </table:table-cell>
          <table:table-cell office:value-type="float" office:value="2.977528" calcext:value-type="float">
            <text:p>2.977528</text:p>
          </table:table-cell>
          <table:table-cell office:value-type="float" office:value="7.097344" calcext:value-type="float">
            <text:p>7.097344</text:p>
          </table:table-cell>
          <table:table-cell office:value-type="float" office:value="8.874496" calcext:value-type="float">
            <text:p>8.874496</text:p>
          </table:table-cell>
          <table:table-cell office:value-type="float" office:value="25.509377" calcext:value-type="float">
            <text:p>25.509377</text:p>
          </table:table-cell>
          <table:table-cell office:value-type="float" office:value="98.97139" calcext:value-type="float">
            <text:p>98.97139</text:p>
          </table:table-cell>
          <table:table-cell/>
          <table:table-cell table:formula="of:=[.B123]/([.B$1]*([.B$1]+1))*1000000" office:value-type="float" office:value="1.00456343656344" calcext:value-type="float">
            <text:p>1.0046</text:p>
          </table:table-cell>
          <table:table-cell table:formula="of:=[.C123]/([.C$1]*([.C$1]+1))*1000000" office:value-type="float" office:value="0.497099450274863" calcext:value-type="float">
            <text:p>0.4971</text:p>
          </table:table-cell>
          <table:table-cell table:formula="of:=[.D123]/([.D$1]*([.D$1]+1))*1000000" office:value-type="float" office:value="0.330726202376985" calcext:value-type="float">
            <text:p>0.3307</text:p>
          </table:table-cell>
          <table:table-cell table:formula="of:=[.E123]/([.E$1]*([.E$1]+1))*1000000" office:value-type="float" office:value="0.443473131717071" calcext:value-type="float">
            <text:p>0.4435</text:p>
          </table:table-cell>
          <table:table-cell table:formula="of:=[.F123]/([.F$1]*([.F$1]+1))*1000000" office:value-type="float" office:value="0.354908858228354" calcext:value-type="float">
            <text:p>0.3549</text:p>
          </table:table-cell>
          <table:table-cell table:formula="of:=[.G123]/([.G$1]*([.G$1]+1))*1000000" office:value-type="float" office:value="0.255068263173683" calcext:value-type="float">
            <text:p>0.2551</text:p>
          </table:table-cell>
          <table:table-cell table:formula="of:=[.H123]/([.H$1]*([.H$1]+1))*1000000" office:value-type="float" office:value="0.24741610419479" calcext:value-type="float">
            <text:p>0.247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005328" calcext:value-type="float">
            <text:p>1.005328</text:p>
          </table:table-cell>
          <table:table-cell office:value-type="float" office:value="1.988872" calcext:value-type="float">
            <text:p>1.988872</text:p>
          </table:table-cell>
          <table:table-cell office:value-type="float" office:value="2.976024" calcext:value-type="float">
            <text:p>2.976024</text:p>
          </table:table-cell>
          <table:table-cell office:value-type="float" office:value="7.059456" calcext:value-type="float">
            <text:p>7.059456</text:p>
          </table:table-cell>
          <table:table-cell office:value-type="float" office:value="8.8064" calcext:value-type="float">
            <text:p>8.8064</text:p>
          </table:table-cell>
          <table:table-cell office:value-type="float" office:value="25.482754" calcext:value-type="float">
            <text:p>25.482754</text:p>
          </table:table-cell>
          <table:table-cell office:value-type="float" office:value="99.475456" calcext:value-type="float">
            <text:p>99.475456</text:p>
          </table:table-cell>
          <table:table-cell/>
          <table:table-cell table:formula="of:=[.B124]/([.B$1]*([.B$1]+1))*1000000" office:value-type="float" office:value="1.00432367632368" calcext:value-type="float">
            <text:p>1.0043</text:p>
          </table:table-cell>
          <table:table-cell table:formula="of:=[.C124]/([.C$1]*([.C$1]+1))*1000000" office:value-type="float" office:value="0.496969515242379" calcext:value-type="float">
            <text:p>0.4970</text:p>
          </table:table-cell>
          <table:table-cell table:formula="of:=[.D124]/([.D$1]*([.D$1]+1))*1000000" office:value-type="float" office:value="0.330559146951016" calcext:value-type="float">
            <text:p>0.3306</text:p>
          </table:table-cell>
          <table:table-cell table:formula="of:=[.E124]/([.E$1]*([.E$1]+1))*1000000" office:value-type="float" office:value="0.441105723569108" calcext:value-type="float">
            <text:p>0.4411</text:p>
          </table:table-cell>
          <table:table-cell table:formula="of:=[.F124]/([.F$1]*([.F$1]+1))*1000000" office:value-type="float" office:value="0.352185562887422" calcext:value-type="float">
            <text:p>0.3522</text:p>
          </table:table-cell>
          <table:table-cell table:formula="of:=[.G124]/([.G$1]*([.G$1]+1))*1000000" office:value-type="float" office:value="0.254802059794021" calcext:value-type="float">
            <text:p>0.2548</text:p>
          </table:table-cell>
          <table:table-cell table:formula="of:=[.H124]/([.H$1]*([.H$1]+1))*1000000" office:value-type="float" office:value="0.24867620618969" calcext:value-type="float">
            <text:p>0.248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006064" calcext:value-type="float">
            <text:p>1.006064</text:p>
          </table:table-cell>
          <table:table-cell office:value-type="float" office:value="1.99088" calcext:value-type="float">
            <text:p>1.99088</text:p>
          </table:table-cell>
          <table:table-cell office:value-type="float" office:value="2.977296" calcext:value-type="float">
            <text:p>2.977296</text:p>
          </table:table-cell>
          <table:table-cell office:value-type="float" office:value="7.065344" calcext:value-type="float">
            <text:p>7.065344</text:p>
          </table:table-cell>
          <table:table-cell office:value-type="float" office:value="8.80768" calcext:value-type="float">
            <text:p>8.80768</text:p>
          </table:table-cell>
          <table:table-cell office:value-type="float" office:value="25.567745" calcext:value-type="float">
            <text:p>25.567745</text:p>
          </table:table-cell>
          <table:table-cell office:value-type="float" office:value="98.979324" calcext:value-type="float">
            <text:p>98.979324</text:p>
          </table:table-cell>
          <table:table-cell/>
          <table:table-cell table:formula="of:=[.B125]/([.B$1]*([.B$1]+1))*1000000" office:value-type="float" office:value="1.00505894105894" calcext:value-type="float">
            <text:p>1.0051</text:p>
          </table:table-cell>
          <table:table-cell table:formula="of:=[.C125]/([.C$1]*([.C$1]+1))*1000000" office:value-type="float" office:value="0.497471264367816" calcext:value-type="float">
            <text:p>0.4975</text:p>
          </table:table-cell>
          <table:table-cell table:formula="of:=[.D125]/([.D$1]*([.D$1]+1))*1000000" office:value-type="float" office:value="0.330700433188937" calcext:value-type="float">
            <text:p>0.3307</text:p>
          </table:table-cell>
          <table:table-cell table:formula="of:=[.E125]/([.E$1]*([.E$1]+1))*1000000" office:value-type="float" office:value="0.441473631592102" calcext:value-type="float">
            <text:p>0.4415</text:p>
          </table:table-cell>
          <table:table-cell table:formula="of:=[.F125]/([.F$1]*([.F$1]+1))*1000000" office:value-type="float" office:value="0.35223675264947" calcext:value-type="float">
            <text:p>0.3522</text:p>
          </table:table-cell>
          <table:table-cell table:formula="of:=[.G125]/([.G$1]*([.G$1]+1))*1000000" office:value-type="float" office:value="0.255651884811519" calcext:value-type="float">
            <text:p>0.2557</text:p>
          </table:table-cell>
          <table:table-cell table:formula="of:=[.H125]/([.H$1]*([.H$1]+1))*1000000" office:value-type="float" office:value="0.24743593820309" calcext:value-type="float">
            <text:p>0.24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06064" calcext:value-type="float">
            <text:p>1.006064</text:p>
          </table:table-cell>
          <table:table-cell office:value-type="float" office:value="1.991424" calcext:value-type="float">
            <text:p>1.991424</text:p>
          </table:table-cell>
          <table:table-cell office:value-type="float" office:value="2.978072" calcext:value-type="float">
            <text:p>2.978072</text:p>
          </table:table-cell>
          <table:table-cell office:value-type="float" office:value="3.58144" calcext:value-type="float">
            <text:p>3.58144</text:p>
          </table:table-cell>
          <table:table-cell office:value-type="float" office:value="8.732672" calcext:value-type="float">
            <text:p>8.732672</text:p>
          </table:table-cell>
          <table:table-cell office:value-type="float" office:value="25.537025" calcext:value-type="float">
            <text:p>25.537025</text:p>
          </table:table-cell>
          <table:table-cell office:value-type="float" office:value="84.699905" calcext:value-type="float">
            <text:p>84.699905</text:p>
          </table:table-cell>
          <table:table-cell/>
          <table:table-cell table:formula="of:=[.B126]/([.B$1]*([.B$1]+1))*1000000" office:value-type="float" office:value="1.00505894105894" calcext:value-type="float">
            <text:p>1.0051</text:p>
          </table:table-cell>
          <table:table-cell table:formula="of:=[.C126]/([.C$1]*([.C$1]+1))*1000000" office:value-type="float" office:value="0.497607196401799" calcext:value-type="float">
            <text:p>0.4976</text:p>
          </table:table-cell>
          <table:table-cell table:formula="of:=[.D126]/([.D$1]*([.D$1]+1))*1000000" office:value-type="float" office:value="0.330786626679996" calcext:value-type="float">
            <text:p>0.3308</text:p>
          </table:table-cell>
          <table:table-cell table:formula="of:=[.E126]/([.E$1]*([.E$1]+1))*1000000" office:value-type="float" office:value="0.223784053986503" calcext:value-type="float">
            <text:p>0.2238</text:p>
          </table:table-cell>
          <table:table-cell table:formula="of:=[.F126]/([.F$1]*([.F$1]+1))*1000000" office:value-type="float" office:value="0.349237032593481" calcext:value-type="float">
            <text:p>0.3492</text:p>
          </table:table-cell>
          <table:table-cell table:formula="of:=[.G126]/([.G$1]*([.G$1]+1))*1000000" office:value-type="float" office:value="0.255344715528447" calcext:value-type="float">
            <text:p>0.2553</text:p>
          </table:table-cell>
          <table:table-cell table:formula="of:=[.H126]/([.H$1]*([.H$1]+1))*1000000" office:value-type="float" office:value="0.211739175541223" calcext:value-type="float">
            <text:p>0.211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007128" calcext:value-type="float">
            <text:p>1.007128</text:p>
          </table:table-cell>
          <table:table-cell office:value-type="float" office:value="1.989888" calcext:value-type="float">
            <text:p>1.989888</text:p>
          </table:table-cell>
          <table:table-cell office:value-type="float" office:value="2.978312" calcext:value-type="float">
            <text:p>2.978312</text:p>
          </table:table-cell>
          <table:table-cell office:value-type="float" office:value="3.583488" calcext:value-type="float">
            <text:p>3.583488</text:p>
          </table:table-cell>
          <table:table-cell office:value-type="float" office:value="8.730624" calcext:value-type="float">
            <text:p>8.730624</text:p>
          </table:table-cell>
          <table:table-cell office:value-type="float" office:value="25.541887" calcext:value-type="float">
            <text:p>25.541887</text:p>
          </table:table-cell>
          <table:table-cell office:value-type="float" office:value="84.51635" calcext:value-type="float">
            <text:p>84.51635</text:p>
          </table:table-cell>
          <table:table-cell/>
          <table:table-cell table:formula="of:=[.B127]/([.B$1]*([.B$1]+1))*1000000" office:value-type="float" office:value="1.00612187812188" calcext:value-type="float">
            <text:p>1.0061</text:p>
          </table:table-cell>
          <table:table-cell table:formula="of:=[.C127]/([.C$1]*([.C$1]+1))*1000000" office:value-type="float" office:value="0.497223388305847" calcext:value-type="float">
            <text:p>0.4972</text:p>
          </table:table-cell>
          <table:table-cell table:formula="of:=[.D127]/([.D$1]*([.D$1]+1))*1000000" office:value-type="float" office:value="0.330813284460735" calcext:value-type="float">
            <text:p>0.3308</text:p>
          </table:table-cell>
          <table:table-cell table:formula="of:=[.E127]/([.E$1]*([.E$1]+1))*1000000" office:value-type="float" office:value="0.223912021994501" calcext:value-type="float">
            <text:p>0.2239</text:p>
          </table:table-cell>
          <table:table-cell table:formula="of:=[.F127]/([.F$1]*([.F$1]+1))*1000000" office:value-type="float" office:value="0.349155128974205" calcext:value-type="float">
            <text:p>0.3492</text:p>
          </table:table-cell>
          <table:table-cell table:formula="of:=[.G127]/([.G$1]*([.G$1]+1))*1000000" office:value-type="float" office:value="0.255393330666933" calcext:value-type="float">
            <text:p>0.2554</text:p>
          </table:table-cell>
          <table:table-cell table:formula="of:=[.H127]/([.H$1]*([.H$1]+1))*1000000" office:value-type="float" office:value="0.211280310984451" calcext:value-type="float">
            <text:p>0.211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.005304" calcext:value-type="float">
            <text:p>1.005304</text:p>
          </table:table-cell>
          <table:table-cell office:value-type="float" office:value="1.99272" calcext:value-type="float">
            <text:p>1.99272</text:p>
          </table:table-cell>
          <table:table-cell office:value-type="float" office:value="2.977272" calcext:value-type="float">
            <text:p>2.977272</text:p>
          </table:table-cell>
          <table:table-cell office:value-type="float" office:value="3.582208" calcext:value-type="float">
            <text:p>3.582208</text:p>
          </table:table-cell>
          <table:table-cell office:value-type="float" office:value="8.729344" calcext:value-type="float">
            <text:p>8.729344</text:p>
          </table:table-cell>
          <table:table-cell office:value-type="float" office:value="25.549057" calcext:value-type="float">
            <text:p>25.549057</text:p>
          </table:table-cell>
          <table:table-cell office:value-type="float" office:value="84.514046" calcext:value-type="float">
            <text:p>84.514046</text:p>
          </table:table-cell>
          <table:table-cell/>
          <table:table-cell table:formula="of:=[.B128]/([.B$1]*([.B$1]+1))*1000000" office:value-type="float" office:value="1.0042997002997" calcext:value-type="float">
            <text:p>1.0043</text:p>
          </table:table-cell>
          <table:table-cell table:formula="of:=[.C128]/([.C$1]*([.C$1]+1))*1000000" office:value-type="float" office:value="0.497931034482759" calcext:value-type="float">
            <text:p>0.4979</text:p>
          </table:table-cell>
          <table:table-cell table:formula="of:=[.D128]/([.D$1]*([.D$1]+1))*1000000" office:value-type="float" office:value="0.330697767410863" calcext:value-type="float">
            <text:p>0.3307</text:p>
          </table:table-cell>
          <table:table-cell table:formula="of:=[.E128]/([.E$1]*([.E$1]+1))*1000000" office:value-type="float" office:value="0.223832041989503" calcext:value-type="float">
            <text:p>0.2238</text:p>
          </table:table-cell>
          <table:table-cell table:formula="of:=[.F128]/([.F$1]*([.F$1]+1))*1000000" office:value-type="float" office:value="0.349103939212158" calcext:value-type="float">
            <text:p>0.3491</text:p>
          </table:table-cell>
          <table:table-cell table:formula="of:=[.G128]/([.G$1]*([.G$1]+1))*1000000" office:value-type="float" office:value="0.25546502349765" calcext:value-type="float">
            <text:p>0.2555</text:p>
          </table:table-cell>
          <table:table-cell table:formula="of:=[.H128]/([.H$1]*([.H$1]+1))*1000000" office:value-type="float" office:value="0.211274551272436" calcext:value-type="float">
            <text:p>0.21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07112" calcext:value-type="float">
            <text:p>1.007112</text:p>
          </table:table-cell>
          <table:table-cell office:value-type="float" office:value="1.99268" calcext:value-type="float">
            <text:p>1.99268</text:p>
          </table:table-cell>
          <table:table-cell office:value-type="float" office:value="2.980112" calcext:value-type="float">
            <text:p>2.980112</text:p>
          </table:table-cell>
          <table:table-cell office:value-type="float" office:value="3.582208" calcext:value-type="float">
            <text:p>3.582208</text:p>
          </table:table-cell>
          <table:table-cell office:value-type="float" office:value="8.724736" calcext:value-type="float">
            <text:p>8.724736</text:p>
          </table:table-cell>
          <table:table-cell office:value-type="float" office:value="25.5424" calcext:value-type="float">
            <text:p>25.5424</text:p>
          </table:table-cell>
          <table:table-cell office:value-type="float" office:value="84.707848" calcext:value-type="float">
            <text:p>84.707848</text:p>
          </table:table-cell>
          <table:table-cell/>
          <table:table-cell table:formula="of:=[.B129]/([.B$1]*([.B$1]+1))*1000000" office:value-type="float" office:value="1.00610589410589" calcext:value-type="float">
            <text:p>1.0061</text:p>
          </table:table-cell>
          <table:table-cell table:formula="of:=[.C129]/([.C$1]*([.C$1]+1))*1000000" office:value-type="float" office:value="0.49792103948026" calcext:value-type="float">
            <text:p>0.4979</text:p>
          </table:table-cell>
          <table:table-cell table:formula="of:=[.D129]/([.D$1]*([.D$1]+1))*1000000" office:value-type="float" office:value="0.331013217816283" calcext:value-type="float">
            <text:p>0.3310</text:p>
          </table:table-cell>
          <table:table-cell table:formula="of:=[.E129]/([.E$1]*([.E$1]+1))*1000000" office:value-type="float" office:value="0.223832041989503" calcext:value-type="float">
            <text:p>0.2238</text:p>
          </table:table-cell>
          <table:table-cell table:formula="of:=[.F129]/([.F$1]*([.F$1]+1))*1000000" office:value-type="float" office:value="0.348919656068786" calcext:value-type="float">
            <text:p>0.3489</text:p>
          </table:table-cell>
          <table:table-cell table:formula="of:=[.G129]/([.G$1]*([.G$1]+1))*1000000" office:value-type="float" office:value="0.255398460153985" calcext:value-type="float">
            <text:p>0.2554</text:p>
          </table:table-cell>
          <table:table-cell table:formula="of:=[.H129]/([.H$1]*([.H$1]+1))*1000000" office:value-type="float" office:value="0.211759032048398" calcext:value-type="float">
            <text:p>0.2118</text:p>
          </table:table-cell>
        </table:table-row>
      </table:table>
      <table:table table:name="data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updateF time</text:p>
          </table:table-cell>
          <table:table-cell office:value-type="string" calcext:value-type="string">
            <text:p>upda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0.969456" calcext:value-type="float">
            <text:p>0.969456</text:p>
          </table:table-cell>
          <table:table-cell office:value-type="float" office:value="0.007952" calcext:value-type="float">
            <text:p>0.007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0.727544" calcext:value-type="float">
            <text:p>0.727544</text:p>
          </table:table-cell>
          <table:table-cell office:value-type="float" office:value="0.008208" calcext:value-type="float">
            <text:p>0.0082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0.725496" calcext:value-type="float">
            <text:p>0.725496</text:p>
          </table:table-cell>
          <table:table-cell office:value-type="float" office:value="0.008456" calcext:value-type="float">
            <text:p>0.0084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712208" calcext:value-type="float">
            <text:p>0.712208</text:p>
          </table:table-cell>
          <table:table-cell office:value-type="float" office:value="0.008176" calcext:value-type="float">
            <text:p>0.0081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.73804" calcext:value-type="float">
            <text:p>0.73804</text:p>
          </table:table-cell>
          <table:table-cell office:value-type="float" office:value="0.008184" calcext:value-type="float">
            <text:p>0.0081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0.725232" calcext:value-type="float">
            <text:p>0.725232</text:p>
          </table:table-cell>
          <table:table-cell office:value-type="float" office:value="0.008704" calcext:value-type="float">
            <text:p>0.008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0.724216" calcext:value-type="float">
            <text:p>0.724216</text:p>
          </table:table-cell>
          <table:table-cell office:value-type="float" office:value="0.008696" calcext:value-type="float">
            <text:p>0.0086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12696" calcext:value-type="float">
            <text:p>0.712696</text:p>
          </table:table-cell>
          <table:table-cell office:value-type="float" office:value="0.008208" calcext:value-type="float">
            <text:p>0.0082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0.727296" calcext:value-type="float">
            <text:p>0.727296</text:p>
          </table:table-cell>
          <table:table-cell office:value-type="float" office:value="0.008448" calcext:value-type="float">
            <text:p>0.0084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.727032" calcext:value-type="float">
            <text:p>0.727032</text:p>
          </table:table-cell>
          <table:table-cell office:value-type="float" office:value="0.008712" calcext:value-type="float">
            <text:p>0.0087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0.72552" calcext:value-type="float">
            <text:p>0.72552</text:p>
          </table:table-cell>
          <table:table-cell office:value-type="float" office:value="0.008432" calcext:value-type="float">
            <text:p>0.0084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0.725008" calcext:value-type="float">
            <text:p>0.725008</text:p>
          </table:table-cell>
          <table:table-cell office:value-type="float" office:value="0.008168" calcext:value-type="float">
            <text:p>0.008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.725752" calcext:value-type="float">
            <text:p>0.725752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0.725744" calcext:value-type="float">
            <text:p>0.725744</text:p>
          </table:table-cell>
          <table:table-cell office:value-type="float" office:value="0.00844" calcext:value-type="float">
            <text:p>0.008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0.725488" calcext:value-type="float">
            <text:p>0.725488</text:p>
          </table:table-cell>
          <table:table-cell office:value-type="float" office:value="0.00872" calcext:value-type="float">
            <text:p>0.008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13472" calcext:value-type="float">
            <text:p>0.713472</text:p>
          </table:table-cell>
          <table:table-cell office:value-type="float" office:value="0.008184" calcext:value-type="float">
            <text:p>0.0081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0.726776" calcext:value-type="float">
            <text:p>0.726776</text:p>
          </table:table-cell>
          <table:table-cell office:value-type="float" office:value="0.008696" calcext:value-type="float">
            <text:p>0.0086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0.726528" calcext:value-type="float">
            <text:p>0.726528</text:p>
          </table:table-cell>
          <table:table-cell office:value-type="float" office:value="0.008176" calcext:value-type="float">
            <text:p>0.0081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0.725512" calcext:value-type="float">
            <text:p>0.725512</text:p>
          </table:table-cell>
          <table:table-cell office:value-type="float" office:value="0.008432" calcext:value-type="float">
            <text:p>0.0084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0.726752" calcext:value-type="float">
            <text:p>0.726752</text:p>
          </table:table-cell>
          <table:table-cell office:value-type="float" office:value="0.008232" calcext:value-type="float">
            <text:p>0.0082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0.00872" calcext:value-type="float">
            <text:p>0.008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0.72628" calcext:value-type="float">
            <text:p>0.72628</text:p>
          </table:table-cell>
          <table:table-cell office:value-type="float" office:value="0.008712" calcext:value-type="float">
            <text:p>0.0087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0.724968" calcext:value-type="float">
            <text:p>0.724968</text:p>
          </table:table-cell>
          <table:table-cell office:value-type="float" office:value="0.008952" calcext:value-type="float">
            <text:p>0.008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0.724224" calcext:value-type="float">
            <text:p>0.724224</text:p>
          </table:table-cell>
          <table:table-cell office:value-type="float" office:value="0.009488" calcext:value-type="float">
            <text:p>0.009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738552" calcext:value-type="float">
            <text:p>0.738552</text:p>
          </table:table-cell>
          <table:table-cell office:value-type="float" office:value="0.009736" calcext:value-type="float">
            <text:p>0.009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0.738584" calcext:value-type="float">
            <text:p>0.738584</text:p>
          </table:table-cell>
          <table:table-cell office:value-type="float" office:value="0.009448" calcext:value-type="float">
            <text:p>0.0094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0.738048" calcext:value-type="float">
            <text:p>0.738048</text:p>
          </table:table-cell>
          <table:table-cell office:value-type="float" office:value="0.008968" calcext:value-type="float">
            <text:p>0.008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0.738576" calcext:value-type="float">
            <text:p>0.738576</text:p>
          </table:table-cell>
          <table:table-cell office:value-type="float" office:value="0.00896" calcext:value-type="float">
            <text:p>0.008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0.009472" calcext:value-type="float">
            <text:p>0.0094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0.739096" calcext:value-type="float">
            <text:p>0.739096</text:p>
          </table:table-cell>
          <table:table-cell office:value-type="float" office:value="0.009456" calcext:value-type="float">
            <text:p>0.0094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0.739328" calcext:value-type="float">
            <text:p>0.739328</text:p>
          </table:table-cell>
          <table:table-cell office:value-type="float" office:value="0.009992" calcext:value-type="float">
            <text:p>0.009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.713456" calcext:value-type="float">
            <text:p>0.713456</text:p>
          </table:table-cell>
          <table:table-cell office:value-type="float" office:value="0.008464" calcext:value-type="float">
            <text:p>0.0084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0.72704" calcext:value-type="float">
            <text:p>0.72704</text:p>
          </table:table-cell>
          <table:table-cell office:value-type="float" office:value="0.008424" calcext:value-type="float">
            <text:p>0.0084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0.726544" calcext:value-type="float">
            <text:p>0.726544</text:p>
          </table:table-cell>
          <table:table-cell office:value-type="float" office:value="0.008448" calcext:value-type="float">
            <text:p>0.0084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0.72552" calcext:value-type="float">
            <text:p>0.72552</text:p>
          </table:table-cell>
          <table:table-cell office:value-type="float" office:value="0.008432" calcext:value-type="float">
            <text:p>0.0084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0.725248" calcext:value-type="float">
            <text:p>0.725248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0.726784" calcext:value-type="float">
            <text:p>0.726784</text:p>
          </table:table-cell>
          <table:table-cell office:value-type="float" office:value="0.008696" calcext:value-type="float">
            <text:p>0.0086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0.72652" calcext:value-type="float">
            <text:p>0.72652</text:p>
          </table:table-cell>
          <table:table-cell office:value-type="float" office:value="0.008184" calcext:value-type="float">
            <text:p>0.0081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0.726032" calcext:value-type="float">
            <text:p>0.726032</text:p>
          </table:table-cell>
          <table:table-cell office:value-type="float" office:value="0.008448" calcext:value-type="float">
            <text:p>0.0084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0.726008" calcext:value-type="float">
            <text:p>0.726008</text:p>
          </table:table-cell>
          <table:table-cell office:value-type="float" office:value="0.008952" calcext:value-type="float">
            <text:p>0.008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0.72628" calcext:value-type="float">
            <text:p>0.72628</text:p>
          </table:table-cell>
          <table:table-cell office:value-type="float" office:value="0.00896" calcext:value-type="float">
            <text:p>0.008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0.726528" calcext:value-type="float">
            <text:p>0.726528</text:p>
          </table:table-cell>
          <table:table-cell office:value-type="float" office:value="0.009208" calcext:value-type="float">
            <text:p>0.0092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0.726008" calcext:value-type="float">
            <text:p>0.726008</text:p>
          </table:table-cell>
          <table:table-cell office:value-type="float" office:value="0.00872" calcext:value-type="float">
            <text:p>0.008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0.725784" calcext:value-type="float">
            <text:p>0.725784</text:p>
          </table:table-cell>
          <table:table-cell office:value-type="float" office:value="0.008944" calcext:value-type="float">
            <text:p>0.0089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0.726264" calcext:value-type="float">
            <text:p>0.726264</text:p>
          </table:table-cell>
          <table:table-cell office:value-type="float" office:value="0.009216" calcext:value-type="float">
            <text:p>0.0092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0.726256" calcext:value-type="float">
            <text:p>0.726256</text:p>
          </table:table-cell>
          <table:table-cell office:value-type="float" office:value="0.009224" calcext:value-type="float">
            <text:p>0.009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0.009712" calcext:value-type="float">
            <text:p>0.0097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726256" calcext:value-type="float">
            <text:p>0.726256</text:p>
          </table:table-cell>
          <table:table-cell office:value-type="float" office:value="0.00896" calcext:value-type="float">
            <text:p>0.008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office:value-type="float" office:value="0.739048" calcext:value-type="float">
            <text:p>0.739048</text:p>
          </table:table-cell>
          <table:table-cell office:value-type="float" office:value="0.008952" calcext:value-type="float">
            <text:p>0.008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738328" calcext:value-type="float">
            <text:p>0.738328</text:p>
          </table:table-cell>
          <table:table-cell office:value-type="float" office:value="0.00948" calcext:value-type="float">
            <text:p>0.00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0.738312" calcext:value-type="float">
            <text:p>0.738312</text:p>
          </table:table-cell>
          <table:table-cell office:value-type="float" office:value="0.010224" calcext:value-type="float">
            <text:p>0.01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0.009976" calcext:value-type="float">
            <text:p>0.009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.73984" calcext:value-type="float">
            <text:p>0.73984</text:p>
          </table:table-cell>
          <table:table-cell office:value-type="float" office:value="0.009208" calcext:value-type="float">
            <text:p>0.0092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0.739056" calcext:value-type="float">
            <text:p>0.739056</text:p>
          </table:table-cell>
          <table:table-cell office:value-type="float" office:value="0.00948" calcext:value-type="float">
            <text:p>0.00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738584" calcext:value-type="float">
            <text:p>0.738584</text:p>
          </table:table-cell>
          <table:table-cell office:value-type="float" office:value="0.009728" calcext:value-type="float">
            <text:p>0.0097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office:value-type="float" office:value="0.739344" calcext:value-type="float">
            <text:p>0.739344</text:p>
          </table:table-cell>
          <table:table-cell office:value-type="float" office:value="0.009464" calcext:value-type="float">
            <text:p>0.0094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0.739584" calcext:value-type="float">
            <text:p>0.739584</text:p>
          </table:table-cell>
          <table:table-cell office:value-type="float" office:value="0.009736" calcext:value-type="float">
            <text:p>0.009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0.738536" calcext:value-type="float">
            <text:p>0.738536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office:value-type="float" office:value="0.739592" calcext:value-type="float">
            <text:p>0.739592</text:p>
          </table:table-cell>
          <table:table-cell office:value-type="float" office:value="0.009976" calcext:value-type="float">
            <text:p>0.009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0.739328" calcext:value-type="float">
            <text:p>0.739328</text:p>
          </table:table-cell>
          <table:table-cell office:value-type="float" office:value="0.009968" calcext:value-type="float">
            <text:p>0.009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0.739592" calcext:value-type="float">
            <text:p>0.739592</text:p>
          </table:table-cell>
          <table:table-cell office:value-type="float" office:value="0.009976" calcext:value-type="float">
            <text:p>0.009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0.010224" calcext:value-type="float">
            <text:p>0.01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0.73856" calcext:value-type="float">
            <text:p>0.73856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.738824" calcext:value-type="float">
            <text:p>0.738824</text:p>
          </table:table-cell>
          <table:table-cell office:value-type="float" office:value="0.010224" calcext:value-type="float">
            <text:p>0.01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0.761096" calcext:value-type="float">
            <text:p>0.761096</text:p>
          </table:table-cell>
          <table:table-cell office:value-type="float" office:value="0.009472" calcext:value-type="float">
            <text:p>0.0094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28" calcext:value-type="float">
            <text:p>528</text:p>
          </table:table-cell>
          <table:table-cell office:value-type="float" office:value="0.760592" calcext:value-type="float">
            <text:p>0.760592</text:p>
          </table:table-cell>
          <table:table-cell office:value-type="float" office:value="0.009736" calcext:value-type="float">
            <text:p>0.009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0.758264" calcext:value-type="float">
            <text:p>0.758264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0.758264" calcext:value-type="float">
            <text:p>0.758264</text:p>
          </table:table-cell>
          <table:table-cell office:value-type="float" office:value="0.009968" calcext:value-type="float">
            <text:p>0.009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0.761608" calcext:value-type="float">
            <text:p>0.761608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10224" calcext:value-type="float">
            <text:p>0.01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0.758528" calcext:value-type="float">
            <text:p>0.758528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76" calcext:value-type="float">
            <text:p>576</text:p>
          </table:table-cell>
          <table:table-cell office:value-type="float" office:value="0.759288" calcext:value-type="float">
            <text:p>0.759288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  <table:table-cell office:value-type="float" office:value="0.760048" calcext:value-type="float">
            <text:p>0.760048</text:p>
          </table:table-cell>
          <table:table-cell office:value-type="float" office:value="0.010488" calcext:value-type="float">
            <text:p>0.010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  <table:table-cell office:value-type="float" office:value="0.76032" calcext:value-type="float">
            <text:p>0.76032</text:p>
          </table:table-cell>
          <table:table-cell office:value-type="float" office:value="0.010216" calcext:value-type="float">
            <text:p>0.0102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759048" calcext:value-type="float">
            <text:p>0.759048</text:p>
          </table:table-cell>
          <table:table-cell office:value-type="float" office:value="0.010488" calcext:value-type="float">
            <text:p>0.010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0.759296" calcext:value-type="float">
            <text:p>0.759296</text:p>
          </table:table-cell>
          <table:table-cell office:value-type="float" office:value="0.010752" calcext:value-type="float">
            <text:p>0.0107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  <table:table-cell office:value-type="float" office:value="0.762104" calcext:value-type="float">
            <text:p>0.762104</text:p>
          </table:table-cell>
          <table:table-cell office:value-type="float" office:value="0.010528" calcext:value-type="float">
            <text:p>0.010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24" calcext:value-type="float">
            <text:p>624</text:p>
          </table:table-cell>
          <table:table-cell office:value-type="float" office:value="0.760544" calcext:value-type="float">
            <text:p>0.760544</text:p>
          </table:table-cell>
          <table:table-cell office:value-type="float" office:value="0.011032" calcext:value-type="float">
            <text:p>0.0110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.759032" calcext:value-type="float">
            <text:p>0.759032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0.759808" calcext:value-type="float">
            <text:p>0.759808</text:p>
          </table:table-cell>
          <table:table-cell office:value-type="float" office:value="0.010736" calcext:value-type="float">
            <text:p>0.010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0.813312" calcext:value-type="float">
            <text:p>0.8133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56" calcext:value-type="float">
            <text:p>656</text:p>
          </table:table-cell>
          <table:table-cell office:value-type="float" office:value="0.812312" calcext:value-type="float">
            <text:p>0.812312</text:p>
          </table:table-cell>
          <table:table-cell office:value-type="float" office:value="0.010736" calcext:value-type="float">
            <text:p>0.010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64" calcext:value-type="float">
            <text:p>664</text:p>
          </table:table-cell>
          <table:table-cell office:value-type="float" office:value="0.812304" calcext:value-type="float">
            <text:p>0.812304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float" office:value="0.812288" calcext:value-type="float">
            <text:p>0.812288</text:p>
          </table:table-cell>
          <table:table-cell office:value-type="float" office:value="0.010488" calcext:value-type="float">
            <text:p>0.010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0.813064" calcext:value-type="float">
            <text:p>0.813064</text:p>
          </table:table-cell>
          <table:table-cell office:value-type="float" office:value="0.011008" calcext:value-type="float">
            <text:p>0.011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0.814336" calcext:value-type="float">
            <text:p>0.814336</text:p>
          </table:table-cell>
          <table:table-cell office:value-type="float" office:value="0.010992" calcext:value-type="float">
            <text:p>0.010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0.813304" calcext:value-type="float">
            <text:p>0.813304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office:value-type="float" office:value="0.814576" calcext:value-type="float">
            <text:p>0.814576</text:p>
          </table:table-cell>
          <table:table-cell office:value-type="float" office:value="0.010784" calcext:value-type="float">
            <text:p>0.0107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0.814352" calcext:value-type="float">
            <text:p>0.814352</text:p>
          </table:table-cell>
          <table:table-cell office:value-type="float" office:value="0.010992" calcext:value-type="float">
            <text:p>0.010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float" office:value="0.815104" calcext:value-type="float">
            <text:p>0.815104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28" calcext:value-type="float">
            <text:p>728</text:p>
          </table:table-cell>
          <table:table-cell office:value-type="float" office:value="0.813824" calcext:value-type="float">
            <text:p>0.813824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36" calcext:value-type="float">
            <text:p>736</text:p>
          </table:table-cell>
          <table:table-cell office:value-type="float" office:value="0.814328" calcext:value-type="float">
            <text:p>0.81432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815096" calcext:value-type="float">
            <text:p>0.815096</text:p>
          </table:table-cell>
          <table:table-cell office:value-type="float" office:value="0.011528" calcext:value-type="float">
            <text:p>0.011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52" calcext:value-type="float">
            <text:p>752</text:p>
          </table:table-cell>
          <table:table-cell office:value-type="float" office:value="0.81536" calcext:value-type="float">
            <text:p>0.81536</text:p>
          </table:table-cell>
          <table:table-cell office:value-type="float" office:value="0.011536" calcext:value-type="float">
            <text:p>0.0115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0.815608" calcext:value-type="float">
            <text:p>0.815608</text:p>
          </table:table-cell>
          <table:table-cell office:value-type="float" office:value="0.011504" calcext:value-type="float">
            <text:p>0.0115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0.81484" calcext:value-type="float">
            <text:p>0.81484</text:p>
          </table:table-cell>
          <table:table-cell office:value-type="float" office:value="0.011536" calcext:value-type="float">
            <text:p>0.0115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76" calcext:value-type="float">
            <text:p>776</text:p>
          </table:table-cell>
          <table:table-cell office:value-type="float" office:value="0.890088" calcext:value-type="float">
            <text:p>0.890088</text:p>
          </table:table-cell>
          <table:table-cell office:value-type="float" office:value="0.011528" calcext:value-type="float">
            <text:p>0.011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84" calcext:value-type="float">
            <text:p>784</text:p>
          </table:table-cell>
          <table:table-cell office:value-type="float" office:value="0.889344" calcext:value-type="float">
            <text:p>0.889344</text:p>
          </table:table-cell>
          <table:table-cell office:value-type="float" office:value="0.011528" calcext:value-type="float">
            <text:p>0.011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0.892424" calcext:value-type="float">
            <text:p>0.892424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893952" calcext:value-type="float">
            <text:p>0.893952</text:p>
          </table:table-cell>
          <table:table-cell office:value-type="float" office:value="0.012032" calcext:value-type="float">
            <text:p>0.0120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08" calcext:value-type="float">
            <text:p>808</text:p>
          </table:table-cell>
          <table:table-cell office:value-type="float" office:value="0.893456" calcext:value-type="float">
            <text:p>0.893456</text:p>
          </table:table-cell>
          <table:table-cell office:value-type="float" office:value="0.011776" calcext:value-type="float">
            <text:p>0.011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16" calcext:value-type="float">
            <text:p>816</text:p>
          </table:table-cell>
          <table:table-cell office:value-type="float" office:value="0.894224" calcext:value-type="float">
            <text:p>0.894224</text:p>
          </table:table-cell>
          <table:table-cell office:value-type="float" office:value="0.012008" calcext:value-type="float">
            <text:p>0.012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24" calcext:value-type="float">
            <text:p>824</text:p>
          </table:table-cell>
          <table:table-cell office:value-type="float" office:value="0.895504" calcext:value-type="float">
            <text:p>0.895504</text:p>
          </table:table-cell>
          <table:table-cell office:value-type="float" office:value="0.012536" calcext:value-type="float">
            <text:p>0.0125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office:value-type="float" office:value="0.894728" calcext:value-type="float">
            <text:p>0.894728</text:p>
          </table:table-cell>
          <table:table-cell office:value-type="float" office:value="0.012024" calcext:value-type="float">
            <text:p>0.0120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0.895488" calcext:value-type="float">
            <text:p>0.895488</text:p>
          </table:table-cell>
          <table:table-cell office:value-type="float" office:value="0.012272" calcext:value-type="float">
            <text:p>0.0122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48" calcext:value-type="float">
            <text:p>848</text:p>
          </table:table-cell>
          <table:table-cell office:value-type="float" office:value="0.89524" calcext:value-type="float">
            <text:p>0.89524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56" calcext:value-type="float">
            <text:p>856</text:p>
          </table:table-cell>
          <table:table-cell office:value-type="float" office:value="0.895216" calcext:value-type="float">
            <text:p>0.895216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office:value-type="float" office:value="0.896024" calcext:value-type="float">
            <text:p>0.896024</text:p>
          </table:table-cell>
          <table:table-cell office:value-type="float" office:value="0.011776" calcext:value-type="float">
            <text:p>0.011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72" calcext:value-type="float">
            <text:p>872</text:p>
          </table:table-cell>
          <table:table-cell office:value-type="float" office:value="0.897552" calcext:value-type="float">
            <text:p>0.897552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0.897544" calcext:value-type="float">
            <text:p>0.897544</text:p>
          </table:table-cell>
          <table:table-cell office:value-type="float" office:value="0.012272" calcext:value-type="float">
            <text:p>0.0122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office:value-type="float" office:value="0.896528" calcext:value-type="float">
            <text:p>0.896528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96" calcext:value-type="float">
            <text:p>896</text:p>
          </table:table-cell>
          <table:table-cell office:value-type="float" office:value="0.897552" calcext:value-type="float">
            <text:p>0.897552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0.987144" calcext:value-type="float">
            <text:p>0.987144</text:p>
          </table:table-cell>
          <table:table-cell office:value-type="float" office:value="0.012776" calcext:value-type="float">
            <text:p>0.012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12" calcext:value-type="float">
            <text:p>91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20" calcext:value-type="float">
            <text:p>920</text:p>
          </table:table-cell>
          <table:table-cell office:value-type="float" office:value="1.000696" calcext:value-type="float">
            <text:p>1.000696</text:p>
          </table:table-cell>
          <table:table-cell office:value-type="float" office:value="0.013064" calcext:value-type="float">
            <text:p>0.0130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28" calcext:value-type="float">
            <text:p>928</text:p>
          </table:table-cell>
          <table:table-cell office:value-type="float" office:value="1.002232" calcext:value-type="float">
            <text:p>1.002232</text:p>
          </table:table-cell>
          <table:table-cell office:value-type="float" office:value="0.012056" calcext:value-type="float">
            <text:p>0.0120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36" calcext:value-type="float">
            <text:p>936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0.013048" calcext:value-type="float">
            <text:p>0.0130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44" calcext:value-type="float">
            <text:p>944</text:p>
          </table:table-cell>
          <table:table-cell office:value-type="float" office:value="1.000704" calcext:value-type="float">
            <text:p>1.00070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52" calcext:value-type="float">
            <text:p>952</text:p>
          </table:table-cell>
          <table:table-cell office:value-type="float" office:value="1.003792" calcext:value-type="float">
            <text:p>1.003792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60" calcext:value-type="float">
            <text:p>960</text:p>
          </table:table-cell>
          <table:table-cell office:value-type="float" office:value="1.004808" calcext:value-type="float">
            <text:p>1.004808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office:value-type="float" office:value="1.004032" calcext:value-type="float">
            <text:p>1.004032</text:p>
          </table:table-cell>
          <table:table-cell office:value-type="float" office:value="0.013048" calcext:value-type="float">
            <text:p>0.0130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1.005568" calcext:value-type="float">
            <text:p>1.005568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1.005328" calcext:value-type="float">
            <text:p>1.005328</text:p>
          </table:table-cell>
          <table:table-cell office:value-type="float" office:value="0.013032" calcext:value-type="float">
            <text:p>0.0130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92" calcext:value-type="float">
            <text:p>992</text:p>
          </table:table-cell>
          <table:table-cell office:value-type="float" office:value="1.006064" calcext:value-type="float">
            <text:p>1.006064</text:p>
          </table:table-cell>
          <table:table-cell office:value-type="float" office:value="0.013064" calcext:value-type="float">
            <text:p>0.0130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.006064" calcext:value-type="float">
            <text:p>1.006064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.007128" calcext:value-type="float">
            <text:p>1.007128</text:p>
          </table:table-cell>
          <table:table-cell office:value-type="float" office:value="0.013296" calcext:value-type="float">
            <text:p>0.013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float" office:value="1.005304" calcext:value-type="float">
            <text:p>1.00530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.007112" calcext:value-type="float">
            <text:p>1.007112</text:p>
          </table:table-cell>
          <table:table-cell office:value-type="float" office:value="0.01332" calcext:value-type="float">
            <text:p>0.013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3.848704" calcext:value-type="float">
            <text:p>3.8487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1.926136" calcext:value-type="float">
            <text:p>1.926136</text:p>
          </table:table-cell>
          <table:table-cell office:value-type="float" office:value="0.009472" calcext:value-type="float">
            <text:p>0.0094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.610776" calcext:value-type="float">
            <text:p>1.610776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.464328" calcext:value-type="float">
            <text:p>1.464328</text:p>
          </table:table-cell>
          <table:table-cell office:value-type="float" office:value="0.01048" calcext:value-type="float">
            <text:p>0.01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.755112" calcext:value-type="float">
            <text:p>1.755112</text:p>
          </table:table-cell>
          <table:table-cell office:value-type="float" office:value="0.009984" calcext:value-type="float">
            <text:p>0.0099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.609496" calcext:value-type="float">
            <text:p>1.609496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.512976" calcext:value-type="float">
            <text:p>1.512976</text:p>
          </table:table-cell>
          <table:table-cell office:value-type="float" office:value="0.01048" calcext:value-type="float">
            <text:p>0.01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.465872" calcext:value-type="float">
            <text:p>1.465872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1.614328" calcext:value-type="float">
            <text:p>1.614328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.610496" calcext:value-type="float">
            <text:p>1.610496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1.511424" calcext:value-type="float">
            <text:p>1.511424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.508344" calcext:value-type="float">
            <text:p>1.508344</text:p>
          </table:table-cell>
          <table:table-cell office:value-type="float" office:value="0.01076" calcext:value-type="float">
            <text:p>0.01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.51576" calcext:value-type="float">
            <text:p>1.51576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50988" calcext:value-type="float">
            <text:p>1.50988</text:p>
          </table:table-cell>
          <table:table-cell office:value-type="float" office:value="0.010776" calcext:value-type="float">
            <text:p>0.0107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508104" calcext:value-type="float">
            <text:p>1.50810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.466864" calcext:value-type="float">
            <text:p>1.466864</text:p>
          </table:table-cell>
          <table:table-cell office:value-type="float" office:value="0.010488" calcext:value-type="float">
            <text:p>0.0104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1.515784" calcext:value-type="float">
            <text:p>1.515784</text:p>
          </table:table-cell>
          <table:table-cell office:value-type="float" office:value="0.01048" calcext:value-type="float">
            <text:p>0.01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1.512176" calcext:value-type="float">
            <text:p>1.512176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float" office:value="1.507304" calcext:value-type="float">
            <text:p>1.507304</text:p>
          </table:table-cell>
          <table:table-cell office:value-type="float" office:value="0.011544" calcext:value-type="float">
            <text:p>0.0115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.508344" calcext:value-type="float">
            <text:p>1.508344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1.516048" calcext:value-type="float">
            <text:p>1.516048</text:p>
          </table:table-cell>
          <table:table-cell office:value-type="float" office:value="0.010216" calcext:value-type="float">
            <text:p>0.0102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1.516536" calcext:value-type="float">
            <text:p>1.516536</text:p>
          </table:table-cell>
          <table:table-cell office:value-type="float" office:value="0.010256" calcext:value-type="float">
            <text:p>0.0102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1.509112" calcext:value-type="float">
            <text:p>1.5091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.50836" calcext:value-type="float">
            <text:p>1.50836</text:p>
          </table:table-cell>
          <table:table-cell office:value-type="float" office:value="0.010728" calcext:value-type="float">
            <text:p>0.0107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610736" calcext:value-type="float">
            <text:p>1.610736</text:p>
          </table:table-cell>
          <table:table-cell office:value-type="float" office:value="0.011024" calcext:value-type="float">
            <text:p>0.011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float" office:value="1.61072" calcext:value-type="float">
            <text:p>1.61072</text:p>
          </table:table-cell>
          <table:table-cell office:value-type="float" office:value="0.011032" calcext:value-type="float">
            <text:p>0.011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.61072" calcext:value-type="float">
            <text:p>1.61072</text:p>
          </table:table-cell>
          <table:table-cell office:value-type="float" office:value="0.011024" calcext:value-type="float">
            <text:p>0.011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1.608712" calcext:value-type="float">
            <text:p>1.608712</text:p>
          </table:table-cell>
          <table:table-cell office:value-type="float" office:value="0.011272" calcext:value-type="float">
            <text:p>0.0112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1.612808" calcext:value-type="float">
            <text:p>1.612808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  <table:table-cell office:value-type="float" office:value="1.610744" calcext:value-type="float">
            <text:p>1.610744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.467896" calcext:value-type="float">
            <text:p>1.467896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1.511432" calcext:value-type="float">
            <text:p>1.511432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float" office:value="1.5122" calcext:value-type="float">
            <text:p>1.5122</text:p>
          </table:table-cell>
          <table:table-cell office:value-type="float" office:value="0.010736" calcext:value-type="float">
            <text:p>0.0107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1.507328" calcext:value-type="float">
            <text:p>1.507328</text:p>
          </table:table-cell>
          <table:table-cell office:value-type="float" office:value="0.011008" calcext:value-type="float">
            <text:p>0.01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float" office:value="1.506032" calcext:value-type="float">
            <text:p>1.506032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office:value-type="float" office:value="1.510424" calcext:value-type="float">
            <text:p>1.510424</text:p>
          </table:table-cell>
          <table:table-cell office:value-type="float" office:value="0.010744" calcext:value-type="float">
            <text:p>0.0107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04" calcext:value-type="float">
            <text:p>304</text:p>
          </table:table-cell>
          <table:table-cell office:value-type="float" office:value="1.511192" calcext:value-type="float">
            <text:p>1.511192</text:p>
          </table:table-cell>
          <table:table-cell office:value-type="float" office:value="0.010728" calcext:value-type="float">
            <text:p>0.0107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  <table:table-cell office:value-type="float" office:value="1.506568" calcext:value-type="float">
            <text:p>1.506568</text:p>
          </table:table-cell>
          <table:table-cell office:value-type="float" office:value="0.01128" calcext:value-type="float">
            <text:p>0.01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.5058" calcext:value-type="float">
            <text:p>1.5058</text:p>
          </table:table-cell>
          <table:table-cell office:value-type="float" office:value="0.010984" calcext:value-type="float">
            <text:p>0.0109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  <table:table-cell office:value-type="float" office:value="1.611264" calcext:value-type="float">
            <text:p>1.611264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1.611008" calcext:value-type="float">
            <text:p>1.611008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52" calcext:value-type="float">
            <text:p>352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1.612792" calcext:value-type="float">
            <text:p>1.612792</text:p>
          </table:table-cell>
          <table:table-cell office:value-type="float" office:value="0.011528" calcext:value-type="float">
            <text:p>0.011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 office:value-type="float" office:value="1.612024" calcext:value-type="float">
            <text:p>1.612024</text:p>
          </table:table-cell>
          <table:table-cell office:value-type="float" office:value="0.011768" calcext:value-type="float">
            <text:p>0.011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  <table:table-cell office:value-type="float" office:value="1.612024" calcext:value-type="float">
            <text:p>1.612024</text:p>
          </table:table-cell>
          <table:table-cell office:value-type="float" office:value="0.01176" calcext:value-type="float">
            <text:p>0.011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office:value-type="float" office:value="1.612552" calcext:value-type="float">
            <text:p>1.612552</text:p>
          </table:table-cell>
          <table:table-cell office:value-type="float" office:value="0.011768" calcext:value-type="float">
            <text:p>0.011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office:value-type="float" office:value="1.761032" calcext:value-type="float">
            <text:p>1.761032</text:p>
          </table:table-cell>
          <table:table-cell office:value-type="float" office:value="0.011768" calcext:value-type="float">
            <text:p>0.011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.76128" calcext:value-type="float">
            <text:p>1.76128</text:p>
          </table:table-cell>
          <table:table-cell office:value-type="float" office:value="0.011792" calcext:value-type="float">
            <text:p>0.0117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  <table:table-cell office:value-type="float" office:value="1.757456" calcext:value-type="float">
            <text:p>1.757456</text:p>
          </table:table-cell>
          <table:table-cell office:value-type="float" office:value="0.01228" calcext:value-type="float">
            <text:p>0.012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16" calcext:value-type="float">
            <text:p>416</text:p>
          </table:table-cell>
          <table:table-cell office:value-type="float" office:value="1.759744" calcext:value-type="float">
            <text:p>1.759744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24" calcext:value-type="float">
            <text:p>424</text:p>
          </table:table-cell>
          <table:table-cell office:value-type="float" office:value="1.761816" calcext:value-type="float">
            <text:p>1.761816</text:p>
          </table:table-cell>
          <table:table-cell office:value-type="float" office:value="0.012032" calcext:value-type="float">
            <text:p>0.01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32" calcext:value-type="float">
            <text:p>432</text:p>
          </table:table-cell>
          <table:table-cell office:value-type="float" office:value="1.762056" calcext:value-type="float">
            <text:p>1.762056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1.760272" calcext:value-type="float">
            <text:p>1.760272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1.762328" calcext:value-type="float">
            <text:p>1.76232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1.94328" calcext:value-type="float">
            <text:p>1.9432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64" calcext:value-type="float">
            <text:p>464</text:p>
          </table:table-cell>
          <table:table-cell office:value-type="float" office:value="1.9428" calcext:value-type="float">
            <text:p>1.9428</text:p>
          </table:table-cell>
          <table:table-cell office:value-type="float" office:value="0.013048" calcext:value-type="float">
            <text:p>0.013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  <table:table-cell office:value-type="float" office:value="1.946624" calcext:value-type="float">
            <text:p>1.946624</text:p>
          </table:table-cell>
          <table:table-cell office:value-type="float" office:value="0.013048" calcext:value-type="float">
            <text:p>0.013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1.947624" calcext:value-type="float">
            <text:p>1.947624</text:p>
          </table:table-cell>
          <table:table-cell office:value-type="float" office:value="0.013576" calcext:value-type="float">
            <text:p>0.0135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1.94892" calcext:value-type="float">
            <text:p>1.94892</text:p>
          </table:table-cell>
          <table:table-cell office:value-type="float" office:value="0.013064" calcext:value-type="float">
            <text:p>0.0130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1.952232" calcext:value-type="float">
            <text:p>1.95223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1.465848" calcext:value-type="float">
            <text:p>1.465848</text:p>
          </table:table-cell>
          <table:table-cell office:value-type="float" office:value="0.010264" calcext:value-type="float">
            <text:p>0.010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.46636" calcext:value-type="float">
            <text:p>1.46636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1.505808" calcext:value-type="float">
            <text:p>1.505808</text:p>
          </table:table-cell>
          <table:table-cell office:value-type="float" office:value="0.010488" calcext:value-type="float">
            <text:p>0.0104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1.505776" calcext:value-type="float">
            <text:p>1.505776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office:value-type="float" office:value="1.498888" calcext:value-type="float">
            <text:p>1.498888</text:p>
          </table:table-cell>
          <table:table-cell office:value-type="float" office:value="0.010744" calcext:value-type="float">
            <text:p>0.0107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1.499904" calcext:value-type="float">
            <text:p>1.499904</text:p>
          </table:table-cell>
          <table:table-cell office:value-type="float" office:value="0.01076" calcext:value-type="float">
            <text:p>0.01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1.50528" calcext:value-type="float">
            <text:p>1.50528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1.504008" calcext:value-type="float">
            <text:p>1.504008</text:p>
          </table:table-cell>
          <table:table-cell office:value-type="float" office:value="0.010752" calcext:value-type="float">
            <text:p>0.0107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68" calcext:value-type="float">
            <text:p>568</text:p>
          </table:table-cell>
          <table:table-cell office:value-type="float" office:value="1.502712" calcext:value-type="float">
            <text:p>1.502712</text:p>
          </table:table-cell>
          <table:table-cell office:value-type="float" office:value="0.010744" calcext:value-type="float">
            <text:p>0.0107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1.502224" calcext:value-type="float">
            <text:p>1.502224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1.504776" calcext:value-type="float">
            <text:p>1.504776</text:p>
          </table:table-cell>
          <table:table-cell office:value-type="float" office:value="0.011008" calcext:value-type="float">
            <text:p>0.01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office:value-type="float" office:value="1.504504" calcext:value-type="float">
            <text:p>1.504504</text:p>
          </table:table-cell>
          <table:table-cell office:value-type="float" office:value="0.010752" calcext:value-type="float">
            <text:p>0.0107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.501968" calcext:value-type="float">
            <text:p>1.501968</text:p>
          </table:table-cell>
          <table:table-cell office:value-type="float" office:value="0.011008" calcext:value-type="float">
            <text:p>0.01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1.502472" calcext:value-type="float">
            <text:p>1.502472</text:p>
          </table:table-cell>
          <table:table-cell office:value-type="float" office:value="0.010744" calcext:value-type="float">
            <text:p>0.0107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1.504792" calcext:value-type="float">
            <text:p>1.504792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24" calcext:value-type="float">
            <text:p>624</text:p>
          </table:table-cell>
          <table:table-cell office:value-type="float" office:value="1.504512" calcext:value-type="float">
            <text:p>1.504512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office:value-type="float" office:value="1.502976" calcext:value-type="float">
            <text:p>1.502976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.50348" calcext:value-type="float">
            <text:p>1.50348</text:p>
          </table:table-cell>
          <table:table-cell office:value-type="float" office:value="0.011016" calcext:value-type="float">
            <text:p>0.0110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48" calcext:value-type="float">
            <text:p>648</text:p>
          </table:table-cell>
          <table:table-cell office:value-type="float" office:value="1.606656" calcext:value-type="float">
            <text:p>1.606656</text:p>
          </table:table-cell>
          <table:table-cell office:value-type="float" office:value="0.011784" calcext:value-type="float">
            <text:p>0.0117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1.607432" calcext:value-type="float">
            <text:p>1.607432</text:p>
          </table:table-cell>
          <table:table-cell office:value-type="float" office:value="0.011256" calcext:value-type="float">
            <text:p>0.0112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64" calcext:value-type="float">
            <text:p>664</text:p>
          </table:table-cell>
          <table:table-cell office:value-type="float" office:value="1.603592" calcext:value-type="float">
            <text:p>1.603592</text:p>
          </table:table-cell>
          <table:table-cell office:value-type="float" office:value="0.011544" calcext:value-type="float">
            <text:p>0.0115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72" calcext:value-type="float">
            <text:p>672</text:p>
          </table:table-cell>
          <table:table-cell office:value-type="float" office:value="1.605376" calcext:value-type="float">
            <text:p>1.6053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1.60844" calcext:value-type="float">
            <text:p>1.60844</text:p>
          </table:table-cell>
          <table:table-cell office:value-type="float" office:value="0.011536" calcext:value-type="float">
            <text:p>0.0115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1.608952" calcext:value-type="float">
            <text:p>1.608952</text:p>
          </table:table-cell>
          <table:table-cell office:value-type="float" office:value="0.011512" calcext:value-type="float">
            <text:p>0.0115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96" calcext:value-type="float">
            <text:p>696</text:p>
          </table:table-cell>
          <table:table-cell office:value-type="float" office:value="1.605384" calcext:value-type="float">
            <text:p>1.605384</text:p>
          </table:table-cell>
          <table:table-cell office:value-type="float" office:value="0.011536" calcext:value-type="float">
            <text:p>0.0115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1.605656" calcext:value-type="float">
            <text:p>1.605656</text:p>
          </table:table-cell>
          <table:table-cell office:value-type="float" office:value="0.011736" calcext:value-type="float">
            <text:p>0.0117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12" calcext:value-type="float">
            <text:p>712</text:p>
          </table:table-cell>
          <table:table-cell office:value-type="float" office:value="1.607928" calcext:value-type="float">
            <text:p>1.607928</text:p>
          </table:table-cell>
          <table:table-cell office:value-type="float" office:value="0.011528" calcext:value-type="float">
            <text:p>0.011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1.607424" calcext:value-type="float">
            <text:p>1.607424</text:p>
          </table:table-cell>
          <table:table-cell office:value-type="float" office:value="0.011776" calcext:value-type="float">
            <text:p>0.0117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28" calcext:value-type="float">
            <text:p>728</text:p>
          </table:table-cell>
          <table:table-cell office:value-type="float" office:value="1.604624" calcext:value-type="float">
            <text:p>1.604624</text:p>
          </table:table-cell>
          <table:table-cell office:value-type="float" office:value="0.012024" calcext:value-type="float">
            <text:p>0.012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office:value-type="float" office:value="1.606648" calcext:value-type="float">
            <text:p>1.606648</text:p>
          </table:table-cell>
          <table:table-cell office:value-type="float" office:value="0.011792" calcext:value-type="float">
            <text:p>0.0117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1.607928" calcext:value-type="float">
            <text:p>1.607928</text:p>
          </table:table-cell>
          <table:table-cell office:value-type="float" office:value="0.011552" calcext:value-type="float">
            <text:p>0.0115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1.60768" calcext:value-type="float">
            <text:p>1.60768</text:p>
          </table:table-cell>
          <table:table-cell office:value-type="float" office:value="0.01176" calcext:value-type="float">
            <text:p>0.011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60" calcext:value-type="float">
            <text:p>760</text:p>
          </table:table-cell>
          <table:table-cell office:value-type="float" office:value="1.60668" calcext:value-type="float">
            <text:p>1.60668</text:p>
          </table:table-cell>
          <table:table-cell office:value-type="float" office:value="0.011776" calcext:value-type="float">
            <text:p>0.0117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1.606136" calcext:value-type="float">
            <text:p>1.606136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76" calcext:value-type="float">
            <text:p>776</text:p>
          </table:table-cell>
          <table:table-cell office:value-type="float" office:value="1.76076" calcext:value-type="float">
            <text:p>1.76076</text:p>
          </table:table-cell>
          <table:table-cell office:value-type="float" office:value="0.012008" calcext:value-type="float">
            <text:p>0.012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84" calcext:value-type="float">
            <text:p>784</text:p>
          </table:table-cell>
          <table:table-cell office:value-type="float" office:value="1.76076" calcext:value-type="float">
            <text:p>1.76076</text:p>
          </table:table-cell>
          <table:table-cell office:value-type="float" office:value="0.012048" calcext:value-type="float">
            <text:p>0.012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  <table:table-cell office:value-type="float" office:value="1.765888" calcext:value-type="float">
            <text:p>1.765888</text:p>
          </table:table-cell>
          <table:table-cell office:value-type="float" office:value="0.012304" calcext:value-type="float">
            <text:p>0.0123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.766408" calcext:value-type="float">
            <text:p>1.766408</text:p>
          </table:table-cell>
          <table:table-cell office:value-type="float" office:value="0.012296" calcext:value-type="float">
            <text:p>0.0122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08" calcext:value-type="float">
            <text:p>808</text:p>
          </table:table-cell>
          <table:table-cell office:value-type="float" office:value="1.767152" calcext:value-type="float">
            <text:p>1.767152</text:p>
          </table:table-cell>
          <table:table-cell office:value-type="float" office:value="0.012048" calcext:value-type="float">
            <text:p>0.012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16" calcext:value-type="float">
            <text:p>816</text:p>
          </table:table-cell>
          <table:table-cell office:value-type="float" office:value="1.766648" calcext:value-type="float">
            <text:p>1.766648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24" calcext:value-type="float">
            <text:p>824</text:p>
          </table:table-cell>
          <table:table-cell office:value-type="float" office:value="1.769216" calcext:value-type="float">
            <text:p>1.769216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32" calcext:value-type="float">
            <text:p>832</text:p>
          </table:table-cell>
          <table:table-cell office:value-type="float" office:value="1.769232" calcext:value-type="float">
            <text:p>1.769232</text:p>
          </table:table-cell>
          <table:table-cell office:value-type="float" office:value="0.012552" calcext:value-type="float">
            <text:p>0.0125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40" calcext:value-type="float">
            <text:p>840</text:p>
          </table:table-cell>
          <table:table-cell office:value-type="float" office:value="1.770248" calcext:value-type="float">
            <text:p>1.77024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48" calcext:value-type="float">
            <text:p>848</text:p>
          </table:table-cell>
          <table:table-cell office:value-type="float" office:value="1.772032" calcext:value-type="float">
            <text:p>1.772032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56" calcext:value-type="float">
            <text:p>856</text:p>
          </table:table-cell>
          <table:table-cell office:value-type="float" office:value="1.772784" calcext:value-type="float">
            <text:p>1.772784</text:p>
          </table:table-cell>
          <table:table-cell office:value-type="float" office:value="0.013064" calcext:value-type="float">
            <text:p>0.0130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64" calcext:value-type="float">
            <text:p>864</text:p>
          </table:table-cell>
          <table:table-cell office:value-type="float" office:value="1.772296" calcext:value-type="float">
            <text:p>1.77229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72" calcext:value-type="float">
            <text:p>872</text:p>
          </table:table-cell>
          <table:table-cell office:value-type="float" office:value="1.7728" calcext:value-type="float">
            <text:p>1.772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float" office:value="1.77256" calcext:value-type="float">
            <text:p>1.77256</text:p>
          </table:table-cell>
          <table:table-cell office:value-type="float" office:value="0.01332" calcext:value-type="float">
            <text:p>0.013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1.773056" calcext:value-type="float">
            <text:p>1.77305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96" calcext:value-type="float">
            <text:p>896</text:p>
          </table:table-cell>
          <table:table-cell office:value-type="float" office:value="1.774344" calcext:value-type="float">
            <text:p>1.774344</text:p>
          </table:table-cell>
          <table:table-cell office:value-type="float" office:value="0.01304" calcext:value-type="float">
            <text:p>0.013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04" calcext:value-type="float">
            <text:p>904</text:p>
          </table:table-cell>
          <table:table-cell office:value-type="float" office:value="1.962768" calcext:value-type="float">
            <text:p>1.962768</text:p>
          </table:table-cell>
          <table:table-cell office:value-type="float" office:value="0.013296" calcext:value-type="float">
            <text:p>0.0132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12" calcext:value-type="float">
            <text:p>912</text:p>
          </table:table-cell>
          <table:table-cell office:value-type="float" office:value="1.965048" calcext:value-type="float">
            <text:p>1.965048</text:p>
          </table:table-cell>
          <table:table-cell office:value-type="float" office:value="0.013832" calcext:value-type="float">
            <text:p>0.0138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20" calcext:value-type="float">
            <text:p>920</text:p>
          </table:table-cell>
          <table:table-cell office:value-type="float" office:value="1.980416" calcext:value-type="float">
            <text:p>1.980416</text:p>
          </table:table-cell>
          <table:table-cell office:value-type="float" office:value="0.013576" calcext:value-type="float">
            <text:p>0.0135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28" calcext:value-type="float">
            <text:p>928</text:p>
          </table:table-cell>
          <table:table-cell office:value-type="float" office:value="1.983728" calcext:value-type="float">
            <text:p>1.983728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36" calcext:value-type="float">
            <text:p>936</text:p>
          </table:table-cell>
          <table:table-cell office:value-type="float" office:value="1.981968" calcext:value-type="float">
            <text:p>1.981968</text:p>
          </table:table-cell>
          <table:table-cell office:value-type="float" office:value="0.013552" calcext:value-type="float">
            <text:p>0.0135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44" calcext:value-type="float">
            <text:p>944</text:p>
          </table:table-cell>
          <table:table-cell office:value-type="float" office:value="1.97888" calcext:value-type="float">
            <text:p>1.97888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52" calcext:value-type="float">
            <text:p>952</text:p>
          </table:table-cell>
          <table:table-cell office:value-type="float" office:value="1.9886" calcext:value-type="float">
            <text:p>1.9886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1.987584" calcext:value-type="float">
            <text:p>1.987584</text:p>
          </table:table-cell>
          <table:table-cell office:value-type="float" office:value="0.013576" calcext:value-type="float">
            <text:p>0.0135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68" calcext:value-type="float">
            <text:p>968</text:p>
          </table:table-cell>
          <table:table-cell office:value-type="float" office:value="1.989384" calcext:value-type="float">
            <text:p>1.989384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1.989392" calcext:value-type="float">
            <text:p>1.989392</text:p>
          </table:table-cell>
          <table:table-cell office:value-type="float" office:value="0.014072" calcext:value-type="float">
            <text:p>0.0140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1.988872" calcext:value-type="float">
            <text:p>1.988872</text:p>
          </table:table-cell>
          <table:table-cell office:value-type="float" office:value="0.014312" calcext:value-type="float">
            <text:p>0.014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92" calcext:value-type="float">
            <text:p>992</text:p>
          </table:table-cell>
          <table:table-cell office:value-type="float" office:value="1.99088" calcext:value-type="float">
            <text:p>1.99088</text:p>
          </table:table-cell>
          <table:table-cell office:value-type="float" office:value="0.013072" calcext:value-type="float">
            <text:p>0.0130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991424" calcext:value-type="float">
            <text:p>1.991424</text:p>
          </table:table-cell>
          <table:table-cell office:value-type="float" office:value="0.013856" calcext:value-type="float">
            <text:p>0.0138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.989888" calcext:value-type="float">
            <text:p>1.989888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1.99272" calcext:value-type="float">
            <text:p>1.99272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.99268" calcext:value-type="float">
            <text:p>1.99268</text:p>
          </table:table-cell>
          <table:table-cell office:value-type="float" office:value="0.013592" calcext:value-type="float">
            <text:p>0.0135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office:value-type="float" office:value="8.619504" calcext:value-type="float">
            <text:p>8.619504</text:p>
          </table:table-cell>
          <table:table-cell office:value-type="float" office:value="0.012048" calcext:value-type="float">
            <text:p>0.0120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office:value-type="float" office:value="5.030928" calcext:value-type="float">
            <text:p>5.030928</text:p>
          </table:table-cell>
          <table:table-cell office:value-type="float" office:value="0.011248" calcext:value-type="float">
            <text:p>0.0112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2.889208" calcext:value-type="float">
            <text:p>2.889208</text:p>
          </table:table-cell>
          <table:table-cell office:value-type="float" office:value="0.012296" calcext:value-type="float">
            <text:p>0.0122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2.414088" calcext:value-type="float">
            <text:p>2.414088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.581456" calcext:value-type="float">
            <text:p>3.581456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2.888696" calcext:value-type="float">
            <text:p>2.888696</text:p>
          </table:table-cell>
          <table:table-cell office:value-type="float" office:value="0.012016" calcext:value-type="float">
            <text:p>0.0120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.63296" calcext:value-type="float">
            <text:p>2.63296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2.41332" calcext:value-type="float">
            <text:p>2.41332</text:p>
          </table:table-cell>
          <table:table-cell office:value-type="float" office:value="0.012272" calcext:value-type="float">
            <text:p>0.0122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3.187976" calcext:value-type="float">
            <text:p>3.187976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2.878736" calcext:value-type="float">
            <text:p>2.878736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2.668032" calcext:value-type="float">
            <text:p>2.668032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2.415624" calcext:value-type="float">
            <text:p>2.415624</text:p>
          </table:table-cell>
          <table:table-cell office:value-type="float" office:value="0.01204" calcext:value-type="float">
            <text:p>0.012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float" office:value="2.888944" calcext:value-type="float">
            <text:p>2.888944</text:p>
          </table:table-cell>
          <table:table-cell office:value-type="float" office:value="0.012552" calcext:value-type="float">
            <text:p>0.0125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2.633216" calcext:value-type="float">
            <text:p>2.633216</text:p>
          </table:table-cell>
          <table:table-cell office:value-type="float" office:value="0.012272" calcext:value-type="float">
            <text:p>0.0122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.630632" calcext:value-type="float">
            <text:p>2.630632</text:p>
          </table:table-cell>
          <table:table-cell office:value-type="float" office:value="0.012304" calcext:value-type="float">
            <text:p>0.0123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2.415864" calcext:value-type="float">
            <text:p>2.415864</text:p>
          </table:table-cell>
          <table:table-cell office:value-type="float" office:value="0.01204" calcext:value-type="float">
            <text:p>0.012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2.8918" calcext:value-type="float">
            <text:p>2.8918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2.886392" calcext:value-type="float">
            <text:p>2.886392</text:p>
          </table:table-cell>
          <table:table-cell office:value-type="float" office:value="0.012816" calcext:value-type="float">
            <text:p>0.0128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2.631184" calcext:value-type="float">
            <text:p>2.631184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2.627064" calcext:value-type="float">
            <text:p>2.627064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2.884872" calcext:value-type="float">
            <text:p>2.884872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2.886672" calcext:value-type="float">
            <text:p>2.886672</text:p>
          </table:table-cell>
          <table:table-cell office:value-type="float" office:value="0.013296" calcext:value-type="float">
            <text:p>0.0132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" calcext:value-type="float">
            <text:p>17</text:p>
          </table:table-cell>
          <table:table-cell office:value-type="float" office:value="184" calcext:value-type="float">
            <text:p>184</text:p>
          </table:table-cell>
          <table:table-cell office:value-type="float" office:value="2.918144" calcext:value-type="float">
            <text:p>2.918144</text:p>
          </table:table-cell>
          <table:table-cell office:value-type="float" office:value="0.013832" calcext:value-type="float">
            <text:p>0.0138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2.41384" calcext:value-type="float">
            <text:p>2.41384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2.636552" calcext:value-type="float">
            <text:p>2.636552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2.63552" calcext:value-type="float">
            <text:p>2.63552</text:p>
          </table:table-cell>
          <table:table-cell office:value-type="float" office:value="0.011784" calcext:value-type="float">
            <text:p>0.0117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.634232" calcext:value-type="float">
            <text:p>2.634232</text:p>
          </table:table-cell>
          <table:table-cell office:value-type="float" office:value="0.01356" calcext:value-type="float">
            <text:p>0.013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.63628" calcext:value-type="float">
            <text:p>2.63628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office:value-type="float" office:value="2.90356" calcext:value-type="float">
            <text:p>2.90356</text:p>
          </table:table-cell>
          <table:table-cell office:value-type="float" office:value="0.013048" calcext:value-type="float">
            <text:p>0.0130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.895872" calcext:value-type="float">
            <text:p>2.89587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  <table:table-cell office:value-type="float" office:value="2.892536" calcext:value-type="float">
            <text:p>2.892536</text:p>
          </table:table-cell>
          <table:table-cell office:value-type="float" office:value="0.014056" calcext:value-type="float">
            <text:p>0.0140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2.414592" calcext:value-type="float">
            <text:p>2.414592</text:p>
          </table:table-cell>
          <table:table-cell office:value-type="float" office:value="0.012296" calcext:value-type="float">
            <text:p>0.0122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office:value-type="float" office:value="2.636296" calcext:value-type="float">
            <text:p>2.63629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2.637816" calcext:value-type="float">
            <text:p>2.637816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2.67364" calcext:value-type="float">
            <text:p>2.6736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 office:value-type="float" office:value="288" calcext:value-type="float">
            <text:p>288</text:p>
          </table:table-cell>
          <table:table-cell office:value-type="float" office:value="2.635776" calcext:value-type="float">
            <text:p>2.635776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 office:value-type="float" office:value="296" calcext:value-type="float">
            <text:p>296</text:p>
          </table:table-cell>
          <table:table-cell office:value-type="float" office:value="2.90148" calcext:value-type="float">
            <text:p>2.90148</text:p>
          </table:table-cell>
          <table:table-cell office:value-type="float" office:value="0.013328" calcext:value-type="float">
            <text:p>0.013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2.899192" calcext:value-type="float">
            <text:p>2.89919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float" office:value="2.903064" calcext:value-type="float">
            <text:p>2.903064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2.905864" calcext:value-type="float">
            <text:p>2.905864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3.222552" calcext:value-type="float">
            <text:p>3.222552</text:p>
          </table:table-cell>
          <table:table-cell office:value-type="float" office:value="0.014568" calcext:value-type="float">
            <text:p>0.014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office:value-type="float" office:value="3.220752" calcext:value-type="float">
            <text:p>3.220752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44" calcext:value-type="float">
            <text:p>344</text:p>
          </table:table-cell>
          <table:table-cell office:value-type="float" office:value="3.22868" calcext:value-type="float">
            <text:p>3.22868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office:value-type="float" office:value="3.240952" calcext:value-type="float">
            <text:p>3.240952</text:p>
          </table:table-cell>
          <table:table-cell office:value-type="float" office:value="0.01484" calcext:value-type="float">
            <text:p>0.014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3.256312" calcext:value-type="float">
            <text:p>3.256312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office:value-type="float" office:value="3.256048" calcext:value-type="float">
            <text:p>3.256048</text:p>
          </table:table-cell>
          <table:table-cell office:value-type="float" office:value="0.014864" calcext:value-type="float">
            <text:p>0.0148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 office:value-type="float" office:value="2.45172" calcext:value-type="float">
            <text:p>2.45172</text:p>
          </table:table-cell>
          <table:table-cell office:value-type="float" office:value="0.012536" calcext:value-type="float">
            <text:p>0.0125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2.412824" calcext:value-type="float">
            <text:p>2.412824</text:p>
          </table:table-cell>
          <table:table-cell office:value-type="float" office:value="0.012536" calcext:value-type="float">
            <text:p>0.0125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.635528" calcext:value-type="float">
            <text:p>2.635528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.637056" calcext:value-type="float">
            <text:p>2.637056</text:p>
          </table:table-cell>
          <table:table-cell office:value-type="float" office:value="0.013072" calcext:value-type="float">
            <text:p>0.0130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08" calcext:value-type="float">
            <text:p>408</text:p>
          </table:table-cell>
          <table:table-cell office:value-type="float" office:value="2.637568" calcext:value-type="float">
            <text:p>2.63756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16" calcext:value-type="float">
            <text:p>416</text:p>
          </table:table-cell>
          <table:table-cell office:value-type="float" office:value="2.640656" calcext:value-type="float">
            <text:p>2.64065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24" calcext:value-type="float">
            <text:p>424</text:p>
          </table:table-cell>
          <table:table-cell office:value-type="float" office:value="2.641152" calcext:value-type="float">
            <text:p>2.641152</text:p>
          </table:table-cell>
          <table:table-cell office:value-type="float" office:value="0.01332" calcext:value-type="float">
            <text:p>0.013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2.643456" calcext:value-type="float">
            <text:p>2.643456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2.640912" calcext:value-type="float">
            <text:p>2.640912</text:p>
          </table:table-cell>
          <table:table-cell office:value-type="float" office:value="0.013304" calcext:value-type="float">
            <text:p>0.0133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48" calcext:value-type="float">
            <text:p>448</text:p>
          </table:table-cell>
          <table:table-cell office:value-type="float" office:value="2.64344" calcext:value-type="float">
            <text:p>2.64344</text:p>
          </table:table-cell>
          <table:table-cell office:value-type="float" office:value="0.013328" calcext:value-type="float">
            <text:p>0.013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office:value-type="float" office:value="2.925056" calcext:value-type="float">
            <text:p>2.925056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2.920448" calcext:value-type="float">
            <text:p>2.920448</text:p>
          </table:table-cell>
          <table:table-cell office:value-type="float" office:value="0.013816" calcext:value-type="float">
            <text:p>0.0138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office:value-type="float" office:value="2.966512" calcext:value-type="float">
            <text:p>2.966512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2.931448" calcext:value-type="float">
            <text:p>2.931448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office:value-type="float" office:value="2.93504" calcext:value-type="float">
            <text:p>2.93504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2.932992" calcext:value-type="float">
            <text:p>2.932992</text:p>
          </table:table-cell>
          <table:table-cell office:value-type="float" office:value="0.014096" calcext:value-type="float">
            <text:p>0.0140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  <table:table-cell office:value-type="float" office:value="2.932992" calcext:value-type="float">
            <text:p>2.932992</text:p>
          </table:table-cell>
          <table:table-cell office:value-type="float" office:value="0.014328" calcext:value-type="float">
            <text:p>0.014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2.932472" calcext:value-type="float">
            <text:p>2.932472</text:p>
          </table:table-cell>
          <table:table-cell office:value-type="float" office:value="0.01384" calcext:value-type="float">
            <text:p>0.013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3.297016" calcext:value-type="float">
            <text:p>3.297016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3.299088" calcext:value-type="float">
            <text:p>3.299088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3.312112" calcext:value-type="float">
            <text:p>3.312112</text:p>
          </table:table-cell>
          <table:table-cell office:value-type="float" office:value="0.014608" calcext:value-type="float">
            <text:p>0.0146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44" calcext:value-type="float">
            <text:p>544</text:p>
          </table:table-cell>
          <table:table-cell office:value-type="float" office:value="3.309056" calcext:value-type="float">
            <text:p>3.309056</text:p>
          </table:table-cell>
          <table:table-cell office:value-type="float" office:value="0.01484" calcext:value-type="float">
            <text:p>0.014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52" calcext:value-type="float">
            <text:p>552</text:p>
          </table:table-cell>
          <table:table-cell office:value-type="float" office:value="3.312376" calcext:value-type="float">
            <text:p>3.312376</text:p>
          </table:table-cell>
          <table:table-cell office:value-type="float" office:value="0.015112" calcext:value-type="float">
            <text:p>0.0151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office:value-type="float" office:value="3.313664" calcext:value-type="float">
            <text:p>3.313664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office:value-type="float" office:value="3.3572" calcext:value-type="float">
            <text:p>3.357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76" calcext:value-type="float">
            <text:p>576</text:p>
          </table:table-cell>
          <table:table-cell office:value-type="float" office:value="3.32008" calcext:value-type="float">
            <text:p>3.32008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84" calcext:value-type="float">
            <text:p>584</text:p>
          </table:table-cell>
          <table:table-cell office:value-type="float" office:value="3.715304" calcext:value-type="float">
            <text:p>3.71530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float" office:value="3.719408" calcext:value-type="float">
            <text:p>3.719408</text:p>
          </table:table-cell>
          <table:table-cell office:value-type="float" office:value="0.015632" calcext:value-type="float">
            <text:p>0.0156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.722752" calcext:value-type="float">
            <text:p>3.722752</text:p>
          </table:table-cell>
          <table:table-cell office:value-type="float" office:value="0.015368" calcext:value-type="float">
            <text:p>0.0153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3.715352" calcext:value-type="float">
            <text:p>3.71535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16" calcext:value-type="float">
            <text:p>616</text:p>
          </table:table-cell>
          <table:table-cell office:value-type="float" office:value="3.7166" calcext:value-type="float">
            <text:p>3.7166</text:p>
          </table:table-cell>
          <table:table-cell office:value-type="float" office:value="0.015368" calcext:value-type="float">
            <text:p>0.0153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3.715824" calcext:value-type="float">
            <text:p>3.71582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3.714816" calcext:value-type="float">
            <text:p>3.714816</text:p>
          </table:table-cell>
          <table:table-cell office:value-type="float" office:value="0.015888" calcext:value-type="float">
            <text:p>0.0158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3.713792" calcext:value-type="float">
            <text:p>3.713792</text:p>
          </table:table-cell>
          <table:table-cell office:value-type="float" office:value="0.016152" calcext:value-type="float">
            <text:p>0.0161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float" office:value="4.096016" calcext:value-type="float">
            <text:p>4.096016</text:p>
          </table:table-cell>
          <table:table-cell office:value-type="float" office:value="0.015864" calcext:value-type="float">
            <text:p>0.0158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office:value-type="float" office:value="4.091904" calcext:value-type="float">
            <text:p>4.091904</text:p>
          </table:table-cell>
          <table:table-cell office:value-type="float" office:value="0.016648" calcext:value-type="float">
            <text:p>0.0166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64" calcext:value-type="float">
            <text:p>664</text:p>
          </table:table-cell>
          <table:table-cell office:value-type="float" office:value="4.098296" calcext:value-type="float">
            <text:p>4.098296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72" calcext:value-type="float">
            <text:p>672</text:p>
          </table:table-cell>
          <table:table-cell office:value-type="float" office:value="4.091648" calcext:value-type="float">
            <text:p>4.091648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4.11544" calcext:value-type="float">
            <text:p>4.11544</text:p>
          </table:table-cell>
          <table:table-cell office:value-type="float" office:value="0.016144" calcext:value-type="float">
            <text:p>0.0161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4.114704" calcext:value-type="float">
            <text:p>4.114704</text:p>
          </table:table-cell>
          <table:table-cell office:value-type="float" office:value="0.016632" calcext:value-type="float">
            <text:p>0.0166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96" calcext:value-type="float">
            <text:p>696</text:p>
          </table:table-cell>
          <table:table-cell office:value-type="float" office:value="4.123392" calcext:value-type="float">
            <text:p>4.123392</text:p>
          </table:table-cell>
          <table:table-cell office:value-type="float" office:value="0.016888" calcext:value-type="float">
            <text:p>0.0168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office:value-type="float" office:value="4.120576" calcext:value-type="float">
            <text:p>4.120576</text:p>
          </table:table-cell>
          <table:table-cell office:value-type="float" office:value="0.01716" calcext:value-type="float">
            <text:p>0.017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12" calcext:value-type="float">
            <text:p>712</text:p>
          </table:table-cell>
          <table:table-cell office:value-type="float" office:value="4.47388" calcext:value-type="float">
            <text:p>4.47388</text:p>
          </table:table-cell>
          <table:table-cell office:value-type="float" office:value="0.017384" calcext:value-type="float">
            <text:p>0.0173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4.471808" calcext:value-type="float">
            <text:p>4.471808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float" office:value="4.475888" calcext:value-type="float">
            <text:p>4.475888</text:p>
          </table:table-cell>
          <table:table-cell office:value-type="float" office:value="0.017424" calcext:value-type="float">
            <text:p>0.0174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36" calcext:value-type="float">
            <text:p>736</text:p>
          </table:table-cell>
          <table:table-cell office:value-type="float" office:value="4.478488" calcext:value-type="float">
            <text:p>4.478488</text:p>
          </table:table-cell>
          <table:table-cell office:value-type="float" office:value="0.017656" calcext:value-type="float">
            <text:p>0.0176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4.475632" calcext:value-type="float">
            <text:p>4.47563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52" calcext:value-type="float">
            <text:p>752</text:p>
          </table:table-cell>
          <table:table-cell office:value-type="float" office:value="2.407936" calcext:value-type="float">
            <text:p>2.407936</text:p>
          </table:table-cell>
          <table:table-cell office:value-type="float" office:value="0.011784" calcext:value-type="float">
            <text:p>0.0117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60" calcext:value-type="float">
            <text:p>760</text:p>
          </table:table-cell>
          <table:table-cell office:value-type="float" office:value="2.404592" calcext:value-type="float">
            <text:p>2.404592</text:p>
          </table:table-cell>
          <table:table-cell office:value-type="float" office:value="0.012048" calcext:value-type="float">
            <text:p>0.0120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2.404376" calcext:value-type="float">
            <text:p>2.40437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76" calcext:value-type="float">
            <text:p>776</text:p>
          </table:table-cell>
          <table:table-cell office:value-type="float" office:value="2.633456" calcext:value-type="float">
            <text:p>2.63345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84" calcext:value-type="float">
            <text:p>784</text:p>
          </table:table-cell>
          <table:table-cell office:value-type="float" office:value="2.632704" calcext:value-type="float">
            <text:p>2.63270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2.641928" calcext:value-type="float">
            <text:p>2.641928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.644728" calcext:value-type="float">
            <text:p>2.644728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2.643712" calcext:value-type="float">
            <text:p>2.643712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16" calcext:value-type="float">
            <text:p>816</text:p>
          </table:table-cell>
          <table:table-cell office:value-type="float" office:value="2.64396" calcext:value-type="float">
            <text:p>2.64396</text:p>
          </table:table-cell>
          <table:table-cell office:value-type="float" office:value="0.012816" calcext:value-type="float">
            <text:p>0.0128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24" calcext:value-type="float">
            <text:p>824</text:p>
          </table:table-cell>
          <table:table-cell office:value-type="float" office:value="2.647312" calcext:value-type="float">
            <text:p>2.647312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2.649832" calcext:value-type="float">
            <text:p>2.649832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2.64832" calcext:value-type="float">
            <text:p>2.6483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float" office:value="2.651152" calcext:value-type="float">
            <text:p>2.651152</text:p>
          </table:table-cell>
          <table:table-cell office:value-type="float" office:value="0.013072" calcext:value-type="float">
            <text:p>0.0130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56" calcext:value-type="float">
            <text:p>856</text:p>
          </table:table-cell>
          <table:table-cell office:value-type="float" office:value="2.650368" calcext:value-type="float">
            <text:p>2.650368</text:p>
          </table:table-cell>
          <table:table-cell office:value-type="float" office:value="0.013792" calcext:value-type="float">
            <text:p>0.0137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64" calcext:value-type="float">
            <text:p>864</text:p>
          </table:table-cell>
          <table:table-cell office:value-type="float" office:value="2.651888" calcext:value-type="float">
            <text:p>2.651888</text:p>
          </table:table-cell>
          <table:table-cell office:value-type="float" office:value="0.01356" calcext:value-type="float">
            <text:p>0.013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72" calcext:value-type="float">
            <text:p>872</text:p>
          </table:table-cell>
          <table:table-cell office:value-type="float" office:value="2.652408" calcext:value-type="float">
            <text:p>2.652408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80" calcext:value-type="float">
            <text:p>880</text:p>
          </table:table-cell>
          <table:table-cell office:value-type="float" office:value="2.65192" calcext:value-type="float">
            <text:p>2.6519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office:value-type="float" office:value="2.653712" calcext:value-type="float">
            <text:p>2.65371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96" calcext:value-type="float">
            <text:p>896</text:p>
          </table:table-cell>
          <table:table-cell office:value-type="float" office:value="2.653688" calcext:value-type="float">
            <text:p>2.653688</text:p>
          </table:table-cell>
          <table:table-cell office:value-type="float" office:value="0.013328" calcext:value-type="float">
            <text:p>0.013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04" calcext:value-type="float">
            <text:p>904</text:p>
          </table:table-cell>
          <table:table-cell office:value-type="float" office:value="2.9366" calcext:value-type="float">
            <text:p>2.9366</text:p>
          </table:table-cell>
          <table:table-cell office:value-type="float" office:value="0.013808" calcext:value-type="float">
            <text:p>0.0138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12" calcext:value-type="float">
            <text:p>912</text:p>
          </table:table-cell>
          <table:table-cell office:value-type="float" office:value="2.940672" calcext:value-type="float">
            <text:p>2.940672</text:p>
          </table:table-cell>
          <table:table-cell office:value-type="float" office:value="0.014064" calcext:value-type="float">
            <text:p>0.0140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float" office:value="2.961912" calcext:value-type="float">
            <text:p>2.961912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28" calcext:value-type="float">
            <text:p>928</text:p>
          </table:table-cell>
          <table:table-cell office:value-type="float" office:value="2.968328" calcext:value-type="float">
            <text:p>2.968328</text:p>
          </table:table-cell>
          <table:table-cell office:value-type="float" office:value="0.013304" calcext:value-type="float">
            <text:p>0.0133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office:value-type="float" office:value="2.964992" calcext:value-type="float">
            <text:p>2.964992</text:p>
          </table:table-cell>
          <table:table-cell office:value-type="float" office:value="0.014104" calcext:value-type="float">
            <text:p>0.0141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float" office:value="2.967544" calcext:value-type="float">
            <text:p>2.967544</text:p>
          </table:table-cell>
          <table:table-cell office:value-type="float" office:value="0.014328" calcext:value-type="float">
            <text:p>0.014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float" office:value="2.972688" calcext:value-type="float">
            <text:p>2.972688</text:p>
          </table:table-cell>
          <table:table-cell office:value-type="float" office:value="0.014056" calcext:value-type="float">
            <text:p>0.0140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2.973944" calcext:value-type="float">
            <text:p>2.973944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68" calcext:value-type="float">
            <text:p>968</text:p>
          </table:table-cell>
          <table:table-cell office:value-type="float" office:value="2.977544" calcext:value-type="float">
            <text:p>2.977544</text:p>
          </table:table-cell>
          <table:table-cell office:value-type="float" office:value="0.01432" calcext:value-type="float">
            <text:p>0.014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2.977528" calcext:value-type="float">
            <text:p>2.977528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84" calcext:value-type="float">
            <text:p>984</text:p>
          </table:table-cell>
          <table:table-cell office:value-type="float" office:value="2.976024" calcext:value-type="float">
            <text:p>2.976024</text:p>
          </table:table-cell>
          <table:table-cell office:value-type="float" office:value="0.014568" calcext:value-type="float">
            <text:p>0.014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2.977296" calcext:value-type="float">
            <text:p>2.977296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.978072" calcext:value-type="float">
            <text:p>2.978072</text:p>
          </table:table-cell>
          <table:table-cell office:value-type="float" office:value="0.014568" calcext:value-type="float">
            <text:p>0.014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008" calcext:value-type="float">
            <text:p>1008</text:p>
          </table:table-cell>
          <table:table-cell office:value-type="float" office:value="2.978312" calcext:value-type="float">
            <text:p>2.978312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016" calcext:value-type="float">
            <text:p>1016</text:p>
          </table:table-cell>
          <table:table-cell office:value-type="float" office:value="2.977272" calcext:value-type="float">
            <text:p>2.977272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2.980112" calcext:value-type="float">
            <text:p>2.980112</text:p>
          </table:table-cell>
          <table:table-cell office:value-type="float" office:value="0.01432" calcext:value-type="float">
            <text:p>0.014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3.792257" calcext:value-type="float">
            <text:p>13.792257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6.993664" calcext:value-type="float">
            <text:p>6.993664</text:p>
          </table:table-cell>
          <table:table-cell office:value-type="float" office:value="0.012032" calcext:value-type="float">
            <text:p>0.0120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float" office:value="6.023169" calcext:value-type="float">
            <text:p>6.023169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3.46496" calcext:value-type="float">
            <text:p>3.46496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.7472" calcext:value-type="float">
            <text:p>5.747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4.783104" calcext:value-type="float">
            <text:p>4.783104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.864064" calcext:value-type="float">
            <text:p>3.864064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.468544" calcext:value-type="float">
            <text:p>3.468544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4.768512" calcext:value-type="float">
            <text:p>4.76851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.293888" calcext:value-type="float">
            <text:p>4.293888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3.8592" calcext:value-type="float">
            <text:p>3.859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3.846912" calcext:value-type="float">
            <text:p>3.84691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4.260608" calcext:value-type="float">
            <text:p>4.260608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3.877376" calcext:value-type="float">
            <text:p>3.877376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.840512" calcext:value-type="float">
            <text:p>3.840512</text:p>
          </table:table-cell>
          <table:table-cell office:value-type="float" office:value="0.013832" calcext:value-type="float">
            <text:p>0.0138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.4752" calcext:value-type="float">
            <text:p>3.475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 office:value-type="float" office:value="4.315648" calcext:value-type="float">
            <text:p>4.315648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3.869952" calcext:value-type="float">
            <text:p>3.869952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float" office:value="3.859456" calcext:value-type="float">
            <text:p>3.859456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3.856128" calcext:value-type="float">
            <text:p>3.856128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3.857408" calcext:value-type="float">
            <text:p>3.857408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3.855104" calcext:value-type="float">
            <text:p>3.855104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2" calcext:value-type="float">
            <text:p>22</text:p>
          </table:table-cell>
          <table:table-cell office:value-type="float" office:value="184" calcext:value-type="float">
            <text:p>184</text:p>
          </table:table-cell>
          <table:table-cell office:value-type="float" office:value="3.854336" calcext:value-type="float">
            <text:p>3.854336</text:p>
          </table:table-cell>
          <table:table-cell office:value-type="float" office:value="0.014592" calcext:value-type="float">
            <text:p>0.0145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3.856128" calcext:value-type="float">
            <text:p>3.856128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.860224" calcext:value-type="float">
            <text:p>3.860224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float" office:value="3.895552" calcext:value-type="float">
            <text:p>3.89555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3.871488" calcext:value-type="float">
            <text:p>3.871488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3.871744" calcext:value-type="float">
            <text:p>3.871744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office:value-type="float" office:value="4.29696" calcext:value-type="float">
            <text:p>4.29696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 office:value-type="float" office:value="4.29952" calcext:value-type="float">
            <text:p>4.29952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office:value-type="float" office:value="248" calcext:value-type="float">
            <text:p>248</text:p>
          </table:table-cell>
          <table:table-cell office:value-type="float" office:value="4.295424" calcext:value-type="float">
            <text:p>4.295424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.490304" calcext:value-type="float">
            <text:p>3.490304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64" calcext:value-type="float">
            <text:p>264</text:p>
          </table:table-cell>
          <table:table-cell office:value-type="float" office:value="3.907328" calcext:value-type="float">
            <text:p>3.907328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 office:value-type="float" office:value="3.906816" calcext:value-type="float">
            <text:p>3.906816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3.90656" calcext:value-type="float">
            <text:p>3.90656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288" calcext:value-type="float">
            <text:p>288</text:p>
          </table:table-cell>
          <table:table-cell office:value-type="float" office:value="3.908608" calcext:value-type="float">
            <text:p>3.908608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296" calcext:value-type="float">
            <text:p>296</text:p>
          </table:table-cell>
          <table:table-cell office:value-type="float" office:value="4.365824" calcext:value-type="float">
            <text:p>4.365824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office:value-type="float" office:value="4.401152" calcext:value-type="float">
            <text:p>4.401152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" calcext:value-type="float">
            <text:p>13</text:p>
          </table:table-cell>
          <table:table-cell office:value-type="float" office:value="312" calcext:value-type="float">
            <text:p>312</text:p>
          </table:table-cell>
          <table:table-cell office:value-type="float" office:value="4.342016" calcext:value-type="float">
            <text:p>4.342016</text:p>
          </table:table-cell>
          <table:table-cell office:value-type="float" office:value="0.014592" calcext:value-type="float">
            <text:p>0.0145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office:value-type="float" office:value="4.360704" calcext:value-type="float">
            <text:p>4.360704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" calcext:value-type="float">
            <text:p>13</text:p>
          </table:table-cell>
          <table:table-cell office:value-type="float" office:value="328" calcext:value-type="float">
            <text:p>328</text:p>
          </table:table-cell>
          <table:table-cell office:value-type="float" office:value="4.883712" calcext:value-type="float">
            <text:p>4.883712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36" calcext:value-type="float">
            <text:p>336</text:p>
          </table:table-cell>
          <table:table-cell office:value-type="float" office:value="3.877376" calcext:value-type="float">
            <text:p>3.877376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44" calcext:value-type="float">
            <text:p>344</text:p>
          </table:table-cell>
          <table:table-cell office:value-type="float" office:value="3.909632" calcext:value-type="float">
            <text:p>3.909632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52" calcext:value-type="float">
            <text:p>352</text:p>
          </table:table-cell>
          <table:table-cell office:value-type="float" office:value="3.907328" calcext:value-type="float">
            <text:p>3.907328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3.926272" calcext:value-type="float">
            <text:p>3.926272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float" office:value="3.92448" calcext:value-type="float">
            <text:p>3.92448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376" calcext:value-type="float">
            <text:p>376</text:p>
          </table:table-cell>
          <table:table-cell office:value-type="float" office:value="3.921408" calcext:value-type="float">
            <text:p>3.921408</text:p>
          </table:table-cell>
          <table:table-cell office:value-type="float" office:value="0.014592" calcext:value-type="float">
            <text:p>0.0145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384" calcext:value-type="float">
            <text:p>384</text:p>
          </table:table-cell>
          <table:table-cell office:value-type="float" office:value="3.921152" calcext:value-type="float">
            <text:p>3.921152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392" calcext:value-type="float">
            <text:p>392</text:p>
          </table:table-cell>
          <table:table-cell office:value-type="float" office:value="4.397056" calcext:value-type="float">
            <text:p>4.397056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4.434432" calcext:value-type="float">
            <text:p>4.434432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float" office:value="4.398848" calcext:value-type="float">
            <text:p>4.398848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office:value-type="float" office:value="4.40192" calcext:value-type="float">
            <text:p>4.40192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4.826624" calcext:value-type="float">
            <text:p>4.826624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4.820736" calcext:value-type="float">
            <text:p>4.820736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.831488" calcext:value-type="float">
            <text:p>4.831488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48" calcext:value-type="float">
            <text:p>448</text:p>
          </table:table-cell>
          <table:table-cell office:value-type="float" office:value="4.826112" calcext:value-type="float">
            <text:p>4.82611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56" calcext:value-type="float">
            <text:p>456</text:p>
          </table:table-cell>
          <table:table-cell office:value-type="float" office:value="5.238272" calcext:value-type="float">
            <text:p>5.23827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64" calcext:value-type="float">
            <text:p>464</text:p>
          </table:table-cell>
          <table:table-cell office:value-type="float" office:value="5.22496" calcext:value-type="float">
            <text:p>5.22496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72" calcext:value-type="float">
            <text:p>472</text:p>
          </table:table-cell>
          <table:table-cell office:value-type="float" office:value="5.236224" calcext:value-type="float">
            <text:p>5.236224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5.244928" calcext:value-type="float">
            <text:p>5.244928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float" office:value="5.3056" calcext:value-type="float">
            <text:p>5.3056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5.340928" calcext:value-type="float">
            <text:p>5.340928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04" calcext:value-type="float">
            <text:p>504</text:p>
          </table:table-cell>
          <table:table-cell office:value-type="float" office:value="3.525888" calcext:value-type="float">
            <text:p>3.52588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3.524352" calcext:value-type="float">
            <text:p>3.524352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3.96544" calcext:value-type="float">
            <text:p>3.96544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float" office:value="3.968256" calcext:value-type="float">
            <text:p>3.968256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36" calcext:value-type="float">
            <text:p>536</text:p>
          </table:table-cell>
          <table:table-cell office:value-type="float" office:value="3.984384" calcext:value-type="float">
            <text:p>3.984384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44" calcext:value-type="float">
            <text:p>544</text:p>
          </table:table-cell>
          <table:table-cell office:value-type="float" office:value="3.983104" calcext:value-type="float">
            <text:p>3.983104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52" calcext:value-type="float">
            <text:p>552</text:p>
          </table:table-cell>
          <table:table-cell office:value-type="float" office:value="3.985152" calcext:value-type="float">
            <text:p>3.985152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60" calcext:value-type="float">
            <text:p>560</text:p>
          </table:table-cell>
          <table:table-cell office:value-type="float" office:value="3.986432" calcext:value-type="float">
            <text:p>3.986432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68" calcext:value-type="float">
            <text:p>568</text:p>
          </table:table-cell>
          <table:table-cell office:value-type="float" office:value="3.992832" calcext:value-type="float">
            <text:p>3.992832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576" calcext:value-type="float">
            <text:p>576</text:p>
          </table:table-cell>
          <table:table-cell office:value-type="float" office:value="3.992576" calcext:value-type="float">
            <text:p>3.992576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584" calcext:value-type="float">
            <text:p>584</text:p>
          </table:table-cell>
          <table:table-cell office:value-type="float" office:value="4.465664" calcext:value-type="float">
            <text:p>4.465664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4.507392" calcext:value-type="float">
            <text:p>4.507392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.475136" calcext:value-type="float">
            <text:p>4.475136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08" calcext:value-type="float">
            <text:p>608</text:p>
          </table:table-cell>
          <table:table-cell office:value-type="float" office:value="4.47616" calcext:value-type="float">
            <text:p>4.47616</text:p>
          </table:table-cell>
          <table:table-cell office:value-type="float" office:value="0.014344" calcext:value-type="float">
            <text:p>0.0143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office:value-type="float" office:value="4.476672" calcext:value-type="float">
            <text:p>4.47667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office:value-type="float" office:value="4.479488" calcext:value-type="float">
            <text:p>4.479488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32" calcext:value-type="float">
            <text:p>632</text:p>
          </table:table-cell>
          <table:table-cell office:value-type="float" office:value="4.476416" calcext:value-type="float">
            <text:p>4.476416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.478208" calcext:value-type="float">
            <text:p>4.478208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48" calcext:value-type="float">
            <text:p>648</text:p>
          </table:table-cell>
          <table:table-cell office:value-type="float" office:value="4.930304" calcext:value-type="float">
            <text:p>4.930304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56" calcext:value-type="float">
            <text:p>656</text:p>
          </table:table-cell>
          <table:table-cell office:value-type="float" office:value="4.941056" calcext:value-type="float">
            <text:p>4.941056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office:value-type="float" office:value="4.955904" calcext:value-type="float">
            <text:p>4.95590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office:value-type="float" office:value="4.942848" calcext:value-type="float">
            <text:p>4.942848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float" office:value="4.958464" calcext:value-type="float">
            <text:p>4.958464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688" calcext:value-type="float">
            <text:p>688</text:p>
          </table:table-cell>
          <table:table-cell office:value-type="float" office:value="4.989184" calcext:value-type="float">
            <text:p>4.989184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696" calcext:value-type="float">
            <text:p>696</text:p>
          </table:table-cell>
          <table:table-cell office:value-type="float" office:value="4.961024" calcext:value-type="float">
            <text:p>4.961024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04" calcext:value-type="float">
            <text:p>704</text:p>
          </table:table-cell>
          <table:table-cell office:value-type="float" office:value="4.962048" calcext:value-type="float">
            <text:p>4.962048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float" office:value="5.39392" calcext:value-type="float">
            <text:p>5.3939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5.393664" calcext:value-type="float">
            <text:p>5.39366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28" calcext:value-type="float">
            <text:p>728</text:p>
          </table:table-cell>
          <table:table-cell office:value-type="float" office:value="5.403392" calcext:value-type="float">
            <text:p>5.40339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36" calcext:value-type="float">
            <text:p>736</text:p>
          </table:table-cell>
          <table:table-cell office:value-type="float" office:value="5.404672" calcext:value-type="float">
            <text:p>5.404672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5.404416" calcext:value-type="float">
            <text:p>5.404416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5.405184" calcext:value-type="float">
            <text:p>5.405184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60" calcext:value-type="float">
            <text:p>760</text:p>
          </table:table-cell>
          <table:table-cell office:value-type="float" office:value="5.40416" calcext:value-type="float">
            <text:p>5.40416</text:p>
          </table:table-cell>
          <table:table-cell office:value-type="float" office:value="0.017152" calcext:value-type="float">
            <text:p>0.0171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68" calcext:value-type="float">
            <text:p>768</text:p>
          </table:table-cell>
          <table:table-cell office:value-type="float" office:value="5.404928" calcext:value-type="float">
            <text:p>5.404928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76" calcext:value-type="float">
            <text:p>776</text:p>
          </table:table-cell>
          <table:table-cell office:value-type="float" office:value="5.841152" calcext:value-type="float">
            <text:p>5.84115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84" calcext:value-type="float">
            <text:p>784</text:p>
          </table:table-cell>
          <table:table-cell office:value-type="float" office:value="5.881344" calcext:value-type="float">
            <text:p>5.88134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office:value-type="float" office:value="5.856" calcext:value-type="float">
            <text:p>5.856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.860096" calcext:value-type="float">
            <text:p>5.860096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08" calcext:value-type="float">
            <text:p>808</text:p>
          </table:table-cell>
          <table:table-cell office:value-type="float" office:value="5.850624" calcext:value-type="float">
            <text:p>5.850624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16" calcext:value-type="float">
            <text:p>816</text:p>
          </table:table-cell>
          <table:table-cell office:value-type="float" office:value="5.85728" calcext:value-type="float">
            <text:p>5.85728</text:p>
          </table:table-cell>
          <table:table-cell office:value-type="float" office:value="0.017152" calcext:value-type="float">
            <text:p>0.0171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24" calcext:value-type="float">
            <text:p>824</text:p>
          </table:table-cell>
          <table:table-cell office:value-type="float" office:value="5.85984" calcext:value-type="float">
            <text:p>5.85984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32" calcext:value-type="float">
            <text:p>832</text:p>
          </table:table-cell>
          <table:table-cell office:value-type="float" office:value="5.857792" calcext:value-type="float">
            <text:p>5.857792</text:p>
          </table:table-cell>
          <table:table-cell office:value-type="float" office:value="0.017152" calcext:value-type="float">
            <text:p>0.0171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float" office:value="6.257664" calcext:value-type="float">
            <text:p>6.25766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  <table:table-cell office:value-type="float" office:value="6.244864" calcext:value-type="float">
            <text:p>6.24486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56" calcext:value-type="float">
            <text:p>856</text:p>
          </table:table-cell>
          <table:table-cell office:value-type="float" office:value="6.25792" calcext:value-type="float">
            <text:p>6.25792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64" calcext:value-type="float">
            <text:p>864</text:p>
          </table:table-cell>
          <table:table-cell office:value-type="float" office:value="6.261249" calcext:value-type="float">
            <text:p>6.261249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72" calcext:value-type="float">
            <text:p>872</text:p>
          </table:table-cell>
          <table:table-cell office:value-type="float" office:value="6.257664" calcext:value-type="float">
            <text:p>6.257664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float" office:value="6.292992" calcext:value-type="float">
            <text:p>6.292992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88" calcext:value-type="float">
            <text:p>888</text:p>
          </table:table-cell>
          <table:table-cell office:value-type="float" office:value="6.26048" calcext:value-type="float">
            <text:p>6.26048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96" calcext:value-type="float">
            <text:p>896</text:p>
          </table:table-cell>
          <table:table-cell office:value-type="float" office:value="6.261504" calcext:value-type="float">
            <text:p>6.261504</text:p>
          </table:table-cell>
          <table:table-cell office:value-type="float" office:value="0.01844" calcext:value-type="float">
            <text:p>0.018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float" office:value="6.657024" calcext:value-type="float">
            <text:p>6.657024</text:p>
          </table:table-cell>
          <table:table-cell office:value-type="float" office:value="0.018688" calcext:value-type="float">
            <text:p>0.01868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12" calcext:value-type="float">
            <text:p>912</text:p>
          </table:table-cell>
          <table:table-cell office:value-type="float" office:value="6.640128" calcext:value-type="float">
            <text:p>6.640128</text:p>
          </table:table-cell>
          <table:table-cell office:value-type="float" office:value="0.018944" calcext:value-type="float">
            <text:p>0.0189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20" calcext:value-type="float">
            <text:p>920</text:p>
          </table:table-cell>
          <table:table-cell office:value-type="float" office:value="6.658816" calcext:value-type="float">
            <text:p>6.65881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28" calcext:value-type="float">
            <text:p>928</text:p>
          </table:table-cell>
          <table:table-cell office:value-type="float" office:value="6.664192" calcext:value-type="float">
            <text:p>6.664192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36" calcext:value-type="float">
            <text:p>936</text:p>
          </table:table-cell>
          <table:table-cell office:value-type="float" office:value="6.676736" calcext:value-type="float">
            <text:p>6.67673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float" office:value="6.679296" calcext:value-type="float">
            <text:p>6.67929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52" calcext:value-type="float">
            <text:p>952</text:p>
          </table:table-cell>
          <table:table-cell office:value-type="float" office:value="6.702081" calcext:value-type="float">
            <text:p>6.702081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6.68288" calcext:value-type="float">
            <text:p>6.68288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68" calcext:value-type="float">
            <text:p>968</text:p>
          </table:table-cell>
          <table:table-cell office:value-type="float" office:value="7.069696" calcext:value-type="float">
            <text:p>7.06969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7.097344" calcext:value-type="float">
            <text:p>7.097344</text:p>
          </table:table-cell>
          <table:table-cell office:value-type="float" office:value="0.019968" calcext:value-type="float">
            <text:p>0.0199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84" calcext:value-type="float">
            <text:p>984</text:p>
          </table:table-cell>
          <table:table-cell office:value-type="float" office:value="7.059456" calcext:value-type="float">
            <text:p>7.059456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7.065344" calcext:value-type="float">
            <text:p>7.065344</text:p>
          </table:table-cell>
          <table:table-cell office:value-type="float" office:value="0.020224" calcext:value-type="float">
            <text:p>0.0202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.58144" calcext:value-type="float">
            <text:p>3.58144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3.583488" calcext:value-type="float">
            <text:p>3.583488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016" calcext:value-type="float">
            <text:p>1016</text:p>
          </table:table-cell>
          <table:table-cell office:value-type="float" office:value="3.582208" calcext:value-type="float">
            <text:p>3.582208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582208" calcext:value-type="float">
            <text:p>3.582208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25" calcext:value-type="float">
            <text:p>625</text:p>
          </table:table-cell>
          <table:table-cell office:value-type="float" office:value="8" calcext:value-type="float">
            <text:p>8</text:p>
          </table:table-cell>
          <table:table-cell office:value-type="float" office:value="23.835632" calcext:value-type="float">
            <text:p>23.835632</text:p>
          </table:table-cell>
          <table:table-cell office:value-type="float" office:value="0.015632" calcext:value-type="float">
            <text:p>0.0156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3" calcext:value-type="float">
            <text:p>313</text:p>
          </table:table-cell>
          <table:table-cell office:value-type="float" office:value="16" calcext:value-type="float">
            <text:p>16</text:p>
          </table:table-cell>
          <table:table-cell office:value-type="float" office:value="13.084433" calcext:value-type="float">
            <text:p>13.084433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8.106497" calcext:value-type="float">
            <text:p>8.106497</text:p>
          </table:table-cell>
          <table:table-cell office:value-type="float" office:value="0.015624" calcext:value-type="float">
            <text:p>0.0156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7.486208" calcext:value-type="float">
            <text:p>7.486208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8.584192" calcext:value-type="float">
            <text:p>8.584192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7.567616" calcext:value-type="float">
            <text:p>7.567616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6.587648" calcext:value-type="float">
            <text:p>6.587648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.365761" calcext:value-type="float">
            <text:p>5.365761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.648768" calcext:value-type="float">
            <text:p>7.648768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.56768" calcext:value-type="float">
            <text:p>6.56768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.564352" calcext:value-type="float">
            <text:p>6.564352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6.006272" calcext:value-type="float">
            <text:p>6.006272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7.018752" calcext:value-type="float">
            <text:p>7.01875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6.467584" calcext:value-type="float">
            <text:p>6.467584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5.895424" calcext:value-type="float">
            <text:p>5.89542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.320704" calcext:value-type="float">
            <text:p>5.320704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  <table:table-cell office:value-type="float" office:value="7.066112" calcext:value-type="float">
            <text:p>7.066112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office:value-type="float" office:value="144" calcext:value-type="float">
            <text:p>144</text:p>
          </table:table-cell>
          <table:table-cell office:value-type="float" office:value="6.43968" calcext:value-type="float">
            <text:p>6.43968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6.413056" calcext:value-type="float">
            <text:p>6.413056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5.384192" calcext:value-type="float">
            <text:p>5.38419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office:value-type="float" office:value="6.495488" calcext:value-type="float">
            <text:p>6.495488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office:value-type="float" office:value="176" calcext:value-type="float">
            <text:p>176</text:p>
          </table:table-cell>
          <table:table-cell office:value-type="float" office:value="6.491904" calcext:value-type="float">
            <text:p>6.49190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5.935872" calcext:value-type="float">
            <text:p>5.935872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office:value-type="float" office:value="192" calcext:value-type="float">
            <text:p>192</text:p>
          </table:table-cell>
          <table:table-cell office:value-type="float" office:value="5.9712" calcext:value-type="float">
            <text:p>5.9712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7.067136" calcext:value-type="float">
            <text:p>7.067136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208" calcext:value-type="float">
            <text:p>208</text:p>
          </table:table-cell>
          <table:table-cell office:value-type="float" office:value="7.073536" calcext:value-type="float">
            <text:p>7.073536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5.916928" calcext:value-type="float">
            <text:p>5.916928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3" calcext:value-type="float">
            <text:p>23</text:p>
          </table:table-cell>
          <table:table-cell office:value-type="float" office:value="224" calcext:value-type="float">
            <text:p>224</text:p>
          </table:table-cell>
          <table:table-cell office:value-type="float" office:value="5.92" calcext:value-type="float">
            <text:p>5.92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office:value-type="float" office:value="232" calcext:value-type="float">
            <text:p>232</text:p>
          </table:table-cell>
          <table:table-cell office:value-type="float" office:value="6.42176" calcext:value-type="float">
            <text:p>6.42176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6.422527" calcext:value-type="float">
            <text:p>6.422527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  <table:table-cell office:value-type="float" office:value="6.414336" calcext:value-type="float">
            <text:p>6.414336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5.372672" calcext:value-type="float">
            <text:p>5.37267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office:value-type="float" office:value="6.562816" calcext:value-type="float">
            <text:p>6.562816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72" calcext:value-type="float">
            <text:p>272</text:p>
          </table:table-cell>
          <table:table-cell office:value-type="float" office:value="6.563072" calcext:value-type="float">
            <text:p>6.563072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float" office:value="6.541568" calcext:value-type="float">
            <text:p>6.541568</text:p>
          </table:table-cell>
          <table:table-cell office:value-type="float" office:value="0.017152" calcext:value-type="float">
            <text:p>0.0171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float" office:value="6.575872" calcext:value-type="float">
            <text:p>6.575872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float" office:value="7.01184" calcext:value-type="float">
            <text:p>7.01184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7.035648" calcext:value-type="float">
            <text:p>7.035648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 office:value-type="float" office:value="7.057664" calcext:value-type="float">
            <text:p>7.057664</text:p>
          </table:table-cell>
          <table:table-cell office:value-type="float" office:value="0.017152" calcext:value-type="float">
            <text:p>0.0171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5.466368" calcext:value-type="float">
            <text:p>5.466368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office:value-type="float" office:value="6.121984" calcext:value-type="float">
            <text:p>6.121984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office:value-type="float" office:value="6.106112" calcext:value-type="float">
            <text:p>6.106112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344" calcext:value-type="float">
            <text:p>344</text:p>
          </table:table-cell>
          <table:table-cell office:value-type="float" office:value="6.10944" calcext:value-type="float">
            <text:p>6.1094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6.108928" calcext:value-type="float">
            <text:p>6.108928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office:value-type="float" office:value="6.647808" calcext:value-type="float">
            <text:p>6.647808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office:value-type="float" office:value="6.644736" calcext:value-type="float">
            <text:p>6.644736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376" calcext:value-type="float">
            <text:p>376</text:p>
          </table:table-cell>
          <table:table-cell office:value-type="float" office:value="6.642432" calcext:value-type="float">
            <text:p>6.64243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384" calcext:value-type="float">
            <text:p>384</text:p>
          </table:table-cell>
          <table:table-cell office:value-type="float" office:value="6.679296" calcext:value-type="float">
            <text:p>6.679296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392" calcext:value-type="float">
            <text:p>392</text:p>
          </table:table-cell>
          <table:table-cell office:value-type="float" office:value="7.195904" calcext:value-type="float">
            <text:p>7.19590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7.200511" calcext:value-type="float">
            <text:p>7.200511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408" calcext:value-type="float">
            <text:p>408</text:p>
          </table:table-cell>
          <table:table-cell office:value-type="float" office:value="7.212032" calcext:value-type="float">
            <text:p>7.212032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float" office:value="7.204864" calcext:value-type="float">
            <text:p>7.20486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office:value-type="float" office:value="6.03264" calcext:value-type="float">
            <text:p>6.0326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6.030335" calcext:value-type="float">
            <text:p>6.030335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440" calcext:value-type="float">
            <text:p>440</text:p>
          </table:table-cell>
          <table:table-cell office:value-type="float" office:value="6.04032" calcext:value-type="float">
            <text:p>6.0403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6.04032" calcext:value-type="float">
            <text:p>6.04032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56" calcext:value-type="float">
            <text:p>456</text:p>
          </table:table-cell>
          <table:table-cell office:value-type="float" office:value="6.508544" calcext:value-type="float">
            <text:p>6.50854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float" office:value="6.514176" calcext:value-type="float">
            <text:p>6.514176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72" calcext:value-type="float">
            <text:p>472</text:p>
          </table:table-cell>
          <table:table-cell office:value-type="float" office:value="6.52672" calcext:value-type="float">
            <text:p>6.5267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float" office:value="6.56256" calcext:value-type="float">
            <text:p>6.56256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88" calcext:value-type="float">
            <text:p>488</text:p>
          </table:table-cell>
          <table:table-cell office:value-type="float" office:value="6.561024" calcext:value-type="float">
            <text:p>6.561024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96" calcext:value-type="float">
            <text:p>496</text:p>
          </table:table-cell>
          <table:table-cell office:value-type="float" office:value="6.560512" calcext:value-type="float">
            <text:p>6.56051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float" office:value="6.557952" calcext:value-type="float">
            <text:p>6.55795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6.55744" calcext:value-type="float">
            <text:p>6.55744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float" office:value="7.137024" calcext:value-type="float">
            <text:p>7.13702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7.138824" calcext:value-type="float">
            <text:p>7.138824</text:p>
          </table:table-cell>
          <table:table-cell office:value-type="float" office:value="0.018424" calcext:value-type="float">
            <text:p>0.0184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  <table:table-cell office:value-type="float" office:value="7.149056" calcext:value-type="float">
            <text:p>7.149056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7.162624" calcext:value-type="float">
            <text:p>7.162624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52" calcext:value-type="float">
            <text:p>552</text:p>
          </table:table-cell>
          <table:table-cell office:value-type="float" office:value="7.604735" calcext:value-type="float">
            <text:p>7.604735</text:p>
          </table:table-cell>
          <table:table-cell office:value-type="float" office:value="0.018432" calcext:value-type="float">
            <text:p>0.0184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560" calcext:value-type="float">
            <text:p>560</text:p>
          </table:table-cell>
          <table:table-cell office:value-type="float" office:value="7.607296" calcext:value-type="float">
            <text:p>7.607296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  <table:table-cell office:value-type="float" office:value="7.602176" calcext:value-type="float">
            <text:p>7.602176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576" calcext:value-type="float">
            <text:p>576</text:p>
          </table:table-cell>
          <table:table-cell office:value-type="float" office:value="7.63648" calcext:value-type="float">
            <text:p>7.63648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  <table:table-cell office:value-type="float" office:value="8.098048" calcext:value-type="float">
            <text:p>8.098048</text:p>
          </table:table-cell>
          <table:table-cell office:value-type="float" office:value="0.018944" calcext:value-type="float">
            <text:p>0.0189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592" calcext:value-type="float">
            <text:p>592</text:p>
          </table:table-cell>
          <table:table-cell office:value-type="float" office:value="8.089088" calcext:value-type="float">
            <text:p>8.089088</text:p>
          </table:table-cell>
          <table:table-cell office:value-type="float" office:value="0.018688" calcext:value-type="float">
            <text:p>0.0186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8.083968" calcext:value-type="float">
            <text:p>8.083968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8.082944" calcext:value-type="float">
            <text:p>8.082944</text:p>
          </table:table-cell>
          <table:table-cell office:value-type="float" office:value="0.018944" calcext:value-type="float">
            <text:p>0.0189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616" calcext:value-type="float">
            <text:p>616</text:p>
          </table:table-cell>
          <table:table-cell office:value-type="float" office:value="8.077568" calcext:value-type="float">
            <text:p>8.077568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624" calcext:value-type="float">
            <text:p>624</text:p>
          </table:table-cell>
          <table:table-cell office:value-type="float" office:value="8.077056" calcext:value-type="float">
            <text:p>8.077056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32" calcext:value-type="float">
            <text:p>632</text:p>
          </table:table-cell>
          <table:table-cell office:value-type="float" office:value="5.594624" calcext:value-type="float">
            <text:p>5.594624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5.595904" calcext:value-type="float">
            <text:p>5.595904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6.17472" calcext:value-type="float">
            <text:p>6.17472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float" office:value="6.178816" calcext:value-type="float">
            <text:p>6.178816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64" calcext:value-type="float">
            <text:p>664</text:p>
          </table:table-cell>
          <table:table-cell office:value-type="float" office:value="6.1888" calcext:value-type="float">
            <text:p>6.1888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72" calcext:value-type="float">
            <text:p>672</text:p>
          </table:table-cell>
          <table:table-cell office:value-type="float" office:value="6.21952" calcext:value-type="float">
            <text:p>6.21952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 office:value-type="float" office:value="6.204672" calcext:value-type="float">
            <text:p>6.20467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6.208256" calcext:value-type="float">
            <text:p>6.208256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96" calcext:value-type="float">
            <text:p>696</text:p>
          </table:table-cell>
          <table:table-cell office:value-type="float" office:value="6.20928" calcext:value-type="float">
            <text:p>6.20928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6.21184" calcext:value-type="float">
            <text:p>6.2118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712" calcext:value-type="float">
            <text:p>712</text:p>
          </table:table-cell>
          <table:table-cell office:value-type="float" office:value="6.745856" calcext:value-type="float">
            <text:p>6.745856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6.75584" calcext:value-type="float">
            <text:p>6.75584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28" calcext:value-type="float">
            <text:p>728</text:p>
          </table:table-cell>
          <table:table-cell office:value-type="float" office:value="6.752512" calcext:value-type="float">
            <text:p>6.75251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36" calcext:value-type="float">
            <text:p>736</text:p>
          </table:table-cell>
          <table:table-cell office:value-type="float" office:value="6.756608" calcext:value-type="float">
            <text:p>6.756608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6.76352" calcext:value-type="float">
            <text:p>6.7635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6.761984" calcext:value-type="float">
            <text:p>6.761984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60" calcext:value-type="float">
            <text:p>760</text:p>
          </table:table-cell>
          <table:table-cell office:value-type="float" office:value="6.762752" calcext:value-type="float">
            <text:p>6.762752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 office:value-type="float" office:value="6.798336" calcext:value-type="float">
            <text:p>6.798336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76" calcext:value-type="float">
            <text:p>776</text:p>
          </table:table-cell>
          <table:table-cell office:value-type="float" office:value="7.312896" calcext:value-type="float">
            <text:p>7.312896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  <table:table-cell office:value-type="float" office:value="7.313152" calcext:value-type="float">
            <text:p>7.313152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92" calcext:value-type="float">
            <text:p>792</text:p>
          </table:table-cell>
          <table:table-cell office:value-type="float" office:value="7.329536" calcext:value-type="float">
            <text:p>7.329536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7.32928" calcext:value-type="float">
            <text:p>7.32928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808" calcext:value-type="float">
            <text:p>808</text:p>
          </table:table-cell>
          <table:table-cell office:value-type="float" office:value="7.344128" calcext:value-type="float">
            <text:p>7.344128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816" calcext:value-type="float">
            <text:p>816</text:p>
          </table:table-cell>
          <table:table-cell office:value-type="float" office:value="7.329016" calcext:value-type="float">
            <text:p>7.329016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824" calcext:value-type="float">
            <text:p>824</text:p>
          </table:table-cell>
          <table:table-cell office:value-type="float" office:value="7.343104" calcext:value-type="float">
            <text:p>7.343104</text:p>
          </table:table-cell>
          <table:table-cell office:value-type="float" office:value="0.018432" calcext:value-type="float">
            <text:p>0.0184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832" calcext:value-type="float">
            <text:p>832</text:p>
          </table:table-cell>
          <table:table-cell office:value-type="float" office:value="7.343616" calcext:value-type="float">
            <text:p>7.343616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  <table:table-cell office:value-type="float" office:value="7.842048" calcext:value-type="float">
            <text:p>7.842048</text:p>
          </table:table-cell>
          <table:table-cell office:value-type="float" office:value="0.018432" calcext:value-type="float">
            <text:p>0.0184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48" calcext:value-type="float">
            <text:p>848</text:p>
          </table:table-cell>
          <table:table-cell office:value-type="float" office:value="7.833088" calcext:value-type="float">
            <text:p>7.833088</text:p>
          </table:table-cell>
          <table:table-cell office:value-type="float" office:value="0.018432" calcext:value-type="float">
            <text:p>0.0184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56" calcext:value-type="float">
            <text:p>856</text:p>
          </table:table-cell>
          <table:table-cell office:value-type="float" office:value="7.84256" calcext:value-type="float">
            <text:p>7.8425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64" calcext:value-type="float">
            <text:p>864</text:p>
          </table:table-cell>
          <table:table-cell office:value-type="float" office:value="7.883008" calcext:value-type="float">
            <text:p>7.883008</text:p>
          </table:table-cell>
          <table:table-cell office:value-type="float" office:value="0.018688" calcext:value-type="float">
            <text:p>0.0186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72" calcext:value-type="float">
            <text:p>872</text:p>
          </table:table-cell>
          <table:table-cell office:value-type="float" office:value="7.847168" calcext:value-type="float">
            <text:p>7.847168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80" calcext:value-type="float">
            <text:p>880</text:p>
          </table:table-cell>
          <table:table-cell office:value-type="float" office:value="7.848192" calcext:value-type="float">
            <text:p>7.848192</text:p>
          </table:table-cell>
          <table:table-cell office:value-type="float" office:value="0.018944" calcext:value-type="float">
            <text:p>0.0189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88" calcext:value-type="float">
            <text:p>888</text:p>
          </table:table-cell>
          <table:table-cell office:value-type="float" office:value="7.847937" calcext:value-type="float">
            <text:p>7.847937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96" calcext:value-type="float">
            <text:p>896</text:p>
          </table:table-cell>
          <table:table-cell office:value-type="float" office:value="7.853568" calcext:value-type="float">
            <text:p>7.853568</text:p>
          </table:table-cell>
          <table:table-cell office:value-type="float" office:value="0.018944" calcext:value-type="float">
            <text:p>0.0189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04" calcext:value-type="float">
            <text:p>904</text:p>
          </table:table-cell>
          <table:table-cell office:value-type="float" office:value="8.340224" calcext:value-type="float">
            <text:p>8.340224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12" calcext:value-type="float">
            <text:p>912</text:p>
          </table:table-cell>
          <table:table-cell office:value-type="float" office:value="8.335104" calcext:value-type="float">
            <text:p>8.335104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20" calcext:value-type="float">
            <text:p>920</text:p>
          </table:table-cell>
          <table:table-cell office:value-type="float" office:value="8.362495" calcext:value-type="float">
            <text:p>8.362495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28" calcext:value-type="float">
            <text:p>928</text:p>
          </table:table-cell>
          <table:table-cell office:value-type="float" office:value="8.376064" calcext:value-type="float">
            <text:p>8.376064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36" calcext:value-type="float">
            <text:p>936</text:p>
          </table:table-cell>
          <table:table-cell office:value-type="float" office:value="8.380159" calcext:value-type="float">
            <text:p>8.380159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44" calcext:value-type="float">
            <text:p>944</text:p>
          </table:table-cell>
          <table:table-cell office:value-type="float" office:value="8.388608" calcext:value-type="float">
            <text:p>8.388608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52" calcext:value-type="float">
            <text:p>952</text:p>
          </table:table-cell>
          <table:table-cell office:value-type="float" office:value="8.399616" calcext:value-type="float">
            <text:p>8.399616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60" calcext:value-type="float">
            <text:p>960</text:p>
          </table:table-cell>
          <table:table-cell office:value-type="float" office:value="8.4352" calcext:value-type="float">
            <text:p>8.4352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68" calcext:value-type="float">
            <text:p>968</text:p>
          </table:table-cell>
          <table:table-cell office:value-type="float" office:value="8.837632" calcext:value-type="float">
            <text:p>8.837632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76" calcext:value-type="float">
            <text:p>976</text:p>
          </table:table-cell>
          <table:table-cell office:value-type="float" office:value="8.874496" calcext:value-type="float">
            <text:p>8.874496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8.8064" calcext:value-type="float">
            <text:p>8.8064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92" calcext:value-type="float">
            <text:p>992</text:p>
          </table:table-cell>
          <table:table-cell office:value-type="float" office:value="8.80768" calcext:value-type="float">
            <text:p>8.80768</text:p>
          </table:table-cell>
          <table:table-cell office:value-type="float" office:value="0.020224" calcext:value-type="float">
            <text:p>0.0202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.732672" calcext:value-type="float">
            <text:p>8.732672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08" calcext:value-type="float">
            <text:p>1008</text:p>
          </table:table-cell>
          <table:table-cell office:value-type="float" office:value="8.730624" calcext:value-type="float">
            <text:p>8.730624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8.729344" calcext:value-type="float">
            <text:p>8.729344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.724736" calcext:value-type="float">
            <text:p>8.724736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office:value-type="float" office:value="88.507912" calcext:value-type="float">
            <text:p>88.507912</text:p>
          </table:table-cell>
          <table:table-cell office:value-type="float" office:value="0.02432" calcext:value-type="float">
            <text:p>0.024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5" calcext:value-type="float">
            <text:p>625</text:p>
          </table:table-cell>
          <table:table-cell office:value-type="float" office:value="16" calcext:value-type="float">
            <text:p>16</text:p>
          </table:table-cell>
          <table:table-cell office:value-type="float" office:value="42.525696" calcext:value-type="float">
            <text:p>42.525696</text:p>
          </table:table-cell>
          <table:table-cell office:value-type="float" office:value="0.020992" calcext:value-type="float">
            <text:p>0.0209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17" calcext:value-type="float">
            <text:p>417</text:p>
          </table:table-cell>
          <table:table-cell office:value-type="float" office:value="24" calcext:value-type="float">
            <text:p>24</text:p>
          </table:table-cell>
          <table:table-cell office:value-type="float" office:value="31.961601" calcext:value-type="float">
            <text:p>31.961601</text:p>
          </table:table-cell>
          <table:table-cell office:value-type="float" office:value="0.02432" calcext:value-type="float">
            <text:p>0.024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13" calcext:value-type="float">
            <text:p>313</text:p>
          </table:table-cell>
          <table:table-cell office:value-type="float" office:value="32" calcext:value-type="float">
            <text:p>32</text:p>
          </table:table-cell>
          <table:table-cell office:value-type="float" office:value="23.578625" calcext:value-type="float">
            <text:p>23.578625</text:p>
          </table:table-cell>
          <table:table-cell office:value-type="float" office:value="0.02432" calcext:value-type="float">
            <text:p>0.024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33.554688" calcext:value-type="float">
            <text:p>33.554688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  <table:table-cell office:value-type="float" office:value="30.311682" calcext:value-type="float">
            <text:p>30.311682</text:p>
          </table:table-cell>
          <table:table-cell office:value-type="float" office:value="0.024064" calcext:value-type="float">
            <text:p>0.0240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9" calcext:value-type="float">
            <text:p>179</text:p>
          </table:table-cell>
          <table:table-cell office:value-type="float" office:value="56" calcext:value-type="float">
            <text:p>56</text:p>
          </table:table-cell>
          <table:table-cell office:value-type="float" office:value="24.721409" calcext:value-type="float">
            <text:p>24.721409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7" calcext:value-type="float">
            <text:p>157</text:p>
          </table:table-cell>
          <table:table-cell office:value-type="float" office:value="64" calcext:value-type="float">
            <text:p>64</text:p>
          </table:table-cell>
          <table:table-cell office:value-type="float" office:value="23.288065" calcext:value-type="float">
            <text:p>23.288065</text:p>
          </table:table-cell>
          <table:table-cell office:value-type="float" office:value="0.025088" calcext:value-type="float">
            <text:p>0.0250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28.516609" calcext:value-type="float">
            <text:p>28.516609</text:p>
          </table:table-cell>
          <table:table-cell office:value-type="float" office:value="0.025088" calcext:value-type="float">
            <text:p>0.0250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25.772289" calcext:value-type="float">
            <text:p>25.772289</text:p>
          </table:table-cell>
          <table:table-cell office:value-type="float" office:value="0.024832" calcext:value-type="float">
            <text:p>0.0248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24.531969" calcext:value-type="float">
            <text:p>24.531969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23.368704" calcext:value-type="float">
            <text:p>23.368704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26.514177" calcext:value-type="float">
            <text:p>26.514177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24.739841" calcext:value-type="float">
            <text:p>24.739841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23.204865" calcext:value-type="float">
            <text:p>23.204865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22.939905" calcext:value-type="float">
            <text:p>22.939905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25.547007" calcext:value-type="float">
            <text:p>25.547007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24.367617" calcext:value-type="float">
            <text:p>24.367617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23.339264" calcext:value-type="float">
            <text:p>23.339264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office:value-type="float" office:value="22.788607" calcext:value-type="float">
            <text:p>22.788607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25.249792" calcext:value-type="float">
            <text:p>25.249792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office:value-type="float" office:value="176" calcext:value-type="float">
            <text:p>176</text:p>
          </table:table-cell>
          <table:table-cell office:value-type="float" office:value="24.286465" calcext:value-type="float">
            <text:p>24.286465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22.794752" calcext:value-type="float">
            <text:p>22.794752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office:value-type="float" office:value="22.752769" calcext:value-type="float">
            <text:p>22.752769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24.930304" calcext:value-type="float">
            <text:p>24.930304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" calcext:value-type="float">
            <text:p>49</text:p>
          </table:table-cell>
          <table:table-cell office:value-type="float" office:value="208" calcext:value-type="float">
            <text:p>208</text:p>
          </table:table-cell>
          <table:table-cell office:value-type="float" office:value="24.559103" calcext:value-type="float">
            <text:p>24.559103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23.109121" calcext:value-type="float">
            <text:p>23.109121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23.110401" calcext:value-type="float">
            <text:p>23.110401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4" calcext:value-type="float">
            <text:p>44</text:p>
          </table:table-cell>
          <table:table-cell office:value-type="float" office:value="232" calcext:value-type="float">
            <text:p>232</text:p>
          </table:table-cell>
          <table:table-cell office:value-type="float" office:value="25.369087" calcext:value-type="float">
            <text:p>25.369087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25.365759" calcext:value-type="float">
            <text:p>25.365759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1" calcext:value-type="float">
            <text:p>41</text:p>
          </table:table-cell>
          <table:table-cell office:value-type="float" office:value="248" calcext:value-type="float">
            <text:p>248</text:p>
          </table:table-cell>
          <table:table-cell office:value-type="float" office:value="25.270271" calcext:value-type="float">
            <text:p>25.270271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4.986626" calcext:value-type="float">
            <text:p>24.986626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264" calcext:value-type="float">
            <text:p>264</text:p>
          </table:table-cell>
          <table:table-cell office:value-type="float" office:value="25.484545" calcext:value-type="float">
            <text:p>25.484545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" calcext:value-type="float">
            <text:p>37</text:p>
          </table:table-cell>
          <table:table-cell office:value-type="float" office:value="272" calcext:value-type="float">
            <text:p>272</text:p>
          </table:table-cell>
          <table:table-cell office:value-type="float" office:value="24.326145" calcext:value-type="float">
            <text:p>24.326145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office:value-type="float" office:value="280" calcext:value-type="float">
            <text:p>280</text:p>
          </table:table-cell>
          <table:table-cell office:value-type="float" office:value="24.336897" calcext:value-type="float">
            <text:p>24.336897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" calcext:value-type="float">
            <text:p>35</text:p>
          </table:table-cell>
          <table:table-cell office:value-type="float" office:value="288" calcext:value-type="float">
            <text:p>288</text:p>
          </table:table-cell>
          <table:table-cell office:value-type="float" office:value="24.338177" calcext:value-type="float">
            <text:p>24.338177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 office:value-type="float" office:value="296" calcext:value-type="float">
            <text:p>296</text:p>
          </table:table-cell>
          <table:table-cell office:value-type="float" office:value="25.009151" calcext:value-type="float">
            <text:p>25.009151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 office:value-type="float" office:value="304" calcext:value-type="float">
            <text:p>304</text:p>
          </table:table-cell>
          <table:table-cell office:value-type="float" office:value="24.091391" calcext:value-type="float">
            <text:p>24.091391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 office:value-type="float" office:value="312" calcext:value-type="float">
            <text:p>312</text:p>
          </table:table-cell>
          <table:table-cell office:value-type="float" office:value="26.45632" calcext:value-type="float">
            <text:p>26.45632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float" office:value="24.716545" calcext:value-type="float">
            <text:p>24.716545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office:value-type="float" office:value="328" calcext:value-type="float">
            <text:p>328</text:p>
          </table:table-cell>
          <table:table-cell office:value-type="float" office:value="23.319296" calcext:value-type="float">
            <text:p>23.319296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336" calcext:value-type="float">
            <text:p>336</text:p>
          </table:table-cell>
          <table:table-cell office:value-type="float" office:value="23.320065" calcext:value-type="float">
            <text:p>23.320065</text:p>
          </table:table-cell>
          <table:table-cell office:value-type="float" office:value="0.026368" calcext:value-type="float">
            <text:p>0.0263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23.371008" calcext:value-type="float">
            <text:p>23.371008</text:p>
          </table:table-cell>
          <table:table-cell office:value-type="float" office:value="0.027904" calcext:value-type="float">
            <text:p>0.0279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office:value-type="float" office:value="352" calcext:value-type="float">
            <text:p>352</text:p>
          </table:table-cell>
          <table:table-cell office:value-type="float" office:value="23.374081" calcext:value-type="float">
            <text:p>23.374081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360" calcext:value-type="float">
            <text:p>360</text:p>
          </table:table-cell>
          <table:table-cell office:value-type="float" office:value="22.797056" calcext:value-type="float">
            <text:p>22.797056</text:p>
          </table:table-cell>
          <table:table-cell office:value-type="float" office:value="0.026368" calcext:value-type="float">
            <text:p>0.0263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368" calcext:value-type="float">
            <text:p>368</text:p>
          </table:table-cell>
          <table:table-cell office:value-type="float" office:value="22.715904" calcext:value-type="float">
            <text:p>22.715904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" calcext:value-type="float">
            <text:p>27</text:p>
          </table:table-cell>
          <table:table-cell office:value-type="float" office:value="376" calcext:value-type="float">
            <text:p>376</text:p>
          </table:table-cell>
          <table:table-cell office:value-type="float" office:value="22.703615" calcext:value-type="float">
            <text:p>22.703615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" calcext:value-type="float">
            <text:p>27</text:p>
          </table:table-cell>
          <table:table-cell office:value-type="float" office:value="384" calcext:value-type="float">
            <text:p>384</text:p>
          </table:table-cell>
          <table:table-cell office:value-type="float" office:value="22.709248" calcext:value-type="float">
            <text:p>22.709248</text:p>
          </table:table-cell>
          <table:table-cell office:value-type="float" office:value="0.027904" calcext:value-type="float">
            <text:p>0.0279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392" calcext:value-type="float">
            <text:p>392</text:p>
          </table:table-cell>
          <table:table-cell office:value-type="float" office:value="24.333822" calcext:value-type="float">
            <text:p>24.333822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4.343807" calcext:value-type="float">
            <text:p>24.343807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08" calcext:value-type="float">
            <text:p>408</text:p>
          </table:table-cell>
          <table:table-cell office:value-type="float" office:value="24.379135" calcext:value-type="float">
            <text:p>24.379135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16" calcext:value-type="float">
            <text:p>416</text:p>
          </table:table-cell>
          <table:table-cell office:value-type="float" office:value="24.394241" calcext:value-type="float">
            <text:p>24.394241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424" calcext:value-type="float">
            <text:p>424</text:p>
          </table:table-cell>
          <table:table-cell office:value-type="float" office:value="22.392063" calcext:value-type="float">
            <text:p>22.392063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  <table:table-cell office:value-type="float" office:value="22.39616" calcext:value-type="float">
            <text:p>22.39616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440" calcext:value-type="float">
            <text:p>440</text:p>
          </table:table-cell>
          <table:table-cell office:value-type="float" office:value="22.395393" calcext:value-type="float">
            <text:p>22.395393</text:p>
          </table:table-cell>
          <table:table-cell office:value-type="float" office:value="0.028928" calcext:value-type="float">
            <text:p>0.0289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448" calcext:value-type="float">
            <text:p>448</text:p>
          </table:table-cell>
          <table:table-cell office:value-type="float" office:value="22.385408" calcext:value-type="float">
            <text:p>22.385408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456" calcext:value-type="float">
            <text:p>456</text:p>
          </table:table-cell>
          <table:table-cell office:value-type="float" office:value="24.302082" calcext:value-type="float">
            <text:p>24.302082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464" calcext:value-type="float">
            <text:p>464</text:p>
          </table:table-cell>
          <table:table-cell office:value-type="float" office:value="24.32819" calcext:value-type="float">
            <text:p>24.32819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472" calcext:value-type="float">
            <text:p>472</text:p>
          </table:table-cell>
          <table:table-cell office:value-type="float" office:value="24.324863" calcext:value-type="float">
            <text:p>24.324863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 office:value-type="float" office:value="24.327936" calcext:value-type="float">
            <text:p>24.327936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488" calcext:value-type="float">
            <text:p>488</text:p>
          </table:table-cell>
          <table:table-cell office:value-type="float" office:value="25.36397" calcext:value-type="float">
            <text:p>25.36397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office:value-type="float" office:value="25.349632" calcext:value-type="float">
            <text:p>25.349632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504" calcext:value-type="float">
            <text:p>504</text:p>
          </table:table-cell>
          <table:table-cell office:value-type="float" office:value="22.544897" calcext:value-type="float">
            <text:p>22.544897</text:p>
          </table:table-cell>
          <table:table-cell office:value-type="float" office:value="0.027904" calcext:value-type="float">
            <text:p>0.0279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2.539776" calcext:value-type="float">
            <text:p>22.539776</text:p>
          </table:table-cell>
          <table:table-cell office:value-type="float" office:value="0.027656" calcext:value-type="float">
            <text:p>0.0276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office:value-type="float" office:value="23.343872" calcext:value-type="float">
            <text:p>23.343872</text:p>
          </table:table-cell>
          <table:table-cell office:value-type="float" office:value="0.029184" calcext:value-type="float">
            <text:p>0.0291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25.17581" calcext:value-type="float">
            <text:p>25.17581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536" calcext:value-type="float">
            <text:p>536</text:p>
          </table:table-cell>
          <table:table-cell office:value-type="float" office:value="23.400192" calcext:value-type="float">
            <text:p>23.400192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544" calcext:value-type="float">
            <text:p>544</text:p>
          </table:table-cell>
          <table:table-cell office:value-type="float" office:value="23.360512" calcext:value-type="float">
            <text:p>23.360512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552" calcext:value-type="float">
            <text:p>552</text:p>
          </table:table-cell>
          <table:table-cell office:value-type="float" office:value="24.447489" calcext:value-type="float">
            <text:p>24.447489</text:p>
          </table:table-cell>
          <table:table-cell office:value-type="float" office:value="0.029952" calcext:value-type="float">
            <text:p>0.02995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60" calcext:value-type="float">
            <text:p>560</text:p>
          </table:table-cell>
          <table:table-cell office:value-type="float" office:value="24.453632" calcext:value-type="float">
            <text:p>24.453632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68" calcext:value-type="float">
            <text:p>568</text:p>
          </table:table-cell>
          <table:table-cell office:value-type="float" office:value="24.455423" calcext:value-type="float">
            <text:p>24.455423</text:p>
          </table:table-cell>
          <table:table-cell office:value-type="float" office:value="0.02944" calcext:value-type="float">
            <text:p>0.029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76" calcext:value-type="float">
            <text:p>576</text:p>
          </table:table-cell>
          <table:table-cell office:value-type="float" office:value="24.452864" calcext:value-type="float">
            <text:p>24.452864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84" calcext:value-type="float">
            <text:p>584</text:p>
          </table:table-cell>
          <table:table-cell office:value-type="float" office:value="26.221825" calcext:value-type="float">
            <text:p>26.221825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592" calcext:value-type="float">
            <text:p>592</text:p>
          </table:table-cell>
          <table:table-cell office:value-type="float" office:value="25.981951" calcext:value-type="float">
            <text:p>25.981951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6.114561" calcext:value-type="float">
            <text:p>26.114561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office:value-type="float" office:value="26.12352" calcext:value-type="float">
            <text:p>26.12352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616" calcext:value-type="float">
            <text:p>616</text:p>
          </table:table-cell>
          <table:table-cell office:value-type="float" office:value="26.746624" calcext:value-type="float">
            <text:p>26.746624</text:p>
          </table:table-cell>
          <table:table-cell office:value-type="float" office:value="0.028928" calcext:value-type="float">
            <text:p>0.0289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624" calcext:value-type="float">
            <text:p>624</text:p>
          </table:table-cell>
          <table:table-cell office:value-type="float" office:value="26.789886" calcext:value-type="float">
            <text:p>26.789886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632" calcext:value-type="float">
            <text:p>632</text:p>
          </table:table-cell>
          <table:table-cell office:value-type="float" office:value="26.742783" calcext:value-type="float">
            <text:p>26.742783</text:p>
          </table:table-cell>
          <table:table-cell office:value-type="float" office:value="0.029952" calcext:value-type="float">
            <text:p>0.02995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26.764801" calcext:value-type="float">
            <text:p>26.764801</text:p>
          </table:table-cell>
          <table:table-cell office:value-type="float" office:value="0.02944" calcext:value-type="float">
            <text:p>0.029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648" calcext:value-type="float">
            <text:p>648</text:p>
          </table:table-cell>
          <table:table-cell office:value-type="float" office:value="28.812033" calcext:value-type="float">
            <text:p>28.812033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656" calcext:value-type="float">
            <text:p>656</text:p>
          </table:table-cell>
          <table:table-cell office:value-type="float" office:value="28.904448" calcext:value-type="float">
            <text:p>28.904448</text:p>
          </table:table-cell>
          <table:table-cell office:value-type="float" office:value="0.028928" calcext:value-type="float">
            <text:p>0.0289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664" calcext:value-type="float">
            <text:p>664</text:p>
          </table:table-cell>
          <table:table-cell office:value-type="float" office:value="28.937984" calcext:value-type="float">
            <text:p>28.937984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672" calcext:value-type="float">
            <text:p>672</text:p>
          </table:table-cell>
          <table:table-cell office:value-type="float" office:value="28.98048" calcext:value-type="float">
            <text:p>28.98048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680" calcext:value-type="float">
            <text:p>680</text:p>
          </table:table-cell>
          <table:table-cell office:value-type="float" office:value="24.100351" calcext:value-type="float">
            <text:p>24.100351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688" calcext:value-type="float">
            <text:p>688</text:p>
          </table:table-cell>
          <table:table-cell office:value-type="float" office:value="24.062208" calcext:value-type="float">
            <text:p>24.062208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696" calcext:value-type="float">
            <text:p>696</text:p>
          </table:table-cell>
          <table:table-cell office:value-type="float" office:value="24.067329" calcext:value-type="float">
            <text:p>24.067329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04" calcext:value-type="float">
            <text:p>704</text:p>
          </table:table-cell>
          <table:table-cell office:value-type="float" office:value="24.067072" calcext:value-type="float">
            <text:p>24.067072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12" calcext:value-type="float">
            <text:p>712</text:p>
          </table:table-cell>
          <table:table-cell office:value-type="float" office:value="25.546753" calcext:value-type="float">
            <text:p>25.546753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office:value-type="float" office:value="25.517311" calcext:value-type="float">
            <text:p>25.517311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28" calcext:value-type="float">
            <text:p>728</text:p>
          </table:table-cell>
          <table:table-cell office:value-type="float" office:value="25.499647" calcext:value-type="float">
            <text:p>25.499647</text:p>
          </table:table-cell>
          <table:table-cell office:value-type="float" office:value="0.027656" calcext:value-type="float">
            <text:p>0.0276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36" calcext:value-type="float">
            <text:p>736</text:p>
          </table:table-cell>
          <table:table-cell office:value-type="float" office:value="25.478912" calcext:value-type="float">
            <text:p>25.478912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44" calcext:value-type="float">
            <text:p>744</text:p>
          </table:table-cell>
          <table:table-cell office:value-type="float" office:value="25.912321" calcext:value-type="float">
            <text:p>25.912321</text:p>
          </table:table-cell>
          <table:table-cell office:value-type="float" office:value="0.028928" calcext:value-type="float">
            <text:p>0.0289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52" calcext:value-type="float">
            <text:p>752</text:p>
          </table:table-cell>
          <table:table-cell office:value-type="float" office:value="25.907455" calcext:value-type="float">
            <text:p>25.907455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60" calcext:value-type="float">
            <text:p>760</text:p>
          </table:table-cell>
          <table:table-cell office:value-type="float" office:value="25.894144" calcext:value-type="float">
            <text:p>25.894144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68" calcext:value-type="float">
            <text:p>768</text:p>
          </table:table-cell>
          <table:table-cell office:value-type="float" office:value="25.888767" calcext:value-type="float">
            <text:p>25.888767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76" calcext:value-type="float">
            <text:p>776</text:p>
          </table:table-cell>
          <table:table-cell office:value-type="float" office:value="27.398401" calcext:value-type="float">
            <text:p>27.398401</text:p>
          </table:table-cell>
          <table:table-cell office:value-type="float" office:value="0.029696" calcext:value-type="float">
            <text:p>0.0296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84" calcext:value-type="float">
            <text:p>784</text:p>
          </table:table-cell>
          <table:table-cell office:value-type="float" office:value="27.396862" calcext:value-type="float">
            <text:p>27.396862</text:p>
          </table:table-cell>
          <table:table-cell office:value-type="float" office:value="0.029184" calcext:value-type="float">
            <text:p>0.0291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office:value-type="float" office:value="27.434496" calcext:value-type="float">
            <text:p>27.434496</text:p>
          </table:table-cell>
          <table:table-cell office:value-type="float" office:value="0.029696" calcext:value-type="float">
            <text:p>0.0296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office:value-type="float" office:value="27.426815" calcext:value-type="float">
            <text:p>27.426815</text:p>
          </table:table-cell>
          <table:table-cell office:value-type="float" office:value="0.02944" calcext:value-type="float">
            <text:p>0.029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808" calcext:value-type="float">
            <text:p>808</text:p>
          </table:table-cell>
          <table:table-cell office:value-type="float" office:value="27.951105" calcext:value-type="float">
            <text:p>27.951105</text:p>
          </table:table-cell>
          <table:table-cell office:value-type="float" office:value="0.030464" calcext:value-type="float">
            <text:p>0.0304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27.982336" calcext:value-type="float">
            <text:p>27.982336</text:p>
          </table:table-cell>
          <table:table-cell office:value-type="float" office:value="0.029952" calcext:value-type="float">
            <text:p>0.02995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824" calcext:value-type="float">
            <text:p>824</text:p>
          </table:table-cell>
          <table:table-cell office:value-type="float" office:value="27.980801" calcext:value-type="float">
            <text:p>27.980801</text:p>
          </table:table-cell>
          <table:table-cell office:value-type="float" office:value="0.03072" calcext:value-type="float">
            <text:p>0.030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832" calcext:value-type="float">
            <text:p>832</text:p>
          </table:table-cell>
          <table:table-cell office:value-type="float" office:value="27.980543" calcext:value-type="float">
            <text:p>27.980543</text:p>
          </table:table-cell>
          <table:table-cell office:value-type="float" office:value="0.030464" calcext:value-type="float">
            <text:p>0.0304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40" calcext:value-type="float">
            <text:p>840</text:p>
          </table:table-cell>
          <table:table-cell office:value-type="float" office:value="22.388992" calcext:value-type="float">
            <text:p>22.388992</text:p>
          </table:table-cell>
          <table:table-cell office:value-type="float" office:value="0.03072" calcext:value-type="float">
            <text:p>0.030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48" calcext:value-type="float">
            <text:p>848</text:p>
          </table:table-cell>
          <table:table-cell office:value-type="float" office:value="22.388735" calcext:value-type="float">
            <text:p>22.388735</text:p>
          </table:table-cell>
          <table:table-cell office:value-type="float" office:value="0.031232" calcext:value-type="float">
            <text:p>0.0312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56" calcext:value-type="float">
            <text:p>856</text:p>
          </table:table-cell>
          <table:table-cell office:value-type="float" office:value="22.435583" calcext:value-type="float">
            <text:p>22.435583</text:p>
          </table:table-cell>
          <table:table-cell office:value-type="float" office:value="0.031488" calcext:value-type="float">
            <text:p>0.0314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64" calcext:value-type="float">
            <text:p>864</text:p>
          </table:table-cell>
          <table:table-cell office:value-type="float" office:value="22.436354" calcext:value-type="float">
            <text:p>22.436354</text:p>
          </table:table-cell>
          <table:table-cell office:value-type="float" office:value="0.03072" calcext:value-type="float">
            <text:p>0.030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72" calcext:value-type="float">
            <text:p>872</text:p>
          </table:table-cell>
          <table:table-cell office:value-type="float" office:value="22.454016" calcext:value-type="float">
            <text:p>22.454016</text:p>
          </table:table-cell>
          <table:table-cell office:value-type="float" office:value="0.031744" calcext:value-type="float">
            <text:p>0.0317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80" calcext:value-type="float">
            <text:p>880</text:p>
          </table:table-cell>
          <table:table-cell office:value-type="float" office:value="22.452736" calcext:value-type="float">
            <text:p>22.452736</text:p>
          </table:table-cell>
          <table:table-cell office:value-type="float" office:value="0.029696" calcext:value-type="float">
            <text:p>0.0296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88" calcext:value-type="float">
            <text:p>888</text:p>
          </table:table-cell>
          <table:table-cell office:value-type="float" office:value="22.454016" calcext:value-type="float">
            <text:p>22.454016</text:p>
          </table:table-cell>
          <table:table-cell office:value-type="float" office:value="0.030208" calcext:value-type="float">
            <text:p>0.0302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96" calcext:value-type="float">
            <text:p>896</text:p>
          </table:table-cell>
          <table:table-cell office:value-type="float" office:value="22.456575" calcext:value-type="float">
            <text:p>22.456575</text:p>
          </table:table-cell>
          <table:table-cell office:value-type="float" office:value="0.02944" calcext:value-type="float">
            <text:p>0.029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904" calcext:value-type="float">
            <text:p>904</text:p>
          </table:table-cell>
          <table:table-cell office:value-type="float" office:value="23.598593" calcext:value-type="float">
            <text:p>23.598593</text:p>
          </table:table-cell>
          <table:table-cell office:value-type="float" office:value="0.029184" calcext:value-type="float">
            <text:p>0.0291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12" calcext:value-type="float">
            <text:p>912</text:p>
          </table:table-cell>
          <table:table-cell office:value-type="float" office:value="23.559935" calcext:value-type="float">
            <text:p>23.559935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20" calcext:value-type="float">
            <text:p>920</text:p>
          </table:table-cell>
          <table:table-cell office:value-type="float" office:value="23.672319" calcext:value-type="float">
            <text:p>23.672319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28" calcext:value-type="float">
            <text:p>928</text:p>
          </table:table-cell>
          <table:table-cell office:value-type="float" office:value="23.626751" calcext:value-type="float">
            <text:p>23.626751</text:p>
          </table:table-cell>
          <table:table-cell office:value-type="float" office:value="0.026368" calcext:value-type="float">
            <text:p>0.0263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36" calcext:value-type="float">
            <text:p>936</text:p>
          </table:table-cell>
          <table:table-cell office:value-type="float" office:value="24.501503" calcext:value-type="float">
            <text:p>24.501503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44" calcext:value-type="float">
            <text:p>944</text:p>
          </table:table-cell>
          <table:table-cell office:value-type="float" office:value="24.498432" calcext:value-type="float">
            <text:p>24.498432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52" calcext:value-type="float">
            <text:p>952</text:p>
          </table:table-cell>
          <table:table-cell office:value-type="float" office:value="24.508928" calcext:value-type="float">
            <text:p>24.508928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60" calcext:value-type="float">
            <text:p>960</text:p>
          </table:table-cell>
          <table:table-cell office:value-type="float" office:value="24.50688" calcext:value-type="float">
            <text:p>24.50688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68" calcext:value-type="float">
            <text:p>968</text:p>
          </table:table-cell>
          <table:table-cell office:value-type="float" office:value="25.496832" calcext:value-type="float">
            <text:p>25.496832</text:p>
          </table:table-cell>
          <table:table-cell office:value-type="float" office:value="0.027904" calcext:value-type="float">
            <text:p>0.0279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76" calcext:value-type="float">
            <text:p>976</text:p>
          </table:table-cell>
          <table:table-cell office:value-type="float" office:value="25.509377" calcext:value-type="float">
            <text:p>25.509377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84" calcext:value-type="float">
            <text:p>984</text:p>
          </table:table-cell>
          <table:table-cell office:value-type="float" office:value="25.482754" calcext:value-type="float">
            <text:p>25.482754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92" calcext:value-type="float">
            <text:p>992</text:p>
          </table:table-cell>
          <table:table-cell office:value-type="float" office:value="25.567745" calcext:value-type="float">
            <text:p>25.567745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5.537025" calcext:value-type="float">
            <text:p>25.537025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8" calcext:value-type="float">
            <text:p>1008</text:p>
          </table:table-cell>
          <table:table-cell office:value-type="float" office:value="25.541887" calcext:value-type="float">
            <text:p>25.541887</text:p>
          </table:table-cell>
          <table:table-cell office:value-type="float" office:value="0.03072" calcext:value-type="float">
            <text:p>0.030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16" calcext:value-type="float">
            <text:p>1016</text:p>
          </table:table-cell>
          <table:table-cell office:value-type="float" office:value="25.549057" calcext:value-type="float">
            <text:p>25.549057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.5424" calcext:value-type="float">
            <text:p>25.5424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339.450378" calcext:value-type="float">
            <text:p>339.450378</text:p>
          </table:table-cell>
          <table:table-cell office:value-type="float" office:value="0.041472" calcext:value-type="float">
            <text:p>0.0414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office:value-type="float" office:value="168.423691" calcext:value-type="float">
            <text:p>168.423691</text:p>
          </table:table-cell>
          <table:table-cell office:value-type="float" office:value="0.03712" calcext:value-type="float">
            <text:p>0.037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115.548668" calcext:value-type="float">
            <text:p>115.548668</text:p>
          </table:table-cell>
          <table:table-cell office:value-type="float" office:value="0.043008" calcext:value-type="float">
            <text:p>0.0430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5" calcext:value-type="float">
            <text:p>625</text:p>
          </table:table-cell>
          <table:table-cell office:value-type="float" office:value="32" calcext:value-type="float">
            <text:p>32</text:p>
          </table:table-cell>
          <table:table-cell office:value-type="float" office:value="85.376251" calcext:value-type="float">
            <text:p>85.376251</text:p>
          </table:table-cell>
          <table:table-cell office:value-type="float" office:value="0.043264" calcext:value-type="float">
            <text:p>0.0432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33.218552" calcext:value-type="float">
            <text:p>133.218552</text:p>
          </table:table-cell>
          <table:table-cell office:value-type="float" office:value="0.043264" calcext:value-type="float">
            <text:p>0.0432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17" calcext:value-type="float">
            <text:p>417</text:p>
          </table:table-cell>
          <table:table-cell office:value-type="float" office:value="48" calcext:value-type="float">
            <text:p>48</text:p>
          </table:table-cell>
          <table:table-cell office:value-type="float" office:value="113.424904" calcext:value-type="float">
            <text:p>113.424904</text:p>
          </table:table-cell>
          <table:table-cell office:value-type="float" office:value="0.041984" calcext:value-type="float">
            <text:p>0.0419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58" calcext:value-type="float">
            <text:p>358</text:p>
          </table:table-cell>
          <table:table-cell office:value-type="float" office:value="56" calcext:value-type="float">
            <text:p>56</text:p>
          </table:table-cell>
          <table:table-cell office:value-type="float" office:value="98.29657" calcext:value-type="float">
            <text:p>98.29657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3" calcext:value-type="float">
            <text:p>313</text:p>
          </table:table-cell>
          <table:table-cell office:value-type="float" office:value="64" calcext:value-type="float">
            <text:p>64</text:p>
          </table:table-cell>
          <table:table-cell office:value-type="float" office:value="83.88839" calcext:value-type="float">
            <text:p>83.88839</text:p>
          </table:table-cell>
          <table:table-cell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8" calcext:value-type="float">
            <text:p>278</text:p>
          </table:table-cell>
          <table:table-cell office:value-type="float" office:value="72" calcext:value-type="float">
            <text:p>72</text:p>
          </table:table-cell>
          <table:table-cell office:value-type="float" office:value="113.60614" calcext:value-type="float">
            <text:p>113.60614</text:p>
          </table:table-cell>
          <table:table-cell office:value-type="float" office:value="0.044288" calcext:value-type="float">
            <text:p>0.044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100.276733" calcext:value-type="float">
            <text:p>100.276733</text:p>
          </table:table-cell>
          <table:table-cell office:value-type="float" office:value="0.042496" calcext:value-type="float">
            <text:p>0.0424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8" calcext:value-type="float">
            <text:p>228</text:p>
          </table:table-cell>
          <table:table-cell office:value-type="float" office:value="88" calcext:value-type="float">
            <text:p>88</text:p>
          </table:table-cell>
          <table:table-cell office:value-type="float" office:value="92.444679" calcext:value-type="float">
            <text:p>92.444679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9" calcext:value-type="float">
            <text:p>209</text:p>
          </table:table-cell>
          <table:table-cell office:value-type="float" office:value="96" calcext:value-type="float">
            <text:p>96</text:p>
          </table:table-cell>
          <table:table-cell office:value-type="float" office:value="85.168381" calcext:value-type="float">
            <text:p>85.168381</text:p>
          </table:table-cell>
          <table:table-cell office:value-type="float" office:value="0.043776" calcext:value-type="float">
            <text:p>0.0437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3" calcext:value-type="float">
            <text:p>193</text:p>
          </table:table-cell>
          <table:table-cell office:value-type="float" office:value="104" calcext:value-type="float">
            <text:p>104</text:p>
          </table:table-cell>
          <table:table-cell office:value-type="float" office:value="108.961029" calcext:value-type="float">
            <text:p>108.961029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9" calcext:value-type="float">
            <text:p>179</text:p>
          </table:table-cell>
          <table:table-cell office:value-type="float" office:value="112" calcext:value-type="float">
            <text:p>112</text:p>
          </table:table-cell>
          <table:table-cell office:value-type="float" office:value="96.688904" calcext:value-type="float">
            <text:p>96.688904</text:p>
          </table:table-cell>
          <table:table-cell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7" calcext:value-type="float">
            <text:p>167</text:p>
          </table:table-cell>
          <table:table-cell office:value-type="float" office:value="120" calcext:value-type="float">
            <text:p>120</text:p>
          </table:table-cell>
          <table:table-cell office:value-type="float" office:value="90.378242" calcext:value-type="float">
            <text:p>90.378242</text:p>
          </table:table-cell>
          <table:table-cell office:value-type="float" office:value="0.045312" calcext:value-type="float">
            <text:p>0.045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57" calcext:value-type="float">
            <text:p>157</text:p>
          </table:table-cell>
          <table:table-cell office:value-type="float" office:value="128" calcext:value-type="float">
            <text:p>128</text:p>
          </table:table-cell>
          <table:table-cell office:value-type="float" office:value="84.175613" calcext:value-type="float">
            <text:p>84.175613</text:p>
          </table:table-cell>
          <table:table-cell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04.279808" calcext:value-type="float">
            <text:p>104.279808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94.306046" calcext:value-type="float">
            <text:p>94.306046</text:p>
          </table:table-cell>
          <table:table-cell office:value-type="float" office:value="0.044032" calcext:value-type="float">
            <text:p>0.0440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89.477119" calcext:value-type="float">
            <text:p>89.477119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85.508606" calcext:value-type="float">
            <text:p>85.508606</text:p>
          </table:table-cell>
          <table:table-cell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95.492355" calcext:value-type="float">
            <text:p>95.492355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4" calcext:value-type="float">
            <text:p>114</text:p>
          </table:table-cell>
          <table:table-cell office:value-type="float" office:value="176" calcext:value-type="float">
            <text:p>176</text:p>
          </table:table-cell>
          <table:table-cell office:value-type="float" office:value="91.828995" calcext:value-type="float">
            <text:p>91.828995</text:p>
          </table:table-cell>
          <table:table-cell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  <table:table-cell office:value-type="float" office:value="88.878342" calcext:value-type="float">
            <text:p>88.878342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office:value-type="float" office:value="85.464325" calcext:value-type="float">
            <text:p>85.464325</text:p>
          </table:table-cell>
          <table:table-cell office:value-type="float" office:value="0.044288" calcext:value-type="float">
            <text:p>0.044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4.377472" calcext:value-type="float">
            <text:p>94.377472</text:p>
          </table:table-cell>
          <table:table-cell office:value-type="float" office:value="0.044288" calcext:value-type="float">
            <text:p>0.044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7" calcext:value-type="float">
            <text:p>97</text:p>
          </table:table-cell>
          <table:table-cell office:value-type="float" office:value="208" calcext:value-type="float">
            <text:p>208</text:p>
          </table:table-cell>
          <table:table-cell office:value-type="float" office:value="92.009476" calcext:value-type="float">
            <text:p>92.009476</text:p>
          </table:table-cell>
          <table:table-cell office:value-type="float" office:value="0.044032" calcext:value-type="float">
            <text:p>0.0440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3" calcext:value-type="float">
            <text:p>93</text:p>
          </table:table-cell>
          <table:table-cell office:value-type="float" office:value="216" calcext:value-type="float">
            <text:p>216</text:p>
          </table:table-cell>
          <table:table-cell office:value-type="float" office:value="88.757256" calcext:value-type="float">
            <text:p>88.757256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85.446144" calcext:value-type="float">
            <text:p>85.446144</text:p>
          </table:table-cell>
          <table:table-cell office:value-type="float" office:value="0.044032" calcext:value-type="float">
            <text:p>0.0440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7" calcext:value-type="float">
            <text:p>87</text:p>
          </table:table-cell>
          <table:table-cell office:value-type="float" office:value="232" calcext:value-type="float">
            <text:p>232</text:p>
          </table:table-cell>
          <table:table-cell office:value-type="float" office:value="93.913345" calcext:value-type="float">
            <text:p>93.913345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float" office:value="91.616768" calcext:value-type="float">
            <text:p>91.616768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1" calcext:value-type="float">
            <text:p>81</text:p>
          </table:table-cell>
          <table:table-cell office:value-type="float" office:value="248" calcext:value-type="float">
            <text:p>248</text:p>
          </table:table-cell>
          <table:table-cell office:value-type="float" office:value="87.438583" calcext:value-type="float">
            <text:p>87.438583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9" calcext:value-type="float">
            <text:p>79</text:p>
          </table:table-cell>
          <table:table-cell office:value-type="float" office:value="256" calcext:value-type="float">
            <text:p>256</text:p>
          </table:table-cell>
          <table:table-cell office:value-type="float" office:value="84.630783" calcext:value-type="float">
            <text:p>84.630783</text:p>
          </table:table-cell>
          <table:table-cell office:value-type="float" office:value="0.044032" calcext:value-type="float">
            <text:p>0.0440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6" calcext:value-type="float">
            <text:p>76</text:p>
          </table:table-cell>
          <table:table-cell office:value-type="float" office:value="264" calcext:value-type="float">
            <text:p>264</text:p>
          </table:table-cell>
          <table:table-cell office:value-type="float" office:value="92.262146" calcext:value-type="float">
            <text:p>92.262146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90.158073" calcext:value-type="float">
            <text:p>90.158073</text:p>
          </table:table-cell>
          <table:table-cell office:value-type="float" office:value="0.044288" calcext:value-type="float">
            <text:p>0.044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2" calcext:value-type="float">
            <text:p>72</text:p>
          </table:table-cell>
          <table:table-cell office:value-type="float" office:value="280" calcext:value-type="float">
            <text:p>280</text:p>
          </table:table-cell>
          <table:table-cell office:value-type="float" office:value="88.732414" calcext:value-type="float">
            <text:p>88.732414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86.693634" calcext:value-type="float">
            <text:p>86.693634</text:p>
          </table:table-cell>
          <table:table-cell office:value-type="float" office:value="0.044288" calcext:value-type="float">
            <text:p>0.044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8" calcext:value-type="float">
            <text:p>68</text:p>
          </table:table-cell>
          <table:table-cell office:value-type="float" office:value="296" calcext:value-type="float">
            <text:p>296</text:p>
          </table:table-cell>
          <table:table-cell office:value-type="float" office:value="93.0112" calcext:value-type="float">
            <text:p>93.0112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6" calcext:value-type="float">
            <text:p>66</text:p>
          </table:table-cell>
          <table:table-cell office:value-type="float" office:value="304" calcext:value-type="float">
            <text:p>304</text:p>
          </table:table-cell>
          <table:table-cell office:value-type="float" office:value="90.97139" calcext:value-type="float">
            <text:p>90.97139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5" calcext:value-type="float">
            <text:p>65</text:p>
          </table:table-cell>
          <table:table-cell office:value-type="float" office:value="312" calcext:value-type="float">
            <text:p>312</text:p>
          </table:table-cell>
          <table:table-cell office:value-type="float" office:value="90.465279" calcext:value-type="float">
            <text:p>90.465279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3" calcext:value-type="float">
            <text:p>63</text:p>
          </table:table-cell>
          <table:table-cell office:value-type="float" office:value="320" calcext:value-type="float">
            <text:p>320</text:p>
          </table:table-cell>
          <table:table-cell office:value-type="float" office:value="90.419968" calcext:value-type="float">
            <text:p>90.419968</text:p>
          </table:table-cell>
          <table:table-cell office:value-type="float" office:value="0.043776" calcext:value-type="float">
            <text:p>0.0437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1" calcext:value-type="float">
            <text:p>61</text:p>
          </table:table-cell>
          <table:table-cell office:value-type="float" office:value="328" calcext:value-type="float">
            <text:p>328</text:p>
          </table:table-cell>
          <table:table-cell office:value-type="float" office:value="96.824066" calcext:value-type="float">
            <text:p>96.824066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0" calcext:value-type="float">
            <text:p>60</text:p>
          </table:table-cell>
          <table:table-cell office:value-type="float" office:value="336" calcext:value-type="float">
            <text:p>336</text:p>
          </table:table-cell>
          <table:table-cell office:value-type="float" office:value="88.668159" calcext:value-type="float">
            <text:p>88.668159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9" calcext:value-type="float">
            <text:p>59</text:p>
          </table:table-cell>
          <table:table-cell office:value-type="float" office:value="344" calcext:value-type="float">
            <text:p>344</text:p>
          </table:table-cell>
          <table:table-cell office:value-type="float" office:value="88.046593" calcext:value-type="float">
            <text:p>88.046593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7" calcext:value-type="float">
            <text:p>57</text:p>
          </table:table-cell>
          <table:table-cell office:value-type="float" office:value="352" calcext:value-type="float">
            <text:p>352</text:p>
          </table:table-cell>
          <table:table-cell office:value-type="float" office:value="87.892471" calcext:value-type="float">
            <text:p>87.892471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6" calcext:value-type="float">
            <text:p>56</text:p>
          </table:table-cell>
          <table:table-cell office:value-type="float" office:value="360" calcext:value-type="float">
            <text:p>360</text:p>
          </table:table-cell>
          <table:table-cell office:value-type="float" office:value="89.900543" calcext:value-type="float">
            <text:p>89.900543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89.988617" calcext:value-type="float">
            <text:p>89.988617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4" calcext:value-type="float">
            <text:p>54</text:p>
          </table:table-cell>
          <table:table-cell office:value-type="float" office:value="376" calcext:value-type="float">
            <text:p>376</text:p>
          </table:table-cell>
          <table:table-cell office:value-type="float" office:value="88.856323" calcext:value-type="float">
            <text:p>88.856323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3" calcext:value-type="float">
            <text:p>53</text:p>
          </table:table-cell>
          <table:table-cell office:value-type="float" office:value="384" calcext:value-type="float">
            <text:p>384</text:p>
          </table:table-cell>
          <table:table-cell office:value-type="float" office:value="88.572159" calcext:value-type="float">
            <text:p>88.572159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" calcext:value-type="float">
            <text:p>52</text:p>
          </table:table-cell>
          <table:table-cell office:value-type="float" office:value="392" calcext:value-type="float">
            <text:p>392</text:p>
          </table:table-cell>
          <table:table-cell office:value-type="float" office:value="98.096893" calcext:value-type="float">
            <text:p>98.096893</text:p>
          </table:table-cell>
          <table:table-cell office:value-type="float" office:value="0.047872" calcext:value-type="float">
            <text:p>0.0478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5.780098" calcext:value-type="float">
            <text:p>95.780098</text:p>
          </table:table-cell>
          <table:table-cell office:value-type="float" office:value="0.047104" calcext:value-type="float">
            <text:p>0.0471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408" calcext:value-type="float">
            <text:p>408</text:p>
          </table:table-cell>
          <table:table-cell office:value-type="float" office:value="96.568069" calcext:value-type="float">
            <text:p>96.568069</text:p>
          </table:table-cell>
          <table:table-cell office:value-type="float" office:value="0.048128" calcext:value-type="float">
            <text:p>0.0481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9" calcext:value-type="float">
            <text:p>49</text:p>
          </table:table-cell>
          <table:table-cell office:value-type="float" office:value="416" calcext:value-type="float">
            <text:p>416</text:p>
          </table:table-cell>
          <table:table-cell office:value-type="float" office:value="92.711166" calcext:value-type="float">
            <text:p>92.711166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8" calcext:value-type="float">
            <text:p>48</text:p>
          </table:table-cell>
          <table:table-cell office:value-type="float" office:value="424" calcext:value-type="float">
            <text:p>424</text:p>
          </table:table-cell>
          <table:table-cell office:value-type="float" office:value="88.870651" calcext:value-type="float">
            <text:p>88.870651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7" calcext:value-type="float">
            <text:p>47</text:p>
          </table:table-cell>
          <table:table-cell office:value-type="float" office:value="432" calcext:value-type="float">
            <text:p>432</text:p>
          </table:table-cell>
          <table:table-cell office:value-type="float" office:value="88.485886" calcext:value-type="float">
            <text:p>88.485886</text:p>
          </table:table-cell>
          <table:table-cell office:value-type="float" office:value="0.045312" calcext:value-type="float">
            <text:p>0.045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6" calcext:value-type="float">
            <text:p>46</text:p>
          </table:table-cell>
          <table:table-cell office:value-type="float" office:value="440" calcext:value-type="float">
            <text:p>440</text:p>
          </table:table-cell>
          <table:table-cell office:value-type="float" office:value="88.555008" calcext:value-type="float">
            <text:p>88.555008</text:p>
          </table:table-cell>
          <table:table-cell office:value-type="float" office:value="0.046592" calcext:value-type="float">
            <text:p>0.04659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5" calcext:value-type="float">
            <text:p>45</text:p>
          </table:table-cell>
          <table:table-cell office:value-type="float" office:value="448" calcext:value-type="float">
            <text:p>448</text:p>
          </table:table-cell>
          <table:table-cell office:value-type="float" office:value="88.606972" calcext:value-type="float">
            <text:p>88.606972</text:p>
          </table:table-cell>
          <table:table-cell office:value-type="float" office:value="0.045312" calcext:value-type="float">
            <text:p>0.045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 office:value-type="float" office:value="94.603775" calcext:value-type="float">
            <text:p>94.603775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" calcext:value-type="float">
            <text:p>44</text:p>
          </table:table-cell>
          <table:table-cell office:value-type="float" office:value="464" calcext:value-type="float">
            <text:p>464</text:p>
          </table:table-cell>
          <table:table-cell office:value-type="float" office:value="91.322624" calcext:value-type="float">
            <text:p>91.322624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3" calcext:value-type="float">
            <text:p>43</text:p>
          </table:table-cell>
          <table:table-cell office:value-type="float" office:value="472" calcext:value-type="float">
            <text:p>472</text:p>
          </table:table-cell>
          <table:table-cell office:value-type="float" office:value="91.159294" calcext:value-type="float">
            <text:p>91.159294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2" calcext:value-type="float">
            <text:p>42</text:p>
          </table:table-cell>
          <table:table-cell office:value-type="float" office:value="480" calcext:value-type="float">
            <text:p>480</text:p>
          </table:table-cell>
          <table:table-cell office:value-type="float" office:value="88.745987" calcext:value-type="float">
            <text:p>88.745987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1" calcext:value-type="float">
            <text:p>41</text:p>
          </table:table-cell>
          <table:table-cell office:value-type="float" office:value="488" calcext:value-type="float">
            <text:p>488</text:p>
          </table:table-cell>
          <table:table-cell office:value-type="float" office:value="93.269249" calcext:value-type="float">
            <text:p>93.269249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1" calcext:value-type="float">
            <text:p>41</text:p>
          </table:table-cell>
          <table:table-cell office:value-type="float" office:value="496" calcext:value-type="float">
            <text:p>496</text:p>
          </table:table-cell>
          <table:table-cell office:value-type="float" office:value="92.764671" calcext:value-type="float">
            <text:p>92.764671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504" calcext:value-type="float">
            <text:p>504</text:p>
          </table:table-cell>
          <table:table-cell office:value-type="float" office:value="84.912895" calcext:value-type="float">
            <text:p>84.912895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85.080833" calcext:value-type="float">
            <text:p>85.080833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9" calcext:value-type="float">
            <text:p>39</text:p>
          </table:table-cell>
          <table:table-cell office:value-type="float" office:value="520" calcext:value-type="float">
            <text:p>520</text:p>
          </table:table-cell>
          <table:table-cell office:value-type="float" office:value="98.153473" calcext:value-type="float">
            <text:p>98.153473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92.482811" calcext:value-type="float">
            <text:p>92.482811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" calcext:value-type="float">
            <text:p>38</text:p>
          </table:table-cell>
          <table:table-cell office:value-type="float" office:value="536" calcext:value-type="float">
            <text:p>536</text:p>
          </table:table-cell>
          <table:table-cell office:value-type="float" office:value="93.585922" calcext:value-type="float">
            <text:p>93.585922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7" calcext:value-type="float">
            <text:p>37</text:p>
          </table:table-cell>
          <table:table-cell office:value-type="float" office:value="544" calcext:value-type="float">
            <text:p>544</text:p>
          </table:table-cell>
          <table:table-cell office:value-type="float" office:value="91.7929" calcext:value-type="float">
            <text:p>91.7929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7" calcext:value-type="float">
            <text:p>37</text:p>
          </table:table-cell>
          <table:table-cell office:value-type="float" office:value="552" calcext:value-type="float">
            <text:p>552</text:p>
          </table:table-cell>
          <table:table-cell office:value-type="float" office:value="96.15847" calcext:value-type="float">
            <text:p>96.15847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6" calcext:value-type="float">
            <text:p>36</text:p>
          </table:table-cell>
          <table:table-cell office:value-type="float" office:value="560" calcext:value-type="float">
            <text:p>560</text:p>
          </table:table-cell>
          <table:table-cell office:value-type="float" office:value="86.922752" calcext:value-type="float">
            <text:p>86.922752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6" calcext:value-type="float">
            <text:p>36</text:p>
          </table:table-cell>
          <table:table-cell office:value-type="float" office:value="568" calcext:value-type="float">
            <text:p>568</text:p>
          </table:table-cell>
          <table:table-cell office:value-type="float" office:value="86.99955" calcext:value-type="float">
            <text:p>86.99955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5" calcext:value-type="float">
            <text:p>35</text:p>
          </table:table-cell>
          <table:table-cell office:value-type="float" office:value="576" calcext:value-type="float">
            <text:p>576</text:p>
          </table:table-cell>
          <table:table-cell office:value-type="float" office:value="87.018494" calcext:value-type="float">
            <text:p>87.018494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5" calcext:value-type="float">
            <text:p>35</text:p>
          </table:table-cell>
          <table:table-cell office:value-type="float" office:value="584" calcext:value-type="float">
            <text:p>584</text:p>
          </table:table-cell>
          <table:table-cell office:value-type="float" office:value="92.125435" calcext:value-type="float">
            <text:p>92.125435</text:p>
          </table:table-cell>
          <table:table-cell office:value-type="float" office:value="0.046592" calcext:value-type="float">
            <text:p>0.04659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4" calcext:value-type="float">
            <text:p>34</text:p>
          </table:table-cell>
          <table:table-cell office:value-type="float" office:value="592" calcext:value-type="float">
            <text:p>592</text:p>
          </table:table-cell>
          <table:table-cell office:value-type="float" office:value="91.504639" calcext:value-type="float">
            <text:p>91.504639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4" calcext:value-type="float">
            <text:p>34</text:p>
          </table:table-cell>
          <table:table-cell office:value-type="float" office:value="600" calcext:value-type="float">
            <text:p>600</text:p>
          </table:table-cell>
          <table:table-cell office:value-type="float" office:value="92.219391" calcext:value-type="float">
            <text:p>92.219391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3" calcext:value-type="float">
            <text:p>33</text:p>
          </table:table-cell>
          <table:table-cell office:value-type="float" office:value="608" calcext:value-type="float">
            <text:p>608</text:p>
          </table:table-cell>
          <table:table-cell office:value-type="float" office:value="91.632126" calcext:value-type="float">
            <text:p>91.632126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3" calcext:value-type="float">
            <text:p>33</text:p>
          </table:table-cell>
          <table:table-cell office:value-type="float" office:value="616" calcext:value-type="float">
            <text:p>616</text:p>
          </table:table-cell>
          <table:table-cell office:value-type="float" office:value="95.133186" calcext:value-type="float">
            <text:p>95.133186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3" calcext:value-type="float">
            <text:p>33</text:p>
          </table:table-cell>
          <table:table-cell office:value-type="float" office:value="624" calcext:value-type="float">
            <text:p>624</text:p>
          </table:table-cell>
          <table:table-cell office:value-type="float" office:value="95.034882" calcext:value-type="float">
            <text:p>95.034882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2" calcext:value-type="float">
            <text:p>32</text:p>
          </table:table-cell>
          <table:table-cell office:value-type="float" office:value="632" calcext:value-type="float">
            <text:p>632</text:p>
          </table:table-cell>
          <table:table-cell office:value-type="float" office:value="84.749054" calcext:value-type="float">
            <text:p>84.749054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float" office:value="84.824577" calcext:value-type="float">
            <text:p>84.824577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" calcext:value-type="float">
            <text:p>31</text:p>
          </table:table-cell>
          <table:table-cell office:value-type="float" office:value="648" calcext:value-type="float">
            <text:p>648</text:p>
          </table:table-cell>
          <table:table-cell office:value-type="float" office:value="90.489594" calcext:value-type="float">
            <text:p>90.489594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" calcext:value-type="float">
            <text:p>31</text:p>
          </table:table-cell>
          <table:table-cell office:value-type="float" office:value="656" calcext:value-type="float">
            <text:p>656</text:p>
          </table:table-cell>
          <table:table-cell office:value-type="float" office:value="89.695236" calcext:value-type="float">
            <text:p>89.695236</text:p>
          </table:table-cell>
          <table:table-cell office:value-type="float" office:value="0.045312" calcext:value-type="float">
            <text:p>0.045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" calcext:value-type="float">
            <text:p>31</text:p>
          </table:table-cell>
          <table:table-cell office:value-type="float" office:value="664" calcext:value-type="float">
            <text:p>664</text:p>
          </table:table-cell>
          <table:table-cell office:value-type="float" office:value="89.936386" calcext:value-type="float">
            <text:p>89.936386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" calcext:value-type="float">
            <text:p>30</text:p>
          </table:table-cell>
          <table:table-cell office:value-type="float" office:value="672" calcext:value-type="float">
            <text:p>672</text:p>
          </table:table-cell>
          <table:table-cell office:value-type="float" office:value="89.983994" calcext:value-type="float">
            <text:p>89.983994</text:p>
          </table:table-cell>
          <table:table-cell office:value-type="float" office:value="0.045312" calcext:value-type="float">
            <text:p>0.045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" calcext:value-type="float">
            <text:p>30</text:p>
          </table:table-cell>
          <table:table-cell office:value-type="float" office:value="680" calcext:value-type="float">
            <text:p>680</text:p>
          </table:table-cell>
          <table:table-cell office:value-type="float" office:value="94.154236" calcext:value-type="float">
            <text:p>94.154236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" calcext:value-type="float">
            <text:p>30</text:p>
          </table:table-cell>
          <table:table-cell office:value-type="float" office:value="688" calcext:value-type="float">
            <text:p>688</text:p>
          </table:table-cell>
          <table:table-cell office:value-type="float" office:value="94.112511" calcext:value-type="float">
            <text:p>94.112511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" calcext:value-type="float">
            <text:p>29</text:p>
          </table:table-cell>
          <table:table-cell office:value-type="float" office:value="696" calcext:value-type="float">
            <text:p>696</text:p>
          </table:table-cell>
          <table:table-cell office:value-type="float" office:value="94.256378" calcext:value-type="float">
            <text:p>94.256378</text:p>
          </table:table-cell>
          <table:table-cell office:value-type="float" office:value="0.049408" calcext:value-type="float">
            <text:p>0.0494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" calcext:value-type="float">
            <text:p>29</text:p>
          </table:table-cell>
          <table:table-cell office:value-type="float" office:value="704" calcext:value-type="float">
            <text:p>704</text:p>
          </table:table-cell>
          <table:table-cell office:value-type="float" office:value="94.23436" calcext:value-type="float">
            <text:p>94.23436</text:p>
          </table:table-cell>
          <table:table-cell office:value-type="float" office:value="0.048128" calcext:value-type="float">
            <text:p>0.0481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" calcext:value-type="float">
            <text:p>29</text:p>
          </table:table-cell>
          <table:table-cell office:value-type="float" office:value="712" calcext:value-type="float">
            <text:p>712</text:p>
          </table:table-cell>
          <table:table-cell office:value-type="float" office:value="99.622147" calcext:value-type="float">
            <text:p>99.622147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8" calcext:value-type="float">
            <text:p>28</text:p>
          </table:table-cell>
          <table:table-cell office:value-type="float" office:value="720" calcext:value-type="float">
            <text:p>720</text:p>
          </table:table-cell>
          <table:table-cell office:value-type="float" office:value="99.62471" calcext:value-type="float">
            <text:p>99.62471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8" calcext:value-type="float">
            <text:p>28</text:p>
          </table:table-cell>
          <table:table-cell office:value-type="float" office:value="728" calcext:value-type="float">
            <text:p>728</text:p>
          </table:table-cell>
          <table:table-cell office:value-type="float" office:value="99.608322" calcext:value-type="float">
            <text:p>99.608322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8" calcext:value-type="float">
            <text:p>28</text:p>
          </table:table-cell>
          <table:table-cell office:value-type="float" office:value="736" calcext:value-type="float">
            <text:p>736</text:p>
          </table:table-cell>
          <table:table-cell office:value-type="float" office:value="99.652351" calcext:value-type="float">
            <text:p>99.652351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" calcext:value-type="float">
            <text:p>27</text:p>
          </table:table-cell>
          <table:table-cell office:value-type="float" office:value="744" calcext:value-type="float">
            <text:p>744</text:p>
          </table:table-cell>
          <table:table-cell office:value-type="float" office:value="101.794815" calcext:value-type="float">
            <text:p>101.794815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" calcext:value-type="float">
            <text:p>27</text:p>
          </table:table-cell>
          <table:table-cell office:value-type="float" office:value="752" calcext:value-type="float">
            <text:p>752</text:p>
          </table:table-cell>
          <table:table-cell office:value-type="float" office:value="101.844986" calcext:value-type="float">
            <text:p>101.844986</text:p>
          </table:table-cell>
          <table:table-cell office:value-type="float" office:value="0.047616" calcext:value-type="float">
            <text:p>0.04761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" calcext:value-type="float">
            <text:p>27</text:p>
          </table:table-cell>
          <table:table-cell office:value-type="float" office:value="760" calcext:value-type="float">
            <text:p>760</text:p>
          </table:table-cell>
          <table:table-cell office:value-type="float" office:value="101.805565" calcext:value-type="float">
            <text:p>101.80556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" calcext:value-type="float">
            <text:p>27</text:p>
          </table:table-cell>
          <table:table-cell office:value-type="float" office:value="768" calcext:value-type="float">
            <text:p>768</text:p>
          </table:table-cell>
          <table:table-cell office:value-type="float" office:value="99.65696" calcext:value-type="float">
            <text:p>99.65696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" calcext:value-type="float">
            <text:p>26</text:p>
          </table:table-cell>
          <table:table-cell office:value-type="float" office:value="776" calcext:value-type="float">
            <text:p>776</text:p>
          </table:table-cell>
          <table:table-cell office:value-type="float" office:value="94.434555" calcext:value-type="float">
            <text:p>94.434555</text:p>
          </table:table-cell>
          <table:table-cell office:value-type="float" office:value="0.047616" calcext:value-type="float">
            <text:p>0.04761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" calcext:value-type="float">
            <text:p>26</text:p>
          </table:table-cell>
          <table:table-cell office:value-type="float" office:value="784" calcext:value-type="float">
            <text:p>784</text:p>
          </table:table-cell>
          <table:table-cell office:value-type="float" office:value="94.743805" calcext:value-type="float">
            <text:p>94.743805</text:p>
          </table:table-cell>
          <table:table-cell office:value-type="float" office:value="0.04864" calcext:value-type="float">
            <text:p>0.048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" calcext:value-type="float">
            <text:p>26</text:p>
          </table:table-cell>
          <table:table-cell office:value-type="float" office:value="792" calcext:value-type="float">
            <text:p>792</text:p>
          </table:table-cell>
          <table:table-cell office:value-type="float" office:value="95.109375" calcext:value-type="float">
            <text:p>95.109375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office:value-type="float" office:value="94.491646" calcext:value-type="float">
            <text:p>94.491646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" calcext:value-type="float">
            <text:p>25</text:p>
          </table:table-cell>
          <table:table-cell office:value-type="float" office:value="808" calcext:value-type="float">
            <text:p>808</text:p>
          </table:table-cell>
          <table:table-cell office:value-type="float" office:value="97.177094" calcext:value-type="float">
            <text:p>97.177094</text:p>
          </table:table-cell>
          <table:table-cell office:value-type="float" office:value="0.048128" calcext:value-type="float">
            <text:p>0.0481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" calcext:value-type="float">
            <text:p>25</text:p>
          </table:table-cell>
          <table:table-cell office:value-type="float" office:value="816" calcext:value-type="float">
            <text:p>816</text:p>
          </table:table-cell>
          <table:table-cell office:value-type="float" office:value="96.778496" calcext:value-type="float">
            <text:p>96.778496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" calcext:value-type="float">
            <text:p>25</text:p>
          </table:table-cell>
          <table:table-cell office:value-type="float" office:value="824" calcext:value-type="float">
            <text:p>824</text:p>
          </table:table-cell>
          <table:table-cell office:value-type="float" office:value="96.864517" calcext:value-type="float">
            <text:p>96.864517</text:p>
          </table:table-cell>
          <table:table-cell office:value-type="float" office:value="0.049664" calcext:value-type="float">
            <text:p>0.0496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" calcext:value-type="float">
            <text:p>25</text:p>
          </table:table-cell>
          <table:table-cell office:value-type="float" office:value="832" calcext:value-type="float">
            <text:p>832</text:p>
          </table:table-cell>
          <table:table-cell office:value-type="float" office:value="97.261307" calcext:value-type="float">
            <text:p>97.261307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" calcext:value-type="float">
            <text:p>24</text:p>
          </table:table-cell>
          <table:table-cell office:value-type="float" office:value="840" calcext:value-type="float">
            <text:p>840</text:p>
          </table:table-cell>
          <table:table-cell office:value-type="float" office:value="86.612991" calcext:value-type="float">
            <text:p>86.612991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" calcext:value-type="float">
            <text:p>24</text:p>
          </table:table-cell>
          <table:table-cell office:value-type="float" office:value="848" calcext:value-type="float">
            <text:p>848</text:p>
          </table:table-cell>
          <table:table-cell office:value-type="float" office:value="87.189507" calcext:value-type="float">
            <text:p>87.189507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" calcext:value-type="float">
            <text:p>24</text:p>
          </table:table-cell>
          <table:table-cell office:value-type="float" office:value="856" calcext:value-type="float">
            <text:p>856</text:p>
          </table:table-cell>
          <table:table-cell office:value-type="float" office:value="86.717438" calcext:value-type="float">
            <text:p>86.717438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" calcext:value-type="float">
            <text:p>24</text:p>
          </table:table-cell>
          <table:table-cell office:value-type="float" office:value="864" calcext:value-type="float">
            <text:p>864</text:p>
          </table:table-cell>
          <table:table-cell office:value-type="float" office:value="87.243271" calcext:value-type="float">
            <text:p>87.243271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88.570114" calcext:value-type="float">
            <text:p>88.570114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" calcext:value-type="float">
            <text:p>23</text:p>
          </table:table-cell>
          <table:table-cell office:value-type="float" office:value="880" calcext:value-type="float">
            <text:p>880</text:p>
          </table:table-cell>
          <table:table-cell office:value-type="float" office:value="88.565758" calcext:value-type="float">
            <text:p>88.565758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" calcext:value-type="float">
            <text:p>23</text:p>
          </table:table-cell>
          <table:table-cell office:value-type="float" office:value="888" calcext:value-type="float">
            <text:p>888</text:p>
          </table:table-cell>
          <table:table-cell office:value-type="float" office:value="89.009918" calcext:value-type="float">
            <text:p>89.009918</text:p>
          </table:table-cell>
          <table:table-cell office:value-type="float" office:value="0.047872" calcext:value-type="float">
            <text:p>0.0478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" calcext:value-type="float">
            <text:p>23</text:p>
          </table:table-cell>
          <table:table-cell office:value-type="float" office:value="896" calcext:value-type="float">
            <text:p>896</text:p>
          </table:table-cell>
          <table:table-cell office:value-type="float" office:value="88.576508" calcext:value-type="float">
            <text:p>88.576508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" calcext:value-type="float">
            <text:p>23</text:p>
          </table:table-cell>
          <table:table-cell office:value-type="float" office:value="904" calcext:value-type="float">
            <text:p>904</text:p>
          </table:table-cell>
          <table:table-cell office:value-type="float" office:value="93.183235" calcext:value-type="float">
            <text:p>93.183235</text:p>
          </table:table-cell>
          <table:table-cell office:value-type="float" office:value="0.047872" calcext:value-type="float">
            <text:p>0.0478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12" calcext:value-type="float">
            <text:p>912</text:p>
          </table:table-cell>
          <table:table-cell office:value-type="float" office:value="93.478142" calcext:value-type="float">
            <text:p>93.478142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20" calcext:value-type="float">
            <text:p>920</text:p>
          </table:table-cell>
          <table:table-cell office:value-type="float" office:value="92.577805" calcext:value-type="float">
            <text:p>92.577805</text:p>
          </table:table-cell>
          <table:table-cell office:value-type="float" office:value="0.048384" calcext:value-type="float">
            <text:p>0.0483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28" calcext:value-type="float">
            <text:p>928</text:p>
          </table:table-cell>
          <table:table-cell office:value-type="float" office:value="93.182976" calcext:value-type="float">
            <text:p>93.182976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36" calcext:value-type="float">
            <text:p>936</text:p>
          </table:table-cell>
          <table:table-cell office:value-type="float" office:value="95.081734" calcext:value-type="float">
            <text:p>95.081734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44" calcext:value-type="float">
            <text:p>944</text:p>
          </table:table-cell>
          <table:table-cell office:value-type="float" office:value="95.341827" calcext:value-type="float">
            <text:p>95.341827</text:p>
          </table:table-cell>
          <table:table-cell office:value-type="float" office:value="0.048384" calcext:value-type="float">
            <text:p>0.0483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52" calcext:value-type="float">
            <text:p>952</text:p>
          </table:table-cell>
          <table:table-cell office:value-type="float" office:value="95.177475" calcext:value-type="float">
            <text:p>95.17747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95.455994" calcext:value-type="float">
            <text:p>95.455994</text:p>
          </table:table-cell>
          <table:table-cell office:value-type="float" office:value="0.047872" calcext:value-type="float">
            <text:p>0.0478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" calcext:value-type="float">
            <text:p>21</text:p>
          </table:table-cell>
          <table:table-cell office:value-type="float" office:value="968" calcext:value-type="float">
            <text:p>968</text:p>
          </table:table-cell>
          <table:table-cell office:value-type="float" office:value="98.964478" calcext:value-type="float">
            <text:p>98.964478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" calcext:value-type="float">
            <text:p>21</text:p>
          </table:table-cell>
          <table:table-cell office:value-type="float" office:value="976" calcext:value-type="float">
            <text:p>976</text:p>
          </table:table-cell>
          <table:table-cell office:value-type="float" office:value="98.97139" calcext:value-type="float">
            <text:p>98.97139</text:p>
          </table:table-cell>
          <table:table-cell office:value-type="float" office:value="0.049664" calcext:value-type="float">
            <text:p>0.0496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" calcext:value-type="float">
            <text:p>21</text:p>
          </table:table-cell>
          <table:table-cell office:value-type="float" office:value="984" calcext:value-type="float">
            <text:p>984</text:p>
          </table:table-cell>
          <table:table-cell office:value-type="float" office:value="99.475456" calcext:value-type="float">
            <text:p>99.475456</text:p>
          </table:table-cell>
          <table:table-cell office:value-type="float" office:value="0.050432" calcext:value-type="float">
            <text:p>0.0504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" calcext:value-type="float">
            <text:p>21</text:p>
          </table:table-cell>
          <table:table-cell office:value-type="float" office:value="992" calcext:value-type="float">
            <text:p>992</text:p>
          </table:table-cell>
          <table:table-cell office:value-type="float" office:value="98.979324" calcext:value-type="float">
            <text:p>98.979324</text:p>
          </table:table-cell>
          <table:table-cell office:value-type="float" office:value="0.049408" calcext:value-type="float">
            <text:p>0.0494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84.699905" calcext:value-type="float">
            <text:p>84.699905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008" calcext:value-type="float">
            <text:p>1008</text:p>
          </table:table-cell>
          <table:table-cell office:value-type="float" office:value="84.51635" calcext:value-type="float">
            <text:p>84.51635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84.514046" calcext:value-type="float">
            <text:p>84.514046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84.707848" calcext:value-type="float">
            <text:p>84.707848</text:p>
          </table:table-cell>
          <table:table-cell office:value-type="float" office:value="0.045056" calcext:value-type="float">
            <text:p>0.045056</text:p>
          </table:table-cell>
        </table:table-row>
      </table:table>
      <table:named-expressions/>
      <table:database-ranges>
        <table:database-range table:name="__Anonymous_Sheet_DB__0" table:target-range-address="data_2.A1:data_2.A1047519" table:display-filter-buttons="true" table:orientation="column"/>
        <table:database-range table:name="__Anonymous_Sheet_DB__1" table:target-range-address="data.A1:data.E89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4:55:02.547248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15:53:02.641106821</dc:date>
    <meta:editing-duration>PT1H1M4S</meta:editing-duration>
    <meta:editing-cycles>4</meta:editing-cycles>
    <meta:generator>LibreOffice/4.3.1.2$Linux_X86_64 LibreOffice_project/430m0$Build-2</meta:generator>
    <meta:document-statistic meta:table-count="2" meta:cell-count="642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2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0" chart:maximum="1024" chart:interval-major="128" chart:interval-minor-divisor="4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1">
      <style:chart-properties chart:display-label="true" chart:logarithmic="false" chart:minimum="0" chart:maximum="1.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61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 style:data-style-name="N61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 style:data-style-name="N61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119cm" svg:height="14.006cm" xlink:href=".." xlink:type="simple" chart:class="chart:scatter" chart:style-name="ch1">
        <chart:title svg:x="4.282cm" svg:y="0.417cm" chart:style-name="ch2">
          <text:p>N-Body performance by block size b (using minimum necessary block count ceil(N/b))</text:p>
        </chart:title>
        <chart:legend chart:legend-position="end" svg:x="20.399cm" svg:y="5.21cm" style:legend-expansion="high" chart:style-name="ch3"/>
        <chart:plot-area chart:style-name="ch4" table:cell-range-address="data_2.A2:data_2.A129 data_2.J1:data_2.P129" chart:data-source-has-labels="row" svg:x="1.473cm" svg:y="1.475cm" svg:width="18.464cm" svg:height="11.27cm">
          <chartooo:coordinate-region svg:x="2.756cm" svg:y="1.674cm" svg:width="16.809cm" svg:height="10.424cm"/>
          <chart:axis chart:dimension="x" chart:name="primary-x" chart:style-name="ch5">
            <chart:title svg:x="9.92cm" svg:y="13.025cm" chart:style-name="ch6">
              <text:p>Block siz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1.229cm" chart:style-name="ch10">
              <text:p>Average updateF time per pair of planets (nanoseconds)</text:p>
            </chart:title>
            <chart:grid chart:style-name="ch7" chart:class="major"/>
          </chart:axis>
          <chart:series chart:style-name="ch11" chart:values-cell-range-address="data_2.J2:data_2.J129" chart:label-cell-address="data_2.J1:data_2.J1" chart:class="chart:scatter">
            <chart:domain table:cell-range-address="data_2.A2:data_2.A129"/>
            <chart:data-point chart:repeated="128"/>
          </chart:series>
          <chart:series chart:style-name="ch12" chart:values-cell-range-address="data_2.K2:data_2.K129" chart:label-cell-address="data_2.K1:data_2.K1" chart:class="chart:scatter">
            <chart:data-point chart:repeated="128"/>
          </chart:series>
          <chart:series chart:style-name="ch13" chart:values-cell-range-address="data_2.L2:data_2.L129" chart:label-cell-address="data_2.L1:data_2.L1" chart:class="chart:scatter">
            <chart:data-point chart:repeated="128"/>
          </chart:series>
          <chart:series chart:style-name="ch14" chart:values-cell-range-address="data_2.M2:data_2.M129" chart:label-cell-address="data_2.M1:data_2.M1" chart:class="chart:scatter">
            <chart:data-point chart:repeated="128"/>
          </chart:series>
          <chart:series chart:style-name="ch15" chart:values-cell-range-address="data_2.N2:data_2.N129" chart:label-cell-address="data_2.N1:data_2.N1" chart:class="chart:scatter">
            <chart:data-point chart:repeated="128"/>
          </chart:series>
          <chart:series chart:style-name="ch16" chart:values-cell-range-address="data_2.O2:data_2.O129" chart:label-cell-address="data_2.O1:data_2.O1" chart:class="chart:scatter">
            <chart:data-point chart:repeated="128"/>
          </chart:series>
          <chart:series chart:style-name="ch17" chart:values-cell-range-address="data_2.P2:data_2.P129" chart:label-cell-address="data_2.P1:data_2.P1" chart:class="chart:scatter">
            <chart:data-point chart:repeated="12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=1000</text:p>
                <draw:g>
                  <svg:desc>data_2.J1:data_2.J1</svg:desc>
                </draw:g>
              </table:table-cell>
              <table:table-cell office:value-type="string">
                <text:p>N=2000</text:p>
                <draw:g>
                  <svg:desc>data_2.K1:data_2.K1</svg:desc>
                </draw:g>
              </table:table-cell>
              <table:table-cell office:value-type="string">
                <text:p>N=3000</text:p>
                <draw:g>
                  <svg:desc>data_2.L1:data_2.L1</svg:desc>
                </draw:g>
              </table:table-cell>
              <table:table-cell office:value-type="string">
                <text:p>N=4000</text:p>
                <draw:g>
                  <svg:desc>data_2.M1:data_2.M1</svg:desc>
                </draw:g>
              </table:table-cell>
              <table:table-cell office:value-type="string">
                <text:p>N=5000</text:p>
                <draw:g>
                  <svg:desc>data_2.N1:data_2.N1</svg:desc>
                </draw:g>
              </table:table-cell>
              <table:table-cell office:value-type="string">
                <text:p>N=10000</text:p>
                <draw:g>
                  <svg:desc>data_2.O1:data_2.O1</svg:desc>
                </draw:g>
              </table:table-cell>
              <table:table-cell office:value-type="string">
                <text:p>N=20000</text:p>
                <draw:g>
                  <svg:desc>data_2.P1:data_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data_2.A2:data_2.A129</svg:desc>
                </draw:g>
              </table:table-cell>
              <table:table-cell office:value-type="float" office:value="0.968487512487513">
                <text:p>0.968487512487513</text:p>
                <draw:g>
                  <svg:desc>data_2.J2:data_2.J129</svg:desc>
                </draw:g>
              </table:table-cell>
              <table:table-cell office:value-type="float" office:value="0.961695152423788">
                <text:p>0.961695152423788</text:p>
                <draw:g>
                  <svg:desc>data_2.K2:data_2.K129</svg:desc>
                </draw:g>
              </table:table-cell>
              <table:table-cell office:value-type="float" office:value="0.957403532155948">
                <text:p>0.957403532155948</text:p>
                <draw:g>
                  <svg:desc>data_2.L2:data_2.L129</svg:desc>
                </draw:g>
              </table:table-cell>
              <table:table-cell office:value-type="float" office:value="0.861800612346913">
                <text:p>0.861800612346913</text:p>
                <draw:g>
                  <svg:desc>data_2.M2:data_2.M129</svg:desc>
                </draw:g>
              </table:table-cell>
              <table:table-cell office:value-type="float" office:value="0.953234633073385">
                <text:p>0.953234633073385</text:p>
                <draw:g>
                  <svg:desc>data_2.N2:data_2.N129</svg:desc>
                </draw:g>
              </table:table-cell>
              <table:table-cell office:value-type="float" office:value="0.884990620937906">
                <text:p>0.884990620937906</text:p>
                <draw:g>
                  <svg:desc>data_2.O2:data_2.O129</svg:desc>
                </draw:g>
              </table:table-cell>
              <table:table-cell office:value-type="float" office:value="0.848583515824209">
                <text:p>0.848583515824209</text:p>
                <draw:g>
                  <svg:desc>data_2.P2:data_2.P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726817182817183">
                <text:p>0.726817182817183</text:p>
              </table:table-cell>
              <table:table-cell office:value-type="float" office:value="0.481293353323338">
                <text:p>0.481293353323338</text:p>
              </table:table-cell>
              <table:table-cell office:value-type="float" office:value="0.558805731422859">
                <text:p>0.558805731422859</text:p>
              </table:table-cell>
              <table:table-cell office:value-type="float" office:value="0.436994751312172">
                <text:p>0.436994751312172</text:p>
              </table:table-cell>
              <table:table-cell office:value-type="float" office:value="0.523272665466907">
                <text:p>0.523272665466907</text:p>
              </table:table-cell>
              <table:table-cell office:value-type="float" office:value="0.425214438556144">
                <text:p>0.425214438556144</text:p>
              </table:table-cell>
              <table:table-cell office:value-type="float" office:value="0.42103817559122">
                <text:p>0.42103817559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.724771228771229">
                <text:p>0.724771228771229</text:p>
              </table:table-cell>
              <table:table-cell office:value-type="float" office:value="0.402492753623188">
                <text:p>0.402492753623188</text:p>
              </table:table-cell>
              <table:table-cell office:value-type="float" office:value="0.320916139064756">
                <text:p>0.320916139064756</text:p>
              </table:table-cell>
              <table:table-cell office:value-type="float" office:value="0.376353974006498">
                <text:p>0.376353974006498</text:p>
              </table:table-cell>
              <table:table-cell office:value-type="float" office:value="0.324195040991802">
                <text:p>0.324195040991802</text:p>
              </table:table-cell>
              <table:table-cell office:value-type="float" office:value="0.319584051594841">
                <text:p>0.319584051594841</text:p>
              </table:table-cell>
              <table:table-cell office:value-type="float" office:value="0.288857227138643">
                <text:p>0.2888572271386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711496503496503">
                <text:p>0.711496503496503</text:p>
              </table:table-cell>
              <table:table-cell office:value-type="float" office:value="0.365899050474763">
                <text:p>0.365899050474763</text:p>
              </table:table-cell>
              <table:table-cell office:value-type="float" office:value="0.268142619126958">
                <text:p>0.268142619126958</text:p>
              </table:table-cell>
              <table:table-cell office:value-type="float" office:value="0.216505873531617">
                <text:p>0.216505873531617</text:p>
              </table:table-cell>
              <table:table-cell office:value-type="float" office:value="0.299388442311538">
                <text:p>0.299388442311538</text:p>
              </table:table-cell>
              <table:table-cell office:value-type="float" office:value="0.235762673732627">
                <text:p>0.235762673732627</text:p>
              </table:table-cell>
              <table:table-cell office:value-type="float" office:value="0.2134299560022">
                <text:p>0.2134299560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737302697302697">
                <text:p>0.737302697302697</text:p>
              </table:table-cell>
              <table:table-cell office:value-type="float" office:value="0.43855872063968">
                <text:p>0.43855872063968</text:p>
              </table:table-cell>
              <table:table-cell office:value-type="float" office:value="0.39780695323781">
                <text:p>0.39780695323781</text:p>
              </table:table-cell>
              <table:table-cell office:value-type="float" office:value="0.359110222444389">
                <text:p>0.359110222444389</text:p>
              </table:table-cell>
              <table:table-cell office:value-type="float" office:value="0.343299020195961">
                <text:p>0.343299020195961</text:p>
              </table:table-cell>
              <table:table-cell office:value-type="float" office:value="0.335513328667133">
                <text:p>0.335513328667133</text:p>
              </table:table-cell>
              <table:table-cell office:value-type="float" office:value="0.333029728513574">
                <text:p>0.333029728513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0.724507492507492">
                <text:p>0.724507492507492</text:p>
              </table:table-cell>
              <table:table-cell office:value-type="float" office:value="0.402172913543228">
                <text:p>0.402172913543228</text:p>
              </table:table-cell>
              <table:table-cell office:value-type="float" office:value="0.320859269132511">
                <text:p>0.320859269132511</text:p>
              </table:table-cell>
              <table:table-cell office:value-type="float" office:value="0.29886928267933">
                <text:p>0.29886928267933</text:p>
              </table:table-cell>
              <table:table-cell office:value-type="float" office:value="0.302644111177764">
                <text:p>0.302644111177764</text:p>
              </table:table-cell>
              <table:table-cell office:value-type="float" office:value="0.303086511348865">
                <text:p>0.303086511348865</text:p>
              </table:table-cell>
              <table:table-cell office:value-type="float" office:value="0.28354808259587">
                <text:p>0.28354808259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0.723492507492507">
                <text:p>0.723492507492507</text:p>
              </table:table-cell>
              <table:table-cell office:value-type="float" office:value="0.378054972513743">
                <text:p>0.378054972513743</text:p>
              </table:table-cell>
              <table:table-cell office:value-type="float" office:value="0.292453626568921">
                <text:p>0.292453626568921</text:p>
              </table:table-cell>
              <table:table-cell office:value-type="float" office:value="0.241443639090227">
                <text:p>0.241443639090227</text:p>
              </table:table-cell>
              <table:table-cell office:value-type="float" office:value="0.263453229354129">
                <text:p>0.263453229354129</text:p>
              </table:table-cell>
              <table:table-cell office:value-type="float" office:value="0.247189371062894">
                <text:p>0.247189371062894</text:p>
              </table:table-cell>
              <table:table-cell office:value-type="float" office:value="0.245729138543073">
                <text:p>0.245729138543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0.711984015984016">
                <text:p>0.711984015984016</text:p>
              </table:table-cell>
              <table:table-cell office:value-type="float" office:value="0.366284857571214">
                <text:p>0.366284857571214</text:p>
              </table:table-cell>
              <table:table-cell office:value-type="float" office:value="0.268057314228591">
                <text:p>0.268057314228591</text:p>
              </table:table-cell>
              <table:table-cell office:value-type="float" office:value="0.216729817545614">
                <text:p>0.216729817545614</text:p>
              </table:table-cell>
              <table:table-cell office:value-type="float" office:value="0.214587522495501">
                <text:p>0.214587522495501</text:p>
              </table:table-cell>
              <table:table-cell office:value-type="float" office:value="0.232857364263574">
                <text:p>0.232857364263574</text:p>
              </table:table-cell>
              <table:table-cell office:value-type="float" office:value="0.209710489475526">
                <text:p>0.209710489475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726569430569431">
                <text:p>0.726569430569431</text:p>
              </table:table-cell>
              <table:table-cell office:value-type="float" office:value="0.403380309845077">
                <text:p>0.403380309845077</text:p>
              </table:table-cell>
              <table:table-cell office:value-type="float" office:value="0.354101521714984">
                <text:p>0.354101521714984</text:p>
              </table:table-cell>
              <table:table-cell office:value-type="float" office:value="0.297957510622344">
                <text:p>0.297957510622344</text:p>
              </table:table-cell>
              <table:table-cell office:value-type="float" office:value="0.305889542091582">
                <text:p>0.305889542091582</text:p>
              </table:table-cell>
              <table:table-cell office:value-type="float" office:value="0.285137576242376">
                <text:p>0.285137576242376</text:p>
              </table:table-cell>
              <table:table-cell office:value-type="float" office:value="0.284001149942503">
                <text:p>0.2840011499425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726305694305694">
                <text:p>0.726305694305694</text:p>
              </table:table-cell>
              <table:table-cell office:value-type="float" office:value="0.402422788605697">
                <text:p>0.402422788605697</text:p>
              </table:table-cell>
              <table:table-cell office:value-type="float" office:value="0.319752971231812">
                <text:p>0.319752971231812</text:p>
              </table:table-cell>
              <table:table-cell office:value-type="float" office:value="0.268300924768808">
                <text:p>0.268300924768808</text:p>
              </table:table-cell>
              <table:table-cell office:value-type="float" office:value="0.262654669066187">
                <text:p>0.262654669066187</text:p>
              </table:table-cell>
              <table:table-cell office:value-type="float" office:value="0.257697120287971">
                <text:p>0.257697120287971</text:p>
              </table:table-cell>
              <table:table-cell office:value-type="float" office:value="0.250679298535073">
                <text:p>0.25067929853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0.724795204795205">
                <text:p>0.724795204795205</text:p>
              </table:table-cell>
              <table:table-cell office:value-type="float" office:value="0.377667166416792">
                <text:p>0.377667166416792</text:p>
              </table:table-cell>
              <table:table-cell office:value-type="float" office:value="0.296349216927691">
                <text:p>0.296349216927691</text:p>
              </table:table-cell>
              <table:table-cell office:value-type="float" office:value="0.241139715071232">
                <text:p>0.241139715071232</text:p>
              </table:table-cell>
              <table:table-cell office:value-type="float" office:value="0.262521575684863">
                <text:p>0.262521575684863</text:p>
              </table:table-cell>
              <table:table-cell office:value-type="float" office:value="0.245295160483952">
                <text:p>0.245295160483952</text:p>
              </table:table-cell>
              <table:table-cell office:value-type="float" office:value="0.231100142492875">
                <text:p>0.231100142492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0.724283716283716">
                <text:p>0.724283716283716</text:p>
              </table:table-cell>
              <table:table-cell office:value-type="float" office:value="0.376897551224388">
                <text:p>0.376897551224388</text:p>
              </table:table-cell>
              <table:table-cell office:value-type="float" office:value="0.268313228923692">
                <text:p>0.268313228923692</text:p>
              </table:table-cell>
              <table:table-cell office:value-type="float" office:value="0.240371907023244">
                <text:p>0.240371907023244</text:p>
              </table:table-cell>
              <table:table-cell office:value-type="float" office:value="0.240202839432114">
                <text:p>0.240202839432114</text:p>
              </table:table-cell>
              <table:table-cell office:value-type="float" office:value="0.233663673632637">
                <text:p>0.233663673632637</text:p>
              </table:table-cell>
              <table:table-cell office:value-type="float" office:value="0.212910306984651">
                <text:p>0.212910306984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">
                <text:p>104</text:p>
              </table:table-cell>
              <table:table-cell office:value-type="float" office:value="0.725026973026973">
                <text:p>0.725026973026973</text:p>
              </table:table-cell>
              <table:table-cell office:value-type="float" office:value="0.378750624687656">
                <text:p>0.378750624687656</text:p>
              </table:table-cell>
              <table:table-cell office:value-type="float" office:value="0.320886815505942">
                <text:p>0.320886815505942</text:p>
              </table:table-cell>
              <table:table-cell office:value-type="float" office:value="0.26622144463884">
                <text:p>0.26622144463884</text:p>
              </table:table-cell>
              <table:table-cell office:value-type="float" office:value="0.280693941211758">
                <text:p>0.280693941211758</text:p>
              </table:table-cell>
              <table:table-cell office:value-type="float" office:value="0.265115258474153">
                <text:p>0.265115258474153</text:p>
              </table:table-cell>
              <table:table-cell office:value-type="float" office:value="0.272388953052347">
                <text:p>0.272388953052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0.725018981018981">
                <text:p>0.725018981018981</text:p>
              </table:table-cell>
              <table:table-cell office:value-type="float" office:value="0.37728135932034">
                <text:p>0.37728135932034</text:p>
              </table:table-cell>
              <table:table-cell office:value-type="float" office:value="0.292482061535044">
                <text:p>0.292482061535044</text:p>
              </table:table-cell>
              <table:table-cell office:value-type="float" office:value="0.242275431142214">
                <text:p>0.242275431142214</text:p>
              </table:table-cell>
              <table:table-cell office:value-type="float" office:value="0.258651629674065">
                <text:p>0.258651629674065</text:p>
              </table:table-cell>
              <table:table-cell office:value-type="float" office:value="0.247373672632737">
                <text:p>0.247373672632737</text:p>
              </table:table-cell>
              <table:table-cell office:value-type="float" office:value="0.241710174491275">
                <text:p>0.241710174491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724763236763237">
                <text:p>0.724763236763237</text:p>
              </table:table-cell>
              <table:table-cell office:value-type="float" office:value="0.376837581209395">
                <text:p>0.376837581209395</text:p>
              </table:table-cell>
              <table:table-cell office:value-type="float" office:value="0.292195046095746">
                <text:p>0.292195046095746</text:p>
              </table:table-cell>
              <table:table-cell office:value-type="float" office:value="0.23997200699825">
                <text:p>0.23997200699825</text:p>
              </table:table-cell>
              <table:table-cell office:value-type="float" office:value="0.235769806038792">
                <text:p>0.235769806038792</text:p>
              </table:table-cell>
              <table:table-cell office:value-type="float" office:value="0.232025447455254">
                <text:p>0.232025447455254</text:p>
              </table:table-cell>
              <table:table-cell office:value-type="float" office:value="0.225934308284586">
                <text:p>0.225934308284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0.712759240759241">
                <text:p>0.712759240759241</text:p>
              </table:table-cell>
              <table:table-cell office:value-type="float" office:value="0.366532733633183">
                <text:p>0.366532733633183</text:p>
              </table:table-cell>
              <table:table-cell office:value-type="float" office:value="0.268339886704432">
                <text:p>0.268339886704432</text:p>
              </table:table-cell>
              <table:table-cell office:value-type="float" office:value="0.217145713571607">
                <text:p>0.217145713571607</text:p>
              </table:table-cell>
              <table:table-cell office:value-type="float" office:value="0.212785602879424">
                <text:p>0.212785602879424</text:p>
              </table:table-cell>
              <table:table-cell office:value-type="float" office:value="0.229376112388761">
                <text:p>0.229376112388761</text:p>
              </table:table-cell>
              <table:table-cell office:value-type="float" office:value="0.210428511074446">
                <text:p>0.210428511074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0.72604995004995">
                <text:p>0.72604995004995</text:p>
              </table:table-cell>
              <table:table-cell office:value-type="float" office:value="0.378756621689155">
                <text:p>0.378756621689155</text:p>
              </table:table-cell>
              <table:table-cell office:value-type="float" office:value="0.321204043096745">
                <text:p>0.321204043096745</text:p>
              </table:table-cell>
              <table:table-cell office:value-type="float" office:value="0.269660584853787">
                <text:p>0.269660584853787</text:p>
              </table:table-cell>
              <table:table-cell office:value-type="float" office:value="0.282587962407519">
                <text:p>0.282587962407519</text:p>
              </table:table-cell>
              <table:table-cell office:value-type="float" office:value="0.255444525547445">
                <text:p>0.255444525547445</text:p>
              </table:table-cell>
              <table:table-cell office:value-type="float" office:value="0.260686485675716">
                <text:p>0.260686485675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0.725802197802198">
                <text:p>0.725802197802198</text:p>
              </table:table-cell>
              <table:table-cell office:value-type="float" office:value="0.377855072463768">
                <text:p>0.377855072463768</text:p>
              </table:table-cell>
              <table:table-cell office:value-type="float" office:value="0.32060335443741">
                <text:p>0.32060335443741</text:p>
              </table:table-cell>
              <table:table-cell office:value-type="float" office:value="0.241811547113222">
                <text:p>0.241811547113222</text:p>
              </table:table-cell>
              <table:table-cell office:value-type="float" office:value="0.257535692861428">
                <text:p>0.257535692861428</text:p>
              </table:table-cell>
              <table:table-cell office:value-type="float" office:value="0.243651804819518">
                <text:p>0.243651804819518</text:p>
              </table:table-cell>
              <table:table-cell office:value-type="float" office:value="0.235753327333633">
                <text:p>0.235753327333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">
                <text:p>152</text:p>
              </table:table-cell>
              <table:table-cell office:value-type="float" office:value="0.724787212787213">
                <text:p>0.724787212787213</text:p>
              </table:table-cell>
              <table:table-cell office:value-type="float" office:value="0.37663768115942">
                <text:p>0.37663768115942</text:p>
              </table:table-cell>
              <table:table-cell office:value-type="float" office:value="0.292256358991447">
                <text:p>0.292256358991447</text:p>
              </table:table-cell>
              <table:table-cell office:value-type="float" office:value="0.241155711072232">
                <text:p>0.241155711072232</text:p>
              </table:table-cell>
              <table:table-cell office:value-type="float" office:value="0.256470945810838">
                <text:p>0.256470945810838</text:p>
              </table:table-cell>
              <table:table-cell office:value-type="float" office:value="0.233369303069693">
                <text:p>0.233369303069693</text:p>
              </table:table-cell>
              <table:table-cell office:value-type="float" office:value="0.223681613419329">
                <text:p>0.223681613419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0.726025974025974">
                <text:p>0.726025974025974</text:p>
              </table:table-cell>
              <table:table-cell office:value-type="float" office:value="0.376897551224388">
                <text:p>0.376897551224388</text:p>
              </table:table-cell>
              <table:table-cell office:value-type="float" office:value="0.291798733755415">
                <text:p>0.291798733755415</text:p>
              </table:table-cell>
              <table:table-cell office:value-type="float" office:value="0.240947763059235">
                <text:p>0.240947763059235</text:p>
              </table:table-cell>
              <table:table-cell office:value-type="float" office:value="0.215324615076985">
                <text:p>0.215324615076985</text:p>
              </table:table-cell>
              <table:table-cell office:value-type="float" office:value="0.227863283671633">
                <text:p>0.227863283671633</text:p>
              </table:table-cell>
              <table:table-cell office:value-type="float" office:value="0.213760826958652">
                <text:p>0.213760826958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0.725034965034965">
                <text:p>0.725034965034965</text:p>
              </table:table-cell>
              <table:table-cell office:value-type="float" office:value="0.378822588705647">
                <text:p>0.378822588705647</text:p>
              </table:table-cell>
              <table:table-cell office:value-type="float" office:value="0.320434521826058">
                <text:p>0.320434521826058</text:p>
              </table:table-cell>
              <table:table-cell office:value-type="float" office:value="0.241027743064234">
                <text:p>0.241027743064234</text:p>
              </table:table-cell>
              <table:table-cell office:value-type="float" office:value="0.259767566486703">
                <text:p>0.259767566486703</text:p>
              </table:table-cell>
              <table:table-cell office:value-type="float" office:value="0.252472672732727">
                <text:p>0.252472672732727</text:p>
              </table:table-cell>
              <table:table-cell office:value-type="float" office:value="0.238718951552422">
                <text:p>0.238718951552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">
                <text:p>176</text:p>
              </table:table-cell>
              <table:table-cell office:value-type="float" office:value="0.725554445554446">
                <text:p>0.725554445554446</text:p>
              </table:table-cell>
              <table:table-cell office:value-type="float" office:value="0.378944527736132">
                <text:p>0.378944527736132</text:p>
              </table:table-cell>
              <table:table-cell office:value-type="float" office:value="0.320634455181606">
                <text:p>0.320634455181606</text:p>
              </table:table-cell>
              <table:table-cell office:value-type="float" office:value="0.240883779055236">
                <text:p>0.240883779055236</text:p>
              </table:table-cell>
              <table:table-cell office:value-type="float" office:value="0.259624235152969">
                <text:p>0.259624235152969</text:p>
              </table:table-cell>
              <table:table-cell office:value-type="float" office:value="0.242840365963404">
                <text:p>0.242840365963404</text:p>
              </table:table-cell>
              <table:table-cell office:value-type="float" office:value="0.229561009449527">
                <text:p>0.229561009449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">
                <text:p>184</text:p>
              </table:table-cell>
              <table:table-cell office:value-type="float" office:value="0.724243756243756">
                <text:p>0.724243756243756</text:p>
              </table:table-cell>
              <table:table-cell office:value-type="float" office:value="0.377089455272364">
                <text:p>0.377089455272364</text:p>
              </table:table-cell>
              <table:table-cell office:value-type="float" office:value="0.324130178829279">
                <text:p>0.324130178829279</text:p>
              </table:table-cell>
              <table:table-cell office:value-type="float" office:value="0.240835791052237">
                <text:p>0.240835791052237</text:p>
              </table:table-cell>
              <table:table-cell office:value-type="float" office:value="0.237387402519496">
                <text:p>0.237387402519496</text:p>
              </table:table-cell>
              <table:table-cell office:value-type="float" office:value="0.227924727527247">
                <text:p>0.227924727527247</text:p>
              </table:table-cell>
              <table:table-cell office:value-type="float" office:value="0.222184745762712">
                <text:p>0.222184745762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">
                <text:p>192</text:p>
              </table:table-cell>
              <table:table-cell office:value-type="float" office:value="0.723500499500499">
                <text:p>0.723500499500499</text:p>
              </table:table-cell>
              <table:table-cell office:value-type="float" office:value="0.376901549225387">
                <text:p>0.376901549225387</text:p>
              </table:table-cell>
              <table:table-cell office:value-type="float" office:value="0.268115072753527">
                <text:p>0.268115072753527</text:p>
              </table:table-cell>
              <table:table-cell office:value-type="float" office:value="0.240947763059235">
                <text:p>0.240947763059235</text:p>
              </table:table-cell>
              <table:table-cell office:value-type="float" office:value="0.23880023995201">
                <text:p>0.23880023995201</text:p>
              </table:table-cell>
              <table:table-cell office:value-type="float" office:value="0.227504939506049">
                <text:p>0.227504939506049</text:p>
              </table:table-cell>
              <table:table-cell office:value-type="float" office:value="0.2136501299935">
                <text:p>0.2136501299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0.737814185814186">
                <text:p>0.737814185814186</text:p>
              </table:table-cell>
              <table:table-cell office:value-type="float" office:value="0.40248275862069">
                <text:p>0.40248275862069</text:p>
              </table:table-cell>
              <table:table-cell office:value-type="float" office:value="0.292852604687326">
                <text:p>0.292852604687326</text:p>
              </table:table-cell>
              <table:table-cell office:value-type="float" office:value="0.241203699075231">
                <text:p>0.241203699075231</text:p>
              </table:table-cell>
              <table:table-cell office:value-type="float" office:value="0.282628914217157">
                <text:p>0.282628914217157</text:p>
              </table:table-cell>
              <table:table-cell office:value-type="float" office:value="0.249278112188781">
                <text:p>0.249278112188781</text:p>
              </table:table-cell>
              <table:table-cell office:value-type="float" office:value="0.23593188340583">
                <text:p>0.23593188340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">
                <text:p>208</text:p>
              </table:table-cell>
              <table:table-cell office:value-type="float" office:value="0.737846153846154">
                <text:p>0.737846153846154</text:p>
              </table:table-cell>
              <table:table-cell office:value-type="float" office:value="0.40247876061969">
                <text:p>0.40247876061969</text:p>
              </table:table-cell>
              <table:table-cell office:value-type="float" office:value="0.292737976230145">
                <text:p>0.292737976230145</text:p>
              </table:table-cell>
              <table:table-cell office:value-type="float" office:value="0.243411147213197">
                <text:p>0.243411147213197</text:p>
              </table:table-cell>
              <table:table-cell office:value-type="float" office:value="0.282884863027394">
                <text:p>0.282884863027394</text:p>
              </table:table-cell>
              <table:table-cell office:value-type="float" office:value="0.245566473352665">
                <text:p>0.245566473352665</text:p>
              </table:table-cell>
              <table:table-cell office:value-type="float" office:value="0.23001218939053">
                <text:p>0.230012189390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">
                <text:p>216</text:p>
              </table:table-cell>
              <table:table-cell office:value-type="float" office:value="0.737310689310689">
                <text:p>0.737310689310689</text:p>
              </table:table-cell>
              <table:table-cell office:value-type="float" office:value="0.40247876061969">
                <text:p>0.40247876061969</text:p>
              </table:table-cell>
              <table:table-cell office:value-type="float" office:value="0.292594912806842">
                <text:p>0.292594912806842</text:p>
              </table:table-cell>
              <table:table-cell office:value-type="float" office:value="0.24190752311922">
                <text:p>0.24190752311922</text:p>
              </table:table-cell>
              <table:table-cell office:value-type="float" office:value="0.236629794041192">
                <text:p>0.236629794041192</text:p>
              </table:table-cell>
              <table:table-cell office:value-type="float" office:value="0.231068103189681">
                <text:p>0.231068103189681</text:p>
              </table:table-cell>
              <table:table-cell office:value-type="float" office:value="0.221882045897705">
                <text:p>0.221882045897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4">
                <text:p>224</text:p>
              </table:table-cell>
              <table:table-cell office:value-type="float" office:value="0.737838161838162">
                <text:p>0.737838161838162</text:p>
              </table:table-cell>
              <table:table-cell office:value-type="float" office:value="0.401977011494253">
                <text:p>0.401977011494253</text:p>
              </table:table-cell>
              <table:table-cell office:value-type="float" office:value="0.292822392535821">
                <text:p>0.292822392535821</text:p>
              </table:table-cell>
              <table:table-cell office:value-type="float" office:value="0.24192351912022">
                <text:p>0.24192351912022</text:p>
              </table:table-cell>
              <table:table-cell office:value-type="float" office:value="0.236752649470106">
                <text:p>0.236752649470106</text:p>
              </table:table-cell>
              <table:table-cell office:value-type="float" office:value="0.231080901909809">
                <text:p>0.231080901909809</text:p>
              </table:table-cell>
              <table:table-cell office:value-type="float" office:value="0.213604679766012">
                <text:p>0.213604679766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2">
                <text:p>232</text:p>
              </table:table-cell>
              <table:table-cell office:value-type="float" office:value="0.738341658341658">
                <text:p>0.738341658341658</text:p>
              </table:table-cell>
              <table:table-cell office:value-type="float" office:value="0.403000499750125">
                <text:p>0.403000499750125</text:p>
              </table:table-cell>
              <table:table-cell office:value-type="float" office:value="0.322510274352993">
                <text:p>0.322510274352993</text:p>
              </table:table-cell>
              <table:table-cell office:value-type="float" office:value="0.268492876780805">
                <text:p>0.268492876780805</text:p>
              </table:table-cell>
              <table:table-cell office:value-type="float" office:value="0.256819036192761">
                <text:p>0.256819036192761</text:p>
              </table:table-cell>
              <table:table-cell office:value-type="float" office:value="0.253665503449655">
                <text:p>0.253665503449655</text:p>
              </table:table-cell>
              <table:table-cell office:value-type="float" office:value="0.234771623918804">
                <text:p>0.234771623918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0.738357642357642">
                <text:p>0.738357642357642</text:p>
              </table:table-cell>
              <table:table-cell office:value-type="float" office:value="0.402742628685657">
                <text:p>0.402742628685657</text:p>
              </table:table-cell>
              <table:table-cell office:value-type="float" office:value="0.32165633677663">
                <text:p>0.32165633677663</text:p>
              </table:table-cell>
              <table:table-cell office:value-type="float" office:value="0.268652836790802">
                <text:p>0.268652836790802</text:p>
              </table:table-cell>
              <table:table-cell office:value-type="float" office:value="0.256849710057988">
                <text:p>0.256849710057988</text:p>
              </table:table-cell>
              <table:table-cell office:value-type="float" office:value="0.253632226777322">
                <text:p>0.253632226777322</text:p>
              </table:table-cell>
              <table:table-cell office:value-type="float" office:value="0.229030468476576">
                <text:p>0.229030468476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8">
                <text:p>248</text:p>
              </table:table-cell>
              <table:table-cell office:value-type="float" office:value="0.73858941058941">
                <text:p>0.73858941058941</text:p>
              </table:table-cell>
              <table:table-cell office:value-type="float" office:value="0.402484757621189">
                <text:p>0.402484757621189</text:p>
              </table:table-cell>
              <table:table-cell office:value-type="float" office:value="0.321285793624347">
                <text:p>0.321285793624347</text:p>
              </table:table-cell>
              <table:table-cell office:value-type="float" office:value="0.268396900774806">
                <text:p>0.268396900774806</text:p>
              </table:table-cell>
              <table:table-cell office:value-type="float" office:value="0.256522135572885">
                <text:p>0.256522135572885</text:p>
              </table:table-cell>
              <table:table-cell office:value-type="float" office:value="0.252677442255774">
                <text:p>0.252677442255774</text:p>
              </table:table-cell>
              <table:table-cell office:value-type="float" office:value="0.218585528223589">
                <text:p>0.2185855282235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6">
                <text:p>256</text:p>
              </table:table-cell>
              <table:table-cell office:value-type="float" office:value="0.712743256743257">
                <text:p>0.712743256743257</text:p>
              </table:table-cell>
              <table:table-cell office:value-type="float" office:value="0.366790604697651">
                <text:p>0.366790604697651</text:p>
              </table:table-cell>
              <table:table-cell office:value-type="float" office:value="0.268198600466511">
                <text:p>0.268198600466511</text:p>
              </table:table-cell>
              <table:table-cell office:value-type="float" office:value="0.218089477630592">
                <text:p>0.218089477630592</text:p>
              </table:table-cell>
              <table:table-cell office:value-type="float" office:value="0.214863907218556">
                <text:p>0.214863907218556</text:p>
              </table:table-cell>
              <table:table-cell office:value-type="float" office:value="0.249841275872413">
                <text:p>0.249841275872413</text:p>
              </table:table-cell>
              <table:table-cell office:value-type="float" office:value="0.211566379181041">
                <text:p>0.211566379181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4">
                <text:p>264</text:p>
              </table:table-cell>
              <table:table-cell office:value-type="float" office:value="0.726313686313686">
                <text:p>0.726313686313686</text:p>
              </table:table-cell>
              <table:table-cell office:value-type="float" office:value="0.377669165417291">
                <text:p>0.377669165417291</text:p>
              </table:table-cell>
              <table:table-cell office:value-type="float" office:value="0.292824169721204">
                <text:p>0.292824169721204</text:p>
              </table:table-cell>
              <table:table-cell office:value-type="float" office:value="0.244146963259185">
                <text:p>0.244146963259185</text:p>
              </table:table-cell>
              <table:table-cell office:value-type="float" office:value="0.262460147970406">
                <text:p>0.262460147970406</text:p>
              </table:table-cell>
              <table:table-cell office:value-type="float" office:value="0.2548199680032">
                <text:p>0.2548199680032</text:p>
              </table:table-cell>
              <table:table-cell office:value-type="float" office:value="0.23064383280836">
                <text:p>0.23064383280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0.725818181818182">
                <text:p>0.725818181818182</text:p>
              </table:table-cell>
              <table:table-cell office:value-type="float" office:value="0.377861069465267">
                <text:p>0.377861069465267</text:p>
              </table:table-cell>
              <table:table-cell office:value-type="float" office:value="0.292993002332556">
                <text:p>0.292993002332556</text:p>
              </table:table-cell>
              <table:table-cell office:value-type="float" office:value="0.244114971257186">
                <text:p>0.244114971257186</text:p>
              </table:table-cell>
              <table:table-cell office:value-type="float" office:value="0.262470385922815">
                <text:p>0.262470385922815</text:p>
              </table:table-cell>
              <table:table-cell office:value-type="float" office:value="0.243237126287371">
                <text:p>0.243237126287371</text:p>
              </table:table-cell>
              <table:table-cell office:value-type="float" office:value="0.225383913304335">
                <text:p>0.2253839133043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0">
                <text:p>280</text:p>
              </table:table-cell>
              <table:table-cell office:value-type="float" office:value="0.724795204795205">
                <text:p>0.724795204795205</text:p>
              </table:table-cell>
              <table:table-cell office:value-type="float" office:value="0.37664367816092">
                <text:p>0.37664367816092</text:p>
              </table:table-cell>
              <table:table-cell office:value-type="float" office:value="0.29697212040431">
                <text:p>0.29697212040431</text:p>
              </table:table-cell>
              <table:table-cell office:value-type="float" office:value="0.244098975256186">
                <text:p>0.244098975256186</text:p>
              </table:table-cell>
              <table:table-cell office:value-type="float" office:value="0.261610397920416">
                <text:p>0.261610397920416</text:p>
              </table:table-cell>
              <table:table-cell office:value-type="float" office:value="0.243344635536446">
                <text:p>0.243344635536446</text:p>
              </table:table-cell>
              <table:table-cell office:value-type="float" office:value="0.2218199440028">
                <text:p>0.2218199440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">
                <text:p>288</text:p>
              </table:table-cell>
              <table:table-cell office:value-type="float" office:value="0.724523476523477">
                <text:p>0.724523476523477</text:p>
              </table:table-cell>
              <table:table-cell office:value-type="float" office:value="0.37631984007996">
                <text:p>0.37631984007996</text:p>
              </table:table-cell>
              <table:table-cell office:value-type="float" office:value="0.292766411196268">
                <text:p>0.292766411196268</text:p>
              </table:table-cell>
              <table:table-cell office:value-type="float" office:value="0.244226943264184">
                <text:p>0.244226943264184</text:p>
              </table:table-cell>
              <table:table-cell office:value-type="float" office:value="0.262982283543291">
                <text:p>0.262982283543291</text:p>
              </table:table-cell>
              <table:table-cell office:value-type="float" office:value="0.243357434256574">
                <text:p>0.243357434256574</text:p>
              </table:table-cell>
              <table:table-cell office:value-type="float" office:value="0.216723248837558">
                <text:p>0.216723248837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6">
                <text:p>296</text:p>
              </table:table-cell>
              <table:table-cell office:value-type="float" office:value="0.726057942057942">
                <text:p>0.726057942057942</text:p>
              </table:table-cell>
              <table:table-cell office:value-type="float" office:value="0.377417291354323">
                <text:p>0.377417291354323</text:p>
              </table:table-cell>
              <table:table-cell office:value-type="float" office:value="0.322279240253249">
                <text:p>0.322279240253249</text:p>
              </table:table-cell>
              <table:table-cell office:value-type="float" office:value="0.272795801049738">
                <text:p>0.272795801049738</text:p>
              </table:table-cell>
              <table:table-cell office:value-type="float" office:value="0.280417516496701">
                <text:p>0.280417516496701</text:p>
              </table:table-cell>
              <table:table-cell office:value-type="float" office:value="0.250066503349665">
                <text:p>0.250066503349665</text:p>
              </table:table-cell>
              <table:table-cell office:value-type="float" office:value="0.232516374181291">
                <text:p>0.232516374181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">
                <text:p>304</text:p>
              </table:table-cell>
              <table:table-cell office:value-type="float" office:value="0.725794205794206">
                <text:p>0.725794205794206</text:p>
              </table:table-cell>
              <table:table-cell office:value-type="float" office:value="0.377609195402299">
                <text:p>0.377609195402299</text:p>
              </table:table-cell>
              <table:table-cell office:value-type="float" office:value="0.32202510274353">
                <text:p>0.32202510274353</text:p>
              </table:table-cell>
              <table:table-cell office:value-type="float" office:value="0.275003249187703">
                <text:p>0.275003249187703</text:p>
              </table:table-cell>
              <table:table-cell office:value-type="float" office:value="0.281369646070786">
                <text:p>0.281369646070786</text:p>
              </table:table-cell>
              <table:table-cell office:value-type="float" office:value="0.240889821017898">
                <text:p>0.240889821017898</text:p>
              </table:table-cell>
              <table:table-cell office:value-type="float" office:value="0.227417104144793">
                <text:p>0.227417104144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2">
                <text:p>312</text:p>
              </table:table-cell>
              <table:table-cell office:value-type="float" office:value="0.725306693306693">
                <text:p>0.725306693306693</text:p>
              </table:table-cell>
              <table:table-cell office:value-type="float" office:value="0.376453773113443">
                <text:p>0.376453773113443</text:p>
              </table:table-cell>
              <table:table-cell office:value-type="float" office:value="0.322455181606131">
                <text:p>0.322455181606131</text:p>
              </table:table-cell>
              <table:table-cell office:value-type="float" office:value="0.271308172956761">
                <text:p>0.271308172956761</text:p>
              </table:table-cell>
              <table:table-cell office:value-type="float" office:value="0.282250109978004">
                <text:p>0.282250109978004</text:p>
              </table:table-cell>
              <table:table-cell office:value-type="float" office:value="0.264536746325367">
                <text:p>0.264536746325367</text:p>
              </table:table-cell>
              <table:table-cell office:value-type="float" office:value="0.226151889905505">
                <text:p>0.226151889905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0.725282717282717">
                <text:p>0.725282717282717</text:p>
              </table:table-cell>
              <table:table-cell office:value-type="float" office:value="0.376261869065467">
                <text:p>0.376261869065467</text:p>
              </table:table-cell>
              <table:table-cell office:value-type="float" office:value="0.322766189048095">
                <text:p>0.322766189048095</text:p>
              </table:table-cell>
              <table:table-cell office:value-type="float" office:value="0.272475881029743">
                <text:p>0.272475881029743</text:p>
              </table:table-cell>
              <table:table-cell office:value-type="float" office:value="0.21861099780044">
                <text:p>0.21861099780044</text:p>
              </table:table-cell>
              <table:table-cell office:value-type="float" office:value="0.247140735926407">
                <text:p>0.247140735926407</text:p>
              </table:table-cell>
              <table:table-cell office:value-type="float" office:value="0.226038618069097">
                <text:p>0.226038618069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">
                <text:p>328</text:p>
              </table:table-cell>
              <table:table-cell office:value-type="float" office:value="0.725554445554446">
                <text:p>0.725554445554446</text:p>
              </table:table-cell>
              <table:table-cell office:value-type="float" office:value="0.402614692653673">
                <text:p>0.402614692653673</text:p>
              </table:table-cell>
              <table:table-cell office:value-type="float" office:value="0.357942019326891">
                <text:p>0.357942019326891</text:p>
              </table:table-cell>
              <table:table-cell office:value-type="float" office:value="0.305155711072232">
                <text:p>0.305155711072232</text:p>
              </table:table-cell>
              <table:table-cell office:value-type="float" office:value="0.244830393921216">
                <text:p>0.244830393921216</text:p>
              </table:table-cell>
              <table:table-cell office:value-type="float" office:value="0.233169643035696">
                <text:p>0.233169643035696</text:p>
              </table:table-cell>
              <table:table-cell office:value-type="float" office:value="0.24204806259687">
                <text:p>0.24204806259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6">
                <text:p>336</text:p>
              </table:table-cell>
              <table:table-cell office:value-type="float" office:value="0.725802197802198">
                <text:p>0.725802197802198</text:p>
              </table:table-cell>
              <table:table-cell office:value-type="float" office:value="0.402742628685657">
                <text:p>0.402742628685657</text:p>
              </table:table-cell>
              <table:table-cell office:value-type="float" office:value="0.357742085971343">
                <text:p>0.357742085971343</text:p>
              </table:table-cell>
              <table:table-cell office:value-type="float" office:value="0.242275431142214">
                <text:p>0.242275431142214</text:p>
              </table:table-cell>
              <table:table-cell office:value-type="float" office:value="0.244195640871826">
                <text:p>0.244195640871826</text:p>
              </table:table-cell>
              <table:table-cell office:value-type="float" office:value="0.233177332266773">
                <text:p>0.233177332266773</text:p>
              </table:table-cell>
              <table:table-cell office:value-type="float" office:value="0.221659314534273">
                <text:p>0.221659314534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4">
                <text:p>344</text:p>
              </table:table-cell>
              <table:table-cell office:value-type="float" office:value="0.725282717282717">
                <text:p>0.725282717282717</text:p>
              </table:table-cell>
              <table:table-cell office:value-type="float" office:value="0.402550724637681">
                <text:p>0.402550724637681</text:p>
              </table:table-cell>
              <table:table-cell office:value-type="float" office:value="0.358622681328446">
                <text:p>0.358622681328446</text:p>
              </table:table-cell>
              <table:table-cell office:value-type="float" office:value="0.244290927268183">
                <text:p>0.244290927268183</text:p>
              </table:table-cell>
              <table:table-cell office:value-type="float" office:value="0.244328734253149">
                <text:p>0.244328734253149</text:p>
              </table:table-cell>
              <table:table-cell office:value-type="float" office:value="0.233686711328867">
                <text:p>0.233686711328867</text:p>
              </table:table-cell>
              <table:table-cell office:value-type="float" office:value="0.220105477226139">
                <text:p>0.220105477226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">
                <text:p>352</text:p>
              </table:table-cell>
              <table:table-cell office:value-type="float" office:value="0.725058941058941">
                <text:p>0.725058941058941</text:p>
              </table:table-cell>
              <table:table-cell office:value-type="float" office:value="0.402742628685657">
                <text:p>0.402742628685657</text:p>
              </table:table-cell>
              <table:table-cell office:value-type="float" office:value="0.359985782516939">
                <text:p>0.359985782516939</text:p>
              </table:table-cell>
              <table:table-cell office:value-type="float" office:value="0.244146963259185">
                <text:p>0.244146963259185</text:p>
              </table:table-cell>
              <table:table-cell office:value-type="float" office:value="0.24430825834833">
                <text:p>0.24430825834833</text:p>
              </table:table-cell>
              <table:table-cell office:value-type="float" office:value="0.233717438256174">
                <text:p>0.233717438256174</text:p>
              </table:table-cell>
              <table:table-cell office:value-type="float" office:value="0.219720191490425">
                <text:p>0.2197201914904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">
                <text:p>360</text:p>
              </table:table-cell>
              <table:table-cell office:value-type="float" office:value="0.725538461538462">
                <text:p>0.725538461538462</text:p>
              </table:table-cell>
              <table:table-cell office:value-type="float" office:value="0.402996501749125">
                <text:p>0.402996501749125</text:p>
              </table:table-cell>
              <table:table-cell office:value-type="float" office:value="0.361691880484283">
                <text:p>0.361691880484283</text:p>
              </table:table-cell>
              <table:table-cell office:value-type="float" office:value="0.245330667333167">
                <text:p>0.245330667333167</text:p>
              </table:table-cell>
              <table:table-cell office:value-type="float" office:value="0.265859148170366">
                <text:p>0.265859148170366</text:p>
              </table:table-cell>
              <table:table-cell office:value-type="float" office:value="0.227947765223478">
                <text:p>0.227947765223478</text:p>
              </table:table-cell>
              <table:table-cell office:value-type="float" office:value="0.224740120493975">
                <text:p>0.224740120493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8">
                <text:p>368</text:p>
              </table:table-cell>
              <table:table-cell office:value-type="float" office:value="0.725530469530469">
                <text:p>0.725530469530469</text:p>
              </table:table-cell>
              <table:table-cell office:value-type="float" office:value="0.402804597701149">
                <text:p>0.402804597701149</text:p>
              </table:table-cell>
              <table:table-cell office:value-type="float" office:value="0.361662556925469">
                <text:p>0.361662556925469</text:p>
              </table:table-cell>
              <table:table-cell office:value-type="float" office:value="0.245218695326168">
                <text:p>0.245218695326168</text:p>
              </table:table-cell>
              <table:table-cell office:value-type="float" office:value="0.265736292741452">
                <text:p>0.265736292741452</text:p>
              </table:table-cell>
              <table:table-cell office:value-type="float" office:value="0.227136326367363">
                <text:p>0.227136326367363</text:p>
              </table:table-cell>
              <table:table-cell office:value-type="float" office:value="0.224960294485276">
                <text:p>0.2249602944852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6">
                <text:p>376</text:p>
              </table:table-cell>
              <table:table-cell office:value-type="float" office:value="0.725034965034965">
                <text:p>0.725034965034965</text:p>
              </table:table-cell>
              <table:table-cell office:value-type="float" office:value="0.402804597701149">
                <text:p>0.402804597701149</text:p>
              </table:table-cell>
              <table:table-cell office:value-type="float" office:value="0.272322559146951">
                <text:p>0.272322559146951</text:p>
              </table:table-cell>
              <table:table-cell office:value-type="float" office:value="0.245026743314171">
                <text:p>0.245026743314171</text:p>
              </table:table-cell>
              <table:table-cell office:value-type="float" office:value="0.265644151169766">
                <text:p>0.265644151169766</text:p>
              </table:table-cell>
              <table:table-cell office:value-type="float" office:value="0.227013448655134">
                <text:p>0.227013448655134</text:p>
              </table:table-cell>
              <table:table-cell office:value-type="float" office:value="0.222129701014949">
                <text:p>0.222129701014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4">
                <text:p>384</text:p>
              </table:table-cell>
              <table:table-cell office:value-type="float" office:value="0.725530469530469">
                <text:p>0.725530469530469</text:p>
              </table:table-cell>
              <table:table-cell office:value-type="float" office:value="0.402936531734133">
                <text:p>0.402936531734133</text:p>
              </table:table-cell>
              <table:table-cell office:value-type="float" office:value="0.268002221481728">
                <text:p>0.268002221481728</text:p>
              </table:table-cell>
              <table:table-cell office:value-type="float" office:value="0.245010747313172">
                <text:p>0.245010747313172</text:p>
              </table:table-cell>
              <table:table-cell office:value-type="float" office:value="0.267118416316737">
                <text:p>0.267118416316737</text:p>
              </table:table-cell>
              <table:table-cell office:value-type="float" office:value="0.227069773022698">
                <text:p>0.227069773022698</text:p>
              </table:table-cell>
              <table:table-cell office:value-type="float" office:value="0.221419326533673">
                <text:p>0.2214193265336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2">
                <text:p>392</text:p>
              </table:table-cell>
              <table:table-cell office:value-type="float" office:value="0.73830969030969">
                <text:p>0.73830969030969</text:p>
              </table:table-cell>
              <table:table-cell office:value-type="float" office:value="0.440037981009495">
                <text:p>0.440037981009495</text:p>
              </table:table-cell>
              <table:table-cell office:value-type="float" office:value="0.292738864822837">
                <text:p>0.292738864822837</text:p>
              </table:table-cell>
              <table:table-cell office:value-type="float" office:value="0.274747313171707">
                <text:p>0.274747313171707</text:p>
              </table:table-cell>
              <table:table-cell office:value-type="float" office:value="0.287778604279144">
                <text:p>0.287778604279144</text:p>
              </table:table-cell>
              <table:table-cell office:value-type="float" office:value="0.243313888611139">
                <text:p>0.243313888611139</text:p>
              </table:table-cell>
              <table:table-cell office:value-type="float" office:value="0.24522997100145">
                <text:p>0.24522997100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0.73759040959041">
                <text:p>0.73759040959041</text:p>
              </table:table-cell>
              <table:table-cell office:value-type="float" office:value="0.440099950024988">
                <text:p>0.440099950024988</text:p>
              </table:table-cell>
              <table:table-cell office:value-type="float" office:value="0.29290858602688">
                <text:p>0.29290858602688</text:p>
              </table:table-cell>
              <table:table-cell office:value-type="float" office:value="0.277082729317671">
                <text:p>0.277082729317671</text:p>
              </table:table-cell>
              <table:table-cell office:value-type="float" office:value="0.287962847430514">
                <text:p>0.287962847430514</text:p>
              </table:table-cell>
              <table:table-cell office:value-type="float" office:value="0.243413728627137">
                <text:p>0.243413728627137</text:p>
              </table:table-cell>
              <table:table-cell office:value-type="float" office:value="0.239438273086346">
                <text:p>0.239438273086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8">
                <text:p>408</text:p>
              </table:table-cell>
              <table:table-cell office:value-type="float" office:value="0.737574425574426">
                <text:p>0.737574425574426</text:p>
              </table:table-cell>
              <table:table-cell office:value-type="float" office:value="0.439144427786107">
                <text:p>0.439144427786107</text:p>
              </table:table-cell>
              <table:table-cell office:value-type="float" office:value="0.292965455959125">
                <text:p>0.292965455959125</text:p>
              </table:table-cell>
              <table:table-cell office:value-type="float" office:value="0.274859285178705">
                <text:p>0.274859285178705</text:p>
              </table:table-cell>
              <table:table-cell office:value-type="float" office:value="0.288423595280944">
                <text:p>0.288423595280944</text:p>
              </table:table-cell>
              <table:table-cell office:value-type="float" office:value="0.24376697330267">
                <text:p>0.24376697330267</text:p>
              </table:table-cell>
              <table:table-cell office:value-type="float" office:value="0.241408102094895">
                <text:p>0.241408102094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6">
                <text:p>416</text:p>
              </table:table-cell>
              <table:table-cell office:value-type="float" office:value="0.738341658341658">
                <text:p>0.738341658341658</text:p>
              </table:table-cell>
              <table:table-cell office:value-type="float" office:value="0.439716141929035">
                <text:p>0.439716141929035</text:p>
              </table:table-cell>
              <table:table-cell office:value-type="float" office:value="0.293308452737976">
                <text:p>0.293308452737976</text:p>
              </table:table-cell>
              <table:table-cell office:value-type="float" office:value="0.275051237190702">
                <text:p>0.275051237190702</text:p>
              </table:table-cell>
              <table:table-cell office:value-type="float" office:value="0.288136932613477">
                <text:p>0.288136932613477</text:p>
              </table:table-cell>
              <table:table-cell office:value-type="float" office:value="0.24391801819818">
                <text:p>0.24391801819818</text:p>
              </table:table-cell>
              <table:table-cell office:value-type="float" office:value="0.231766326683666">
                <text:p>0.231766326683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4">
                <text:p>424</text:p>
              </table:table-cell>
              <table:table-cell office:value-type="float" office:value="0.739100899100899">
                <text:p>0.739100899100899</text:p>
              </table:table-cell>
              <table:table-cell office:value-type="float" office:value="0.440233883058471">
                <text:p>0.440233883058471</text:p>
              </table:table-cell>
              <table:table-cell office:value-type="float" office:value="0.293363545484838">
                <text:p>0.293363545484838</text:p>
              </table:table-cell>
              <table:table-cell office:value-type="float" office:value="0.301588602849288">
                <text:p>0.301588602849288</text:p>
              </table:table-cell>
              <table:table-cell office:value-type="float" office:value="0.241257348530294">
                <text:p>0.241257348530294</text:p>
              </table:table-cell>
              <table:table-cell office:value-type="float" office:value="0.223898240175982">
                <text:p>0.223898240175982</text:p>
              </table:table-cell>
              <table:table-cell office:value-type="float" office:value="0.222165519224039">
                <text:p>0.2221655192240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2">
                <text:p>432</text:p>
              </table:table-cell>
              <table:table-cell office:value-type="float" office:value="0.738317682317682">
                <text:p>0.738317682317682</text:p>
              </table:table-cell>
              <table:table-cell office:value-type="float" office:value="0.440293853073463">
                <text:p>0.440293853073463</text:p>
              </table:table-cell>
              <table:table-cell office:value-type="float" office:value="0.29361946017994">
                <text:p>0.29361946017994</text:p>
              </table:table-cell>
              <table:table-cell office:value-type="float" office:value="0.301220694826293">
                <text:p>0.301220694826293</text:p>
              </table:table-cell>
              <table:table-cell office:value-type="float" office:value="0.241165166966607">
                <text:p>0.241165166966607</text:p>
              </table:table-cell>
              <table:table-cell office:value-type="float" office:value="0.223939206079392">
                <text:p>0.223939206079392</text:p>
              </table:table-cell>
              <table:table-cell office:value-type="float" office:value="0.221203654817259">
                <text:p>0.221203654817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">
                <text:p>440</text:p>
              </table:table-cell>
              <table:table-cell office:value-type="float" office:value="0.737846153846154">
                <text:p>0.737846153846154</text:p>
              </table:table-cell>
              <table:table-cell office:value-type="float" office:value="0.439848075962019">
                <text:p>0.439848075962019</text:p>
              </table:table-cell>
              <table:table-cell office:value-type="float" office:value="0.293336887704099">
                <text:p>0.293336887704099</text:p>
              </table:table-cell>
              <table:table-cell office:value-type="float" office:value="0.301892526868283">
                <text:p>0.301892526868283</text:p>
              </table:table-cell>
              <table:table-cell office:value-type="float" office:value="0.241564487102579">
                <text:p>0.241564487102579</text:p>
              </table:table-cell>
              <table:table-cell office:value-type="float" office:value="0.223931536846315">
                <text:p>0.223931536846315</text:p>
              </table:table-cell>
              <table:table-cell office:value-type="float" office:value="0.221376451177441">
                <text:p>0.221376451177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">
                <text:p>448</text:p>
              </table:table-cell>
              <table:table-cell office:value-type="float" office:value="0.738605394605395">
                <text:p>0.738605394605395</text:p>
              </table:table-cell>
              <table:table-cell office:value-type="float" office:value="0.440361819090455">
                <text:p>0.440361819090455</text:p>
              </table:table-cell>
              <table:table-cell office:value-type="float" office:value="0.293617682994557">
                <text:p>0.293617682994557</text:p>
              </table:table-cell>
              <table:table-cell office:value-type="float" office:value="0.301556610847288">
                <text:p>0.301556610847288</text:p>
              </table:table-cell>
              <table:table-cell office:value-type="float" office:value="0.241564487102579">
                <text:p>0.241564487102579</text:p>
              </table:table-cell>
              <table:table-cell office:value-type="float" office:value="0.223831696830317">
                <text:p>0.223831696830317</text:p>
              </table:table-cell>
              <table:table-cell office:value-type="float" office:value="0.221506354682266">
                <text:p>0.221506354682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6">
                <text:p>456</text:p>
              </table:table-cell>
              <table:table-cell office:value-type="float" office:value="0.738845154845155">
                <text:p>0.738845154845155</text:p>
              </table:table-cell>
              <table:table-cell office:value-type="float" office:value="0.485577211394303">
                <text:p>0.485577211394303</text:p>
              </table:table-cell>
              <table:table-cell office:value-type="float" office:value="0.324897922914584">
                <text:p>0.324897922914584</text:p>
              </table:table-cell>
              <table:table-cell office:value-type="float" office:value="0.327310172456886">
                <text:p>0.327310172456886</text:p>
              </table:table-cell>
              <table:table-cell office:value-type="float" office:value="0.260289702059588">
                <text:p>0.260289702059588</text:p>
              </table:table-cell>
              <table:table-cell office:value-type="float" office:value="0.242996520347965">
                <text:p>0.242996520347965</text:p>
              </table:table-cell>
              <table:table-cell office:value-type="float" office:value="0.236497612619369">
                <text:p>0.2364976126193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4">
                <text:p>464</text:p>
              </table:table-cell>
              <table:table-cell office:value-type="float" office:value="0.737798201798202">
                <text:p>0.737798201798202</text:p>
              </table:table-cell>
              <table:table-cell office:value-type="float" office:value="0.485457271364318">
                <text:p>0.485457271364318</text:p>
              </table:table-cell>
              <table:table-cell office:value-type="float" office:value="0.324386093524381">
                <text:p>0.324386093524381</text:p>
              </table:table-cell>
              <table:table-cell office:value-type="float" office:value="0.326478380404899">
                <text:p>0.326478380404899</text:p>
              </table:table-cell>
              <table:table-cell office:value-type="float" office:value="0.260514937012597">
                <text:p>0.260514937012597</text:p>
              </table:table-cell>
              <table:table-cell office:value-type="float" office:value="0.243257574242576">
                <text:p>0.243257574242576</text:p>
              </table:table-cell>
              <table:table-cell office:value-type="float" office:value="0.228295145242738">
                <text:p>0.228295145242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2">
                <text:p>472</text:p>
              </table:table-cell>
              <table:table-cell office:value-type="float" office:value="0.738853146853147">
                <text:p>0.738853146853147</text:p>
              </table:table-cell>
              <table:table-cell office:value-type="float" office:value="0.486412793603198">
                <text:p>0.486412793603198</text:p>
              </table:table-cell>
              <table:table-cell office:value-type="float" office:value="0.329502610241031">
                <text:p>0.329502610241031</text:p>
              </table:table-cell>
              <table:table-cell office:value-type="float" office:value="0.327182204448888">
                <text:p>0.327182204448888</text:p>
              </table:table-cell>
              <table:table-cell office:value-type="float" office:value="0.261016596680664">
                <text:p>0.261016596680664</text:p>
              </table:table-cell>
              <table:table-cell office:value-type="float" office:value="0.243224307569243">
                <text:p>0.243224307569243</text:p>
              </table:table-cell>
              <table:table-cell office:value-type="float" office:value="0.227886840657967">
                <text:p>0.2278868406579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">
                <text:p>480</text:p>
              </table:table-cell>
              <table:table-cell office:value-type="float" office:value="0.73858941058941">
                <text:p>0.73858941058941</text:p>
              </table:table-cell>
              <table:table-cell office:value-type="float" office:value="0.486662668665667">
                <text:p>0.486662668665667</text:p>
              </table:table-cell>
              <table:table-cell office:value-type="float" office:value="0.325607908474953">
                <text:p>0.325607908474953</text:p>
              </table:table-cell>
              <table:table-cell office:value-type="float" office:value="0.327726068482879">
                <text:p>0.327726068482879</text:p>
              </table:table-cell>
              <table:table-cell office:value-type="float" office:value="0.262449910017996">
                <text:p>0.262449910017996</text:p>
              </table:table-cell>
              <table:table-cell office:value-type="float" office:value="0.24325503449655">
                <text:p>0.24325503449655</text:p>
              </table:table-cell>
              <table:table-cell office:value-type="float" office:value="0.22185387480626">
                <text:p>0.221853874806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8">
                <text:p>488</text:p>
              </table:table-cell>
              <table:table-cell office:value-type="float" office:value="0.738853146853147">
                <text:p>0.738853146853147</text:p>
              </table:table-cell>
              <table:table-cell office:value-type="float" office:value="0.486986506746627">
                <text:p>0.486986506746627</text:p>
              </table:table-cell>
              <table:table-cell office:value-type="float" office:value="0.326006886593358">
                <text:p>0.326006886593358</text:p>
              </table:table-cell>
              <table:table-cell office:value-type="float" office:value="0.33151712071982">
                <text:p>0.33151712071982</text:p>
              </table:table-cell>
              <table:table-cell office:value-type="float" office:value="0.262388482303539">
                <text:p>0.262388482303539</text:p>
              </table:table-cell>
              <table:table-cell office:value-type="float" office:value="0.253614338566143">
                <text:p>0.253614338566143</text:p>
              </table:table-cell>
              <table:table-cell office:value-type="float" office:value="0.233161464426779">
                <text:p>0.233161464426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6">
                <text:p>496</text:p>
              </table:table-cell>
              <table:table-cell office:value-type="float" office:value="0.738341658341658">
                <text:p>0.738341658341658</text:p>
              </table:table-cell>
              <table:table-cell office:value-type="float" office:value="0.487814092953523">
                <text:p>0.487814092953523</text:p>
              </table:table-cell>
              <table:table-cell office:value-type="float" office:value="0.325779406864379">
                <text:p>0.325779406864379</text:p>
              </table:table-cell>
              <table:table-cell office:value-type="float" office:value="0.333724568857786">
                <text:p>0.333724568857786</text:p>
              </table:table-cell>
              <table:table-cell office:value-type="float" office:value="0.26236800639872">
                <text:p>0.26236800639872</text:p>
              </table:table-cell>
              <table:table-cell office:value-type="float" office:value="0.25347097290271">
                <text:p>0.25347097290271</text:p>
              </table:table-cell>
              <table:table-cell office:value-type="float" office:value="0.231900082495875">
                <text:p>0.231900082495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4">
                <text:p>504</text:p>
              </table:table-cell>
              <table:table-cell office:value-type="float" office:value="0.737822177822178">
                <text:p>0.737822177822178</text:p>
              </table:table-cell>
              <table:table-cell office:value-type="float" office:value="0.366278860569715">
                <text:p>0.366278860569715</text:p>
              </table:table-cell>
              <table:table-cell office:value-type="float" office:value="0.325779406864379">
                <text:p>0.325779406864379</text:p>
              </table:table-cell>
              <table:table-cell office:value-type="float" office:value="0.220312921769558">
                <text:p>0.220312921769558</text:p>
              </table:table-cell>
              <table:table-cell office:value-type="float" office:value="0.262265626874625">
                <text:p>0.262265626874625</text:p>
              </table:table-cell>
              <table:table-cell office:value-type="float" office:value="0.225426427357264">
                <text:p>0.225426427357264</text:p>
              </table:table-cell>
              <table:table-cell office:value-type="float" office:value="0.212271623918804">
                <text:p>0.212271623918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2">
                <text:p>512</text:p>
              </table:table-cell>
              <table:table-cell office:value-type="float" office:value="0.738085914085914">
                <text:p>0.738085914085914</text:p>
              </table:table-cell>
              <table:table-cell office:value-type="float" office:value="0.366406796601699">
                <text:p>0.366406796601699</text:p>
              </table:table-cell>
              <table:table-cell office:value-type="float" office:value="0.325721648339442">
                <text:p>0.325721648339442</text:p>
              </table:table-cell>
              <table:table-cell office:value-type="float" office:value="0.220216945763559">
                <text:p>0.220216945763559</text:p>
              </table:table-cell>
              <table:table-cell office:value-type="float" office:value="0.262245150969806">
                <text:p>0.262245150969806</text:p>
              </table:table-cell>
              <table:table-cell office:value-type="float" office:value="0.225375222477752">
                <text:p>0.225375222477752</text:p>
              </table:table-cell>
              <table:table-cell office:value-type="float" office:value="0.212691447927604">
                <text:p>0.212691447927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0">
                <text:p>520</text:p>
              </table:table-cell>
              <table:table-cell office:value-type="float" office:value="0.760335664335664">
                <text:p>0.760335664335664</text:p>
              </table:table-cell>
              <table:table-cell office:value-type="float" office:value="0.376263868065967">
                <text:p>0.376263868065967</text:p>
              </table:table-cell>
              <table:table-cell office:value-type="float" office:value="0.366213040097745">
                <text:p>0.366213040097745</text:p>
              </table:table-cell>
              <table:table-cell office:value-type="float" office:value="0.247778055486128">
                <text:p>0.247778055486128</text:p>
              </table:table-cell>
              <table:table-cell office:value-type="float" office:value="0.285423875224955">
                <text:p>0.285423875224955</text:p>
              </table:table-cell>
              <table:table-cell office:value-type="float" office:value="0.233415378462154">
                <text:p>0.233415378462154</text:p>
              </table:table-cell>
              <table:table-cell office:value-type="float" office:value="0.245371413929303">
                <text:p>0.2453714139293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8">
                <text:p>528</text:p>
              </table:table-cell>
              <table:table-cell office:value-type="float" office:value="0.759832167832168">
                <text:p>0.759832167832168</text:p>
              </table:table-cell>
              <table:table-cell office:value-type="float" office:value="0.376255872063968">
                <text:p>0.376255872063968</text:p>
              </table:table-cell>
              <table:table-cell office:value-type="float" office:value="0.366443185604798">
                <text:p>0.366443185604798</text:p>
              </table:table-cell>
              <table:table-cell office:value-type="float" office:value="0.247954011497126">
                <text:p>0.247954011497126</text:p>
              </table:table-cell>
              <table:table-cell office:value-type="float" office:value="0.285495860827834">
                <text:p>0.285495860827834</text:p>
              </table:table-cell>
              <table:table-cell office:value-type="float" office:value="0.251732926707329">
                <text:p>0.251732926707329</text:p>
              </table:table-cell>
              <table:table-cell office:value-type="float" office:value="0.231195467726614">
                <text:p>0.2311954677266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">
                <text:p>536</text:p>
              </table:table-cell>
              <table:table-cell office:value-type="float" office:value="0.757506493506493">
                <text:p>0.757506493506493</text:p>
              </table:table-cell>
              <table:table-cell office:value-type="float" office:value="0.374534732633683">
                <text:p>0.374534732633683</text:p>
              </table:table-cell>
              <table:table-cell office:value-type="float" office:value="0.367889814506276">
                <text:p>0.367889814506276</text:p>
              </table:table-cell>
              <table:table-cell office:value-type="float" office:value="0.24896175956011">
                <text:p>0.24896175956011</text:p>
              </table:table-cell>
              <table:table-cell office:value-type="float" office:value="0.285905058988202">
                <text:p>0.285905058988202</text:p>
              </table:table-cell>
              <table:table-cell office:value-type="float" office:value="0.233978522147785">
                <text:p>0.233978522147785</text:p>
              </table:table-cell>
              <table:table-cell office:value-type="float" office:value="0.233953107344633">
                <text:p>0.233953107344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4">
                <text:p>544</text:p>
              </table:table-cell>
              <table:table-cell office:value-type="float" office:value="0.757506493506493">
                <text:p>0.757506493506493</text:p>
              </table:table-cell>
              <table:table-cell office:value-type="float" office:value="0.374788605697151">
                <text:p>0.374788605697151</text:p>
              </table:table-cell>
              <table:table-cell office:value-type="float" office:value="0.367550372098189">
                <text:p>0.367550372098189</text:p>
              </table:table-cell>
              <table:table-cell office:value-type="float" office:value="0.248881779555111">
                <text:p>0.248881779555111</text:p>
              </table:table-cell>
              <table:table-cell office:value-type="float" office:value="0.286447670465907">
                <text:p>0.286447670465907</text:p>
              </table:table-cell>
              <table:table-cell office:value-type="float" office:value="0.233581761823818">
                <text:p>0.233581761823818</text:p>
              </table:table-cell>
              <table:table-cell office:value-type="float" office:value="0.229470776461177">
                <text:p>0.229470776461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2">
                <text:p>552</text:p>
              </table:table-cell>
              <table:table-cell office:value-type="float" office:value="0.760847152847153">
                <text:p>0.760847152847153</text:p>
              </table:table-cell>
              <table:table-cell office:value-type="float" office:value="0.376131934032983">
                <text:p>0.376131934032983</text:p>
              </table:table-cell>
              <table:table-cell office:value-type="float" office:value="0.367919138065089">
                <text:p>0.367919138065089</text:p>
              </table:table-cell>
              <table:table-cell office:value-type="float" office:value="0.249009747563109">
                <text:p>0.249009747563109</text:p>
              </table:table-cell>
              <table:table-cell office:value-type="float" office:value="0.304128574285143">
                <text:p>0.304128574285143</text:p>
              </table:table-cell>
              <table:table-cell office:value-type="float" office:value="0.244450444955504">
                <text:p>0.244450444955504</text:p>
              </table:table-cell>
              <table:table-cell office:value-type="float" office:value="0.24038415579221">
                <text:p>0.24038415579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0">
                <text:p>560</text:p>
              </table:table-cell>
              <table:table-cell office:value-type="float" office:value="0.75984015984016">
                <text:p>0.75984015984016</text:p>
              </table:table-cell>
              <table:table-cell office:value-type="float" office:value="0.375814092953523">
                <text:p>0.375814092953523</text:p>
              </table:table-cell>
              <table:table-cell office:value-type="float" office:value="0.368062201488393">
                <text:p>0.368062201488393</text:p>
              </table:table-cell>
              <table:table-cell office:value-type="float" office:value="0.249089727568108">
                <text:p>0.249089727568108</text:p>
              </table:table-cell>
              <table:table-cell office:value-type="float" office:value="0.30423099380124">
                <text:p>0.30423099380124</text:p>
              </table:table-cell>
              <table:table-cell office:value-type="float" office:value="0.244511868813119">
                <text:p>0.244511868813119</text:p>
              </table:table-cell>
              <table:table-cell office:value-type="float" office:value="0.21729601519924">
                <text:p>0.217296015199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8">
                <text:p>568</text:p>
              </table:table-cell>
              <table:table-cell office:value-type="float" office:value="0.75777022977023">
                <text:p>0.75777022977023</text:p>
              </table:table-cell>
              <table:table-cell office:value-type="float" office:value="0.375490254872564">
                <text:p>0.375490254872564</text:p>
              </table:table-cell>
              <table:table-cell office:value-type="float" office:value="0.372897922914584">
                <text:p>0.372897922914584</text:p>
              </table:table-cell>
              <table:table-cell office:value-type="float" office:value="0.249489627593102">
                <text:p>0.249489627593102</text:p>
              </table:table-cell>
              <table:table-cell office:value-type="float" office:value="0.304026234753049">
                <text:p>0.304026234753049</text:p>
              </table:table-cell>
              <table:table-cell office:value-type="float" office:value="0.244529777022298">
                <text:p>0.244529777022298</text:p>
              </table:table-cell>
              <table:table-cell office:value-type="float" office:value="0.21748800059997">
                <text:p>0.217488000599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6">
                <text:p>576</text:p>
              </table:table-cell>
              <table:table-cell office:value-type="float" office:value="0.75852947052947">
                <text:p>0.75852947052947</text:p>
              </table:table-cell>
              <table:table-cell office:value-type="float" office:value="0.375368315842079">
                <text:p>0.375368315842079</text:p>
              </table:table-cell>
              <table:table-cell office:value-type="float" office:value="0.368774852826836">
                <text:p>0.368774852826836</text:p>
              </table:table-cell>
              <table:table-cell office:value-type="float" office:value="0.249473631592102">
                <text:p>0.249473631592102</text:p>
              </table:table-cell>
              <table:table-cell office:value-type="float" office:value="0.305398120375925">
                <text:p>0.305398120375925</text:p>
              </table:table-cell>
              <table:table-cell office:value-type="float" office:value="0.244504189581042">
                <text:p>0.244504189581042</text:p>
              </table:table-cell>
              <table:table-cell office:value-type="float" office:value="0.217535358232088">
                <text:p>0.2175353582320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4">
                <text:p>584</text:p>
              </table:table-cell>
              <table:table-cell office:value-type="float" office:value="0.759288711288711">
                <text:p>0.759288711288711</text:p>
              </table:table-cell>
              <table:table-cell office:value-type="float" office:value="0.376005997001499">
                <text:p>0.376005997001499</text:p>
              </table:table-cell>
              <table:table-cell office:value-type="float" office:value="0.41267399755637">
                <text:p>0.41267399755637</text:p>
              </table:table-cell>
              <table:table-cell office:value-type="float" office:value="0.27903424143964">
                <text:p>0.27903424143964</text:p>
              </table:table-cell>
              <table:table-cell office:value-type="float" office:value="0.323857148570286">
                <text:p>0.323857148570286</text:p>
              </table:table-cell>
              <table:table-cell office:value-type="float" office:value="0.26219203079692">
                <text:p>0.26219203079692</text:p>
              </table:table-cell>
              <table:table-cell office:value-type="float" office:value="0.23030207239638">
                <text:p>0.230302072396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2">
                <text:p>592</text:p>
              </table:table-cell>
              <table:table-cell office:value-type="float" office:value="0.75956043956044">
                <text:p>0.75956043956044</text:p>
              </table:table-cell>
              <table:table-cell office:value-type="float" office:value="0.375938030984508">
                <text:p>0.375938030984508</text:p>
              </table:table-cell>
              <table:table-cell office:value-type="float" office:value="0.41312984560702">
                <text:p>0.41312984560702</text:p>
              </table:table-cell>
              <table:table-cell office:value-type="float" office:value="0.281641589602599">
                <text:p>0.281641589602599</text:p>
              </table:table-cell>
              <table:table-cell office:value-type="float" office:value="0.323498820235953">
                <text:p>0.323498820235953</text:p>
              </table:table-cell>
              <table:table-cell office:value-type="float" office:value="0.259793530646935">
                <text:p>0.259793530646935</text:p>
              </table:table-cell>
              <table:table-cell office:value-type="float" office:value="0.228750159992">
                <text:p>0.2287501599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0">
                <text:p>600</text:p>
              </table:table-cell>
              <table:table-cell office:value-type="float" office:value="0.75828971028971">
                <text:p>0.75828971028971</text:p>
              </table:table-cell>
              <table:table-cell office:value-type="float" office:value="0.375304347826087">
                <text:p>0.375304347826087</text:p>
              </table:table-cell>
              <table:table-cell office:value-type="float" office:value="0.413501277351994">
                <text:p>0.413501277351994</text:p>
              </table:table-cell>
              <table:table-cell office:value-type="float" office:value="0.279626093476631">
                <text:p>0.279626093476631</text:p>
              </table:table-cell>
              <table:table-cell office:value-type="float" office:value="0.323294061187762">
                <text:p>0.323294061187762</text:p>
              </table:table-cell>
              <table:table-cell office:value-type="float" office:value="0.261119498050195">
                <text:p>0.261119498050195</text:p>
              </table:table-cell>
              <table:table-cell office:value-type="float" office:value="0.230536950652467">
                <text:p>0.2305369506524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8">
                <text:p>608</text:p>
              </table:table-cell>
              <table:table-cell office:value-type="float" office:value="0.758537462537462">
                <text:p>0.758537462537462</text:p>
              </table:table-cell>
              <table:table-cell office:value-type="float" office:value="0.375430284857571">
                <text:p>0.375430284857571</text:p>
              </table:table-cell>
              <table:table-cell office:value-type="float" office:value="0.412679329112518">
                <text:p>0.412679329112518</text:p>
              </table:table-cell>
              <table:table-cell office:value-type="float" office:value="0.27969007748063">
                <text:p>0.27969007748063</text:p>
              </table:table-cell>
              <table:table-cell office:value-type="float" office:value="0.323253109378124">
                <text:p>0.323253109378124</text:p>
              </table:table-cell>
              <table:table-cell office:value-type="float" office:value="0.261209079092091">
                <text:p>0.261209079092091</text:p>
              </table:table-cell>
              <table:table-cell office:value-type="float" office:value="0.229068861556922">
                <text:p>0.229068861556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6">
                <text:p>616</text:p>
              </table:table-cell>
              <table:table-cell office:value-type="float" office:value="0.761342657342657">
                <text:p>0.761342657342657</text:p>
              </table:table-cell>
              <table:table-cell office:value-type="float" office:value="0.376009995002499">
                <text:p>0.376009995002499</text:p>
              </table:table-cell>
              <table:table-cell office:value-type="float" office:value="0.412817949572365">
                <text:p>0.412817949572365</text:p>
              </table:table-cell>
              <table:table-cell office:value-type="float" office:value="0.279722069482629">
                <text:p>0.279722069482629</text:p>
              </table:table-cell>
              <table:table-cell office:value-type="float" office:value="0.323038112377524">
                <text:p>0.323038112377524</text:p>
              </table:table-cell>
              <table:table-cell office:value-type="float" office:value="0.267439496050395">
                <text:p>0.267439496050395</text:p>
              </table:table-cell>
              <table:table-cell office:value-type="float" office:value="0.237821073946303">
                <text:p>0.237821073946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4">
                <text:p>624</text:p>
              </table:table-cell>
              <table:table-cell office:value-type="float" office:value="0.759784215784216">
                <text:p>0.759784215784216</text:p>
              </table:table-cell>
              <table:table-cell office:value-type="float" office:value="0.375940029985008">
                <text:p>0.375940029985008</text:p>
              </table:table-cell>
              <table:table-cell office:value-type="float" office:value="0.412731756081306">
                <text:p>0.412731756081306</text:p>
              </table:table-cell>
              <table:table-cell office:value-type="float" office:value="0.279898025493627">
                <text:p>0.279898025493627</text:p>
              </table:table-cell>
              <table:table-cell office:value-type="float" office:value="0.323017636472705">
                <text:p>0.323017636472705</text:p>
              </table:table-cell>
              <table:table-cell office:value-type="float" office:value="0.267872072792721">
                <text:p>0.267872072792721</text:p>
              </table:table-cell>
              <table:table-cell office:value-type="float" office:value="0.237575326233688">
                <text:p>0.237575326233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2">
                <text:p>632</text:p>
              </table:table-cell>
              <table:table-cell office:value-type="float" office:value="0.758273726273726">
                <text:p>0.758273726273726</text:p>
              </table:table-cell>
              <table:table-cell office:value-type="float" office:value="0.375556221889055">
                <text:p>0.375556221889055</text:p>
              </table:table-cell>
              <table:table-cell office:value-type="float" office:value="0.412619793402199">
                <text:p>0.412619793402199</text:p>
              </table:table-cell>
              <table:table-cell office:value-type="float" office:value="0.27970607348163">
                <text:p>0.27970607348163</text:p>
              </table:table-cell>
              <table:table-cell office:value-type="float" office:value="0.223740211957608">
                <text:p>0.223740211957608</text:p>
              </table:table-cell>
              <table:table-cell office:value-type="float" office:value="0.267401089891011">
                <text:p>0.267401089891011</text:p>
              </table:table-cell>
              <table:table-cell office:value-type="float" office:value="0.211862041897905">
                <text:p>0.211862041897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0">
                <text:p>640</text:p>
              </table:table-cell>
              <table:table-cell office:value-type="float" office:value="0.759048951048951">
                <text:p>0.759048951048951</text:p>
              </table:table-cell>
              <table:table-cell office:value-type="float" office:value="0.37568215892054">
                <text:p>0.37568215892054</text:p>
              </table:table-cell>
              <table:table-cell office:value-type="float" office:value="0.41250605353771">
                <text:p>0.41250605353771</text:p>
              </table:table-cell>
              <table:table-cell office:value-type="float" office:value="0.279818045488628">
                <text:p>0.279818045488628</text:p>
              </table:table-cell>
              <table:table-cell office:value-type="float" office:value="0.223791401719656">
                <text:p>0.223791401719656</text:p>
              </table:table-cell>
              <table:table-cell office:value-type="float" office:value="0.267621247875212">
                <text:p>0.267621247875212</text:p>
              </table:table-cell>
              <table:table-cell office:value-type="float" office:value="0.212050839958002">
                <text:p>0.212050839958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8">
                <text:p>648</text:p>
              </table:table-cell>
              <table:table-cell office:value-type="float" office:value="0.8124995004995">
                <text:p>0.8124995004995</text:p>
              </table:table-cell>
              <table:table-cell office:value-type="float" office:value="0.401463268365817">
                <text:p>0.401463268365817</text:p>
              </table:table-cell>
              <table:table-cell office:value-type="float" office:value="0.454961235143841">
                <text:p>0.454961235143841</text:p>
              </table:table-cell>
              <table:table-cell office:value-type="float" office:value="0.308066983254186">
                <text:p>0.308066983254186</text:p>
              </table:table-cell>
              <table:table-cell office:value-type="float" office:value="0.246939412117576">
                <text:p>0.246939412117576</text:p>
              </table:table-cell>
              <table:table-cell office:value-type="float" office:value="0.288091520847915">
                <text:p>0.288091520847915</text:p>
              </table:table-cell>
              <table:table-cell office:value-type="float" office:value="0.226212674366282">
                <text:p>0.2262126743662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6">
                <text:p>656</text:p>
              </table:table-cell>
              <table:table-cell office:value-type="float" office:value="0.811500499500499">
                <text:p>0.811500499500499</text:p>
              </table:table-cell>
              <table:table-cell office:value-type="float" office:value="0.401657171414293">
                <text:p>0.401657171414293</text:p>
              </table:table-cell>
              <table:table-cell office:value-type="float" office:value="0.4545044985005">
                <text:p>0.4545044985005</text:p>
              </table:table-cell>
              <table:table-cell office:value-type="float" office:value="0.308738815296176">
                <text:p>0.308738815296176</text:p>
              </table:table-cell>
              <table:table-cell office:value-type="float" office:value="0.247103219356129">
                <text:p>0.247103219356129</text:p>
              </table:table-cell>
              <table:table-cell office:value-type="float" office:value="0.289015578442156">
                <text:p>0.289015578442156</text:p>
              </table:table-cell>
              <table:table-cell office:value-type="float" office:value="0.224226878656067">
                <text:p>0.2242268786560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4">
                <text:p>664</text:p>
              </table:table-cell>
              <table:table-cell office:value-type="float" office:value="0.811492507492507">
                <text:p>0.811492507492507</text:p>
              </table:table-cell>
              <table:table-cell office:value-type="float" office:value="0.400697651174413">
                <text:p>0.400697651174413</text:p>
              </table:table-cell>
              <table:table-cell office:value-type="float" office:value="0.455214484060869">
                <text:p>0.455214484060869</text:p>
              </table:table-cell>
              <table:table-cell office:value-type="float" office:value="0.309666583354161">
                <text:p>0.309666583354161</text:p>
              </table:table-cell>
              <table:table-cell office:value-type="float" office:value="0.2475024995001">
                <text:p>0.2475024995001</text:p>
              </table:table-cell>
              <table:table-cell office:value-type="float" office:value="0.289350904909509">
                <text:p>0.289350904909509</text:p>
              </table:table-cell>
              <table:table-cell office:value-type="float" office:value="0.224829723513824">
                <text:p>0.224829723513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">
                <text:p>672</text:p>
              </table:table-cell>
              <table:table-cell office:value-type="float" office:value="0.811476523476524">
                <text:p>0.811476523476524</text:p>
              </table:table-cell>
              <table:table-cell office:value-type="float" office:value="0.401143428285857">
                <text:p>0.401143428285857</text:p>
              </table:table-cell>
              <table:table-cell office:value-type="float" office:value="0.454476063534377">
                <text:p>0.454476063534377</text:p>
              </table:table-cell>
              <table:table-cell office:value-type="float" office:value="0.308850787303174">
                <text:p>0.308850787303174</text:p>
              </table:table-cell>
              <table:table-cell office:value-type="float" office:value="0.248731053789242">
                <text:p>0.248731053789242</text:p>
              </table:table-cell>
              <table:table-cell office:value-type="float" office:value="0.289775822417758">
                <text:p>0.289775822417758</text:p>
              </table:table-cell>
              <table:table-cell office:value-type="float" office:value="0.224948737563122">
                <text:p>0.224948737563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0">
                <text:p>680</text:p>
              </table:table-cell>
              <table:table-cell office:value-type="float" office:value="0.812251748251748">
                <text:p>0.812251748251748</text:p>
              </table:table-cell>
              <table:table-cell office:value-type="float" office:value="0.401909045477261">
                <text:p>0.401909045477261</text:p>
              </table:table-cell>
              <table:table-cell office:value-type="float" office:value="0.457118738198378">
                <text:p>0.457118738198378</text:p>
              </table:table-cell>
              <table:table-cell office:value-type="float" office:value="0.309826543364159">
                <text:p>0.309826543364159</text:p>
              </table:table-cell>
              <table:table-cell office:value-type="float" office:value="0.24813725254949">
                <text:p>0.24813725254949</text:p>
              </table:table-cell>
              <table:table-cell office:value-type="float" office:value="0.240979412058794">
                <text:p>0.240979412058794</text:p>
              </table:table-cell>
              <table:table-cell office:value-type="float" office:value="0.235373821308935">
                <text:p>0.2353738213089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8">
                <text:p>688</text:p>
              </table:table-cell>
              <table:table-cell office:value-type="float" office:value="0.813522477522477">
                <text:p>0.813522477522477</text:p>
              </table:table-cell>
              <table:table-cell office:value-type="float" office:value="0.402036981509245">
                <text:p>0.402036981509245</text:p>
              </table:table-cell>
              <table:table-cell office:value-type="float" office:value="0.457036987670776">
                <text:p>0.457036987670776</text:p>
              </table:table-cell>
              <table:table-cell office:value-type="float" office:value="0.311746063484129">
                <text:p>0.311746063484129</text:p>
              </table:table-cell>
              <table:table-cell office:value-type="float" office:value="0.248280583883223">
                <text:p>0.248280583883223</text:p>
              </table:table-cell>
              <table:table-cell office:value-type="float" office:value="0.24059802019798">
                <text:p>0.24059802019798</text:p>
              </table:table-cell>
              <table:table-cell office:value-type="float" office:value="0.235269514024299">
                <text:p>0.235269514024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6">
                <text:p>696</text:p>
              </table:table-cell>
              <table:table-cell office:value-type="float" office:value="0.812491508491508">
                <text:p>0.812491508491508</text:p>
              </table:table-cell>
              <table:table-cell office:value-type="float" office:value="0.401145427286357">
                <text:p>0.401145427286357</text:p>
              </table:table-cell>
              <table:table-cell office:value-type="float" office:value="0.458001999333556">
                <text:p>0.458001999333556</text:p>
              </table:table-cell>
              <table:table-cell office:value-type="float" office:value="0.309986503374156">
                <text:p>0.309986503374156</text:p>
              </table:table-cell>
              <table:table-cell office:value-type="float" office:value="0.248321535692861">
                <text:p>0.248321535692861</text:p>
              </table:table-cell>
              <table:table-cell office:value-type="float" office:value="0.240649225077492">
                <text:p>0.240649225077492</text:p>
              </table:table-cell>
              <table:table-cell office:value-type="float" office:value="0.235629163541823">
                <text:p>0.2356291635418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4">
                <text:p>704</text:p>
              </table:table-cell>
              <table:table-cell office:value-type="float" office:value="0.813762237762238">
                <text:p>0.813762237762238</text:p>
              </table:table-cell>
              <table:table-cell office:value-type="float" office:value="0.401213393303348">
                <text:p>0.401213393303348</text:p>
              </table:table-cell>
              <table:table-cell office:value-type="float" office:value="0.457689214706209">
                <text:p>0.457689214706209</text:p>
              </table:table-cell>
              <table:table-cell office:value-type="float" office:value="0.310050487378155">
                <text:p>0.310050487378155</text:p>
              </table:table-cell>
              <table:table-cell office:value-type="float" office:value="0.248423915216957">
                <text:p>0.248423915216957</text:p>
              </table:table-cell>
              <table:table-cell office:value-type="float" office:value="0.240646655334467">
                <text:p>0.240646655334467</text:p>
              </table:table-cell>
              <table:table-cell office:value-type="float" office:value="0.235574121293935">
                <text:p>0.2355741212939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2">
                <text:p>712</text:p>
              </table:table-cell>
              <table:table-cell office:value-type="float" office:value="0.813538461538461">
                <text:p>0.813538461538461</text:p>
              </table:table-cell>
              <table:table-cell office:value-type="float" office:value="0.401781109445277">
                <text:p>0.401781109445277</text:p>
              </table:table-cell>
              <table:table-cell office:value-type="float" office:value="0.4969321337332">
                <text:p>0.4969321337332</text:p>
              </table:table-cell>
              <table:table-cell office:value-type="float" office:value="0.337035741064734">
                <text:p>0.337035741064734</text:p>
              </table:table-cell>
              <table:table-cell office:value-type="float" office:value="0.269780283943211">
                <text:p>0.269780283943211</text:p>
              </table:table-cell>
              <table:table-cell office:value-type="float" office:value="0.25544198580142">
                <text:p>0.25544198580142</text:p>
              </table:table-cell>
              <table:table-cell office:value-type="float" office:value="0.249042915354232">
                <text:p>0.2490429153542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0">
                <text:p>720</text:p>
              </table:table-cell>
              <table:table-cell office:value-type="float" office:value="0.81428971028971">
                <text:p>0.81428971028971</text:p>
              </table:table-cell>
              <table:table-cell office:value-type="float" office:value="0.401655172413793">
                <text:p>0.401655172413793</text:p>
              </table:table-cell>
              <table:table-cell office:value-type="float" office:value="0.496701988226147">
                <text:p>0.496701988226147</text:p>
              </table:table-cell>
              <table:table-cell office:value-type="float" office:value="0.337019745063734">
                <text:p>0.337019745063734</text:p>
              </table:table-cell>
              <table:table-cell office:value-type="float" office:value="0.270179564087183">
                <text:p>0.270179564087183</text:p>
              </table:table-cell>
              <table:table-cell office:value-type="float" office:value="0.255147595240476">
                <text:p>0.255147595240476</text:p>
              </table:table-cell>
              <table:table-cell office:value-type="float" office:value="0.249049322533873">
                <text:p>0.2490493225338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8">
                <text:p>728</text:p>
              </table:table-cell>
              <table:table-cell office:value-type="float" office:value="0.813010989010989">
                <text:p>0.813010989010989</text:p>
              </table:table-cell>
              <table:table-cell office:value-type="float" office:value="0.400955522238881">
                <text:p>0.400955522238881</text:p>
              </table:table-cell>
              <table:table-cell office:value-type="float" office:value="0.497155170498723">
                <text:p>0.497155170498723</text:p>
              </table:table-cell>
              <table:table-cell office:value-type="float" office:value="0.337627593101725">
                <text:p>0.337627593101725</text:p>
              </table:table-cell>
              <table:table-cell office:value-type="float" office:value="0.270046470705859">
                <text:p>0.270046470705859</text:p>
              </table:table-cell>
              <table:table-cell office:value-type="float" office:value="0.25497097290271">
                <text:p>0.25497097290271</text:p>
              </table:table-cell>
              <table:table-cell office:value-type="float" office:value="0.249008354582271">
                <text:p>0.2490083545822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6">
                <text:p>736</text:p>
              </table:table-cell>
              <table:table-cell office:value-type="float" office:value="0.813514485514486">
                <text:p>0.813514485514486</text:p>
              </table:table-cell>
              <table:table-cell office:value-type="float" office:value="0.401461269365317">
                <text:p>0.401461269365317</text:p>
              </table:table-cell>
              <table:table-cell office:value-type="float" office:value="0.497443963123403">
                <text:p>0.497443963123403</text:p>
              </table:table-cell>
              <table:table-cell office:value-type="float" office:value="0.337707573106723">
                <text:p>0.337707573106723</text:p>
              </table:table-cell>
              <table:table-cell office:value-type="float" office:value="0.270210277944411">
                <text:p>0.270210277944411</text:p>
              </table:table-cell>
              <table:table-cell office:value-type="float" office:value="0.254763643635636">
                <text:p>0.254763643635636</text:p>
              </table:table-cell>
              <table:table-cell office:value-type="float" office:value="0.249118421578921">
                <text:p>0.2491184215789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4">
                <text:p>744</text:p>
              </table:table-cell>
              <table:table-cell office:value-type="float" office:value="0.814281718281718">
                <text:p>0.814281718281718</text:p>
              </table:table-cell>
              <table:table-cell office:value-type="float" office:value="0.401781109445277">
                <text:p>0.401781109445277</text:p>
              </table:table-cell>
              <table:table-cell office:value-type="float" office:value="0.4971267355326">
                <text:p>0.4971267355326</text:p>
              </table:table-cell>
              <table:table-cell office:value-type="float" office:value="0.337691577105724">
                <text:p>0.337691577105724</text:p>
              </table:table-cell>
              <table:table-cell office:value-type="float" office:value="0.270486702659468">
                <text:p>0.270486702659468</text:p>
              </table:table-cell>
              <table:table-cell office:value-type="float" office:value="0.259097300269973">
                <text:p>0.259097300269973</text:p>
              </table:table-cell>
              <table:table-cell office:value-type="float" office:value="0.254474313784311">
                <text:p>0.2544743137843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2">
                <text:p>752</text:p>
              </table:table-cell>
              <table:table-cell office:value-type="float" office:value="0.814545454545454">
                <text:p>0.814545454545454</text:p>
              </table:table-cell>
              <table:table-cell office:value-type="float" office:value="0.401719140429785">
                <text:p>0.401719140429785</text:p>
              </table:table-cell>
              <table:table-cell office:value-type="float" office:value="0.267459291347329">
                <text:p>0.267459291347329</text:p>
              </table:table-cell>
              <table:table-cell office:value-type="float" office:value="0.337739565108723">
                <text:p>0.337739565108723</text:p>
              </table:table-cell>
              <table:table-cell office:value-type="float" office:value="0.270425274945011">
                <text:p>0.270425274945011</text:p>
              </table:table-cell>
              <table:table-cell office:value-type="float" office:value="0.259048645135486">
                <text:p>0.259048645135486</text:p>
              </table:table-cell>
              <table:table-cell office:value-type="float" office:value="0.254599735013249">
                <text:p>0.254599735013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0">
                <text:p>760</text:p>
              </table:table-cell>
              <table:table-cell office:value-type="float" office:value="0.814793206793207">
                <text:p>0.814793206793207</text:p>
              </table:table-cell>
              <table:table-cell office:value-type="float" office:value="0.401469265367316">
                <text:p>0.401469265367316</text:p>
              </table:table-cell>
              <table:table-cell office:value-type="float" office:value="0.267087859602355">
                <text:p>0.267087859602355</text:p>
              </table:table-cell>
              <table:table-cell office:value-type="float" office:value="0.337675581104724">
                <text:p>0.337675581104724</text:p>
              </table:table-cell>
              <table:table-cell office:value-type="float" office:value="0.27045598880224">
                <text:p>0.27045598880224</text:p>
              </table:table-cell>
              <table:table-cell office:value-type="float" office:value="0.258915548445156">
                <text:p>0.258915548445156</text:p>
              </table:table-cell>
              <table:table-cell office:value-type="float" office:value="0.254501187440628">
                <text:p>0.2545011874406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8">
                <text:p>768</text:p>
              </table:table-cell>
              <table:table-cell office:value-type="float" office:value="0.814025974025974">
                <text:p>0.814025974025974</text:p>
              </table:table-cell>
              <table:table-cell office:value-type="float" office:value="0.401333333333333">
                <text:p>0.401333333333333</text:p>
              </table:table-cell>
              <table:table-cell office:value-type="float" office:value="0.267063867599689">
                <text:p>0.267063867599689</text:p>
              </table:table-cell>
              <table:table-cell office:value-type="float" office:value="0.337723569107723">
                <text:p>0.337723569107723</text:p>
              </table:table-cell>
              <table:table-cell office:value-type="float" office:value="0.271879064187163">
                <text:p>0.271879064187163</text:p>
              </table:table-cell>
              <table:table-cell office:value-type="float" office:value="0.258861783821618">
                <text:p>0.258861783821618</text:p>
              </table:table-cell>
              <table:table-cell office:value-type="float" office:value="0.249129943502825">
                <text:p>0.2491299435028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6">
                <text:p>776</text:p>
              </table:table-cell>
              <table:table-cell office:value-type="float" office:value="0.889198801198801">
                <text:p>0.889198801198801</text:p>
              </table:table-cell>
              <table:table-cell office:value-type="float" office:value="0.439970014992504">
                <text:p>0.439970014992504</text:p>
              </table:table-cell>
              <table:table-cell office:value-type="float" office:value="0.292508719315784">
                <text:p>0.292508719315784</text:p>
              </table:table-cell>
              <table:table-cell office:value-type="float" office:value="0.364980754811297">
                <text:p>0.364980754811297</text:p>
              </table:table-cell>
              <table:table-cell office:value-type="float" office:value="0.292457348530294">
                <text:p>0.292457348530294</text:p>
              </table:table-cell>
              <table:table-cell office:value-type="float" office:value="0.273956614338566">
                <text:p>0.273956614338566</text:p>
              </table:table-cell>
              <table:table-cell office:value-type="float" office:value="0.236074583770811">
                <text:p>0.236074583770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4">
                <text:p>784</text:p>
              </table:table-cell>
              <table:table-cell office:value-type="float" office:value="0.888455544455544">
                <text:p>0.888455544455544</text:p>
              </table:table-cell>
              <table:table-cell office:value-type="float" office:value="0.439970014992504">
                <text:p>0.439970014992504</text:p>
              </table:table-cell>
              <table:table-cell office:value-type="float" office:value="0.292425191602799">
                <text:p>0.292425191602799</text:p>
              </table:table-cell>
              <table:table-cell office:value-type="float" office:value="0.367492126968258">
                <text:p>0.367492126968258</text:p>
              </table:table-cell>
              <table:table-cell office:value-type="float" office:value="0.292467586482703">
                <text:p>0.292467586482703</text:p>
              </table:table-cell>
              <table:table-cell office:value-type="float" office:value="0.273941225877412">
                <text:p>0.273941225877412</text:p>
              </table:table-cell>
              <table:table-cell office:value-type="float" office:value="0.236847670116494">
                <text:p>0.2368476701164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2">
                <text:p>792</text:p>
              </table:table-cell>
              <table:table-cell office:value-type="float" office:value="0.891532467532467">
                <text:p>0.891532467532467</text:p>
              </table:table-cell>
              <table:table-cell office:value-type="float" office:value="0.441251374312844">
                <text:p>0.441251374312844</text:p>
              </table:table-cell>
              <table:table-cell office:value-type="float" office:value="0.293449738975897">
                <text:p>0.293449738975897</text:p>
              </table:table-cell>
              <table:table-cell office:value-type="float" office:value="0.365908522869283">
                <text:p>0.365908522869283</text:p>
              </table:table-cell>
              <table:table-cell office:value-type="float" office:value="0.293122815436913">
                <text:p>0.293122815436913</text:p>
              </table:table-cell>
              <table:table-cell office:value-type="float" office:value="0.274317528247175">
                <text:p>0.274317528247175</text:p>
              </table:table-cell>
              <table:table-cell office:value-type="float" office:value="0.237761549422529">
                <text:p>0.237761549422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0">
                <text:p>800</text:p>
              </table:table-cell>
              <table:table-cell office:value-type="float" office:value="0.893058941058941">
                <text:p>0.893058941058941</text:p>
              </table:table-cell>
              <table:table-cell office:value-type="float" office:value="0.441381309345327">
                <text:p>0.441381309345327</text:p>
              </table:table-cell>
              <table:table-cell office:value-type="float" office:value="0.293760746417861">
                <text:p>0.293760746417861</text:p>
              </table:table-cell>
              <table:table-cell office:value-type="float" office:value="0.366164458885279">
                <text:p>0.366164458885279</text:p>
              </table:table-cell>
              <table:table-cell office:value-type="float" office:value="0.293112577484503">
                <text:p>0.293112577484503</text:p>
              </table:table-cell>
              <table:table-cell office:value-type="float" office:value="0.274240725927407">
                <text:p>0.274240725927407</text:p>
              </table:table-cell>
              <table:table-cell office:value-type="float" office:value="0.236217304134793">
                <text:p>0.2362173041347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8">
                <text:p>808</text:p>
              </table:table-cell>
              <table:table-cell office:value-type="float" office:value="0.892563436563436">
                <text:p>0.892563436563436</text:p>
              </table:table-cell>
              <table:table-cell office:value-type="float" office:value="0.441567216391804">
                <text:p>0.441567216391804</text:p>
              </table:table-cell>
              <table:table-cell office:value-type="float" office:value="0.293647895146062">
                <text:p>0.293647895146062</text:p>
              </table:table-cell>
              <table:table-cell office:value-type="float" office:value="0.365572606848288">
                <text:p>0.365572606848288</text:p>
              </table:table-cell>
              <table:table-cell office:value-type="float" office:value="0.293706378724255">
                <text:p>0.293706378724255</text:p>
              </table:table-cell>
              <table:table-cell office:value-type="float" office:value="0.279483101689831">
                <text:p>0.279483101689831</text:p>
              </table:table-cell>
              <table:table-cell office:value-type="float" office:value="0.242930588470576">
                <text:p>0.2429305884705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6">
                <text:p>816</text:p>
              </table:table-cell>
              <table:table-cell office:value-type="float" office:value="0.893330669330669">
                <text:p>0.893330669330669</text:p>
              </table:table-cell>
              <table:table-cell office:value-type="float" office:value="0.44144127936032">
                <text:p>0.44144127936032</text:p>
              </table:table-cell>
              <table:table-cell office:value-type="float" office:value="0.293675441519493">
                <text:p>0.293675441519493</text:p>
              </table:table-cell>
              <table:table-cell office:value-type="float" office:value="0.365988502874281">
                <text:p>0.365988502874281</text:p>
              </table:table-cell>
              <table:table-cell office:value-type="float" office:value="0.293102019596081">
                <text:p>0.293102019596081</text:p>
              </table:table-cell>
              <table:table-cell office:value-type="float" office:value="0.279795380461954">
                <text:p>0.279795380461954</text:p>
              </table:table-cell>
              <table:table-cell office:value-type="float" office:value="0.241934143292835">
                <text:p>0.2419341432928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4">
                <text:p>824</text:p>
              </table:table-cell>
              <table:table-cell office:value-type="float" office:value="0.894609390609391">
                <text:p>0.894609390609391</text:p>
              </table:table-cell>
              <table:table-cell office:value-type="float" office:value="0.44208295852074">
                <text:p>0.44208295852074</text:p>
              </table:table-cell>
              <table:table-cell office:value-type="float" office:value="0.294047761857159">
                <text:p>0.294047761857159</text:p>
              </table:table-cell>
              <table:table-cell office:value-type="float" office:value="0.366148462884279">
                <text:p>0.366148462884279</text:p>
              </table:table-cell>
              <table:table-cell office:value-type="float" office:value="0.293665426914617">
                <text:p>0.293665426914617</text:p>
              </table:table-cell>
              <table:table-cell office:value-type="float" office:value="0.2797800319968">
                <text:p>0.2797800319968</text:p>
              </table:table-cell>
              <table:table-cell office:value-type="float" office:value="0.242149185040748">
                <text:p>0.2421491850407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2">
                <text:p>832</text:p>
              </table:table-cell>
              <table:table-cell office:value-type="float" office:value="0.893834165834166">
                <text:p>0.893834165834166</text:p>
              </table:table-cell>
              <table:table-cell office:value-type="float" office:value="0.442086956521739">
                <text:p>0.442086956521739</text:p>
              </table:table-cell>
              <table:table-cell office:value-type="float" office:value="0.294327668554926">
                <text:p>0.294327668554926</text:p>
              </table:table-cell>
              <table:table-cell office:value-type="float" office:value="0.366020494876281">
                <text:p>0.366020494876281</text:p>
              </table:table-cell>
              <table:table-cell office:value-type="float" office:value="0.293685902819436">
                <text:p>0.293685902819436</text:p>
              </table:table-cell>
              <table:table-cell office:value-type="float" office:value="0.279777452254774">
                <text:p>0.279777452254774</text:p>
              </table:table-cell>
              <table:table-cell office:value-type="float" office:value="0.243141110444478">
                <text:p>0.2431411104444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0">
                <text:p>840</text:p>
              </table:table-cell>
              <table:table-cell office:value-type="float" office:value="0.894593406593407">
                <text:p>0.894593406593407</text:p>
              </table:table-cell>
              <table:table-cell office:value-type="float" office:value="0.442340829585207">
                <text:p>0.442340829585207</text:p>
              </table:table-cell>
              <table:table-cell office:value-type="float" office:value="0.294159724536266">
                <text:p>0.294159724536266</text:p>
              </table:table-cell>
              <table:table-cell office:value-type="float" office:value="0.39100624843789">
                <text:p>0.39100624843789</text:p>
              </table:table-cell>
              <table:table-cell office:value-type="float" office:value="0.313619196160768">
                <text:p>0.313619196160768</text:p>
              </table:table-cell>
              <table:table-cell office:value-type="float" office:value="0.223867533246675">
                <text:p>0.223867533246675</text:p>
              </table:table-cell>
              <table:table-cell office:value-type="float" office:value="0.216521651417429">
                <text:p>0.2165216514174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8">
                <text:p>848</text:p>
              </table:table-cell>
              <table:table-cell office:value-type="float" office:value="0.894345654345654">
                <text:p>0.894345654345654</text:p>
              </table:table-cell>
              <table:table-cell office:value-type="float" office:value="0.442786606696652">
                <text:p>0.442786606696652</text:p>
              </table:table-cell>
              <table:table-cell office:value-type="float" office:value="0.294474286348995">
                <text:p>0.294474286348995</text:p>
              </table:table-cell>
              <table:table-cell office:value-type="float" office:value="0.390206448387903">
                <text:p>0.390206448387903</text:p>
              </table:table-cell>
              <table:table-cell office:value-type="float" office:value="0.313260867826435">
                <text:p>0.313260867826435</text:p>
              </table:table-cell>
              <table:table-cell office:value-type="float" office:value="0.22386496350365">
                <text:p>0.22386496350365</text:p>
              </table:table-cell>
              <table:table-cell office:value-type="float" office:value="0.217962869356532">
                <text:p>0.2179628693565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6">
                <text:p>856</text:p>
              </table:table-cell>
              <table:table-cell office:value-type="float" office:value="0.894321678321678">
                <text:p>0.894321678321678</text:p>
              </table:table-cell>
              <table:table-cell office:value-type="float" office:value="0.442974512743628">
                <text:p>0.442974512743628</text:p>
              </table:table-cell>
              <table:table-cell office:value-type="float" office:value="0.294387204265245">
                <text:p>0.294387204265245</text:p>
              </table:table-cell>
              <table:table-cell office:value-type="float" office:value="0.39102224443889">
                <text:p>0.39102224443889</text:p>
              </table:table-cell>
              <table:table-cell office:value-type="float" office:value="0.313639672065587">
                <text:p>0.313639672065587</text:p>
              </table:table-cell>
              <table:table-cell office:value-type="float" office:value="0.224333396660334">
                <text:p>0.224333396660334</text:p>
              </table:table-cell>
              <table:table-cell office:value-type="float" office:value="0.216782755862207">
                <text:p>0.2167827558622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4">
                <text:p>864</text:p>
              </table:table-cell>
              <table:table-cell office:value-type="float" office:value="0.895128871128871">
                <text:p>0.895128871128871</text:p>
              </table:table-cell>
              <table:table-cell office:value-type="float" office:value="0.442852573713143">
                <text:p>0.442852573713143</text:p>
              </table:table-cell>
              <table:table-cell office:value-type="float" office:value="0.294556036876597">
                <text:p>0.294556036876597</text:p>
              </table:table-cell>
              <table:table-cell office:value-type="float" office:value="0.391230254936266">
                <text:p>0.391230254936266</text:p>
              </table:table-cell>
              <table:table-cell office:value-type="float" office:value="0.315257268546291">
                <text:p>0.315257268546291</text:p>
              </table:table-cell>
              <table:table-cell office:value-type="float" office:value="0.224341105889411">
                <text:p>0.224341105889411</text:p>
              </table:table-cell>
              <table:table-cell office:value-type="float" office:value="0.218097272636368">
                <text:p>0.2180972726363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2">
                <text:p>872</text:p>
              </table:table-cell>
              <table:table-cell office:value-type="float" office:value="0.896655344655345">
                <text:p>0.896655344655345</text:p>
              </table:table-cell>
              <table:table-cell office:value-type="float" office:value="0.442978510744628">
                <text:p>0.442978510744628</text:p>
              </table:table-cell>
              <table:table-cell office:value-type="float" office:value="0.294613795401533">
                <text:p>0.294613795401533</text:p>
              </table:table-cell>
              <table:table-cell office:value-type="float" office:value="0.39100624843789">
                <text:p>0.39100624843789</text:p>
              </table:table-cell>
              <table:table-cell office:value-type="float" office:value="0.313823955208958">
                <text:p>0.313823955208958</text:p>
              </table:table-cell>
              <table:table-cell office:value-type="float" office:value="0.224517708229177">
                <text:p>0.224517708229177</text:p>
              </table:table-cell>
              <table:table-cell office:value-type="float" office:value="0.221414214289286">
                <text:p>0.2214142142892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">
                <text:p>880</text:p>
              </table:table-cell>
              <table:table-cell office:value-type="float" office:value="0.896647352647353">
                <text:p>0.896647352647353</text:p>
              </table:table-cell>
              <table:table-cell office:value-type="float" office:value="0.442918540729635">
                <text:p>0.442918540729635</text:p>
              </table:table-cell>
              <table:table-cell office:value-type="float" office:value="0.294559591247362">
                <text:p>0.294559591247362</text:p>
              </table:table-cell>
              <table:table-cell office:value-type="float" office:value="0.393213696575856">
                <text:p>0.393213696575856</text:p>
              </table:table-cell>
              <table:table-cell office:value-type="float" office:value="0.313864907018596">
                <text:p>0.313864907018596</text:p>
              </table:table-cell>
              <table:table-cell office:value-type="float" office:value="0.224504909509049">
                <text:p>0.224504909509049</text:p>
              </table:table-cell>
              <table:table-cell office:value-type="float" office:value="0.221403324833758">
                <text:p>0.2214033248337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8">
                <text:p>888</text:p>
              </table:table-cell>
              <table:table-cell office:value-type="float" office:value="0.895632367632368">
                <text:p>0.895632367632368</text:p>
              </table:table-cell>
              <table:table-cell office:value-type="float" office:value="0.44304247876062">
                <text:p>0.44304247876062</text:p>
              </table:table-cell>
              <table:table-cell office:value-type="float" office:value="0.294758636010219">
                <text:p>0.294758636010219</text:p>
              </table:table-cell>
              <table:table-cell office:value-type="float" office:value="0.391182204448888">
                <text:p>0.391182204448888</text:p>
              </table:table-cell>
              <table:table-cell office:value-type="float" office:value="0.313854709058188">
                <text:p>0.313854709058188</text:p>
              </table:table-cell>
              <table:table-cell office:value-type="float" office:value="0.224517708229177">
                <text:p>0.224517708229177</text:p>
              </table:table-cell>
              <table:table-cell office:value-type="float" office:value="0.222513669316534">
                <text:p>0.222513669316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6">
                <text:p>896</text:p>
              </table:table-cell>
              <table:table-cell office:value-type="float" office:value="0.896655344655345">
                <text:p>0.896655344655345</text:p>
              </table:table-cell>
              <table:table-cell office:value-type="float" office:value="0.443364317841079">
                <text:p>0.443364317841079</text:p>
              </table:table-cell>
              <table:table-cell office:value-type="float" office:value="0.294755970232145">
                <text:p>0.294755970232145</text:p>
              </table:table-cell>
              <table:table-cell office:value-type="float" office:value="0.391246188452887">
                <text:p>0.391246188452887</text:p>
              </table:table-cell>
              <table:table-cell office:value-type="float" office:value="0.314079904019196">
                <text:p>0.314079904019196</text:p>
              </table:table-cell>
              <table:table-cell office:value-type="float" office:value="0.224543295670433">
                <text:p>0.224543295670433</text:p>
              </table:table-cell>
              <table:table-cell office:value-type="float" office:value="0.221430198490075">
                <text:p>0.221430198490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4">
                <text:p>904</text:p>
              </table:table-cell>
              <table:table-cell office:value-type="float" office:value="0.986157842157842">
                <text:p>0.986157842157842</text:p>
              </table:table-cell>
              <table:table-cell office:value-type="float" office:value="0.490446776611694">
                <text:p>0.490446776611694</text:p>
              </table:table-cell>
              <table:table-cell office:value-type="float" office:value="0.326180162168166">
                <text:p>0.326180162168166</text:p>
              </table:table-cell>
              <table:table-cell office:value-type="float" office:value="0.415960009997501">
                <text:p>0.415960009997501</text:p>
              </table:table-cell>
              <table:table-cell office:value-type="float" office:value="0.33354225154969">
                <text:p>0.33354225154969</text:p>
              </table:table-cell>
              <table:table-cell office:value-type="float" office:value="0.235962333766623">
                <text:p>0.235962333766623</text:p>
              </table:table-cell>
              <table:table-cell office:value-type="float" office:value="0.232946440177991">
                <text:p>0.232946440177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12">
                <text:p>912</text:p>
              </table:table-cell>
              <table:table-cell office:value-type="float" office:value="0.988211788211788">
                <text:p>0.988211788211788</text:p>
              </table:table-cell>
              <table:table-cell office:value-type="float" office:value="0.491016491754123">
                <text:p>0.491016491754123</text:p>
              </table:table-cell>
              <table:table-cell office:value-type="float" office:value="0.326632455848051">
                <text:p>0.326632455848051</text:p>
              </table:table-cell>
              <table:table-cell office:value-type="float" office:value="0.414904273931517">
                <text:p>0.414904273931517</text:p>
              </table:table-cell>
              <table:table-cell office:value-type="float" office:value="0.3333374925015">
                <text:p>0.3333374925015</text:p>
              </table:table-cell>
              <table:table-cell office:value-type="float" office:value="0.235575792420758">
                <text:p>0.235575792420758</text:p>
              </table:table-cell>
              <table:table-cell office:value-type="float" office:value="0.233683670816459">
                <text:p>0.2336836708164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0">
                <text:p>920</text:p>
              </table:table-cell>
              <table:table-cell office:value-type="float" office:value="0.999696303696304">
                <text:p>0.999696303696304</text:p>
              </table:table-cell>
              <table:table-cell office:value-type="float" office:value="0.494856571714143">
                <text:p>0.494856571714143</text:p>
              </table:table-cell>
              <table:table-cell office:value-type="float" office:value="0.328991669443519">
                <text:p>0.328991669443519</text:p>
              </table:table-cell>
              <table:table-cell office:value-type="float" office:value="0.416071982004499">
                <text:p>0.416071982004499</text:p>
              </table:table-cell>
              <table:table-cell office:value-type="float" office:value="0.334432913417317">
                <text:p>0.334432913417317</text:p>
              </table:table-cell>
              <table:table-cell office:value-type="float" office:value="0.236699520047995">
                <text:p>0.236699520047995</text:p>
              </table:table-cell>
              <table:table-cell office:value-type="float" office:value="0.231432940852957">
                <text:p>0.2314329408529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8">
                <text:p>928</text:p>
              </table:table-cell>
              <table:table-cell office:value-type="float" office:value="1.00123076923077">
                <text:p>1.00123076923077</text:p>
              </table:table-cell>
              <table:table-cell office:value-type="float" office:value="0.495684157921039">
                <text:p>0.495684157921039</text:p>
              </table:table-cell>
              <table:table-cell office:value-type="float" office:value="0.329704320781962">
                <text:p>0.329704320781962</text:p>
              </table:table-cell>
              <table:table-cell office:value-type="float" office:value="0.416407898025494">
                <text:p>0.416407898025494</text:p>
              </table:table-cell>
              <table:table-cell office:value-type="float" office:value="0.334975564887023">
                <text:p>0.334975564887023</text:p>
              </table:table-cell>
              <table:table-cell office:value-type="float" office:value="0.236243885611439">
                <text:p>0.236243885611439</text:p>
              </table:table-cell>
              <table:table-cell office:value-type="float" office:value="0.232945792710364">
                <text:p>0.2329457927103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6">
                <text:p>936</text:p>
              </table:table-cell>
              <table:table-cell office:value-type="float" office:value="0.998425574425574">
                <text:p>0.998425574425574</text:p>
              </table:table-cell>
              <table:table-cell office:value-type="float" office:value="0.495244377811094">
                <text:p>0.495244377811094</text:p>
              </table:table-cell>
              <table:table-cell office:value-type="float" office:value="0.329333777629679">
                <text:p>0.329333777629679</text:p>
              </table:table-cell>
              <table:table-cell office:value-type="float" office:value="0.417191702074481">
                <text:p>0.417191702074481</text:p>
              </table:table-cell>
              <table:table-cell office:value-type="float" office:value="0.335139332133573">
                <text:p>0.335139332133573</text:p>
              </table:table-cell>
              <table:table-cell office:value-type="float" office:value="0.244990530946905">
                <text:p>0.244990530946905</text:p>
              </table:table-cell>
              <table:table-cell office:value-type="float" office:value="0.237692450377481">
                <text:p>0.2376924503774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4">
                <text:p>944</text:p>
              </table:table-cell>
              <table:table-cell office:value-type="float" office:value="0.999704295704296">
                <text:p>0.999704295704296</text:p>
              </table:table-cell>
              <table:table-cell office:value-type="float" office:value="0.494472763618191">
                <text:p>0.494472763618191</text:p>
              </table:table-cell>
              <table:table-cell office:value-type="float" office:value="0.329617238698212">
                <text:p>0.329617238698212</text:p>
              </table:table-cell>
              <table:table-cell office:value-type="float" office:value="0.417351662084479">
                <text:p>0.417351662084479</text:p>
              </table:table-cell>
              <table:table-cell office:value-type="float" office:value="0.335477224555089">
                <text:p>0.335477224555089</text:p>
              </table:table-cell>
              <table:table-cell office:value-type="float" office:value="0.244959824017598">
                <text:p>0.244959824017598</text:p>
              </table:table-cell>
              <table:table-cell office:value-type="float" office:value="0.238342650367482">
                <text:p>0.2383426503674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2">
                <text:p>952</text:p>
              </table:table-cell>
              <table:table-cell office:value-type="float" office:value="1.00278921078921">
                <text:p>1.00278921078921</text:p>
              </table:table-cell>
              <table:table-cell office:value-type="float" office:value="0.496901549225387">
                <text:p>0.496901549225387</text:p>
              </table:table-cell>
              <table:table-cell office:value-type="float" office:value="0.330188603798734">
                <text:p>0.330188603798734</text:p>
              </table:table-cell>
              <table:table-cell office:value-type="float" office:value="0.418775368657836">
                <text:p>0.418775368657836</text:p>
              </table:table-cell>
              <table:table-cell office:value-type="float" office:value="0.335917456508698">
                <text:p>0.335917456508698</text:p>
              </table:table-cell>
              <table:table-cell office:value-type="float" office:value="0.245064773522648">
                <text:p>0.245064773522648</text:p>
              </table:table-cell>
              <table:table-cell office:value-type="float" office:value="0.237931790910454">
                <text:p>0.2379317909104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0">
                <text:p>960</text:p>
              </table:table-cell>
              <table:table-cell office:value-type="float" office:value="1.0038041958042">
                <text:p>1.0038041958042</text:p>
              </table:table-cell>
              <table:table-cell office:value-type="float" office:value="0.496647676161919">
                <text:p>0.496647676161919</text:p>
              </table:table-cell>
              <table:table-cell office:value-type="float" office:value="0.330328112851272">
                <text:p>0.330328112851272</text:p>
              </table:table-cell>
              <table:table-cell office:value-type="float" office:value="0.417575606098475">
                <text:p>0.417575606098475</text:p>
              </table:table-cell>
              <table:table-cell office:value-type="float" office:value="0.337340531893621">
                <text:p>0.337340531893621</text:p>
              </table:table-cell>
              <table:table-cell office:value-type="float" office:value="0.245044295570443">
                <text:p>0.245044295570443</text:p>
              </table:table-cell>
              <table:table-cell office:value-type="float" office:value="0.23862805359732">
                <text:p>0.23862805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8">
                <text:p>968</text:p>
              </table:table-cell>
              <table:table-cell office:value-type="float" office:value="1.00302897102897">
                <text:p>1.00302897102897</text:p>
              </table:table-cell>
              <table:table-cell office:value-type="float" office:value="0.497097451274363">
                <text:p>0.497097451274363</text:p>
              </table:table-cell>
              <table:table-cell office:value-type="float" office:value="0.330727979562368">
                <text:p>0.330727979562368</text:p>
              </table:table-cell>
              <table:table-cell office:value-type="float" office:value="0.441745563609098">
                <text:p>0.441745563609098</text:p>
              </table:table-cell>
              <table:table-cell office:value-type="float" office:value="0.353434593081384">
                <text:p>0.353434593081384</text:p>
              </table:table-cell>
              <table:table-cell office:value-type="float" office:value="0.254942825717428">
                <text:p>0.254942825717428</text:p>
              </table:table-cell>
              <table:table-cell office:value-type="float" office:value="0.247398825058747">
                <text:p>0.2473988250587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76">
                <text:p>976</text:p>
              </table:table-cell>
              <table:table-cell office:value-type="float" office:value="1.00456343656344">
                <text:p>1.00456343656344</text:p>
              </table:table-cell>
              <table:table-cell office:value-type="float" office:value="0.497099450274863">
                <text:p>0.497099450274863</text:p>
              </table:table-cell>
              <table:table-cell office:value-type="float" office:value="0.330726202376985">
                <text:p>0.330726202376985</text:p>
              </table:table-cell>
              <table:table-cell office:value-type="float" office:value="0.443473131717071">
                <text:p>0.443473131717071</text:p>
              </table:table-cell>
              <table:table-cell office:value-type="float" office:value="0.354908858228354">
                <text:p>0.354908858228354</text:p>
              </table:table-cell>
              <table:table-cell office:value-type="float" office:value="0.255068263173683">
                <text:p>0.255068263173683</text:p>
              </table:table-cell>
              <table:table-cell office:value-type="float" office:value="0.24741610419479">
                <text:p>0.247416104194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84">
                <text:p>984</text:p>
              </table:table-cell>
              <table:table-cell office:value-type="float" office:value="1.00432367632368">
                <text:p>1.00432367632368</text:p>
              </table:table-cell>
              <table:table-cell office:value-type="float" office:value="0.496969515242379">
                <text:p>0.496969515242379</text:p>
              </table:table-cell>
              <table:table-cell office:value-type="float" office:value="0.330559146951016">
                <text:p>0.330559146951016</text:p>
              </table:table-cell>
              <table:table-cell office:value-type="float" office:value="0.441105723569108">
                <text:p>0.441105723569108</text:p>
              </table:table-cell>
              <table:table-cell office:value-type="float" office:value="0.352185562887422">
                <text:p>0.352185562887422</text:p>
              </table:table-cell>
              <table:table-cell office:value-type="float" office:value="0.254802059794021">
                <text:p>0.254802059794021</text:p>
              </table:table-cell>
              <table:table-cell office:value-type="float" office:value="0.24867620618969">
                <text:p>0.24867620618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2">
                <text:p>992</text:p>
              </table:table-cell>
              <table:table-cell office:value-type="float" office:value="1.00505894105894">
                <text:p>1.00505894105894</text:p>
              </table:table-cell>
              <table:table-cell office:value-type="float" office:value="0.497471264367816">
                <text:p>0.497471264367816</text:p>
              </table:table-cell>
              <table:table-cell office:value-type="float" office:value="0.330700433188937">
                <text:p>0.330700433188937</text:p>
              </table:table-cell>
              <table:table-cell office:value-type="float" office:value="0.441473631592102">
                <text:p>0.441473631592102</text:p>
              </table:table-cell>
              <table:table-cell office:value-type="float" office:value="0.35223675264947">
                <text:p>0.35223675264947</text:p>
              </table:table-cell>
              <table:table-cell office:value-type="float" office:value="0.255651884811519">
                <text:p>0.255651884811519</text:p>
              </table:table-cell>
              <table:table-cell office:value-type="float" office:value="0.24743593820309">
                <text:p>0.24743593820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1.00505894105894">
                <text:p>1.00505894105894</text:p>
              </table:table-cell>
              <table:table-cell office:value-type="float" office:value="0.497607196401799">
                <text:p>0.497607196401799</text:p>
              </table:table-cell>
              <table:table-cell office:value-type="float" office:value="0.330786626679996">
                <text:p>0.330786626679996</text:p>
              </table:table-cell>
              <table:table-cell office:value-type="float" office:value="0.223784053986503">
                <text:p>0.223784053986503</text:p>
              </table:table-cell>
              <table:table-cell office:value-type="float" office:value="0.349237032593481">
                <text:p>0.349237032593481</text:p>
              </table:table-cell>
              <table:table-cell office:value-type="float" office:value="0.255344715528447">
                <text:p>0.255344715528447</text:p>
              </table:table-cell>
              <table:table-cell office:value-type="float" office:value="0.211739175541223">
                <text:p>0.2117391755412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8">
                <text:p>1008</text:p>
              </table:table-cell>
              <table:table-cell office:value-type="float" office:value="1.00612187812188">
                <text:p>1.00612187812188</text:p>
              </table:table-cell>
              <table:table-cell office:value-type="float" office:value="0.497223388305847">
                <text:p>0.497223388305847</text:p>
              </table:table-cell>
              <table:table-cell office:value-type="float" office:value="0.330813284460735">
                <text:p>0.330813284460735</text:p>
              </table:table-cell>
              <table:table-cell office:value-type="float" office:value="0.223912021994501">
                <text:p>0.223912021994501</text:p>
              </table:table-cell>
              <table:table-cell office:value-type="float" office:value="0.349155128974205">
                <text:p>0.349155128974205</text:p>
              </table:table-cell>
              <table:table-cell office:value-type="float" office:value="0.255393330666933">
                <text:p>0.255393330666933</text:p>
              </table:table-cell>
              <table:table-cell office:value-type="float" office:value="0.211280310984451">
                <text:p>0.2112803109844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6">
                <text:p>1016</text:p>
              </table:table-cell>
              <table:table-cell office:value-type="float" office:value="1.0042997002997">
                <text:p>1.0042997002997</text:p>
              </table:table-cell>
              <table:table-cell office:value-type="float" office:value="0.497931034482759">
                <text:p>0.497931034482759</text:p>
              </table:table-cell>
              <table:table-cell office:value-type="float" office:value="0.330697767410863">
                <text:p>0.330697767410863</text:p>
              </table:table-cell>
              <table:table-cell office:value-type="float" office:value="0.223832041989503">
                <text:p>0.223832041989503</text:p>
              </table:table-cell>
              <table:table-cell office:value-type="float" office:value="0.349103939212158">
                <text:p>0.349103939212158</text:p>
              </table:table-cell>
              <table:table-cell office:value-type="float" office:value="0.25546502349765">
                <text:p>0.25546502349765</text:p>
              </table:table-cell>
              <table:table-cell office:value-type="float" office:value="0.211274551272436">
                <text:p>0.2112745512724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4">
                <text:p>1024</text:p>
              </table:table-cell>
              <table:table-cell office:value-type="float" office:value="1.00610589410589">
                <text:p>1.00610589410589</text:p>
              </table:table-cell>
              <table:table-cell office:value-type="float" office:value="0.49792103948026">
                <text:p>0.49792103948026</text:p>
              </table:table-cell>
              <table:table-cell office:value-type="float" office:value="0.331013217816283">
                <text:p>0.331013217816283</text:p>
              </table:table-cell>
              <table:table-cell office:value-type="float" office:value="0.223832041989503">
                <text:p>0.223832041989503</text:p>
              </table:table-cell>
              <table:table-cell office:value-type="float" office:value="0.348919656068786">
                <text:p>0.348919656068786</text:p>
              </table:table-cell>
              <table:table-cell office:value-type="float" office:value="0.255398460153985">
                <text:p>0.255398460153985</text:p>
              </table:table-cell>
              <table:table-cell office:value-type="float" office:value="0.211759032048398">
                <text:p>0.211759032048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